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82.34mm"/>
    </style:style>
    <style:style style:name="co3" style:family="table-column">
      <style:table-column-properties fo:break-before="auto" style:column-width="23.92mm"/>
    </style:style>
    <style:style style:name="co4" style:family="table-column">
      <style:table-column-properties fo:break-before="auto" style:column-width="25.19mm"/>
    </style:style>
    <style:style style:name="co5" style:family="table-column">
      <style:table-column-properties fo:break-before="auto" style:column-width="35.14mm"/>
    </style:style>
    <style:style style:name="co6" style:family="table-column">
      <style:table-column-properties fo:break-before="auto" style:column-width="32.39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SCORE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O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ReefID</text:p>
          </table:table-cell>
          <table:table-cell table:style-name="ce1" office:value-type="string" calcext:value-type="string">
            <text:p>ReefNam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BleachingCategory</text:p>
          </table:table-cell>
          <table:table-cell table:style-name="ce1" office:value-type="string" calcext:value-type="string">
            <text:p>ChangeCover (%)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09-440</text:p>
          </table:table-cell>
          <table:table-cell table:style-name="ce2" office:value-type="string" calcext:value-type="string">
            <text:p>Arrel</text:p>
          </table:table-cell>
          <table:table-cell table:style-name="ce3" office:value-type="float" office:value="143.65528033" calcext:value-type="float">
            <text:p>143.655</text:p>
          </table:table-cell>
          <table:table-cell table:style-name="ce3" office:value-type="float" office:value="-9.6921679567" calcext:value-type="float">
            <text:p>-9.69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447</text:p>
          </table:table-cell>
          <table:table-cell table:style-name="ce2" office:value-type="string" calcext:value-type="string">
            <text:p>Taiben Reef</text:p>
          </table:table-cell>
          <table:table-cell table:style-name="ce3" office:value-type="float" office:value="143.686213323" calcext:value-type="float">
            <text:p>143.686</text:p>
          </table:table-cell>
          <table:table-cell table:style-name="ce3" office:value-type="float" office:value="-9.68098448997" calcext:value-type="float">
            <text:p>-9.68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449</text:p>
          </table:table-cell>
          <table:table-cell table:style-name="ce2" office:value-type="string" calcext:value-type="string">
            <text:p>Kaliko (Calico) Reef</text:p>
          </table:table-cell>
          <table:table-cell table:style-name="ce3" office:value-type="float" office:value="143.696992281" calcext:value-type="float">
            <text:p>143.697</text:p>
          </table:table-cell>
          <table:table-cell table:style-name="ce3" office:value-type="float" office:value="-9.7148680147" calcext:value-type="float">
            <text:p>-9.71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452</text:p>
          </table:table-cell>
          <table:table-cell table:style-name="ce2" office:value-type="string" calcext:value-type="string">
            <text:p>Sekmemed</text:p>
          </table:table-cell>
          <table:table-cell table:style-name="ce3" office:value-type="float" office:value="143.711911502" calcext:value-type="float">
            <text:p>143.712</text:p>
          </table:table-cell>
          <table:table-cell table:style-name="ce3" office:value-type="float" office:value="-9.68669519639" calcext:value-type="float">
            <text:p>-9.68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454c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775109986" calcext:value-type="float">
            <text:p>143.775</text:p>
          </table:table-cell>
          <table:table-cell table:style-name="ce3" office:value-type="float" office:value="-9.7411372642" calcext:value-type="float">
            <text:p>-9.74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454n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763450627" calcext:value-type="float">
            <text:p>143.763</text:p>
          </table:table-cell>
          <table:table-cell table:style-name="ce3" office:value-type="float" office:value="-9.7428028869" calcext:value-type="float">
            <text:p>-9.74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458</text:p>
          </table:table-cell>
          <table:table-cell table:style-name="ce2" office:value-type="string" calcext:value-type="string">
            <text:p>Bodo Reef</text:p>
          </table:table-cell>
          <table:table-cell table:style-name="ce3" office:value-type="float" office:value="143.785579614" calcext:value-type="float">
            <text:p>143.786</text:p>
          </table:table-cell>
          <table:table-cell table:style-name="ce3" office:value-type="float" office:value="-9.740661372" calcext:value-type="float">
            <text:p>-9.74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45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01046111" calcext:value-type="float">
            <text:p>143.801</text:p>
          </table:table-cell>
          <table:table-cell table:style-name="ce3" office:value-type="float" office:value="-9.7408993181" calcext:value-type="float">
            <text:p>-9.74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468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601742457" calcext:value-type="float">
            <text:p>143.602</text:p>
          </table:table-cell>
          <table:table-cell table:style-name="ce3" office:value-type="float" office:value="-9.81946912051" calcext:value-type="float">
            <text:p>-9.81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47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623871444" calcext:value-type="float">
            <text:p>143.624</text:p>
          </table:table-cell>
          <table:table-cell table:style-name="ce3" office:value-type="float" office:value="-9.82089679712" calcext:value-type="float">
            <text:p>-9.82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472</text:p>
          </table:table-cell>
          <table:table-cell table:style-name="ce2" office:value-type="string" calcext:value-type="string">
            <text:p>Tagun Reef</text:p>
          </table:table-cell>
          <table:table-cell table:style-name="ce3" office:value-type="float" office:value="143.680502616" calcext:value-type="float">
            <text:p>143.681</text:p>
          </table:table-cell>
          <table:table-cell table:style-name="ce3" office:value-type="float" office:value="-9.81090306089" calcext:value-type="float">
            <text:p>-9.81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493</text:p>
          </table:table-cell>
          <table:table-cell table:style-name="ce2" office:value-type="string" calcext:value-type="string">
            <text:p>Seo Reef</text:p>
          </table:table-cell>
          <table:table-cell table:style-name="ce3" office:value-type="float" office:value="143.790671661" calcext:value-type="float">
            <text:p>143.791</text:p>
          </table:table-cell>
          <table:table-cell table:style-name="ce3" office:value-type="float" office:value="-9.66418549527" calcext:value-type="float">
            <text:p>-9.66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503b</text:p>
          </table:table-cell>
          <table:table-cell table:style-name="ce2" office:value-type="string" calcext:value-type="string">
            <text:p>Kaurdog Reef</text:p>
          </table:table-cell>
          <table:table-cell table:style-name="ce3" office:value-type="float" office:value="143.854917108" calcext:value-type="float">
            <text:p>143.855</text:p>
          </table:table-cell>
          <table:table-cell table:style-name="ce3" office:value-type="float" office:value="-9.57947668346" calcext:value-type="float">
            <text:p>-9.57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513</text:p>
          </table:table-cell>
          <table:table-cell table:style-name="ce2" office:value-type="string" calcext:value-type="string">
            <text:p>Big Mary Reef</text:p>
          </table:table-cell>
          <table:table-cell table:style-name="ce3" office:value-type="float" office:value="143.85172863" calcext:value-type="float">
            <text:p>143.852</text:p>
          </table:table-cell>
          <table:table-cell table:style-name="ce3" office:value-type="float" office:value="-9.7425649408" calcext:value-type="float">
            <text:p>-9.74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513a</text:p>
          </table:table-cell>
          <table:table-cell table:style-name="ce2" office:value-type="string" calcext:value-type="string">
            <text:p>Big Mary Reef</text:p>
          </table:table-cell>
          <table:table-cell table:style-name="ce3" office:value-type="float" office:value="143.885279031" calcext:value-type="float">
            <text:p>143.885</text:p>
          </table:table-cell>
          <table:table-cell table:style-name="ce3" office:value-type="float" office:value="-9.73328504288" calcext:value-type="float">
            <text:p>-9.73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514</text:p>
          </table:table-cell>
          <table:table-cell table:style-name="ce2" office:value-type="string" calcext:value-type="string">
            <text:p>Little Mary (Kibimem) Reef</text:p>
          </table:table-cell>
          <table:table-cell table:style-name="ce3" office:value-type="float" office:value="143.886944653" calcext:value-type="float">
            <text:p>143.887</text:p>
          </table:table-cell>
          <table:table-cell table:style-name="ce3" office:value-type="float" office:value="-9.76445598206" calcext:value-type="float">
            <text:p>-9.76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523</text:p>
          </table:table-cell>
          <table:table-cell table:style-name="ce2" office:value-type="string" calcext:value-type="string">
            <text:p>Small Wai [Tutubel] Reef</text:p>
          </table:table-cell>
          <table:table-cell table:style-name="ce3" office:value-type="float" office:value="143.877902701" calcext:value-type="float">
            <text:p>143.878</text:p>
          </table:table-cell>
          <table:table-cell table:style-name="ce3" office:value-type="float" office:value="-9.882596221" calcext:value-type="float">
            <text:p>-9.88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531</text:p>
          </table:table-cell>
          <table:table-cell table:style-name="ce2" office:value-type="string" calcext:value-type="string">
            <text:p>Gebar Reef</text:p>
          </table:table-cell>
          <table:table-cell table:style-name="ce3" office:value-type="float" office:value="143.872191995" calcext:value-type="float">
            <text:p>143.872</text:p>
          </table:table-cell>
          <table:table-cell table:style-name="ce3" office:value-type="float" office:value="-9.96647222145" calcext:value-type="float">
            <text:p>-9.96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544b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3361463" calcext:value-type="float">
            <text:p>144.034</text:p>
          </table:table-cell>
          <table:table-cell table:style-name="ce3" office:value-type="float" office:value="-9.94895938845" calcext:value-type="float">
            <text:p>-9.94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545a</text:p>
          </table:table-cell>
          <table:table-cell table:style-name="ce2" office:value-type="string" calcext:value-type="string">
            <text:p>Mer (Murray) Island Reef</text:p>
          </table:table-cell>
          <table:table-cell table:style-name="ce3" office:value-type="float" office:value="144.066213245" calcext:value-type="float">
            <text:p>144.066</text:p>
          </table:table-cell>
          <table:table-cell table:style-name="ce3" office:value-type="float" office:value="-9.91850228758" calcext:value-type="float">
            <text:p>-9.91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560a</text:p>
          </table:table-cell>
          <table:table-cell table:style-name="ce2" office:value-type="string" calcext:value-type="string">
            <text:p>Au Nor</text:p>
          </table:table-cell>
          <table:table-cell table:style-name="ce3" office:value-type="float" office:value="144.116657819" calcext:value-type="float">
            <text:p>144.117</text:p>
          </table:table-cell>
          <table:table-cell table:style-name="ce3" office:value-type="float" office:value="-9.56817424369" calcext:value-type="float">
            <text:p>-9.56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560b</text:p>
          </table:table-cell>
          <table:table-cell table:style-name="ce2" office:value-type="string" calcext:value-type="string">
            <text:p>Au Nor</text:p>
          </table:table-cell>
          <table:table-cell table:style-name="ce3" office:value-type="float" office:value="144.146639027" calcext:value-type="float">
            <text:p>144.147</text:p>
          </table:table-cell>
          <table:table-cell table:style-name="ce3" office:value-type="float" office:value="-9.57650235721" calcext:value-type="float">
            <text:p>-9.57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560d</text:p>
          </table:table-cell>
          <table:table-cell table:style-name="ce2" office:value-type="string" calcext:value-type="string">
            <text:p>Au Nor</text:p>
          </table:table-cell>
          <table:table-cell table:style-name="ce3" office:value-type="float" office:value="144.158298386" calcext:value-type="float">
            <text:p>144.158</text:p>
          </table:table-cell>
          <table:table-cell table:style-name="ce3" office:value-type="float" office:value="-9.57007781249" calcext:value-type="float">
            <text:p>-9.57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562</text:p>
          </table:table-cell>
          <table:table-cell table:style-name="ce2" office:value-type="string" calcext:value-type="string">
            <text:p>Madi</text:p>
          </table:table-cell>
          <table:table-cell table:style-name="ce3" office:value-type="float" office:value="144.116181927" calcext:value-type="float">
            <text:p>144.116</text:p>
          </table:table-cell>
          <table:table-cell table:style-name="ce3" office:value-type="float" office:value="-9.71013288729" calcext:value-type="float">
            <text:p>-9.71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56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131172531" calcext:value-type="float">
            <text:p>144.131</text:p>
          </table:table-cell>
          <table:table-cell table:style-name="ce3" office:value-type="float" office:value="-9.67777221762" calcext:value-type="float">
            <text:p>-9.67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563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13854886" calcext:value-type="float">
            <text:p>144.139</text:p>
          </table:table-cell>
          <table:table-cell table:style-name="ce3" office:value-type="float" office:value="-9.65350171536" calcext:value-type="float">
            <text:p>-9.65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565</text:p>
          </table:table-cell>
          <table:table-cell table:style-name="ce2" office:value-type="string" calcext:value-type="string">
            <text:p>Mer Au Nor</text:p>
          </table:table-cell>
          <table:table-cell table:style-name="ce3" office:value-type="float" office:value="144.169005961" calcext:value-type="float">
            <text:p>144.169</text:p>
          </table:table-cell>
          <table:table-cell table:style-name="ce3" office:value-type="float" office:value="-9.61995131517" calcext:value-type="float">
            <text:p>-9.62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57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80965904" calcext:value-type="float">
            <text:p>144.081</text:p>
          </table:table-cell>
          <table:table-cell table:style-name="ce3" office:value-type="float" office:value="-9.82018295881" calcext:value-type="float">
            <text:p>-9.82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572</text:p>
          </table:table-cell>
          <table:table-cell table:style-name="ce2" office:value-type="string" calcext:value-type="string">
            <text:p>Sepgiz</text:p>
          </table:table-cell>
          <table:table-cell table:style-name="ce3" office:value-type="float" office:value="144.051460587" calcext:value-type="float">
            <text:p>144.051</text:p>
          </table:table-cell>
          <table:table-cell table:style-name="ce3" office:value-type="float" office:value="-9.83993248516" calcext:value-type="float">
            <text:p>-9.84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574</text:p>
          </table:table-cell>
          <table:table-cell table:style-name="ce2" office:value-type="string" calcext:value-type="string">
            <text:p>Wad</text:p>
          </table:table-cell>
          <table:table-cell table:style-name="ce3" office:value-type="float" office:value="144.123082363" calcext:value-type="float">
            <text:p>144.123</text:p>
          </table:table-cell>
          <table:table-cell table:style-name="ce3" office:value-type="float" office:value="-9.74689555984" calcext:value-type="float">
            <text:p>-9.74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58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205411714" calcext:value-type="float">
            <text:p>144.205</text:p>
          </table:table-cell>
          <table:table-cell table:style-name="ce3" office:value-type="float" office:value="-9.63646477455" calcext:value-type="float">
            <text:p>-9.63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586</text:p>
          </table:table-cell>
          <table:table-cell table:style-name="ce2" office:value-type="string" calcext:value-type="string">
            <text:p>Don Cay (Kerged) Reef</text:p>
          </table:table-cell>
          <table:table-cell table:style-name="ce3" office:value-type="float" office:value="144.220164372" calcext:value-type="float">
            <text:p>144.220</text:p>
          </table:table-cell>
          <table:table-cell table:style-name="ce3" office:value-type="float" office:value="-9.60481794318" calcext:value-type="float">
            <text:p>-9.60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58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228730432" calcext:value-type="float">
            <text:p>144.229</text:p>
          </table:table-cell>
          <table:table-cell table:style-name="ce3" office:value-type="float" office:value="-9.62076033192" calcext:value-type="float">
            <text:p>-9.62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63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112136843" calcext:value-type="float">
            <text:p>144.112</text:p>
          </table:table-cell>
          <table:table-cell table:style-name="ce3" office:value-type="float" office:value="-9.99821423127" calcext:value-type="float">
            <text:p>-9.99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635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121178795" calcext:value-type="float">
            <text:p>144.121</text:p>
          </table:table-cell>
          <table:table-cell table:style-name="ce3" office:value-type="float" office:value="-9.98869638725" calcext:value-type="float">
            <text:p>-9.98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63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130220746" calcext:value-type="float">
            <text:p>144.130</text:p>
          </table:table-cell>
          <table:table-cell table:style-name="ce3" office:value-type="float" office:value="-9.98512719574" calcext:value-type="float">
            <text:p>-9.98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638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137121183" calcext:value-type="float">
            <text:p>144.137</text:p>
          </table:table-cell>
          <table:table-cell table:style-name="ce3" office:value-type="float" office:value="-9.97370578291" calcext:value-type="float">
            <text:p>-9.97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64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149018488" calcext:value-type="float">
            <text:p>144.149</text:p>
          </table:table-cell>
          <table:table-cell table:style-name="ce3" office:value-type="float" office:value="-9.9696606992" calcext:value-type="float">
            <text:p>-9.97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64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155205087" calcext:value-type="float">
            <text:p>144.155</text:p>
          </table:table-cell>
          <table:table-cell table:style-name="ce3" office:value-type="float" office:value="-9.95038706505" calcext:value-type="float">
            <text:p>-9.95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64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15806044" calcext:value-type="float">
            <text:p>144.158</text:p>
          </table:table-cell>
          <table:table-cell table:style-name="ce3" office:value-type="float" office:value="-9.93753797562" calcext:value-type="float">
            <text:p>-9.93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64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163057308" calcext:value-type="float">
            <text:p>144.163</text:p>
          </table:table-cell>
          <table:table-cell table:style-name="ce3" office:value-type="float" office:value="-9.92016791028" calcext:value-type="float">
            <text:p>-9.92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64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165436769" calcext:value-type="float">
            <text:p>144.165</text:p>
          </table:table-cell>
          <table:table-cell table:style-name="ce3" office:value-type="float" office:value="-9.90517730594" calcext:value-type="float">
            <text:p>-9.90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65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169957745" calcext:value-type="float">
            <text:p>144.170</text:p>
          </table:table-cell>
          <table:table-cell table:style-name="ce3" office:value-type="float" office:value="-9.90065633003" calcext:value-type="float">
            <text:p>-9.90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61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642930927" calcext:value-type="float">
            <text:p>143.643</text:p>
          </table:table-cell>
          <table:table-cell table:style-name="ce3" office:value-type="float" office:value="-10.1057599201" calcext:value-type="float">
            <text:p>-10.10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624</text:p>
          </table:table-cell>
          <table:table-cell table:style-name="ce2" office:value-type="string" calcext:value-type="string">
            <text:p>Maggi-Wareg Reef</text:p>
          </table:table-cell>
          <table:table-cell table:style-name="ce3" office:value-type="float" office:value="143.495823179" calcext:value-type="float">
            <text:p>143.496</text:p>
          </table:table-cell>
          <table:table-cell table:style-name="ce3" office:value-type="float" office:value="-10.2603543048" calcext:value-type="float">
            <text:p>-10.26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625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548468754" calcext:value-type="float">
            <text:p>143.548</text:p>
          </table:table-cell>
          <table:table-cell table:style-name="ce3" office:value-type="float" office:value="-10.2823643191" calcext:value-type="float">
            <text:p>-10.28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62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544007265" calcext:value-type="float">
            <text:p>143.544</text:p>
          </table:table-cell>
          <table:table-cell table:style-name="ce3" office:value-type="float" office:value="-10.2282315812" calcext:value-type="float">
            <text:p>-10.22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62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590374582" calcext:value-type="float">
            <text:p>143.590</text:p>
          </table:table-cell>
          <table:table-cell table:style-name="ce3" office:value-type="float" office:value="-10.2324662186" calcext:value-type="float">
            <text:p>-10.23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64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07321939" calcext:value-type="float">
            <text:p>143.807</text:p>
          </table:table-cell>
          <table:table-cell table:style-name="ce3" office:value-type="float" office:value="-10.0502887354" calcext:value-type="float">
            <text:p>-10.05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645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55059876" calcext:value-type="float">
            <text:p>143.855</text:p>
          </table:table-cell>
          <table:table-cell table:style-name="ce3" office:value-type="float" office:value="-10.0478497879" calcext:value-type="float">
            <text:p>-10.04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648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630527987" calcext:value-type="float">
            <text:p>143.631</text:p>
          </table:table-cell>
          <table:table-cell table:style-name="ce3" office:value-type="float" office:value="-10.2265175661" calcext:value-type="float">
            <text:p>-10.22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65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661966615" calcext:value-type="float">
            <text:p>143.662</text:p>
          </table:table-cell>
          <table:table-cell table:style-name="ce3" office:value-type="float" office:value="-10.0902934235" calcext:value-type="float">
            <text:p>-10.09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65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68799197" calcext:value-type="float">
            <text:p>143.688</text:p>
          </table:table-cell>
          <table:table-cell table:style-name="ce3" office:value-type="float" office:value="-10.1101024364" calcext:value-type="float">
            <text:p>-10.11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653</text:p>
          </table:table-cell>
          <table:table-cell table:style-name="ce2" office:value-type="string" calcext:value-type="string">
            <text:p>Big Sand Reef</text:p>
          </table:table-cell>
          <table:table-cell table:style-name="ce3" office:value-type="float" office:value="143.688140686" calcext:value-type="float">
            <text:p>143.688</text:p>
          </table:table-cell>
          <table:table-cell table:style-name="ce3" office:value-type="float" office:value="-10.1994511972" calcext:value-type="float">
            <text:p>-10.19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65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761309112" calcext:value-type="float">
            <text:p>143.761</text:p>
          </table:table-cell>
          <table:table-cell table:style-name="ce3" office:value-type="float" office:value="-10.0668557326" calcext:value-type="float">
            <text:p>-10.06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68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62882" calcext:value-type="float">
            <text:p>144.063</text:p>
          </table:table-cell>
          <table:table-cell table:style-name="ce3" office:value-type="float" office:value="-10.0637207928" calcext:value-type="float">
            <text:p>-10.06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687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74065467" calcext:value-type="float">
            <text:p>144.074</text:p>
          </table:table-cell>
          <table:table-cell table:style-name="ce3" office:value-type="float" office:value="-10.0508717033" calcext:value-type="float">
            <text:p>-10.05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688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80252065" calcext:value-type="float">
            <text:p>144.080</text:p>
          </table:table-cell>
          <table:table-cell table:style-name="ce3" office:value-type="float" office:value="-10.0396882366" calcext:value-type="float">
            <text:p>-10.04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689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85010987" calcext:value-type="float">
            <text:p>144.085</text:p>
          </table:table-cell>
          <table:table-cell table:style-name="ce3" office:value-type="float" office:value="-10.0280288777" calcext:value-type="float">
            <text:p>-10.02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69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100001592" calcext:value-type="float">
            <text:p>144.100</text:p>
          </table:table-cell>
          <table:table-cell table:style-name="ce3" office:value-type="float" office:value="-10.0174878654" calcext:value-type="float">
            <text:p>-10.01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70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71320341" calcext:value-type="float">
            <text:p>143.971</text:p>
          </table:table-cell>
          <table:table-cell table:style-name="ce3" office:value-type="float" office:value="-10.2061553286" calcext:value-type="float">
            <text:p>-10.20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70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96066735" calcext:value-type="float">
            <text:p>143.996</text:p>
          </table:table-cell>
          <table:table-cell table:style-name="ce3" office:value-type="float" office:value="-10.176412066" calcext:value-type="float">
            <text:p>-10.17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705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02681637" calcext:value-type="float">
            <text:p>144.003</text:p>
          </table:table-cell>
          <table:table-cell table:style-name="ce3" office:value-type="float" office:value="-10.1643719933" calcext:value-type="float">
            <text:p>-10.16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70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07916451" calcext:value-type="float">
            <text:p>144.008</text:p>
          </table:table-cell>
          <table:table-cell table:style-name="ce3" office:value-type="float" office:value="-10.1505711195" calcext:value-type="float">
            <text:p>-10.15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708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12437427" calcext:value-type="float">
            <text:p>144.012</text:p>
          </table:table-cell>
          <table:table-cell table:style-name="ce3" office:value-type="float" office:value="-10.1391497066" calcext:value-type="float">
            <text:p>-10.13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71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18148133" calcext:value-type="float">
            <text:p>144.018</text:p>
          </table:table-cell>
          <table:table-cell table:style-name="ce3" office:value-type="float" office:value="-10.1248729406" calcext:value-type="float">
            <text:p>-10.12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71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25524462" calcext:value-type="float">
            <text:p>144.026</text:p>
          </table:table-cell>
          <table:table-cell table:style-name="ce3" office:value-type="float" office:value="-10.1065510909" calcext:value-type="float">
            <text:p>-10.10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71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35280252" calcext:value-type="float">
            <text:p>144.035</text:p>
          </table:table-cell>
          <table:table-cell table:style-name="ce3" office:value-type="float" office:value="-10.0986988695" calcext:value-type="float">
            <text:p>-10.09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716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42180689" calcext:value-type="float">
            <text:p>144.042</text:p>
          </table:table-cell>
          <table:table-cell table:style-name="ce3" office:value-type="float" office:value="-10.0718109602" calcext:value-type="float">
            <text:p>-10.07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72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38721725" calcext:value-type="float">
            <text:p>143.939</text:p>
          </table:table-cell>
          <table:table-cell table:style-name="ce3" office:value-type="float" office:value="-10.3651985022" calcext:value-type="float">
            <text:p>-10.36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72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42528862" calcext:value-type="float">
            <text:p>143.943</text:p>
          </table:table-cell>
          <table:table-cell table:style-name="ce3" office:value-type="float" office:value="-10.3281264997" calcext:value-type="float">
            <text:p>-10.32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728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45146269" calcext:value-type="float">
            <text:p>143.945</text:p>
          </table:table-cell>
          <table:table-cell table:style-name="ce3" office:value-type="float" office:value="-10.30980465" calcext:value-type="float">
            <text:p>-10.31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72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4086324" calcext:value-type="float">
            <text:p>143.941</text:p>
          </table:table-cell>
          <table:table-cell table:style-name="ce3" office:value-type="float" office:value="-10.3419273736" calcext:value-type="float">
            <text:p>-10.34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73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39911455" calcext:value-type="float">
            <text:p>143.940</text:p>
          </table:table-cell>
          <table:table-cell table:style-name="ce3" office:value-type="float" office:value="-10.3549668199" calcext:value-type="float">
            <text:p>-10.35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73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51094922" calcext:value-type="float">
            <text:p>143.951</text:p>
          </table:table-cell>
          <table:table-cell table:style-name="ce3" office:value-type="float" office:value="-10.2848203094" calcext:value-type="float">
            <text:p>-10.28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73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54188221" calcext:value-type="float">
            <text:p>143.954</text:p>
          </table:table-cell>
          <table:table-cell table:style-name="ce3" office:value-type="float" office:value="-10.2722091661" calcext:value-type="float">
            <text:p>-10.27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73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6037482" calcext:value-type="float">
            <text:p>143.960</text:p>
          </table:table-cell>
          <table:table-cell table:style-name="ce3" office:value-type="float" office:value="-10.2379449276" calcext:value-type="float">
            <text:p>-10.23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74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58471251" calcext:value-type="float">
            <text:p>143.958</text:p>
          </table:table-cell>
          <table:table-cell table:style-name="ce3" office:value-type="float" office:value="-10.2567426696" calcext:value-type="float">
            <text:p>-10.25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74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63706065" calcext:value-type="float">
            <text:p>143.964</text:p>
          </table:table-cell>
          <table:table-cell table:style-name="ce3" office:value-type="float" office:value="-10.2259048549" calcext:value-type="float">
            <text:p>-10.22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755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25396743" calcext:value-type="float">
            <text:p>143.925</text:p>
          </table:table-cell>
          <table:table-cell table:style-name="ce3" office:value-type="float" office:value="-10.3967501551" calcext:value-type="float">
            <text:p>-10.39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09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7415161" calcext:value-type="float">
            <text:p>143.974</text:p>
          </table:table-cell>
          <table:table-cell table:style-name="ce3" office:value-type="float" office:value="-11.42740726" calcext:value-type="float">
            <text:p>-11.42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09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2416382" calcext:value-type="float">
            <text:p>143.924</text:p>
          </table:table-cell>
          <table:table-cell table:style-name="ce3" office:value-type="float" office:value="-11.49207115" calcext:value-type="float">
            <text:p>-11.49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1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5812378" calcext:value-type="float">
            <text:p>143.858</text:p>
          </table:table-cell>
          <table:table-cell table:style-name="ce3" office:value-type="float" office:value="-11.48993874" calcext:value-type="float">
            <text:p>-11.49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1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1731873" calcext:value-type="float">
            <text:p>144.017</text:p>
          </table:table-cell>
          <table:table-cell table:style-name="ce3" office:value-type="float" office:value="-11.03934193" calcext:value-type="float">
            <text:p>-11.03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20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6683655" calcext:value-type="float">
            <text:p>143.867</text:p>
          </table:table-cell>
          <table:table-cell table:style-name="ce3" office:value-type="float" office:value="-11.53081703" calcext:value-type="float">
            <text:p>-11.53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49d</text:p>
          </table:table-cell>
          <table:table-cell table:style-name="ce2" office:value-type="string" calcext:value-type="string">
            <text:p>Orpheus (Goolboddi) Island Reef (No 4)</text:p>
          </table:table-cell>
          <table:table-cell table:style-name="ce3" office:value-type="float" office:value="146.50602722" calcext:value-type="float">
            <text:p>146.506</text:p>
          </table:table-cell>
          <table:table-cell table:style-name="ce3" office:value-type="float" office:value="-18.63929176" calcext:value-type="float">
            <text:p>-18.63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167</text:p>
          </table:table-cell>
          <table:table-cell table:style-name="ce2" office:value-type="string" calcext:value-type="string">
            <text:p>Thatch Reef</text:p>
          </table:table-cell>
          <table:table-cell table:style-name="ce3" office:value-type="float" office:value="149.97798157" calcext:value-type="float">
            <text:p>149.978</text:p>
          </table:table-cell>
          <table:table-cell table:style-name="ce3" office:value-type="float" office:value="-19.69270134" calcext:value-type="float">
            <text:p>-19.69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20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00669861" calcext:value-type="float">
            <text:p>150.007</text:p>
          </table:table-cell>
          <table:table-cell table:style-name="ce3" office:value-type="float" office:value="-19.70957565" calcext:value-type="float">
            <text:p>-19.71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220</text:p>
          </table:table-cell>
          <table:table-cell table:style-name="ce2" office:value-type="string" calcext:value-type="string">
            <text:p>White Tip Reef</text:p>
          </table:table-cell>
          <table:table-cell table:style-name="ce3" office:value-type="float" office:value="150.27107239" calcext:value-type="float">
            <text:p>150.271</text:p>
          </table:table-cell>
          <table:table-cell table:style-name="ce3" office:value-type="float" office:value="-19.91143227" calcext:value-type="float">
            <text:p>-19.91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067a</text:p>
          </table:table-cell>
          <table:table-cell table:style-name="ce2" office:value-type="string" calcext:value-type="string">
            <text:p>Border Island Reef (No 1)</text:p>
          </table:table-cell>
          <table:table-cell table:style-name="ce3" office:value-type="float" office:value="149.02896118" calcext:value-type="float">
            <text:p>149.029</text:p>
          </table:table-cell>
          <table:table-cell table:style-name="ce3" office:value-type="float" office:value="-20.16838264" calcext:value-type="float">
            <text:p>-20.16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105</text:p>
          </table:table-cell>
          <table:table-cell table:style-name="ce2" office:value-type="string" calcext:value-type="string">
            <text:p>Square Reef</text:p>
          </table:table-cell>
          <table:table-cell table:style-name="ce3" office:value-type="float" office:value="149.81196594" calcext:value-type="float">
            <text:p>149.812</text:p>
          </table:table-cell>
          <table:table-cell table:style-name="ce3" office:value-type="float" office:value="-20.06409836" calcext:value-type="float">
            <text:p>-20.06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12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3855896" calcext:value-type="float">
            <text:p>150.386</text:p>
          </table:table-cell>
          <table:table-cell table:style-name="ce3" office:value-type="float" office:value="-20.15007591" calcext:value-type="float">
            <text:p>-20.15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134</text:p>
          </table:table-cell>
          <table:table-cell table:style-name="ce2" office:value-type="string" calcext:value-type="string">
            <text:p>Hunt Reef</text:p>
          </table:table-cell>
          <table:table-cell table:style-name="ce3" office:value-type="float" office:value="150.10327148" calcext:value-type="float">
            <text:p>150.103</text:p>
          </table:table-cell>
          <table:table-cell table:style-name="ce3" office:value-type="float" office:value="-20.29578018" calcext:value-type="float">
            <text:p>-20.29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135</text:p>
          </table:table-cell>
          <table:table-cell table:style-name="ce2" office:value-type="string" calcext:value-type="string">
            <text:p>Robertson Reefs (No 1)</text:p>
          </table:table-cell>
          <table:table-cell table:style-name="ce3" office:value-type="float" office:value="150.1325531" calcext:value-type="float">
            <text:p>150.133</text:p>
          </table:table-cell>
          <table:table-cell table:style-name="ce3" office:value-type="float" office:value="-20.3427887" calcext:value-type="float">
            <text:p>-20.34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137</text:p>
          </table:table-cell>
          <table:table-cell table:style-name="ce2" office:value-type="string" calcext:value-type="string">
            <text:p>Robertson Reefs (No 3)</text:p>
          </table:table-cell>
          <table:table-cell table:style-name="ce3" office:value-type="float" office:value="150.09606934" calcext:value-type="float">
            <text:p>150.096</text:p>
          </table:table-cell>
          <table:table-cell table:style-name="ce3" office:value-type="float" office:value="-20.34886932" calcext:value-type="float">
            <text:p>-20.34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138</text:p>
          </table:table-cell>
          <table:table-cell table:style-name="ce2" office:value-type="string" calcext:value-type="string">
            <text:p>Bax Reef</text:p>
          </table:table-cell>
          <table:table-cell table:style-name="ce3" office:value-type="float" office:value="150.19795227" calcext:value-type="float">
            <text:p>150.198</text:p>
          </table:table-cell>
          <table:table-cell table:style-name="ce3" office:value-type="float" office:value="-20.34207344" calcext:value-type="float">
            <text:p>-20.34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146</text:p>
          </table:table-cell>
          <table:table-cell table:style-name="ce2" office:value-type="string" calcext:value-type="string">
            <text:p>Boulton Reef</text:p>
          </table:table-cell>
          <table:table-cell table:style-name="ce3" office:value-type="float" office:value="150.2905426" calcext:value-type="float">
            <text:p>150.291</text:p>
          </table:table-cell>
          <table:table-cell table:style-name="ce3" office:value-type="float" office:value="-20.46800613" calcext:value-type="float">
            <text:p>-20.46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17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55963135" calcext:value-type="float">
            <text:p>150.560</text:p>
          </table:table-cell>
          <table:table-cell table:style-name="ce3" office:value-type="float" office:value="-20.28167725" calcext:value-type="float">
            <text:p>-20.28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17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60791016" calcext:value-type="float">
            <text:p>150.608</text:p>
          </table:table-cell>
          <table:table-cell table:style-name="ce3" office:value-type="float" office:value="-20.30254555" calcext:value-type="float">
            <text:p>-20.30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185c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65646362" calcext:value-type="float">
            <text:p>150.656</text:p>
          </table:table-cell>
          <table:table-cell table:style-name="ce3" office:value-type="float" office:value="-20.3503933" calcext:value-type="float">
            <text:p>-20.35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19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72619629" calcext:value-type="float">
            <text:p>150.726</text:p>
          </table:table-cell>
          <table:table-cell table:style-name="ce3" office:value-type="float" office:value="-20.44673729" calcext:value-type="float">
            <text:p>-20.44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262a</text:p>
          </table:table-cell>
          <table:table-cell table:style-name="ce2" office:value-type="string" calcext:value-type="string">
            <text:p>Wigton Island Reef (No 1)</text:p>
          </table:table-cell>
          <table:table-cell table:style-name="ce3" office:value-type="float" office:value="149.46981812" calcext:value-type="float">
            <text:p>149.470</text:p>
          </table:table-cell>
          <table:table-cell table:style-name="ce3" office:value-type="float" office:value="-20.74207306" calcext:value-type="float">
            <text:p>-20.74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295</text:p>
          </table:table-cell>
          <table:table-cell table:style-name="ce2" office:value-type="string" calcext:value-type="string">
            <text:p>(Big) Stevens Reef</text:p>
          </table:table-cell>
          <table:table-cell table:style-name="ce3" office:value-type="float" office:value="150.12597656" calcext:value-type="float">
            <text:p>150.126</text:p>
          </table:table-cell>
          <table:table-cell table:style-name="ce3" office:value-type="float" office:value="-20.57020569" calcext:value-type="float">
            <text:p>-20.57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298</text:p>
          </table:table-cell>
          <table:table-cell table:style-name="ce2" office:value-type="string" calcext:value-type="string">
            <text:p>Warland Reef</text:p>
          </table:table-cell>
          <table:table-cell table:style-name="ce3" office:value-type="float" office:value="150.38172913" calcext:value-type="float">
            <text:p>150.382</text:p>
          </table:table-cell>
          <table:table-cell table:style-name="ce3" office:value-type="float" office:value="-20.60163498" calcext:value-type="float">
            <text:p>-20.60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299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43440247" calcext:value-type="float">
            <text:p>150.434</text:p>
          </table:table-cell>
          <table:table-cell table:style-name="ce3" office:value-type="float" office:value="-20.60325623" calcext:value-type="float">
            <text:p>-20.60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301a</text:p>
          </table:table-cell>
          <table:table-cell table:style-name="ce2" office:value-type="string" calcext:value-type="string">
            <text:p>Cole Reefs (No2)</text:p>
          </table:table-cell>
          <table:table-cell table:style-name="ce3" office:value-type="float" office:value="150.23072815" calcext:value-type="float">
            <text:p>150.231</text:p>
          </table:table-cell>
          <table:table-cell table:style-name="ce3" office:value-type="float" office:value="-20.6812706" calcext:value-type="float">
            <text:p>-20.68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301b</text:p>
          </table:table-cell>
          <table:table-cell table:style-name="ce2" office:value-type="string" calcext:value-type="string">
            <text:p>Cole Reefs (No3)</text:p>
          </table:table-cell>
          <table:table-cell table:style-name="ce3" office:value-type="float" office:value="150.28713989" calcext:value-type="float">
            <text:p>150.287</text:p>
          </table:table-cell>
          <table:table-cell table:style-name="ce3" office:value-type="float" office:value="-20.65514565" calcext:value-type="float">
            <text:p>-20.65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302</text:p>
          </table:table-cell>
          <table:table-cell table:style-name="ce2" office:value-type="string" calcext:value-type="string">
            <text:p>Cole Reefs (No1)</text:p>
          </table:table-cell>
          <table:table-cell table:style-name="ce3" office:value-type="float" office:value="150.18609619" calcext:value-type="float">
            <text:p>150.186</text:p>
          </table:table-cell>
          <table:table-cell table:style-name="ce3" office:value-type="float" office:value="-20.70088959" calcext:value-type="float">
            <text:p>-20.70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304</text:p>
          </table:table-cell>
          <table:table-cell table:style-name="ce2" office:value-type="string" calcext:value-type="string">
            <text:p>McIntyre Reef</text:p>
          </table:table-cell>
          <table:table-cell table:style-name="ce3" office:value-type="float" office:value="150.4682312" calcext:value-type="float">
            <text:p>150.468</text:p>
          </table:table-cell>
          <table:table-cell table:style-name="ce3" office:value-type="float" office:value="-20.71710205" calcext:value-type="float">
            <text:p>-20.71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306</text:p>
          </table:table-cell>
          <table:table-cell table:style-name="ce2" office:value-type="string" calcext:value-type="string">
            <text:p>Goble Reefs (West)</text:p>
          </table:table-cell>
          <table:table-cell table:style-name="ce3" office:value-type="float" office:value="150.45376587" calcext:value-type="float">
            <text:p>150.454</text:p>
          </table:table-cell>
          <table:table-cell table:style-name="ce3" office:value-type="float" office:value="-20.80457306" calcext:value-type="float">
            <text:p>-20.80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32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76675415" calcext:value-type="float">
            <text:p>150.767</text:p>
          </table:table-cell>
          <table:table-cell table:style-name="ce3" office:value-type="float" office:value="-20.59622574" calcext:value-type="float">
            <text:p>-20.59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348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95317078" calcext:value-type="float">
            <text:p>150.953</text:p>
          </table:table-cell>
          <table:table-cell table:style-name="ce3" office:value-type="float" office:value="-20.88706779" calcext:value-type="float">
            <text:p>-20.88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35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91795349" calcext:value-type="float">
            <text:p>150.918</text:p>
          </table:table-cell>
          <table:table-cell table:style-name="ce3" office:value-type="float" office:value="-20.96454239" calcext:value-type="float">
            <text:p>-20.96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369a</text:p>
          </table:table-cell>
          <table:table-cell table:style-name="ce2" office:value-type="string" calcext:value-type="string">
            <text:p>Cockatoo Reef (No 1)</text:p>
          </table:table-cell>
          <table:table-cell table:style-name="ce3" office:value-type="float" office:value="151.01576233" calcext:value-type="float">
            <text:p>151.016</text:p>
          </table:table-cell>
          <table:table-cell table:style-name="ce3" office:value-type="float" office:value="-20.74736214" calcext:value-type="float">
            <text:p>-20.74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38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04281616" calcext:value-type="float">
            <text:p>151.043</text:p>
          </table:table-cell>
          <table:table-cell table:style-name="ce3" office:value-type="float" office:value="-20.91514969" calcext:value-type="float">
            <text:p>-20.91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38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30485535" calcext:value-type="float">
            <text:p>151.305</text:p>
          </table:table-cell>
          <table:table-cell table:style-name="ce3" office:value-type="float" office:value="-20.88574791" calcext:value-type="float">
            <text:p>-20.88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38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21084595" calcext:value-type="float">
            <text:p>151.211</text:p>
          </table:table-cell>
          <table:table-cell table:style-name="ce3" office:value-type="float" office:value="-20.93144608" calcext:value-type="float">
            <text:p>-20.93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385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32629395" calcext:value-type="float">
            <text:p>151.326</text:p>
          </table:table-cell>
          <table:table-cell table:style-name="ce3" office:value-type="float" office:value="-20.94240761" calcext:value-type="float">
            <text:p>-20.94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388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35620117" calcext:value-type="float">
            <text:p>151.356</text:p>
          </table:table-cell>
          <table:table-cell table:style-name="ce3" office:value-type="float" office:value="-20.95941734" calcext:value-type="float">
            <text:p>-20.95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568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37101746" calcext:value-type="float">
            <text:p>151.371</text:p>
          </table:table-cell>
          <table:table-cell table:style-name="ce3" office:value-type="float" office:value="-20.95566177" calcext:value-type="float">
            <text:p>-20.95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06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69233704" calcext:value-type="float">
            <text:p>150.692</text:p>
          </table:table-cell>
          <table:table-cell table:style-name="ce3" office:value-type="float" office:value="-21.05476952" calcext:value-type="float">
            <text:p>-21.05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06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8651123" calcext:value-type="float">
            <text:p>150.865</text:p>
          </table:table-cell>
          <table:table-cell table:style-name="ce3" office:value-type="float" office:value="-21.03121948" calcext:value-type="float">
            <text:p>-21.03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065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83032227" calcext:value-type="float">
            <text:p>150.830</text:p>
          </table:table-cell>
          <table:table-cell table:style-name="ce3" office:value-type="float" office:value="-21.07218361" calcext:value-type="float">
            <text:p>-21.07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068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83065796" calcext:value-type="float">
            <text:p>150.831</text:p>
          </table:table-cell>
          <table:table-cell table:style-name="ce3" office:value-type="float" office:value="-21.1288929" calcext:value-type="float">
            <text:p>-21.1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07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76312256" calcext:value-type="float">
            <text:p>150.763</text:p>
          </table:table-cell>
          <table:table-cell table:style-name="ce3" office:value-type="float" office:value="-21.13590622" calcext:value-type="float">
            <text:p>-21.13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09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16288757" calcext:value-type="float">
            <text:p>151.163</text:p>
          </table:table-cell>
          <table:table-cell table:style-name="ce3" office:value-type="float" office:value="-21.01262283" calcext:value-type="float">
            <text:p>-21.01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14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57254028" calcext:value-type="float">
            <text:p>151.573</text:p>
          </table:table-cell>
          <table:table-cell table:style-name="ce3" office:value-type="float" office:value="-21.05036545" calcext:value-type="float">
            <text:p>-21.05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14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6415863" calcext:value-type="float">
            <text:p>151.642</text:p>
          </table:table-cell>
          <table:table-cell table:style-name="ce3" office:value-type="float" office:value="-21.07686806" calcext:value-type="float">
            <text:p>-21.07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14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66363525" calcext:value-type="float">
            <text:p>151.664</text:p>
          </table:table-cell>
          <table:table-cell table:style-name="ce3" office:value-type="float" office:value="-21.06974411" calcext:value-type="float">
            <text:p>-21.07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148</text:p>
          </table:table-cell>
          <table:table-cell table:style-name="ce2" office:value-type="string" calcext:value-type="string">
            <text:p>Patricia Mather Reef</text:p>
          </table:table-cell>
          <table:table-cell table:style-name="ce3" office:value-type="float" office:value="151.68789673" calcext:value-type="float">
            <text:p>151.688</text:p>
          </table:table-cell>
          <table:table-cell table:style-name="ce3" office:value-type="float" office:value="-21.08218956" calcext:value-type="float">
            <text:p>-21.08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14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71607971" calcext:value-type="float">
            <text:p>151.716</text:p>
          </table:table-cell>
          <table:table-cell table:style-name="ce3" office:value-type="float" office:value="-21.09569168" calcext:value-type="float">
            <text:p>-21.09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15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73487854" calcext:value-type="float">
            <text:p>151.735</text:p>
          </table:table-cell>
          <table:table-cell table:style-name="ce3" office:value-type="float" office:value="-21.10695457" calcext:value-type="float">
            <text:p>-21.10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15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75344849" calcext:value-type="float">
            <text:p>151.753</text:p>
          </table:table-cell>
          <table:table-cell table:style-name="ce3" office:value-type="float" office:value="-21.1144619" calcext:value-type="float">
            <text:p>-21.11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15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7565918" calcext:value-type="float">
            <text:p>151.757</text:p>
          </table:table-cell>
          <table:table-cell table:style-name="ce3" office:value-type="float" office:value="-21.14909172" calcext:value-type="float">
            <text:p>-21.14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158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77658081" calcext:value-type="float">
            <text:p>151.777</text:p>
          </table:table-cell>
          <table:table-cell table:style-name="ce3" office:value-type="float" office:value="-21.15070915" calcext:value-type="float">
            <text:p>-21.15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16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82269287" calcext:value-type="float">
            <text:p>151.823</text:p>
          </table:table-cell>
          <table:table-cell table:style-name="ce3" office:value-type="float" office:value="-21.18107986" calcext:value-type="float">
            <text:p>-21.18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165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82315063" calcext:value-type="float">
            <text:p>151.823</text:p>
          </table:table-cell>
          <table:table-cell table:style-name="ce3" office:value-type="float" office:value="-21.19952965" calcext:value-type="float">
            <text:p>-21.20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18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82653809" calcext:value-type="float">
            <text:p>151.827</text:p>
          </table:table-cell>
          <table:table-cell table:style-name="ce3" office:value-type="float" office:value="-21.34622002" calcext:value-type="float">
            <text:p>-21.34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18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8578949" calcext:value-type="float">
            <text:p>151.858</text:p>
          </table:table-cell>
          <table:table-cell table:style-name="ce3" office:value-type="float" office:value="-21.37122536" calcext:value-type="float">
            <text:p>-21.37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185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90176392" calcext:value-type="float">
            <text:p>151.902</text:p>
          </table:table-cell>
          <table:table-cell table:style-name="ce3" office:value-type="float" office:value="-21.3990097" calcext:value-type="float">
            <text:p>-21.39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241</text:p>
          </table:table-cell>
          <table:table-cell table:style-name="ce2" office:value-type="string" calcext:value-type="string">
            <text:p>Centenery Reef</text:p>
          </table:table-cell>
          <table:table-cell table:style-name="ce3" office:value-type="float" office:value="152.33070374" calcext:value-type="float">
            <text:p>152.331</text:p>
          </table:table-cell>
          <table:table-cell table:style-name="ce3" office:value-type="float" office:value="-21.28257179" calcext:value-type="float">
            <text:p>-21.28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24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16299438" calcext:value-type="float">
            <text:p>152.163</text:p>
          </table:table-cell>
          <table:table-cell table:style-name="ce3" office:value-type="float" office:value="-21.33177567" calcext:value-type="float">
            <text:p>-21.33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47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45674133" calcext:value-type="float">
            <text:p>152.457</text:p>
          </table:table-cell>
          <table:table-cell table:style-name="ce3" office:value-type="float" office:value="-21.56138802" calcext:value-type="float">
            <text:p>-21.56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49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47357178" calcext:value-type="float">
            <text:p>152.474</text:p>
          </table:table-cell>
          <table:table-cell table:style-name="ce3" office:value-type="float" office:value="-21.61081314" calcext:value-type="float">
            <text:p>-21.61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565</text:p>
          </table:table-cell>
          <table:table-cell table:style-name="ce2" office:value-type="string" calcext:value-type="string">
            <text:p>Bills Reef</text:p>
          </table:table-cell>
          <table:table-cell table:style-name="ce3" office:value-type="float" office:value="152.59301758" calcext:value-type="float">
            <text:p>152.593</text:p>
          </table:table-cell>
          <table:table-cell table:style-name="ce3" office:value-type="float" office:value="-21.78662682" calcext:value-type="float">
            <text:p>-21.78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566</text:p>
          </table:table-cell>
          <table:table-cell table:style-name="ce2" office:value-type="string" calcext:value-type="string">
            <text:p>Blu-Lion Reef</text:p>
          </table:table-cell>
          <table:table-cell table:style-name="ce3" office:value-type="float" office:value="152.62745667" calcext:value-type="float">
            <text:p>152.627</text:p>
          </table:table-cell>
          <table:table-cell table:style-name="ce3" office:value-type="float" office:value="-21.82133293" calcext:value-type="float">
            <text:p>-21.82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582</text:p>
          </table:table-cell>
          <table:table-cell table:style-name="ce2" office:value-type="string" calcext:value-type="string">
            <text:p>Beacon Reef</text:p>
          </table:table-cell>
          <table:table-cell table:style-name="ce3" office:value-type="float" office:value="152.68792725" calcext:value-type="float">
            <text:p>152.688</text:p>
          </table:table-cell>
          <table:table-cell table:style-name="ce3" office:value-type="float" office:value="-21.93577385" calcext:value-type="float">
            <text:p>-21.93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2-140</text:p>
          </table:table-cell>
          <table:table-cell table:style-name="ce2" office:value-type="string" calcext:value-type="string">
            <text:p>Sweetlip Reef</text:p>
          </table:table-cell>
          <table:table-cell table:style-name="ce3" office:value-type="float" office:value="152.73731995" calcext:value-type="float">
            <text:p>152.737</text:p>
          </table:table-cell>
          <table:table-cell table:style-name="ce3" office:value-type="float" office:value="-22.27070427" calcext:value-type="float">
            <text:p>-22.27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2-14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68025208" calcext:value-type="float">
            <text:p>152.680</text:p>
          </table:table-cell>
          <table:table-cell table:style-name="ce3" office:value-type="float" office:value="-22.33198547" calcext:value-type="float">
            <text:p>-22.33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3-052a</text:p>
          </table:table-cell>
          <table:table-cell table:style-name="ce2" office:value-type="string" calcext:value-type="string">
            <text:p>Heron Reef</text:p>
          </table:table-cell>
          <table:table-cell table:style-name="ce3" office:value-type="float" office:value="151.97113037" calcext:value-type="float">
            <text:p>151.971</text:p>
          </table:table-cell>
          <table:table-cell table:style-name="ce3" office:value-type="float" office:value="-23.44615173" calcext:value-type="float">
            <text:p>-23.44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3-053</text:p>
          </table:table-cell>
          <table:table-cell table:style-name="ce2" office:value-type="string" calcext:value-type="string">
            <text:p>Wistari Reef</text:p>
          </table:table-cell>
          <table:table-cell table:style-name="ce3" office:value-type="float" office:value="151.87670898" calcext:value-type="float">
            <text:p>151.877</text:p>
          </table:table-cell>
          <table:table-cell table:style-name="ce3" office:value-type="float" office:value="-23.46987534" calcext:value-type="float">
            <text:p>-23.47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3-068</text:p>
          </table:table-cell>
          <table:table-cell table:style-name="ce2" office:value-type="string" calcext:value-type="string">
            <text:p>Erskine Reef</text:p>
          </table:table-cell>
          <table:table-cell table:style-name="ce3" office:value-type="float" office:value="151.77363586" calcext:value-type="float">
            <text:p>151.774</text:p>
          </table:table-cell>
          <table:table-cell table:style-name="ce3" office:value-type="float" office:value="-23.50185394" calcext:value-type="float">
            <text:p>-23.50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3-069</text:p>
          </table:table-cell>
          <table:table-cell table:style-name="ce2" office:value-type="string" calcext:value-type="string">
            <text:p>Mast Head Reef</text:p>
          </table:table-cell>
          <table:table-cell table:style-name="ce3" office:value-type="float" office:value="151.72671509" calcext:value-type="float">
            <text:p>151.727</text:p>
          </table:table-cell>
          <table:table-cell table:style-name="ce3" office:value-type="float" office:value="-23.52691841" calcext:value-type="float">
            <text:p>-23.52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3-070</text:p>
          </table:table-cell>
          <table:table-cell table:style-name="ce2" office:value-type="string" calcext:value-type="string">
            <text:p>Irving Reef</text:p>
          </table:table-cell>
          <table:table-cell table:style-name="ce3" office:value-type="float" office:value="151.62731934" calcext:value-type="float">
            <text:p>151.627</text:p>
          </table:table-cell>
          <table:table-cell table:style-name="ce3" office:value-type="float" office:value="-23.53884888" calcext:value-type="float">
            <text:p>-23.53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3-071</text:p>
          </table:table-cell>
          <table:table-cell table:style-name="ce2" office:value-type="string" calcext:value-type="string">
            <text:p>Polmaise Reef</text:p>
          </table:table-cell>
          <table:table-cell table:style-name="ce3" office:value-type="float" office:value="151.67791748" calcext:value-type="float">
            <text:p>151.678</text:p>
          </table:table-cell>
          <table:table-cell table:style-name="ce3" office:value-type="float" office:value="-23.55586243" calcext:value-type="float">
            <text:p>-23.55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41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436036939" calcext:value-type="float">
            <text:p>143.436</text:p>
          </table:table-cell>
          <table:table-cell table:style-name="ce3" office:value-type="float" office:value="-9.974306691" calcext:value-type="float">
            <text:p>-9.97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424</text:p>
          </table:table-cell>
          <table:table-cell table:style-name="ce2" office:value-type="string" calcext:value-type="string">
            <text:p>Stephens (Ugar) Island</text:p>
          </table:table-cell>
          <table:table-cell table:style-name="ce3" office:value-type="float" office:value="143.547044" calcext:value-type="float">
            <text:p>143.547</text:p>
          </table:table-cell>
          <table:table-cell table:style-name="ce3" office:value-type="float" office:value="-9.506308" calcext:value-type="float">
            <text:p>-9.50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496</text:p>
          </table:table-cell>
          <table:table-cell table:style-name="ce2" office:value-type="string" calcext:value-type="string">
            <text:p>Gednur (Patemed) Reef</text:p>
          </table:table-cell>
          <table:table-cell table:style-name="ce3" office:value-type="float" office:value="143.809469403" calcext:value-type="float">
            <text:p>143.809</text:p>
          </table:table-cell>
          <table:table-cell table:style-name="ce3" office:value-type="float" office:value="-9.59613291051" calcext:value-type="float">
            <text:p>-9.59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9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733429" calcext:value-type="float">
            <text:p>143.973</text:p>
          </table:table-cell>
          <table:table-cell table:style-name="ce3" office:value-type="float" office:value="-10.7404232" calcext:value-type="float">
            <text:p>-10.74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2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1452637" calcext:value-type="float">
            <text:p>144.015</text:p>
          </table:table-cell>
          <table:table-cell table:style-name="ce3" office:value-type="float" office:value="-10.95084667" calcext:value-type="float">
            <text:p>-10.95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0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2382813" calcext:value-type="float">
            <text:p>143.924</text:p>
          </table:table-cell>
          <table:table-cell table:style-name="ce3" office:value-type="float" office:value="-10.61352062" calcext:value-type="float">
            <text:p>-10.61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619</text:p>
          </table:table-cell>
          <table:table-cell table:style-name="ce2" office:value-type="string" calcext:value-type="string">
            <text:p>Kai-Wareg Reef</text:p>
          </table:table-cell>
          <table:table-cell table:style-name="ce3" office:value-type="float" office:value="143.46072613" calcext:value-type="float">
            <text:p>143.461</text:p>
          </table:table-cell>
          <table:table-cell table:style-name="ce3" office:value-type="float" office:value="-10.1815346589" calcext:value-type="float">
            <text:p>-10.18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624</text:p>
          </table:table-cell>
          <table:table-cell table:style-name="ce2" office:value-type="string" calcext:value-type="string">
            <text:p>Maggi-Wareg Reef</text:p>
          </table:table-cell>
          <table:table-cell table:style-name="ce3" office:value-type="float" office:value="143.487473" calcext:value-type="float">
            <text:p>143.487</text:p>
          </table:table-cell>
          <table:table-cell table:style-name="ce3" office:value-type="float" office:value="-10.259854" calcext:value-type="float">
            <text:p>-10.26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63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460262135" calcext:value-type="float">
            <text:p>143.460</text:p>
          </table:table-cell>
          <table:table-cell table:style-name="ce3" office:value-type="float" office:value="-10.4486648488" calcext:value-type="float">
            <text:p>-10.44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09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7505188" calcext:value-type="float">
            <text:p>143.975</text:p>
          </table:table-cell>
          <table:table-cell table:style-name="ce3" office:value-type="float" office:value="-11.42115688" calcext:value-type="float">
            <text:p>-11.42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0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6772766" calcext:value-type="float">
            <text:p>143.968</text:p>
          </table:table-cell>
          <table:table-cell table:style-name="ce3" office:value-type="float" office:value="-11.46307278" calcext:value-type="float">
            <text:p>-11.46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09b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4561768" calcext:value-type="float">
            <text:p>143.946</text:p>
          </table:table-cell>
          <table:table-cell table:style-name="ce3" office:value-type="float" office:value="-11.48265171" calcext:value-type="float">
            <text:p>-11.48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1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2238464" calcext:value-type="float">
            <text:p>144.022</text:p>
          </table:table-cell>
          <table:table-cell table:style-name="ce3" office:value-type="float" office:value="-11.04900837" calcext:value-type="float">
            <text:p>-11.04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18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3330994" calcext:value-type="float">
            <text:p>144.033</text:p>
          </table:table-cell>
          <table:table-cell table:style-name="ce3" office:value-type="float" office:value="-11.13163185" calcext:value-type="float">
            <text:p>-11.13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2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5621338" calcext:value-type="float">
            <text:p>144.056</text:p>
          </table:table-cell>
          <table:table-cell table:style-name="ce3" office:value-type="float" office:value="-11.21752453" calcext:value-type="float">
            <text:p>-11.21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27b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2641296" calcext:value-type="float">
            <text:p>144.026</text:p>
          </table:table-cell>
          <table:table-cell table:style-name="ce3" office:value-type="float" office:value="-11.27613068" calcext:value-type="float">
            <text:p>-11.27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28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3422546" calcext:value-type="float">
            <text:p>144.034</text:p>
          </table:table-cell>
          <table:table-cell table:style-name="ce3" office:value-type="float" office:value="-11.27928543" calcext:value-type="float">
            <text:p>-11.27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2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4411316" calcext:value-type="float">
            <text:p>144.044</text:p>
          </table:table-cell>
          <table:table-cell table:style-name="ce3" office:value-type="float" office:value="-11.27628613" calcext:value-type="float">
            <text:p>-11.27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9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6936951" calcext:value-type="float">
            <text:p>143.869</text:p>
          </table:table-cell>
          <table:table-cell table:style-name="ce3" office:value-type="float" office:value="-11.51364994" calcext:value-type="float">
            <text:p>-11.51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20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7831116" calcext:value-type="float">
            <text:p>143.878</text:p>
          </table:table-cell>
          <table:table-cell table:style-name="ce3" office:value-type="float" office:value="-11.52675152" calcext:value-type="float">
            <text:p>-11.52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20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5595703" calcext:value-type="float">
            <text:p>143.856</text:p>
          </table:table-cell>
          <table:table-cell table:style-name="ce3" office:value-type="float" office:value="-11.53986168" calcext:value-type="float">
            <text:p>-11.54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20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6502075" calcext:value-type="float">
            <text:p>143.865</text:p>
          </table:table-cell>
          <table:table-cell table:style-name="ce3" office:value-type="float" office:value="-11.55042171" calcext:value-type="float">
            <text:p>-11.55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210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687439" calcext:value-type="float">
            <text:p>143.869</text:p>
          </table:table-cell>
          <table:table-cell table:style-name="ce3" office:value-type="float" office:value="-11.56971645" calcext:value-type="float">
            <text:p>-11.57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23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2388306" calcext:value-type="float">
            <text:p>143.824</text:p>
          </table:table-cell>
          <table:table-cell table:style-name="ce3" office:value-type="float" office:value="-11.85441113" calcext:value-type="float">
            <text:p>-11.85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23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2946777" calcext:value-type="float">
            <text:p>143.829</text:p>
          </table:table-cell>
          <table:table-cell table:style-name="ce3" office:value-type="float" office:value="-11.86002541" calcext:value-type="float">
            <text:p>-11.86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232</text:p>
          </table:table-cell>
          <table:table-cell table:style-name="ce2" office:value-type="string" calcext:value-type="string">
            <text:p>Five Reefs</text:p>
          </table:table-cell>
          <table:table-cell table:style-name="ce3" office:value-type="float" office:value="143.83822632" calcext:value-type="float">
            <text:p>143.838</text:p>
          </table:table-cell>
          <table:table-cell table:style-name="ce3" office:value-type="float" office:value="-11.87015057" calcext:value-type="float">
            <text:p>-11.87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23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3390808" calcext:value-type="float">
            <text:p>143.834</text:p>
          </table:table-cell>
          <table:table-cell table:style-name="ce3" office:value-type="float" office:value="-11.89749241" calcext:value-type="float">
            <text:p>-11.89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27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2575989" calcext:value-type="float">
            <text:p>143.826</text:p>
          </table:table-cell>
          <table:table-cell table:style-name="ce3" office:value-type="float" office:value="-11.84532642" calcext:value-type="float">
            <text:p>-11.84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3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4797668" calcext:value-type="float">
            <text:p>143.848</text:p>
          </table:table-cell>
          <table:table-cell table:style-name="ce3" office:value-type="float" office:value="-12.03384209" calcext:value-type="float">
            <text:p>-12.03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3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7185669" calcext:value-type="float">
            <text:p>143.872</text:p>
          </table:table-cell>
          <table:table-cell table:style-name="ce3" office:value-type="float" office:value="-12.03843594" calcext:value-type="float">
            <text:p>-12.03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3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3262634" calcext:value-type="float">
            <text:p>143.833</text:p>
          </table:table-cell>
          <table:table-cell table:style-name="ce3" office:value-type="float" office:value="-12.04166603" calcext:value-type="float">
            <text:p>-12.04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3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1755066" calcext:value-type="float">
            <text:p>143.818</text:p>
          </table:table-cell>
          <table:table-cell table:style-name="ce3" office:value-type="float" office:value="-12.0514822" calcext:value-type="float">
            <text:p>-12.05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6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5.43632507" calcext:value-type="float">
            <text:p>145.436</text:p>
          </table:table-cell>
          <table:table-cell table:style-name="ce3" office:value-type="float" office:value="-15.99325752" calcext:value-type="float">
            <text:p>-15.99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-00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5.45733643" calcext:value-type="float">
            <text:p>145.457</text:p>
          </table:table-cell>
          <table:table-cell table:style-name="ce3" office:value-type="float" office:value="-16.02869225" calcext:value-type="float">
            <text:p>-16.02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-00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5.46440125" calcext:value-type="float">
            <text:p>145.464</text:p>
          </table:table-cell>
          <table:table-cell table:style-name="ce3" office:value-type="float" office:value="-16.10403824" calcext:value-type="float">
            <text:p>-16.1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-085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5.46887207" calcext:value-type="float">
            <text:p>145.469</text:p>
          </table:table-cell>
          <table:table-cell table:style-name="ce3" office:value-type="float" office:value="-16.08757019" calcext:value-type="float">
            <text:p>-16.08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-010</text:p>
          </table:table-cell>
          <table:table-cell table:style-name="ce2" office:value-type="string" calcext:value-type="string">
            <text:p>Flora Reef</text:p>
          </table:table-cell>
          <table:table-cell table:style-name="ce3" office:value-type="float" office:value="146.29089355" calcext:value-type="float">
            <text:p>146.291</text:p>
          </table:table-cell>
          <table:table-cell table:style-name="ce3" office:value-type="float" office:value="-17.1848011" calcext:value-type="float">
            <text:p>-17.18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26</text:p>
          </table:table-cell>
          <table:table-cell table:style-name="ce2" office:value-type="string" calcext:value-type="string">
            <text:p>Walker Reef</text:p>
          </table:table-cell>
          <table:table-cell table:style-name="ce3" office:value-type="float" office:value="146.74464417" calcext:value-type="float">
            <text:p>146.745</text:p>
          </table:table-cell>
          <table:table-cell table:style-name="ce3" office:value-type="float" office:value="-18.32501411" calcext:value-type="float">
            <text:p>-18.32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30</text:p>
          </table:table-cell>
          <table:table-cell table:style-name="ce2" office:value-type="string" calcext:value-type="string">
            <text:p>Kelso Reef</text:p>
          </table:table-cell>
          <table:table-cell table:style-name="ce3" office:value-type="float" office:value="146.99006653" calcext:value-type="float">
            <text:p>146.990</text:p>
          </table:table-cell>
          <table:table-cell table:style-name="ce3" office:value-type="float" office:value="-18.43645859" calcext:value-type="float">
            <text:p>-18.43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31</text:p>
          </table:table-cell>
          <table:table-cell table:style-name="ce2" office:value-type="string" calcext:value-type="string">
            <text:p>Little Kelso Reef</text:p>
          </table:table-cell>
          <table:table-cell table:style-name="ce3" office:value-type="float" office:value="146.99305725" calcext:value-type="float">
            <text:p>146.993</text:p>
          </table:table-cell>
          <table:table-cell table:style-name="ce3" office:value-type="float" office:value="-18.46914101" calcext:value-type="float">
            <text:p>-18.46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32</text:p>
          </table:table-cell>
          <table:table-cell table:style-name="ce2" office:value-type="string" calcext:value-type="string">
            <text:p>Rib Reef</text:p>
          </table:table-cell>
          <table:table-cell table:style-name="ce3" office:value-type="float" office:value="146.8711853" calcext:value-type="float">
            <text:p>146.871</text:p>
          </table:table-cell>
          <table:table-cell table:style-name="ce3" office:value-type="float" office:value="-18.48267555" calcext:value-type="float">
            <text:p>-18.48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49e</text:p>
          </table:table-cell>
          <table:table-cell table:style-name="ce2" office:value-type="string" calcext:value-type="string">
            <text:p>Orpheus (Goolboddi) Island Reef (No 5)</text:p>
          </table:table-cell>
          <table:table-cell table:style-name="ce3" office:value-type="float" office:value="146.49836731" calcext:value-type="float">
            <text:p>146.498</text:p>
          </table:table-cell>
          <table:table-cell table:style-name="ce3" office:value-type="float" office:value="-18.59331703" calcext:value-type="float">
            <text:p>-18.59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59</text:p>
          </table:table-cell>
          <table:table-cell table:style-name="ce2" office:value-type="string" calcext:value-type="string">
            <text:p>Esk (Soopun) Reef</text:p>
          </table:table-cell>
          <table:table-cell table:style-name="ce3" office:value-type="float" office:value="146.52073669" calcext:value-type="float">
            <text:p>146.521</text:p>
          </table:table-cell>
          <table:table-cell table:style-name="ce3" office:value-type="float" office:value="-18.77420425" calcext:value-type="float">
            <text:p>-18.77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100a</text:p>
          </table:table-cell>
          <table:table-cell table:style-name="ce2" office:value-type="string" calcext:value-type="string">
            <text:p>(Big) Broadhurst Reef (No 1)</text:p>
          </table:table-cell>
          <table:table-cell table:style-name="ce3" office:value-type="float" office:value="147.74226379" calcext:value-type="float">
            <text:p>147.742</text:p>
          </table:table-cell>
          <table:table-cell table:style-name="ce3" office:value-type="float" office:value="-18.90699196" calcext:value-type="float">
            <text:p>-18.90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100b</text:p>
          </table:table-cell>
          <table:table-cell table:style-name="ce2" office:value-type="string" calcext:value-type="string">
            <text:p>(Big) Broadhurst Reef (No 2)</text:p>
          </table:table-cell>
          <table:table-cell table:style-name="ce3" office:value-type="float" office:value="147.6938324" calcext:value-type="float">
            <text:p>147.694</text:p>
          </table:table-cell>
          <table:table-cell table:style-name="ce3" office:value-type="float" office:value="-18.8633194" calcext:value-type="float">
            <text:p>-18.86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106</text:p>
          </table:table-cell>
          <table:table-cell table:style-name="ce2" office:value-type="string" calcext:value-type="string">
            <text:p>(Little) Broadhurst Reef</text:p>
          </table:table-cell>
          <table:table-cell table:style-name="ce3" office:value-type="float" office:value="147.69447327" calcext:value-type="float">
            <text:p>147.694</text:p>
          </table:table-cell>
          <table:table-cell table:style-name="ce3" office:value-type="float" office:value="-18.95594597" calcext:value-type="float">
            <text:p>-18.95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72a</text:p>
          </table:table-cell>
          <table:table-cell table:style-name="ce2" office:value-type="string" calcext:value-type="string">
            <text:p>Gould Reef (No 1)</text:p>
          </table:table-cell>
          <table:table-cell table:style-name="ce3" office:value-type="float" office:value="148.77920532" calcext:value-type="float">
            <text:p>148.779</text:p>
          </table:table-cell>
          <table:table-cell table:style-name="ce3" office:value-type="float" office:value="-19.37535858" calcext:value-type="float">
            <text:p>-19.37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99</text:p>
          </table:table-cell>
          <table:table-cell table:style-name="ce2" office:value-type="string" calcext:value-type="string">
            <text:p>Joist Reef</text:p>
          </table:table-cell>
          <table:table-cell table:style-name="ce3" office:value-type="float" office:value="149.63226318" calcext:value-type="float">
            <text:p>149.632</text:p>
          </table:table-cell>
          <table:table-cell table:style-name="ce3" office:value-type="float" office:value="-19.46017265" calcext:value-type="float">
            <text:p>-19.46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147</text:p>
          </table:table-cell>
          <table:table-cell table:style-name="ce2" office:value-type="string" calcext:value-type="string">
            <text:p>Plaster Reef</text:p>
          </table:table-cell>
          <table:table-cell table:style-name="ce3" office:value-type="float" office:value="149.66975403" calcext:value-type="float">
            <text:p>149.670</text:p>
          </table:table-cell>
          <table:table-cell table:style-name="ce3" office:value-type="float" office:value="-19.62962532" calcext:value-type="float">
            <text:p>-19.63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151</text:p>
          </table:table-cell>
          <table:table-cell table:style-name="ce2" office:value-type="string" calcext:value-type="string">
            <text:p>Tile Reef</text:p>
          </table:table-cell>
          <table:table-cell table:style-name="ce3" office:value-type="float" office:value="149.84999084" calcext:value-type="float">
            <text:p>149.850</text:p>
          </table:table-cell>
          <table:table-cell table:style-name="ce3" office:value-type="float" office:value="-19.61589622" calcext:value-type="float">
            <text:p>-19.61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152</text:p>
          </table:table-cell>
          <table:table-cell table:style-name="ce2" office:value-type="string" calcext:value-type="string">
            <text:p>Reimer Reef</text:p>
          </table:table-cell>
          <table:table-cell table:style-name="ce3" office:value-type="float" office:value="149.87913513" calcext:value-type="float">
            <text:p>149.879</text:p>
          </table:table-cell>
          <table:table-cell table:style-name="ce3" office:value-type="float" office:value="-19.63298798" calcext:value-type="float">
            <text:p>-19.63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155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9.71958923" calcext:value-type="float">
            <text:p>149.720</text:p>
          </table:table-cell>
          <table:table-cell table:style-name="ce3" office:value-type="float" office:value="-19.65496635" calcext:value-type="float">
            <text:p>-19.65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159</text:p>
          </table:table-cell>
          <table:table-cell table:style-name="ce2" office:value-type="string" calcext:value-type="string">
            <text:p>Slate Reef</text:p>
          </table:table-cell>
          <table:table-cell table:style-name="ce3" office:value-type="float" office:value="149.92649841" calcext:value-type="float">
            <text:p>149.926</text:p>
          </table:table-cell>
          <table:table-cell table:style-name="ce3" office:value-type="float" office:value="-19.66704559" calcext:value-type="float">
            <text:p>-19.66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197</text:p>
          </table:table-cell>
          <table:table-cell table:style-name="ce2" office:value-type="string" calcext:value-type="string">
            <text:p>Ross Reef</text:p>
          </table:table-cell>
          <table:table-cell table:style-name="ce3" office:value-type="float" office:value="149.58132935" calcext:value-type="float">
            <text:p>149.581</text:p>
          </table:table-cell>
          <table:table-cell table:style-name="ce3" office:value-type="float" office:value="-19.87267685" calcext:value-type="float">
            <text:p>-19.87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208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1234436" calcext:value-type="float">
            <text:p>150.123</text:p>
          </table:table-cell>
          <table:table-cell table:style-name="ce3" office:value-type="float" office:value="-19.78590012" calcext:value-type="float">
            <text:p>-19.78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209</text:p>
          </table:table-cell>
          <table:table-cell table:style-name="ce2" office:value-type="string" calcext:value-type="string">
            <text:p>Rebe Reef</text:p>
          </table:table-cell>
          <table:table-cell table:style-name="ce3" office:value-type="float" office:value="150.15289307" calcext:value-type="float">
            <text:p>150.153</text:p>
          </table:table-cell>
          <table:table-cell table:style-name="ce3" office:value-type="float" office:value="-19.79887581" calcext:value-type="float">
            <text:p>-19.79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214</text:p>
          </table:table-cell>
          <table:table-cell table:style-name="ce2" office:value-type="string" calcext:value-type="string">
            <text:p>Wyatt Earp Reef</text:p>
          </table:table-cell>
          <table:table-cell table:style-name="ce3" office:value-type="float" office:value="150.21989441" calcext:value-type="float">
            <text:p>150.220</text:p>
          </table:table-cell>
          <table:table-cell table:style-name="ce3" office:value-type="float" office:value="-19.86567879" calcext:value-type="float">
            <text:p>-19.86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21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24853516" calcext:value-type="float">
            <text:p>150.249</text:p>
          </table:table-cell>
          <table:table-cell table:style-name="ce3" office:value-type="float" office:value="-19.88918304" calcext:value-type="float">
            <text:p>-19.88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221</text:p>
          </table:table-cell>
          <table:table-cell table:style-name="ce2" office:value-type="string" calcext:value-type="string">
            <text:p>Bond Reef</text:p>
          </table:table-cell>
          <table:table-cell table:style-name="ce3" office:value-type="float" office:value="150.313797" calcext:value-type="float">
            <text:p>150.314</text:p>
          </table:table-cell>
          <table:table-cell table:style-name="ce3" office:value-type="float" office:value="-19.92573357" calcext:value-type="float">
            <text:p>-19.92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225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34921265" calcext:value-type="float">
            <text:p>150.349</text:p>
          </table:table-cell>
          <table:table-cell table:style-name="ce3" office:value-type="float" office:value="-19.95414543" calcext:value-type="float">
            <text:p>-19.95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22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34483337" calcext:value-type="float">
            <text:p>150.345</text:p>
          </table:table-cell>
          <table:table-cell table:style-name="ce3" office:value-type="float" office:value="-19.9741745" calcext:value-type="float">
            <text:p>-19.97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014</text:p>
          </table:table-cell>
          <table:table-cell table:style-name="ce2" office:value-type="string" calcext:value-type="string">
            <text:p>Hayman Island Reef</text:p>
          </table:table-cell>
          <table:table-cell table:style-name="ce3" office:value-type="float" office:value="148.89082336" calcext:value-type="float">
            <text:p>148.891</text:p>
          </table:table-cell>
          <table:table-cell table:style-name="ce3" office:value-type="float" office:value="-20.06110573" calcext:value-type="float">
            <text:p>-20.06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019</text:p>
          </table:table-cell>
          <table:table-cell table:style-name="ce2" office:value-type="string" calcext:value-type="string">
            <text:p>Langford-Bird Reef</text:p>
          </table:table-cell>
          <table:table-cell table:style-name="ce3" office:value-type="float" office:value="148.87759399" calcext:value-type="float">
            <text:p>148.878</text:p>
          </table:table-cell>
          <table:table-cell table:style-name="ce3" office:value-type="float" office:value="-20.0883007" calcext:value-type="float">
            <text:p>-20.08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10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9.68804932" calcext:value-type="float">
            <text:p>149.688</text:p>
          </table:table-cell>
          <table:table-cell table:style-name="ce3" office:value-type="float" office:value="-20.03160477" calcext:value-type="float">
            <text:p>-20.03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115</text:p>
          </table:table-cell>
          <table:table-cell table:style-name="ce2" office:value-type="string" calcext:value-type="string">
            <text:p>Little Bugatti (Wheatley) Reef</text:p>
          </table:table-cell>
          <table:table-cell table:style-name="ce3" office:value-type="float" office:value="150.24302673" calcext:value-type="float">
            <text:p>150.243</text:p>
          </table:table-cell>
          <table:table-cell table:style-name="ce3" office:value-type="float" office:value="-20.02637672" calcext:value-type="float">
            <text:p>-20.02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11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41664124" calcext:value-type="float">
            <text:p>150.417</text:p>
          </table:table-cell>
          <table:table-cell table:style-name="ce3" office:value-type="float" office:value="-20.08670807" calcext:value-type="float">
            <text:p>-20.08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12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3946228" calcext:value-type="float">
            <text:p>150.395</text:p>
          </table:table-cell>
          <table:table-cell table:style-name="ce3" office:value-type="float" office:value="-20.08385849" calcext:value-type="float">
            <text:p>-20.08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125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42700195" calcext:value-type="float">
            <text:p>150.427</text:p>
          </table:table-cell>
          <table:table-cell table:style-name="ce3" office:value-type="float" office:value="-20.12101555" calcext:value-type="float">
            <text:p>-20.12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127</text:p>
          </table:table-cell>
          <table:table-cell table:style-name="ce2" office:value-type="string" calcext:value-type="string">
            <text:p>Bugatti Reef</text:p>
          </table:table-cell>
          <table:table-cell table:style-name="ce3" office:value-type="float" office:value="150.31651306" calcext:value-type="float">
            <text:p>150.317</text:p>
          </table:table-cell>
          <table:table-cell table:style-name="ce3" office:value-type="float" office:value="-20.10089111" calcext:value-type="float">
            <text:p>-20.10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128</text:p>
          </table:table-cell>
          <table:table-cell table:style-name="ce2" office:value-type="string" calcext:value-type="string">
            <text:p>Edgell Reefs (No 4)</text:p>
          </table:table-cell>
          <table:table-cell table:style-name="ce3" office:value-type="float" office:value="150.00967407" calcext:value-type="float">
            <text:p>150.010</text:p>
          </table:table-cell>
          <table:table-cell table:style-name="ce3" office:value-type="float" office:value="-20.12045288" calcext:value-type="float">
            <text:p>-20.12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129</text:p>
          </table:table-cell>
          <table:table-cell table:style-name="ce2" office:value-type="string" calcext:value-type="string">
            <text:p>Henderson Reefs</text:p>
          </table:table-cell>
          <table:table-cell table:style-name="ce3" office:value-type="float" office:value="150.07229614" calcext:value-type="float">
            <text:p>150.072</text:p>
          </table:table-cell>
          <table:table-cell table:style-name="ce3" office:value-type="float" office:value="-20.18974113" calcext:value-type="float">
            <text:p>-20.19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13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4460144" calcext:value-type="float">
            <text:p>150.446</text:p>
          </table:table-cell>
          <table:table-cell table:style-name="ce3" office:value-type="float" office:value="-20.14126396" calcext:value-type="float">
            <text:p>-20.14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13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47200012" calcext:value-type="float">
            <text:p>150.472</text:p>
          </table:table-cell>
          <table:table-cell table:style-name="ce3" office:value-type="float" office:value="-20.19290543" calcext:value-type="float">
            <text:p>-20.19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16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51272583" calcext:value-type="float">
            <text:p>150.513</text:p>
          </table:table-cell>
          <table:table-cell table:style-name="ce3" office:value-type="float" office:value="-20.2592411" calcext:value-type="float">
            <text:p>-20.25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18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57829285" calcext:value-type="float">
            <text:p>150.578</text:p>
          </table:table-cell>
          <table:table-cell table:style-name="ce3" office:value-type="float" office:value="-20.33308029" calcext:value-type="float">
            <text:p>-20.33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185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58442688" calcext:value-type="float">
            <text:p>150.584</text:p>
          </table:table-cell>
          <table:table-cell table:style-name="ce3" office:value-type="float" office:value="-20.35409737" calcext:value-type="float">
            <text:p>-20.35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18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71290588" calcext:value-type="float">
            <text:p>150.713</text:p>
          </table:table-cell>
          <table:table-cell table:style-name="ce3" office:value-type="float" office:value="-20.35417557" calcext:value-type="float">
            <text:p>-20.35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187</text:p>
          </table:table-cell>
          <table:table-cell table:style-name="ce2" office:value-type="string" calcext:value-type="string">
            <text:p>Muirhead Reef</text:p>
          </table:table-cell>
          <table:table-cell table:style-name="ce3" office:value-type="float" office:value="150.75241089" calcext:value-type="float">
            <text:p>150.752</text:p>
          </table:table-cell>
          <table:table-cell table:style-name="ce3" office:value-type="float" office:value="-20.37828827" calcext:value-type="float">
            <text:p>-20.37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194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68527222" calcext:value-type="float">
            <text:p>150.685</text:p>
          </table:table-cell>
          <table:table-cell table:style-name="ce3" office:value-type="float" office:value="-20.41614914" calcext:value-type="float">
            <text:p>-20.41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194b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722229" calcext:value-type="float">
            <text:p>150.722</text:p>
          </table:table-cell>
          <table:table-cell table:style-name="ce3" office:value-type="float" office:value="-20.40675163" calcext:value-type="float">
            <text:p>-20.40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296</text:p>
          </table:table-cell>
          <table:table-cell table:style-name="ce2" office:value-type="string" calcext:value-type="string">
            <text:p>Liff Reef</text:p>
          </table:table-cell>
          <table:table-cell table:style-name="ce3" office:value-type="float" office:value="150.24191284" calcext:value-type="float">
            <text:p>150.242</text:p>
          </table:table-cell>
          <table:table-cell table:style-name="ce3" office:value-type="float" office:value="-20.51556396" calcext:value-type="float">
            <text:p>-20.51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299c</text:p>
          </table:table-cell>
          <table:table-cell table:style-name="ce2" office:value-type="string" calcext:value-type="string">
            <text:p>Southampton Reef</text:p>
          </table:table-cell>
          <table:table-cell table:style-name="ce3" office:value-type="float" office:value="150.45018005" calcext:value-type="float">
            <text:p>150.450</text:p>
          </table:table-cell>
          <table:table-cell table:style-name="ce3" office:value-type="float" office:value="-20.64879608" calcext:value-type="float">
            <text:p>-20.64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305</text:p>
          </table:table-cell>
          <table:table-cell table:style-name="ce2" office:value-type="string" calcext:value-type="string">
            <text:p>Goble Reefs (East)</text:p>
          </table:table-cell>
          <table:table-cell table:style-name="ce3" office:value-type="float" office:value="150.4846344" calcext:value-type="float">
            <text:p>150.485</text:p>
          </table:table-cell>
          <table:table-cell table:style-name="ce3" office:value-type="float" office:value="-20.78170204" calcext:value-type="float">
            <text:p>-20.78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307</text:p>
          </table:table-cell>
          <table:table-cell table:style-name="ce2" office:value-type="string" calcext:value-type="string">
            <text:p>Chauvel Reefs (North)</text:p>
          </table:table-cell>
          <table:table-cell table:style-name="ce3" office:value-type="float" office:value="150.37608337" calcext:value-type="float">
            <text:p>150.376</text:p>
          </table:table-cell>
          <table:table-cell table:style-name="ce3" office:value-type="float" office:value="-20.81850624" calcext:value-type="float">
            <text:p>-20.81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308</text:p>
          </table:table-cell>
          <table:table-cell table:style-name="ce2" office:value-type="string" calcext:value-type="string">
            <text:p>Chauvel Reefs (South)</text:p>
          </table:table-cell>
          <table:table-cell table:style-name="ce3" office:value-type="float" office:value="150.37882996" calcext:value-type="float">
            <text:p>150.379</text:p>
          </table:table-cell>
          <table:table-cell table:style-name="ce3" office:value-type="float" office:value="-20.85866737" calcext:value-type="float">
            <text:p>-20.85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310</text:p>
          </table:table-cell>
          <table:table-cell table:style-name="ce2" office:value-type="string" calcext:value-type="string">
            <text:p>Bushy-Redbill Reef</text:p>
          </table:table-cell>
          <table:table-cell table:style-name="ce3" office:value-type="float" office:value="150.08032227" calcext:value-type="float">
            <text:p>150.080</text:p>
          </table:table-cell>
          <table:table-cell table:style-name="ce3" office:value-type="float" office:value="-20.96219444" calcext:value-type="float">
            <text:p>-20.96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31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72323608" calcext:value-type="float">
            <text:p>150.723</text:p>
          </table:table-cell>
          <table:table-cell table:style-name="ce3" office:value-type="float" office:value="-20.56340408" calcext:value-type="float">
            <text:p>-20.56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32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74586487" calcext:value-type="float">
            <text:p>150.746</text:p>
          </table:table-cell>
          <table:table-cell table:style-name="ce3" office:value-type="float" office:value="-20.57420349" calcext:value-type="float">
            <text:p>-20.57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326</text:p>
          </table:table-cell>
          <table:table-cell table:style-name="ce2" office:value-type="string" calcext:value-type="string">
            <text:p>Molar Reef</text:p>
          </table:table-cell>
          <table:table-cell table:style-name="ce3" office:value-type="float" office:value="150.80360413" calcext:value-type="float">
            <text:p>150.804</text:p>
          </table:table-cell>
          <table:table-cell table:style-name="ce3" office:value-type="float" office:value="-20.62533188" calcext:value-type="float">
            <text:p>-20.62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335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87376404" calcext:value-type="float">
            <text:p>150.874</text:p>
          </table:table-cell>
          <table:table-cell table:style-name="ce3" office:value-type="float" office:value="-20.67168617" calcext:value-type="float">
            <text:p>-20.67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339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88397217" calcext:value-type="float">
            <text:p>150.884</text:p>
          </table:table-cell>
          <table:table-cell table:style-name="ce3" office:value-type="float" office:value="-20.7258606" calcext:value-type="float">
            <text:p>-20.72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339b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93783569" calcext:value-type="float">
            <text:p>150.938</text:p>
          </table:table-cell>
          <table:table-cell table:style-name="ce3" office:value-type="float" office:value="-20.70666695" calcext:value-type="float">
            <text:p>-20.70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370a</text:p>
          </table:table-cell>
          <table:table-cell table:style-name="ce2" office:value-type="string" calcext:value-type="string">
            <text:p>Rip Reef</text:p>
          </table:table-cell>
          <table:table-cell table:style-name="ce3" office:value-type="float" office:value="151.06796265" calcext:value-type="float">
            <text:p>151.068</text:p>
          </table:table-cell>
          <table:table-cell table:style-name="ce3" office:value-type="float" office:value="-20.80563736" calcext:value-type="float">
            <text:p>-20.80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370b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05781555" calcext:value-type="float">
            <text:p>151.058</text:p>
          </table:table-cell>
          <table:table-cell table:style-name="ce3" office:value-type="float" office:value="-20.88191795" calcext:value-type="float">
            <text:p>-20.88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377</text:p>
          </table:table-cell>
          <table:table-cell table:style-name="ce2" office:value-type="string" calcext:value-type="string">
            <text:p>Olympic Reef</text:p>
          </table:table-cell>
          <table:table-cell table:style-name="ce3" office:value-type="float" office:value="151.22941589" calcext:value-type="float">
            <text:p>151.229</text:p>
          </table:table-cell>
          <table:table-cell table:style-name="ce3" office:value-type="float" office:value="-20.84253693" calcext:value-type="float">
            <text:p>-20.84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38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18351746" calcext:value-type="float">
            <text:p>151.184</text:p>
          </table:table-cell>
          <table:table-cell table:style-name="ce3" office:value-type="float" office:value="-20.96024895" calcext:value-type="float">
            <text:p>-20.96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38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40336609" calcext:value-type="float">
            <text:p>151.403</text:p>
          </table:table-cell>
          <table:table-cell table:style-name="ce3" office:value-type="float" office:value="-20.96608734" calcext:value-type="float">
            <text:p>-20.96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39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47769165" calcext:value-type="float">
            <text:p>151.478</text:p>
          </table:table-cell>
          <table:table-cell table:style-name="ce3" office:value-type="float" office:value="-20.99131012" calcext:value-type="float">
            <text:p>-20.99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46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65040588" calcext:value-type="float">
            <text:p>150.650</text:p>
          </table:table-cell>
          <table:table-cell table:style-name="ce3" office:value-type="float" office:value="-20.49994469" calcext:value-type="float">
            <text:p>-20.5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47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67713928" calcext:value-type="float">
            <text:p>150.677</text:p>
          </table:table-cell>
          <table:table-cell table:style-name="ce3" office:value-type="float" office:value="-20.47095871" calcext:value-type="float">
            <text:p>-20.47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47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69316101" calcext:value-type="float">
            <text:p>150.693</text:p>
          </table:table-cell>
          <table:table-cell table:style-name="ce3" office:value-type="float" office:value="-20.46883392" calcext:value-type="float">
            <text:p>-20.46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598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40330505" calcext:value-type="float">
            <text:p>150.403</text:p>
          </table:table-cell>
          <table:table-cell table:style-name="ce3" office:value-type="float" office:value="-20.10764122" calcext:value-type="float">
            <text:p>-20.10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025</text:p>
          </table:table-cell>
          <table:table-cell table:style-name="ce2" office:value-type="string" calcext:value-type="string">
            <text:p>Penrith Reef</text:p>
          </table:table-cell>
          <table:table-cell table:style-name="ce3" office:value-type="float" office:value="149.89796448" calcext:value-type="float">
            <text:p>149.898</text:p>
          </table:table-cell>
          <table:table-cell table:style-name="ce3" office:value-type="float" office:value="-21.01667213" calcext:value-type="float">
            <text:p>-21.01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034</text:p>
          </table:table-cell>
          <table:table-cell table:style-name="ce2" office:value-type="string" calcext:value-type="string">
            <text:p>Double Island Reef</text:p>
          </table:table-cell>
          <table:table-cell table:style-name="ce3" office:value-type="float" office:value="149.82962036" calcext:value-type="float">
            <text:p>149.830</text:p>
          </table:table-cell>
          <table:table-cell table:style-name="ce3" office:value-type="float" office:value="-21.37520409" calcext:value-type="float">
            <text:p>-21.37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06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77798462" calcext:value-type="float">
            <text:p>150.778</text:p>
          </table:table-cell>
          <table:table-cell table:style-name="ce3" office:value-type="float" office:value="-21.05713272" calcext:value-type="float">
            <text:p>-21.05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07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78956604" calcext:value-type="float">
            <text:p>150.790</text:p>
          </table:table-cell>
          <table:table-cell table:style-name="ce3" office:value-type="float" office:value="-21.13311958" calcext:value-type="float">
            <text:p>-21.13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07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66035461" calcext:value-type="float">
            <text:p>150.660</text:p>
          </table:table-cell>
          <table:table-cell table:style-name="ce3" office:value-type="float" office:value="-21.16360283" calcext:value-type="float">
            <text:p>-21.16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07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85562134" calcext:value-type="float">
            <text:p>150.856</text:p>
          </table:table-cell>
          <table:table-cell table:style-name="ce3" office:value-type="float" office:value="-21.13931656" calcext:value-type="float">
            <text:p>-21.13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07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87327576" calcext:value-type="float">
            <text:p>150.873</text:p>
          </table:table-cell>
          <table:table-cell table:style-name="ce3" office:value-type="float" office:value="-21.18617821" calcext:value-type="float">
            <text:p>-21.18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08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88285828" calcext:value-type="float">
            <text:p>150.883</text:p>
          </table:table-cell>
          <table:table-cell table:style-name="ce3" office:value-type="float" office:value="-21.22441864" calcext:value-type="float">
            <text:p>-21.22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08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89659119" calcext:value-type="float">
            <text:p>150.897</text:p>
          </table:table-cell>
          <table:table-cell table:style-name="ce3" office:value-type="float" office:value="-21.24571228" calcext:value-type="float">
            <text:p>-21.24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086</text:p>
          </table:table-cell>
          <table:table-cell table:style-name="ce2" office:value-type="string" calcext:value-type="string">
            <text:p>Paul Reef</text:p>
          </table:table-cell>
          <table:table-cell table:style-name="ce3" office:value-type="float" office:value="150.7849884" calcext:value-type="float">
            <text:p>150.785</text:p>
          </table:table-cell>
          <table:table-cell table:style-name="ce3" office:value-type="float" office:value="-21.33171272" calcext:value-type="float">
            <text:p>-21.33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08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97479248" calcext:value-type="float">
            <text:p>150.975</text:p>
          </table:table-cell>
          <table:table-cell table:style-name="ce3" office:value-type="float" office:value="-21.38442421" calcext:value-type="float">
            <text:p>-21.38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09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55450439" calcext:value-type="float">
            <text:p>151.555</text:p>
          </table:table-cell>
          <table:table-cell table:style-name="ce3" office:value-type="float" office:value="-21.04234505" calcext:value-type="float">
            <text:p>-21.04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09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10321045" calcext:value-type="float">
            <text:p>151.103</text:p>
          </table:table-cell>
          <table:table-cell table:style-name="ce3" office:value-type="float" office:value="-21.02966309" calcext:value-type="float">
            <text:p>-21.03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09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15153503" calcext:value-type="float">
            <text:p>151.152</text:p>
          </table:table-cell>
          <table:table-cell table:style-name="ce3" office:value-type="float" office:value="-21.03481483" calcext:value-type="float">
            <text:p>-21.03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10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07112122" calcext:value-type="float">
            <text:p>151.071</text:p>
          </table:table-cell>
          <table:table-cell table:style-name="ce3" office:value-type="float" office:value="-21.07071495" calcext:value-type="float">
            <text:p>-21.07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10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52836609" calcext:value-type="float">
            <text:p>151.528</text:p>
          </table:table-cell>
          <table:table-cell table:style-name="ce3" office:value-type="float" office:value="-21.01545143" calcext:value-type="float">
            <text:p>-21.01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10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07345581" calcext:value-type="float">
            <text:p>151.073</text:p>
          </table:table-cell>
          <table:table-cell table:style-name="ce3" office:value-type="float" office:value="-21.12340164" calcext:value-type="float">
            <text:p>-21.12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115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0368042" calcext:value-type="float">
            <text:p>151.037</text:p>
          </table:table-cell>
          <table:table-cell table:style-name="ce3" office:value-type="float" office:value="-21.17749405" calcext:value-type="float">
            <text:p>-21.17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11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01277161" calcext:value-type="float">
            <text:p>151.013</text:p>
          </table:table-cell>
          <table:table-cell table:style-name="ce3" office:value-type="float" office:value="-21.21458054" calcext:value-type="float">
            <text:p>-21.21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12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09651184" calcext:value-type="float">
            <text:p>151.097</text:p>
          </table:table-cell>
          <table:table-cell table:style-name="ce3" office:value-type="float" office:value="-21.35380936" calcext:value-type="float">
            <text:p>-21.35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131</text:p>
          </table:table-cell>
          <table:table-cell table:style-name="ce2" office:value-type="string" calcext:value-type="string">
            <text:p>Nancy Foster Reef</text:p>
          </table:table-cell>
          <table:table-cell table:style-name="ce3" office:value-type="float" office:value="151.36734009" calcext:value-type="float">
            <text:p>151.367</text:p>
          </table:table-cell>
          <table:table-cell table:style-name="ce3" office:value-type="float" office:value="-21.36973381" calcext:value-type="float">
            <text:p>-21.37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13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32798767" calcext:value-type="float">
            <text:p>151.328</text:p>
          </table:table-cell>
          <table:table-cell table:style-name="ce3" office:value-type="float" office:value="-21.39435387" calcext:value-type="float">
            <text:p>-21.39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13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27459717" calcext:value-type="float">
            <text:p>151.275</text:p>
          </table:table-cell>
          <table:table-cell table:style-name="ce3" office:value-type="float" office:value="-21.38881302" calcext:value-type="float">
            <text:p>-21.38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135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4798584" calcext:value-type="float">
            <text:p>151.480</text:p>
          </table:table-cell>
          <table:table-cell table:style-name="ce3" office:value-type="float" office:value="-21.36478806" calcext:value-type="float">
            <text:p>-21.36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13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42089844" calcext:value-type="float">
            <text:p>151.421</text:p>
          </table:table-cell>
          <table:table-cell table:style-name="ce3" office:value-type="float" office:value="-21.38519478" calcext:value-type="float">
            <text:p>-21.38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13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46914673" calcext:value-type="float">
            <text:p>151.469</text:p>
          </table:table-cell>
          <table:table-cell table:style-name="ce3" office:value-type="float" office:value="-21.47309494" calcext:value-type="float">
            <text:p>-21.47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14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56329346" calcext:value-type="float">
            <text:p>151.563</text:p>
          </table:table-cell>
          <table:table-cell table:style-name="ce3" office:value-type="float" office:value="-21.04230118" calcext:value-type="float">
            <text:p>-21.04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145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60997009" calcext:value-type="float">
            <text:p>151.610</text:p>
          </table:table-cell>
          <table:table-cell table:style-name="ce3" office:value-type="float" office:value="-21.06549835" calcext:value-type="float">
            <text:p>-21.06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15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79916382" calcext:value-type="float">
            <text:p>151.799</text:p>
          </table:table-cell>
          <table:table-cell table:style-name="ce3" office:value-type="float" office:value="-21.16200638" calcext:value-type="float">
            <text:p>-21.16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172</text:p>
          </table:table-cell>
          <table:table-cell table:style-name="ce2" office:value-type="string" calcext:value-type="string">
            <text:p>Riptide Reef</text:p>
          </table:table-cell>
          <table:table-cell table:style-name="ce3" office:value-type="float" office:value="151.8458252" calcext:value-type="float">
            <text:p>151.846</text:p>
          </table:table-cell>
          <table:table-cell table:style-name="ce3" office:value-type="float" office:value="-21.24135208" calcext:value-type="float">
            <text:p>-21.24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23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39666748" calcext:value-type="float">
            <text:p>152.397</text:p>
          </table:table-cell>
          <table:table-cell table:style-name="ce3" office:value-type="float" office:value="-21.21899033" calcext:value-type="float">
            <text:p>-21.21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23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47233582" calcext:value-type="float">
            <text:p>152.472</text:p>
          </table:table-cell>
          <table:table-cell table:style-name="ce3" office:value-type="float" office:value="-21.2400341" calcext:value-type="float">
            <text:p>-21.24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238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51210022" calcext:value-type="float">
            <text:p>152.512</text:p>
          </table:table-cell>
          <table:table-cell table:style-name="ce3" office:value-type="float" office:value="-21.23604202" calcext:value-type="float">
            <text:p>-21.23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242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2311554" calcext:value-type="float">
            <text:p>152.231</text:p>
          </table:table-cell>
          <table:table-cell table:style-name="ce3" office:value-type="float" office:value="-21.30331612" calcext:value-type="float">
            <text:p>-21.30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258</text:p>
          </table:table-cell>
          <table:table-cell table:style-name="ce2" office:value-type="string" calcext:value-type="string">
            <text:p>Mystery Reef</text:p>
          </table:table-cell>
          <table:table-cell table:style-name="ce3" office:value-type="float" office:value="152.01708984" calcext:value-type="float">
            <text:p>152.017</text:p>
          </table:table-cell>
          <table:table-cell table:style-name="ce3" office:value-type="float" office:value="-21.37743568" calcext:value-type="float">
            <text:p>-21.37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26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49061584" calcext:value-type="float">
            <text:p>152.491</text:p>
          </table:table-cell>
          <table:table-cell table:style-name="ce3" office:value-type="float" office:value="-21.41230583" calcext:value-type="float">
            <text:p>-21.41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29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52255249" calcext:value-type="float">
            <text:p>152.523</text:p>
          </table:table-cell>
          <table:table-cell table:style-name="ce3" office:value-type="float" office:value="-21.20072746" calcext:value-type="float">
            <text:p>-21.20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29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60525513" calcext:value-type="float">
            <text:p>152.605</text:p>
          </table:table-cell>
          <table:table-cell table:style-name="ce3" office:value-type="float" office:value="-21.28995514" calcext:value-type="float">
            <text:p>-21.29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295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58059692" calcext:value-type="float">
            <text:p>152.581</text:p>
          </table:table-cell>
          <table:table-cell table:style-name="ce3" office:value-type="float" office:value="-21.31895638" calcext:value-type="float">
            <text:p>-21.31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29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52914429" calcext:value-type="float">
            <text:p>152.529</text:p>
          </table:table-cell>
          <table:table-cell table:style-name="ce3" office:value-type="float" office:value="-21.37872505" calcext:value-type="float">
            <text:p>-21.37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300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50752258" calcext:value-type="float">
            <text:p>152.508</text:p>
          </table:table-cell>
          <table:table-cell table:style-name="ce3" office:value-type="float" office:value="-21.39318848" calcext:value-type="float">
            <text:p>-21.39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30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51974487" calcext:value-type="float">
            <text:p>152.520</text:p>
          </table:table-cell>
          <table:table-cell table:style-name="ce3" office:value-type="float" office:value="-21.46067429" calcext:value-type="float">
            <text:p>-21.46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30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51011658" calcext:value-type="float">
            <text:p>152.510</text:p>
          </table:table-cell>
          <table:table-cell table:style-name="ce3" office:value-type="float" office:value="-21.47377586" calcext:value-type="float">
            <text:p>-21.47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30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50949097" calcext:value-type="float">
            <text:p>152.509</text:p>
          </table:table-cell>
          <table:table-cell table:style-name="ce3" office:value-type="float" office:value="-21.4948616" calcext:value-type="float">
            <text:p>-21.49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44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57746887" calcext:value-type="float">
            <text:p>151.577</text:p>
          </table:table-cell>
          <table:table-cell table:style-name="ce3" office:value-type="float" office:value="-21.62550163" calcext:value-type="float">
            <text:p>-21.62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45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62454224" calcext:value-type="float">
            <text:p>151.625</text:p>
          </table:table-cell>
          <table:table-cell table:style-name="ce3" office:value-type="float" office:value="-21.62705231" calcext:value-type="float">
            <text:p>-21.62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46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74217224" calcext:value-type="float">
            <text:p>151.742</text:p>
          </table:table-cell>
          <table:table-cell table:style-name="ce3" office:value-type="float" office:value="-21.71146393" calcext:value-type="float">
            <text:p>-21.71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46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77368164" calcext:value-type="float">
            <text:p>151.774</text:p>
          </table:table-cell>
          <table:table-cell table:style-name="ce3" office:value-type="float" office:value="-21.75589371" calcext:value-type="float">
            <text:p>-21.75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46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98693848" calcext:value-type="float">
            <text:p>151.987</text:p>
          </table:table-cell>
          <table:table-cell table:style-name="ce3" office:value-type="float" office:value="-21.83785439" calcext:value-type="float">
            <text:p>-21.83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46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92630005" calcext:value-type="float">
            <text:p>151.926</text:p>
          </table:table-cell>
          <table:table-cell table:style-name="ce3" office:value-type="float" office:value="-21.8867054" calcext:value-type="float">
            <text:p>-21.88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47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49479675" calcext:value-type="float">
            <text:p>152.495</text:p>
          </table:table-cell>
          <table:table-cell table:style-name="ce3" office:value-type="float" office:value="-21.51159668" calcext:value-type="float">
            <text:p>-21.51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47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47457886" calcext:value-type="float">
            <text:p>152.475</text:p>
          </table:table-cell>
          <table:table-cell table:style-name="ce3" office:value-type="float" office:value="-21.53461266" calcext:value-type="float">
            <text:p>-21.53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49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47576904" calcext:value-type="float">
            <text:p>152.476</text:p>
          </table:table-cell>
          <table:table-cell table:style-name="ce3" office:value-type="float" office:value="-21.64585686" calcext:value-type="float">
            <text:p>-21.64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52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31219482" calcext:value-type="float">
            <text:p>152.312</text:p>
          </table:table-cell>
          <table:table-cell table:style-name="ce3" office:value-type="float" office:value="-21.83160782" calcext:value-type="float">
            <text:p>-21.83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52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17295837" calcext:value-type="float">
            <text:p>152.173</text:p>
          </table:table-cell>
          <table:table-cell table:style-name="ce3" office:value-type="float" office:value="-21.8669281" calcext:value-type="float">
            <text:p>-21.86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53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43983459" calcext:value-type="float">
            <text:p>152.440</text:p>
          </table:table-cell>
          <table:table-cell table:style-name="ce3" office:value-type="float" office:value="-21.85553551" calcext:value-type="float">
            <text:p>-21.85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53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40858459" calcext:value-type="float">
            <text:p>152.409</text:p>
          </table:table-cell>
          <table:table-cell table:style-name="ce3" office:value-type="float" office:value="-21.862854" calcext:value-type="float">
            <text:p>-21.86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538</text:p>
          </table:table-cell>
          <table:table-cell table:style-name="ce2" office:value-type="string" calcext:value-type="string">
            <text:p>Emperor Reef</text:p>
          </table:table-cell>
          <table:table-cell table:style-name="ce3" office:value-type="float" office:value="152.44381714" calcext:value-type="float">
            <text:p>152.444</text:p>
          </table:table-cell>
          <table:table-cell table:style-name="ce3" office:value-type="float" office:value="-21.8837204" calcext:value-type="float">
            <text:p>-21.88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54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47772217" calcext:value-type="float">
            <text:p>152.478</text:p>
          </table:table-cell>
          <table:table-cell table:style-name="ce3" office:value-type="float" office:value="-21.9057827" calcext:value-type="float">
            <text:p>-21.90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54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10873413" calcext:value-type="float">
            <text:p>152.109</text:p>
          </table:table-cell>
          <table:table-cell table:style-name="ce3" office:value-type="float" office:value="-21.92170143" calcext:value-type="float">
            <text:p>-21.92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54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49261475" calcext:value-type="float">
            <text:p>152.493</text:p>
          </table:table-cell>
          <table:table-cell table:style-name="ce3" office:value-type="float" office:value="-21.93086052" calcext:value-type="float">
            <text:p>-21.93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55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0556488" calcext:value-type="float">
            <text:p>152.056</text:p>
          </table:table-cell>
          <table:table-cell table:style-name="ce3" office:value-type="float" office:value="-21.96060562" calcext:value-type="float">
            <text:p>-21.96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556</text:p>
          </table:table-cell>
          <table:table-cell table:style-name="ce2" office:value-type="string" calcext:value-type="string">
            <text:p>Gannett Cay Reef</text:p>
          </table:table-cell>
          <table:table-cell table:style-name="ce3" office:value-type="float" office:value="152.47738647" calcext:value-type="float">
            <text:p>152.477</text:p>
          </table:table-cell>
          <table:table-cell table:style-name="ce3" office:value-type="float" office:value="-21.98163605" calcext:value-type="float">
            <text:p>-21.98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56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53979492" calcext:value-type="float">
            <text:p>152.540</text:p>
          </table:table-cell>
          <table:table-cell table:style-name="ce3" office:value-type="float" office:value="-21.66206551" calcext:value-type="float">
            <text:p>-21.66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562</text:p>
          </table:table-cell>
          <table:table-cell table:style-name="ce2" office:value-type="string" calcext:value-type="string">
            <text:p>Turner Reef</text:p>
          </table:table-cell>
          <table:table-cell table:style-name="ce3" office:value-type="float" office:value="152.5587616" calcext:value-type="float">
            <text:p>152.559</text:p>
          </table:table-cell>
          <table:table-cell table:style-name="ce3" office:value-type="float" office:value="-21.71955299" calcext:value-type="float">
            <text:p>-21.72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570</text:p>
          </table:table-cell>
          <table:table-cell table:style-name="ce2" office:value-type="string" calcext:value-type="string">
            <text:p>Triangle Reef</text:p>
          </table:table-cell>
          <table:table-cell table:style-name="ce3" office:value-type="float" office:value="152.63557434" calcext:value-type="float">
            <text:p>152.636</text:p>
          </table:table-cell>
          <table:table-cell table:style-name="ce3" office:value-type="float" office:value="-21.84602356" calcext:value-type="float">
            <text:p>-21.84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575</text:p>
          </table:table-cell>
          <table:table-cell table:style-name="ce2" office:value-type="string" calcext:value-type="string">
            <text:p>Heart Reef</text:p>
          </table:table-cell>
          <table:table-cell table:style-name="ce3" office:value-type="float" office:value="152.65705872" calcext:value-type="float">
            <text:p>152.657</text:p>
          </table:table-cell>
          <table:table-cell table:style-name="ce3" office:value-type="float" office:value="-21.89438248" calcext:value-type="float">
            <text:p>-21.89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579</text:p>
          </table:table-cell>
          <table:table-cell table:style-name="ce2" office:value-type="string" calcext:value-type="string">
            <text:p>Hill Reef</text:p>
          </table:table-cell>
          <table:table-cell table:style-name="ce3" office:value-type="float" office:value="152.67234802" calcext:value-type="float">
            <text:p>152.672</text:p>
          </table:table-cell>
          <table:table-cell table:style-name="ce3" office:value-type="float" office:value="-21.91166115" calcext:value-type="float">
            <text:p>-21.91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586</text:p>
          </table:table-cell>
          <table:table-cell table:style-name="ce2" office:value-type="string" calcext:value-type="string">
            <text:p>Follett Reef</text:p>
          </table:table-cell>
          <table:table-cell table:style-name="ce3" office:value-type="float" office:value="152.70141602" calcext:value-type="float">
            <text:p>152.701</text:p>
          </table:table-cell>
          <table:table-cell table:style-name="ce3" office:value-type="float" office:value="-21.96721268" calcext:value-type="float">
            <text:p>-21.96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59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37242126" calcext:value-type="float">
            <text:p>150.372</text:p>
          </table:table-cell>
          <table:table-cell table:style-name="ce3" office:value-type="float" office:value="-21.02275085" calcext:value-type="float">
            <text:p>-21.02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67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92616272" calcext:value-type="float">
            <text:p>151.926</text:p>
          </table:table-cell>
          <table:table-cell table:style-name="ce3" office:value-type="float" office:value="-21.80414963" calcext:value-type="float">
            <text:p>-21.8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2-08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46496582" calcext:value-type="float">
            <text:p>152.465</text:p>
          </table:table-cell>
          <table:table-cell table:style-name="ce3" office:value-type="float" office:value="-21.99973488" calcext:value-type="float">
            <text:p>-22.0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2-090</text:p>
          </table:table-cell>
          <table:table-cell table:style-name="ce2" office:value-type="string" calcext:value-type="string">
            <text:p>Chesterman Reef</text:p>
          </table:table-cell>
          <table:table-cell table:style-name="ce3" office:value-type="float" office:value="152.42874146" calcext:value-type="float">
            <text:p>152.429</text:p>
          </table:table-cell>
          <table:table-cell table:style-name="ce3" office:value-type="float" office:value="-22.04010582" calcext:value-type="float">
            <text:p>-22.04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2-103</text:p>
          </table:table-cell>
          <table:table-cell table:style-name="ce2" office:value-type="string" calcext:value-type="string">
            <text:p>Half Moon Reef</text:p>
          </table:table-cell>
          <table:table-cell table:style-name="ce3" office:value-type="float" office:value="152.72612" calcext:value-type="float">
            <text:p>152.726</text:p>
          </table:table-cell>
          <table:table-cell table:style-name="ce3" office:value-type="float" office:value="-22.01127243" calcext:value-type="float">
            <text:p>-22.01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2-10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73783875" calcext:value-type="float">
            <text:p>152.738</text:p>
          </table:table-cell>
          <table:table-cell table:style-name="ce3" office:value-type="float" office:value="-22.05660439" calcext:value-type="float">
            <text:p>-22.05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2-11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52206421" calcext:value-type="float">
            <text:p>152.522</text:p>
          </table:table-cell>
          <table:table-cell table:style-name="ce3" office:value-type="float" office:value="-22.07334137" calcext:value-type="float">
            <text:p>-22.07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2-115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53358459" calcext:value-type="float">
            <text:p>152.534</text:p>
          </table:table-cell>
          <table:table-cell table:style-name="ce3" office:value-type="float" office:value="-22.10583496" calcext:value-type="float">
            <text:p>-22.10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2-116</text:p>
          </table:table-cell>
          <table:table-cell table:style-name="ce2" office:value-type="string" calcext:value-type="string">
            <text:p>Hook Reef</text:p>
          </table:table-cell>
          <table:table-cell table:style-name="ce3" office:value-type="float" office:value="152.74171448" calcext:value-type="float">
            <text:p>152.742</text:p>
          </table:table-cell>
          <table:table-cell table:style-name="ce3" office:value-type="float" office:value="-22.09586525" calcext:value-type="float">
            <text:p>-22.09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2-121</text:p>
          </table:table-cell>
          <table:table-cell table:style-name="ce2" office:value-type="string" calcext:value-type="string">
            <text:p>Sinker Reef</text:p>
          </table:table-cell>
          <table:table-cell table:style-name="ce3" office:value-type="float" office:value="152.74615479" calcext:value-type="float">
            <text:p>152.746</text:p>
          </table:table-cell>
          <table:table-cell table:style-name="ce3" office:value-type="float" office:value="-22.11695099" calcext:value-type="float">
            <text:p>-22.11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2-122</text:p>
          </table:table-cell>
          <table:table-cell table:style-name="ce2" office:value-type="string" calcext:value-type="string">
            <text:p>Junior Reef</text:p>
          </table:table-cell>
          <table:table-cell table:style-name="ce3" office:value-type="float" office:value="152.53179932" calcext:value-type="float">
            <text:p>152.532</text:p>
          </table:table-cell>
          <table:table-cell table:style-name="ce3" office:value-type="float" office:value="-22.1481514" calcext:value-type="float">
            <text:p>-22.14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2-12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59759521" calcext:value-type="float">
            <text:p>152.598</text:p>
          </table:table-cell>
          <table:table-cell table:style-name="ce3" office:value-type="float" office:value="-22.14977264" calcext:value-type="float">
            <text:p>-22.15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2-124</text:p>
          </table:table-cell>
          <table:table-cell table:style-name="ce2" office:value-type="string" calcext:value-type="string">
            <text:p>Taiwan Reef</text:p>
          </table:table-cell>
          <table:table-cell table:style-name="ce3" office:value-type="float" office:value="152.76055908" calcext:value-type="float">
            <text:p>152.761</text:p>
          </table:table-cell>
          <table:table-cell table:style-name="ce3" office:value-type="float" office:value="-22.15019226" calcext:value-type="float">
            <text:p>-22.15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2-125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55300903" calcext:value-type="float">
            <text:p>152.553</text:p>
          </table:table-cell>
          <table:table-cell table:style-name="ce3" office:value-type="float" office:value="-22.15541458" calcext:value-type="float">
            <text:p>-22.15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2-12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62690735" calcext:value-type="float">
            <text:p>152.627</text:p>
          </table:table-cell>
          <table:table-cell table:style-name="ce3" office:value-type="float" office:value="-22.18472099" calcext:value-type="float">
            <text:p>-22.18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2-131</text:p>
          </table:table-cell>
          <table:table-cell table:style-name="ce2" office:value-type="string" calcext:value-type="string">
            <text:p>Sunray Reef</text:p>
          </table:table-cell>
          <table:table-cell table:style-name="ce3" office:value-type="float" office:value="152.76132202" calcext:value-type="float">
            <text:p>152.761</text:p>
          </table:table-cell>
          <table:table-cell table:style-name="ce3" office:value-type="float" office:value="-22.18341255" calcext:value-type="float">
            <text:p>-22.18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2-133</text:p>
          </table:table-cell>
          <table:table-cell table:style-name="ce2" office:value-type="string" calcext:value-type="string">
            <text:p>Sandshoe Reef</text:p>
          </table:table-cell>
          <table:table-cell table:style-name="ce3" office:value-type="float" office:value="152.75704956" calcext:value-type="float">
            <text:p>152.757</text:p>
          </table:table-cell>
          <table:table-cell table:style-name="ce3" office:value-type="float" office:value="-22.20902634" calcext:value-type="float">
            <text:p>-22.20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2-13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6186676" calcext:value-type="float">
            <text:p>152.619</text:p>
          </table:table-cell>
          <table:table-cell table:style-name="ce3" office:value-type="float" office:value="-22.22284508" calcext:value-type="float">
            <text:p>-22.22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2-13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60469055" calcext:value-type="float">
            <text:p>152.605</text:p>
          </table:table-cell>
          <table:table-cell table:style-name="ce3" office:value-type="float" office:value="-22.26438522" calcext:value-type="float">
            <text:p>-22.26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2-141</text:p>
          </table:table-cell>
          <table:table-cell table:style-name="ce2" office:value-type="string" calcext:value-type="string">
            <text:p>Dicks Reef</text:p>
          </table:table-cell>
          <table:table-cell table:style-name="ce3" office:value-type="float" office:value="152.66279602" calcext:value-type="float">
            <text:p>152.663</text:p>
          </table:table-cell>
          <table:table-cell table:style-name="ce3" office:value-type="float" office:value="-22.30785561" calcext:value-type="float">
            <text:p>-22.30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2-14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73651123" calcext:value-type="float">
            <text:p>152.737</text:p>
          </table:table-cell>
          <table:table-cell table:style-name="ce3" office:value-type="float" office:value="-22.29887009" calcext:value-type="float">
            <text:p>-22.29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2-14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72900391" calcext:value-type="float">
            <text:p>152.729</text:p>
          </table:table-cell>
          <table:table-cell table:style-name="ce3" office:value-type="float" office:value="-22.32504654" calcext:value-type="float">
            <text:p>-22.32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3-012c</text:p>
          </table:table-cell>
          <table:table-cell table:style-name="ce2" office:value-type="string" calcext:value-type="string">
            <text:p>Great Keppel (Wop-pa) Island Reef (No 3)</text:p>
          </table:table-cell>
          <table:table-cell table:style-name="ce3" office:value-type="float" office:value="150.98612976" calcext:value-type="float">
            <text:p>150.986</text:p>
          </table:table-cell>
          <table:table-cell table:style-name="ce3" office:value-type="float" office:value="-23.17248726" calcext:value-type="float">
            <text:p>-23.17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3-031a</text:p>
          </table:table-cell>
          <table:table-cell table:style-name="ce2" office:value-type="string" calcext:value-type="string">
            <text:p>Barren (A-rum-mi) (First Lump) Reef (No 1)</text:p>
          </table:table-cell>
          <table:table-cell table:style-name="ce3" office:value-type="float" office:value="151.07069397" calcext:value-type="float">
            <text:p>151.071</text:p>
          </table:table-cell>
          <table:table-cell table:style-name="ce3" office:value-type="float" office:value="-23.16266632" calcext:value-type="float">
            <text:p>-23.16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3-055a</text:p>
          </table:table-cell>
          <table:table-cell table:style-name="ce2" office:value-type="string" calcext:value-type="string">
            <text:p>One Tree Island Reef</text:p>
          </table:table-cell>
          <table:table-cell table:style-name="ce3" office:value-type="float" office:value="152.06114197" calcext:value-type="float">
            <text:p>152.061</text:p>
          </table:table-cell>
          <table:table-cell table:style-name="ce3" office:value-type="float" office:value="-23.4956665" calcext:value-type="float">
            <text:p>-23.49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406</text:p>
          </table:table-cell>
          <table:table-cell table:style-name="ce2" office:value-type="string" calcext:value-type="string">
            <text:p>Mimi Islet</text:p>
          </table:table-cell>
          <table:table-cell table:style-name="ce3" office:value-type="float" office:value="143.397878" calcext:value-type="float">
            <text:p>143.398</text:p>
          </table:table-cell>
          <table:table-cell table:style-name="ce3" office:value-type="float" office:value="-9.954496" calcext:value-type="float">
            <text:p>-9.95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408</text:p>
          </table:table-cell>
          <table:table-cell table:style-name="ce2" office:value-type="string" calcext:value-type="string">
            <text:p>Kabbikane Islet</text:p>
          </table:table-cell>
          <table:table-cell table:style-name="ce3" office:value-type="float" office:value="143.407515" calcext:value-type="float">
            <text:p>143.408</text:p>
          </table:table-cell>
          <table:table-cell table:style-name="ce3" office:value-type="float" office:value="-9.821474" calcext:value-type="float">
            <text:p>-9.82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409</text:p>
          </table:table-cell>
          <table:table-cell table:style-name="ce2" office:value-type="string" calcext:value-type="string">
            <text:p>Masig Island</text:p>
          </table:table-cell>
          <table:table-cell table:style-name="ce3" office:value-type="float" office:value="143.408802" calcext:value-type="float">
            <text:p>143.409</text:p>
          </table:table-cell>
          <table:table-cell table:style-name="ce3" office:value-type="float" office:value="-9.751925" calcext:value-type="float">
            <text:p>-9.75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42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514022753" calcext:value-type="float">
            <text:p>143.514</text:p>
          </table:table-cell>
          <table:table-cell table:style-name="ce3" office:value-type="float" office:value="-9.551694989" calcext:value-type="float">
            <text:p>-9.55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8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644928" calcext:value-type="float">
            <text:p>143.964</text:p>
          </table:table-cell>
          <table:table-cell table:style-name="ce3" office:value-type="float" office:value="-10.68788147" calcext:value-type="float">
            <text:p>-10.68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8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7961426" calcext:value-type="float">
            <text:p>143.980</text:p>
          </table:table-cell>
          <table:table-cell table:style-name="ce3" office:value-type="float" office:value="-10.72316742" calcext:value-type="float">
            <text:p>-10.72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91</text:p>
          </table:table-cell>
          <table:table-cell table:style-name="ce2" office:value-type="string" calcext:value-type="string">
            <text:p>Triangle Reef</text:p>
          </table:table-cell>
          <table:table-cell table:style-name="ce3" office:value-type="float" office:value="143.98234558" calcext:value-type="float">
            <text:p>143.982</text:p>
          </table:table-cell>
          <table:table-cell table:style-name="ce3" office:value-type="float" office:value="-10.75539112" calcext:value-type="float">
            <text:p>-10.75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98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7547913" calcext:value-type="float">
            <text:p>143.975</text:p>
          </table:table-cell>
          <table:table-cell table:style-name="ce3" office:value-type="float" office:value="-10.77815247" calcext:value-type="float">
            <text:p>-10.77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1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1409912" calcext:value-type="float">
            <text:p>144.014</text:p>
          </table:table-cell>
          <table:table-cell table:style-name="ce3" office:value-type="float" office:value="-10.88740253" calcext:value-type="float">
            <text:p>-10.88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1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1809692" calcext:value-type="float">
            <text:p>144.018</text:p>
          </table:table-cell>
          <table:table-cell table:style-name="ce3" office:value-type="float" office:value="-10.92669582" calcext:value-type="float">
            <text:p>-10.92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18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3520203" calcext:value-type="float">
            <text:p>144.035</text:p>
          </table:table-cell>
          <table:table-cell table:style-name="ce3" office:value-type="float" office:value="-10.9968214" calcext:value-type="float">
            <text:p>-10.99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19b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1309204" calcext:value-type="float">
            <text:p>144.013</text:p>
          </table:table-cell>
          <table:table-cell table:style-name="ce3" office:value-type="float" office:value="-11.01794815" calcext:value-type="float">
            <text:p>-11.01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2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9504089" calcext:value-type="float">
            <text:p>143.995</text:p>
          </table:table-cell>
          <table:table-cell table:style-name="ce3" office:value-type="float" office:value="-11.01778316" calcext:value-type="float">
            <text:p>-11.01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23a</text:p>
          </table:table-cell>
          <table:table-cell table:style-name="ce2" office:value-type="string" calcext:value-type="string">
            <text:p>Watson Cay Reef</text:p>
          </table:table-cell>
          <table:table-cell table:style-name="ce3" office:value-type="float" office:value="142.459886334" calcext:value-type="float">
            <text:p>142.460</text:p>
          </table:table-cell>
          <table:table-cell table:style-name="ce3" office:value-type="float" office:value="-10.0388790495" calcext:value-type="float">
            <text:p>-10.039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1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5027161" calcext:value-type="float">
            <text:p>143.950</text:p>
          </table:table-cell>
          <table:table-cell table:style-name="ce3" office:value-type="float" office:value="-10.6531477" calcext:value-type="float">
            <text:p>-10.65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66a</text:p>
          </table:table-cell>
          <table:table-cell table:style-name="ce2" office:value-type="string" calcext:value-type="string">
            <text:p>Half Way (Zuizin) Island Reef</text:p>
          </table:table-cell>
          <table:table-cell table:style-name="ce3" office:value-type="float" office:value="143.322156" calcext:value-type="float">
            <text:p>143.322</text:p>
          </table:table-cell>
          <table:table-cell table:style-name="ce3" office:value-type="float" office:value="-10.108313" calcext:value-type="float">
            <text:p>-10.10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66a</text:p>
          </table:table-cell>
          <table:table-cell table:style-name="ce2" office:value-type="string" calcext:value-type="string">
            <text:p>Half Way (Zuizin) Island Reef</text:p>
          </table:table-cell>
          <table:table-cell table:style-name="ce3" office:value-type="float" office:value="143.326584015" calcext:value-type="float">
            <text:p>143.327</text:p>
          </table:table-cell>
          <table:table-cell table:style-name="ce3" office:value-type="float" office:value="-10.1205609707" calcext:value-type="float">
            <text:p>-10.12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67</text:p>
          </table:table-cell>
          <table:table-cell table:style-name="ce2" office:value-type="string" calcext:value-type="string">
            <text:p>Kodnasem Reef</text:p>
          </table:table-cell>
          <table:table-cell table:style-name="ce3" office:value-type="float" office:value="143.345619703" calcext:value-type="float">
            <text:p>143.346</text:p>
          </table:table-cell>
          <table:table-cell table:style-name="ce3" office:value-type="float" office:value="-10.1476273396" calcext:value-type="float">
            <text:p>-10.14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68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350272803" calcext:value-type="float">
            <text:p>143.350</text:p>
          </table:table-cell>
          <table:table-cell table:style-name="ce3" office:value-type="float" office:value="-10.087128198" calcext:value-type="float">
            <text:p>-10.08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72</text:p>
          </table:table-cell>
          <table:table-cell table:style-name="ce2" office:value-type="string" calcext:value-type="string">
            <text:p>Maped-Au-Kap Reef</text:p>
          </table:table-cell>
          <table:table-cell table:style-name="ce3" office:value-type="float" office:value="143.385979" calcext:value-type="float">
            <text:p>143.386</text:p>
          </table:table-cell>
          <table:table-cell table:style-name="ce3" office:value-type="float" office:value="-10.324091" calcext:value-type="float">
            <text:p>-10.32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98a</text:p>
          </table:table-cell>
          <table:table-cell table:style-name="ce2" office:value-type="string" calcext:value-type="string">
            <text:p>Gurigur Reef</text:p>
          </table:table-cell>
          <table:table-cell table:style-name="ce3" office:value-type="float" office:value="143.431807" calcext:value-type="float">
            <text:p>143.432</text:p>
          </table:table-cell>
          <table:table-cell table:style-name="ce3" office:value-type="float" office:value="-10.025106" calcext:value-type="float">
            <text:p>-10.02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619</text:p>
          </table:table-cell>
          <table:table-cell table:style-name="ce2" office:value-type="string" calcext:value-type="string">
            <text:p>Kai-Wareg Reef</text:p>
          </table:table-cell>
          <table:table-cell table:style-name="ce3" office:value-type="float" office:value="143.452941" calcext:value-type="float">
            <text:p>143.453</text:p>
          </table:table-cell>
          <table:table-cell table:style-name="ce3" office:value-type="float" office:value="-10.179855" calcext:value-type="float">
            <text:p>-10.18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075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7923279" calcext:value-type="float">
            <text:p>143.979</text:p>
          </table:table-cell>
          <table:table-cell table:style-name="ce3" office:value-type="float" office:value="-11.29531193" calcext:value-type="float">
            <text:p>-11.29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07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8078918" calcext:value-type="float">
            <text:p>143.981</text:p>
          </table:table-cell>
          <table:table-cell table:style-name="ce3" office:value-type="float" office:value="-11.30926514" calcext:value-type="float">
            <text:p>-11.309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07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624176" calcext:value-type="float">
            <text:p>143.962</text:p>
          </table:table-cell>
          <table:table-cell table:style-name="ce3" office:value-type="float" office:value="-11.32235336" calcext:value-type="float">
            <text:p>-11.32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08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5658875" calcext:value-type="float">
            <text:p>143.957</text:p>
          </table:table-cell>
          <table:table-cell table:style-name="ce3" office:value-type="float" office:value="-11.34822178" calcext:value-type="float">
            <text:p>-11.34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08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5201111" calcext:value-type="float">
            <text:p>143.952</text:p>
          </table:table-cell>
          <table:table-cell table:style-name="ce3" office:value-type="float" office:value="-11.3558569" calcext:value-type="float">
            <text:p>-11.356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08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6405029" calcext:value-type="float">
            <text:p>143.964</text:p>
          </table:table-cell>
          <table:table-cell table:style-name="ce3" office:value-type="float" office:value="-11.36100101" calcext:value-type="float">
            <text:p>-11.36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087b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5904541" calcext:value-type="float">
            <text:p>143.959</text:p>
          </table:table-cell>
          <table:table-cell table:style-name="ce3" office:value-type="float" office:value="-11.37150669" calcext:value-type="float">
            <text:p>-11.37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089b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5849609" calcext:value-type="float">
            <text:p>143.958</text:p>
          </table:table-cell>
          <table:table-cell table:style-name="ce3" office:value-type="float" office:value="-11.39221954" calcext:value-type="float">
            <text:p>-11.39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09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6368408" calcext:value-type="float">
            <text:p>143.964</text:p>
          </table:table-cell>
          <table:table-cell table:style-name="ce3" office:value-type="float" office:value="-11.4024229" calcext:value-type="float">
            <text:p>-11.40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095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6955872" calcext:value-type="float">
            <text:p>143.970</text:p>
          </table:table-cell>
          <table:table-cell table:style-name="ce3" office:value-type="float" office:value="-11.41603661" calcext:value-type="float">
            <text:p>-11.416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2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4663086" calcext:value-type="float">
            <text:p>144.047</text:p>
          </table:table-cell>
          <table:table-cell table:style-name="ce3" office:value-type="float" office:value="-11.20068359" calcext:value-type="float">
            <text:p>-11.20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2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5099487" calcext:value-type="float">
            <text:p>144.051</text:p>
          </table:table-cell>
          <table:table-cell table:style-name="ce3" office:value-type="float" office:value="-11.20973969" calcext:value-type="float">
            <text:p>-11.21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26b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1832581" calcext:value-type="float">
            <text:p>144.018</text:p>
          </table:table-cell>
          <table:table-cell table:style-name="ce3" office:value-type="float" office:value="-11.26926422" calcext:value-type="float">
            <text:p>-11.269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208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6178589" calcext:value-type="float">
            <text:p>143.862</text:p>
          </table:table-cell>
          <table:table-cell table:style-name="ce3" office:value-type="float" office:value="-11.55881405" calcext:value-type="float">
            <text:p>-11.559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212</text:p>
          </table:table-cell>
          <table:table-cell table:style-name="ce2" office:value-type="string" calcext:value-type="string">
            <text:p>Jukes Reef</text:p>
          </table:table-cell>
          <table:table-cell table:style-name="ce3" office:value-type="float" office:value="143.85531616" calcext:value-type="float">
            <text:p>143.855</text:p>
          </table:table-cell>
          <table:table-cell table:style-name="ce3" office:value-type="float" office:value="-11.59234333" calcext:value-type="float">
            <text:p>-11.59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215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795929" calcext:value-type="float">
            <text:p>143.880</text:p>
          </table:table-cell>
          <table:table-cell table:style-name="ce3" office:value-type="float" office:value="-11.63012218" calcext:value-type="float">
            <text:p>-11.63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223</text:p>
          </table:table-cell>
          <table:table-cell table:style-name="ce2" office:value-type="string" calcext:value-type="string">
            <text:p>Three Reefs</text:p>
          </table:table-cell>
          <table:table-cell table:style-name="ce3" office:value-type="float" office:value="143.89483643" calcext:value-type="float">
            <text:p>143.895</text:p>
          </table:table-cell>
          <table:table-cell table:style-name="ce3" office:value-type="float" office:value="-11.76935005" calcext:value-type="float">
            <text:p>-11.769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22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6940002" calcext:value-type="float">
            <text:p>143.869</text:p>
          </table:table-cell>
          <table:table-cell table:style-name="ce3" office:value-type="float" office:value="-11.7812767" calcext:value-type="float">
            <text:p>-11.78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22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6431885" calcext:value-type="float">
            <text:p>143.864</text:p>
          </table:table-cell>
          <table:table-cell table:style-name="ce3" office:value-type="float" office:value="-11.80082989" calcext:value-type="float">
            <text:p>-11.80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22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6500549" calcext:value-type="float">
            <text:p>143.865</text:p>
          </table:table-cell>
          <table:table-cell table:style-name="ce3" office:value-type="float" office:value="-11.80861473" calcext:value-type="float">
            <text:p>-11.809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237a</text:p>
          </table:table-cell>
          <table:table-cell table:style-name="ce2" office:value-type="string" calcext:value-type="string">
            <text:p>Ashmore Banks (No 1)</text:p>
          </table:table-cell>
          <table:table-cell table:style-name="ce3" office:value-type="float" office:value="143.62936401" calcext:value-type="float">
            <text:p>143.629</text:p>
          </table:table-cell>
          <table:table-cell table:style-name="ce3" office:value-type="float" office:value="-11.88521671" calcext:value-type="float">
            <text:p>-11.88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237b</text:p>
          </table:table-cell>
          <table:table-cell table:style-name="ce2" office:value-type="string" calcext:value-type="string">
            <text:p>Ashmore Banks (No 2)</text:p>
          </table:table-cell>
          <table:table-cell table:style-name="ce3" office:value-type="float" office:value="143.70982361" calcext:value-type="float">
            <text:p>143.710</text:p>
          </table:table-cell>
          <table:table-cell table:style-name="ce3" office:value-type="float" office:value="-11.88003635" calcext:value-type="float">
            <text:p>-11.88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244c</text:p>
          </table:table-cell>
          <table:table-cell table:style-name="ce2" office:value-type="string" calcext:value-type="string">
            <text:p>Great Detached Reef (No 3)</text:p>
          </table:table-cell>
          <table:table-cell table:style-name="ce3" office:value-type="float" office:value="143.99763489" calcext:value-type="float">
            <text:p>143.998</text:p>
          </table:table-cell>
          <table:table-cell table:style-name="ce3" office:value-type="float" office:value="-11.78417778" calcext:value-type="float">
            <text:p>-11.78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35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9657593" calcext:value-type="float">
            <text:p>143.897</text:p>
          </table:table-cell>
          <table:table-cell table:style-name="ce3" office:value-type="float" office:value="-12.04671574" calcext:value-type="float">
            <text:p>-12.04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38b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3292236" calcext:value-type="float">
            <text:p>143.933</text:p>
          </table:table-cell>
          <table:table-cell table:style-name="ce3" office:value-type="float" office:value="-12.05772018" calcext:value-type="float">
            <text:p>-12.05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38c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2573547" calcext:value-type="float">
            <text:p>143.926</text:p>
          </table:table-cell>
          <table:table-cell table:style-name="ce3" office:value-type="float" office:value="-12.06112289" calcext:value-type="float">
            <text:p>-12.06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4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1138611" calcext:value-type="float">
            <text:p>143.811</text:p>
          </table:table-cell>
          <table:table-cell table:style-name="ce3" office:value-type="float" office:value="-12.07230663" calcext:value-type="float">
            <text:p>-12.07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4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0371094" calcext:value-type="float">
            <text:p>143.804</text:p>
          </table:table-cell>
          <table:table-cell table:style-name="ce3" office:value-type="float" office:value="-12.09514523" calcext:value-type="float">
            <text:p>-12.09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43b</text:p>
          </table:table-cell>
          <table:table-cell table:style-name="ce2" office:value-type="string" calcext:value-type="string">
            <text:p>Martha Ridgway Reef (South)</text:p>
          </table:table-cell>
          <table:table-cell table:style-name="ce3" office:value-type="float" office:value="143.81086731" calcext:value-type="float">
            <text:p>143.811</text:p>
          </table:table-cell>
          <table:table-cell table:style-name="ce3" office:value-type="float" office:value="-12.14468956" calcext:value-type="float">
            <text:p>-12.14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4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0516052" calcext:value-type="float">
            <text:p>143.805</text:p>
          </table:table-cell>
          <table:table-cell table:style-name="ce3" office:value-type="float" office:value="-12.17167664" calcext:value-type="float">
            <text:p>-12.17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48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78059387" calcext:value-type="float">
            <text:p>143.781</text:p>
          </table:table-cell>
          <table:table-cell table:style-name="ce3" office:value-type="float" office:value="-12.19409657" calcext:value-type="float">
            <text:p>-12.19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5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79431152" calcext:value-type="float">
            <text:p>143.794</text:p>
          </table:table-cell>
          <table:table-cell table:style-name="ce3" office:value-type="float" office:value="-12.20841408" calcext:value-type="float">
            <text:p>-12.20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61</text:p>
          </table:table-cell>
          <table:table-cell table:style-name="ce2" office:value-type="string" calcext:value-type="string">
            <text:p>Lagoon Reef</text:p>
          </table:table-cell>
          <table:table-cell table:style-name="ce3" office:value-type="float" office:value="143.75706482" calcext:value-type="float">
            <text:p>143.757</text:p>
          </table:table-cell>
          <table:table-cell table:style-name="ce3" office:value-type="float" office:value="-12.38443565" calcext:value-type="float">
            <text:p>-12.38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6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76272583" calcext:value-type="float">
            <text:p>143.763</text:p>
          </table:table-cell>
          <table:table-cell table:style-name="ce3" office:value-type="float" office:value="-12.4656105" calcext:value-type="float">
            <text:p>-12.466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7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75871277" calcext:value-type="float">
            <text:p>143.759</text:p>
          </table:table-cell>
          <table:table-cell table:style-name="ce3" office:value-type="float" office:value="-12.483531" calcext:value-type="float">
            <text:p>-12.48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7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77137756" calcext:value-type="float">
            <text:p>143.771</text:p>
          </table:table-cell>
          <table:table-cell table:style-name="ce3" office:value-type="float" office:value="-12.48882198" calcext:value-type="float">
            <text:p>-12.489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79c</text:p>
          </table:table-cell>
          <table:table-cell table:style-name="ce2" office:value-type="string" calcext:value-type="string">
            <text:p>Noddy Reef (No 3)</text:p>
          </table:table-cell>
          <table:table-cell table:style-name="ce3" office:value-type="float" office:value="143.90786743" calcext:value-type="float">
            <text:p>143.908</text:p>
          </table:table-cell>
          <table:table-cell table:style-name="ce3" office:value-type="float" office:value="-13.6067009" calcext:value-type="float">
            <text:p>-13.60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93b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6170044" calcext:value-type="float">
            <text:p>143.962</text:p>
          </table:table-cell>
          <table:table-cell table:style-name="ce3" office:value-type="float" office:value="-13.76087666" calcext:value-type="float">
            <text:p>-13.76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108</text:p>
          </table:table-cell>
          <table:table-cell table:style-name="ce2" office:value-type="string" calcext:value-type="string">
            <text:p>Hedge Reef</text:p>
          </table:table-cell>
          <table:table-cell table:style-name="ce3" office:value-type="float" office:value="143.95117188" calcext:value-type="float">
            <text:p>143.951</text:p>
          </table:table-cell>
          <table:table-cell table:style-name="ce3" office:value-type="float" office:value="-13.90026379" calcext:value-type="float">
            <text:p>-13.90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16b</text:p>
          </table:table-cell>
          <table:table-cell table:style-name="ce2" office:value-type="string" calcext:value-type="string">
            <text:p>Lizard Island Reef (North East)</text:p>
          </table:table-cell>
          <table:table-cell table:style-name="ce3" office:value-type="float" office:value="145.46611023" calcext:value-type="float">
            <text:p>145.466</text:p>
          </table:table-cell>
          <table:table-cell table:style-name="ce3" office:value-type="float" office:value="-14.65501785" calcext:value-type="float">
            <text:p>-14.65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43</text:p>
          </table:table-cell>
          <table:table-cell table:style-name="ce2" office:value-type="string" calcext:value-type="string">
            <text:p>North Direction Reef</text:p>
          </table:table-cell>
          <table:table-cell table:style-name="ce3" office:value-type="float" office:value="145.51068115" calcext:value-type="float">
            <text:p>145.511</text:p>
          </table:table-cell>
          <table:table-cell table:style-name="ce3" office:value-type="float" office:value="-14.74591541" calcext:value-type="float">
            <text:p>-14.746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47a</text:p>
          </table:table-cell>
          <table:table-cell table:style-name="ce2" office:value-type="string" calcext:value-type="string">
            <text:p>South Direction Reef (North)</text:p>
          </table:table-cell>
          <table:table-cell table:style-name="ce3" office:value-type="float" office:value="145.52357483" calcext:value-type="float">
            <text:p>145.524</text:p>
          </table:table-cell>
          <table:table-cell table:style-name="ce3" office:value-type="float" office:value="-14.82437229" calcext:value-type="float">
            <text:p>-14.82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18</text:p>
          </table:table-cell>
          <table:table-cell table:style-name="ce2" office:value-type="string" calcext:value-type="string">
            <text:p>Pasco Reef</text:p>
          </table:table-cell>
          <table:table-cell table:style-name="ce3" office:value-type="float" office:value="145.53305054" calcext:value-type="float">
            <text:p>145.533</text:p>
          </table:table-cell>
          <table:table-cell table:style-name="ce3" office:value-type="float" office:value="-15.04456997" calcext:value-type="float">
            <text:p>-15.04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6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5.40048218" calcext:value-type="float">
            <text:p>145.400</text:p>
          </table:table-cell>
          <table:table-cell table:style-name="ce3" office:value-type="float" office:value="-15.94005394" calcext:value-type="float">
            <text:p>-15.94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-049</text:p>
          </table:table-cell>
          <table:table-cell table:style-name="ce2" office:value-type="string" calcext:value-type="string">
            <text:p>Green Island Reef</text:p>
          </table:table-cell>
          <table:table-cell table:style-name="ce3" office:value-type="float" office:value="145.99865723" calcext:value-type="float">
            <text:p>145.999</text:p>
          </table:table-cell>
          <table:table-cell table:style-name="ce3" office:value-type="float" office:value="-16.76707268" calcext:value-type="float">
            <text:p>-16.76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-064</text:p>
          </table:table-cell>
          <table:table-cell table:style-name="ce2" office:value-type="string" calcext:value-type="string">
            <text:p>Arlington Reef</text:p>
          </table:table-cell>
          <table:table-cell table:style-name="ce3" office:value-type="float" office:value="146.05477905" calcext:value-type="float">
            <text:p>146.055</text:p>
          </table:table-cell>
          <table:table-cell table:style-name="ce3" office:value-type="float" office:value="-16.69470215" calcext:value-type="float">
            <text:p>-16.69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-001a</text:p>
          </table:table-cell>
          <table:table-cell table:style-name="ce2" office:value-type="string" calcext:value-type="string">
            <text:p>Sudbury Reef (No 1)</text:p>
          </table:table-cell>
          <table:table-cell table:style-name="ce3" office:value-type="float" office:value="146.2049408" calcext:value-type="float">
            <text:p>146.205</text:p>
          </table:table-cell>
          <table:table-cell table:style-name="ce3" office:value-type="float" office:value="-16.99837875" calcext:value-type="float">
            <text:p>-16.99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-017</text:p>
          </table:table-cell>
          <table:table-cell table:style-name="ce2" office:value-type="string" calcext:value-type="string">
            <text:p>Gibson Reef</text:p>
          </table:table-cell>
          <table:table-cell table:style-name="ce3" office:value-type="float" office:value="146.35955811" calcext:value-type="float">
            <text:p>146.360</text:p>
          </table:table-cell>
          <table:table-cell table:style-name="ce3" office:value-type="float" office:value="-17.30199242" calcext:value-type="float">
            <text:p>-17.30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-018a</text:p>
          </table:table-cell>
          <table:table-cell table:style-name="ce2" office:value-type="string" calcext:value-type="string">
            <text:p>Howie Reef</text:p>
          </table:table-cell>
          <table:table-cell table:style-name="ce3" office:value-type="float" office:value="146.38508606" calcext:value-type="float">
            <text:p>146.385</text:p>
          </table:table-cell>
          <table:table-cell table:style-name="ce3" office:value-type="float" office:value="-17.39389038" calcext:value-type="float">
            <text:p>-17.39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-024</text:p>
          </table:table-cell>
          <table:table-cell table:style-name="ce2" office:value-type="string" calcext:value-type="string">
            <text:p>Peart Reef</text:p>
          </table:table-cell>
          <table:table-cell table:style-name="ce3" office:value-type="float" office:value="146.39112854" calcext:value-type="float">
            <text:p>146.391</text:p>
          </table:table-cell>
          <table:table-cell table:style-name="ce3" office:value-type="float" office:value="-17.48226547" calcext:value-type="float">
            <text:p>-17.48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-037</text:p>
          </table:table-cell>
          <table:table-cell table:style-name="ce2" office:value-type="string" calcext:value-type="string">
            <text:p>Hall-Thompson Reef</text:p>
          </table:table-cell>
          <table:table-cell table:style-name="ce3" office:value-type="float" office:value="146.45721436" calcext:value-type="float">
            <text:p>146.457</text:p>
          </table:table-cell>
          <table:table-cell table:style-name="ce3" office:value-type="float" office:value="-17.60943413" calcext:value-type="float">
            <text:p>-17.609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-042</text:p>
          </table:table-cell>
          <table:table-cell table:style-name="ce2" office:value-type="string" calcext:value-type="string">
            <text:p>Adelaide Reef</text:p>
          </table:table-cell>
          <table:table-cell table:style-name="ce3" office:value-type="float" office:value="146.47129822" calcext:value-type="float">
            <text:p>146.471</text:p>
          </table:table-cell>
          <table:table-cell table:style-name="ce3" office:value-type="float" office:value="-17.65380287" calcext:value-type="float">
            <text:p>-17.65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-044</text:p>
          </table:table-cell>
          <table:table-cell table:style-name="ce2" office:value-type="string" calcext:value-type="string">
            <text:p>Ellison Reef</text:p>
          </table:table-cell>
          <table:table-cell table:style-name="ce3" office:value-type="float" office:value="146.39360046" calcext:value-type="float">
            <text:p>146.394</text:p>
          </table:table-cell>
          <table:table-cell table:style-name="ce3" office:value-type="float" office:value="-17.72225189" calcext:value-type="float">
            <text:p>-17.72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-063a</text:p>
          </table:table-cell>
          <table:table-cell table:style-name="ce2" office:value-type="string" calcext:value-type="string">
            <text:p>Farquharson Reef (No 1)</text:p>
          </table:table-cell>
          <table:table-cell table:style-name="ce3" office:value-type="float" office:value="146.51689148" calcext:value-type="float">
            <text:p>146.517</text:p>
          </table:table-cell>
          <table:table-cell table:style-name="ce3" office:value-type="float" office:value="-17.79090881" calcext:value-type="float">
            <text:p>-17.79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-064</text:p>
          </table:table-cell>
          <table:table-cell table:style-name="ce2" office:value-type="string" calcext:value-type="string">
            <text:p>Taylor Reef</text:p>
          </table:table-cell>
          <table:table-cell table:style-name="ce3" office:value-type="float" office:value="146.54951477" calcext:value-type="float">
            <text:p>146.550</text:p>
          </table:table-cell>
          <table:table-cell table:style-name="ce3" office:value-type="float" office:value="-17.83285522" calcext:value-type="float">
            <text:p>-17.83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-06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6.60035706" calcext:value-type="float">
            <text:p>146.600</text:p>
          </table:table-cell>
          <table:table-cell table:style-name="ce3" office:value-type="float" office:value="-17.96941948" calcext:value-type="float">
            <text:p>-17.969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18</text:p>
          </table:table-cell>
          <table:table-cell table:style-name="ce2" office:value-type="string" calcext:value-type="string">
            <text:p>Otter Reef</text:p>
          </table:table-cell>
          <table:table-cell table:style-name="ce3" office:value-type="float" office:value="146.55886841" calcext:value-type="float">
            <text:p>146.559</text:p>
          </table:table-cell>
          <table:table-cell table:style-name="ce3" office:value-type="float" office:value="-18.05222702" calcext:value-type="float">
            <text:p>-18.05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24</text:p>
          </table:table-cell>
          <table:table-cell table:style-name="ce2" office:value-type="string" calcext:value-type="string">
            <text:p>Britomart Reef</text:p>
          </table:table-cell>
          <table:table-cell table:style-name="ce3" office:value-type="float" office:value="146.72647095" calcext:value-type="float">
            <text:p>146.726</text:p>
          </table:table-cell>
          <table:table-cell table:style-name="ce3" office:value-type="float" office:value="-18.22864151" calcext:value-type="float">
            <text:p>-18.229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28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6.76261902" calcext:value-type="float">
            <text:p>146.763</text:p>
          </table:table-cell>
          <table:table-cell table:style-name="ce3" office:value-type="float" office:value="-18.38663483" calcext:value-type="float">
            <text:p>-18.38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43</text:p>
          </table:table-cell>
          <table:table-cell table:style-name="ce2" office:value-type="string" calcext:value-type="string">
            <text:p>Fore And Aft Reef</text:p>
          </table:table-cell>
          <table:table-cell table:style-name="ce3" office:value-type="float" office:value="147.03765869" calcext:value-type="float">
            <text:p>147.038</text:p>
          </table:table-cell>
          <table:table-cell table:style-name="ce3" office:value-type="float" office:value="-18.50482941" calcext:value-type="float">
            <text:p>-18.50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48</text:p>
          </table:table-cell>
          <table:table-cell table:style-name="ce2" office:value-type="string" calcext:value-type="string">
            <text:p>Pelorus (North Palm or Yanooa) Reef</text:p>
          </table:table-cell>
          <table:table-cell table:style-name="ce3" office:value-type="float" office:value="146.48890686" calcext:value-type="float">
            <text:p>146.489</text:p>
          </table:table-cell>
          <table:table-cell table:style-name="ce3" office:value-type="float" office:value="-18.5564518" calcext:value-type="float">
            <text:p>-18.556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49a</text:p>
          </table:table-cell>
          <table:table-cell table:style-name="ce2" office:value-type="string" calcext:value-type="string">
            <text:p>Orpheus (Goolboddi) Island Reef (No 1)</text:p>
          </table:table-cell>
          <table:table-cell table:style-name="ce3" office:value-type="float" office:value="146.48745728" calcext:value-type="float">
            <text:p>146.487</text:p>
          </table:table-cell>
          <table:table-cell table:style-name="ce3" office:value-type="float" office:value="-18.60209465" calcext:value-type="float">
            <text:p>-18.60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49b</text:p>
          </table:table-cell>
          <table:table-cell table:style-name="ce2" office:value-type="string" calcext:value-type="string">
            <text:p>Orpheus (Goolboddi) Island Reef (No 2)</text:p>
          </table:table-cell>
          <table:table-cell table:style-name="ce3" office:value-type="float" office:value="146.49493408" calcext:value-type="float">
            <text:p>146.495</text:p>
          </table:table-cell>
          <table:table-cell table:style-name="ce3" office:value-type="float" office:value="-18.63393593" calcext:value-type="float">
            <text:p>-18.63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49c</text:p>
          </table:table-cell>
          <table:table-cell table:style-name="ce2" office:value-type="string" calcext:value-type="string">
            <text:p>Orpheus (Goolboddi) Island Reef (No 3)</text:p>
          </table:table-cell>
          <table:table-cell table:style-name="ce3" office:value-type="float" office:value="146.489151" calcext:value-type="float">
            <text:p>146.489</text:p>
          </table:table-cell>
          <table:table-cell table:style-name="ce3" office:value-type="float" office:value="-18.65820313" calcext:value-type="float">
            <text:p>-18.65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53</text:p>
          </table:table-cell>
          <table:table-cell table:style-name="ce2" office:value-type="string" calcext:value-type="string">
            <text:p>Fantome (Eumilli) Island Reef</text:p>
          </table:table-cell>
          <table:table-cell table:style-name="ce3" office:value-type="float" office:value="146.51159668" calcext:value-type="float">
            <text:p>146.512</text:p>
          </table:table-cell>
          <table:table-cell table:style-name="ce3" office:value-type="float" office:value="-18.67670441" calcext:value-type="float">
            <text:p>-18.67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54a</text:p>
          </table:table-cell>
          <table:table-cell table:style-name="ce2" office:value-type="string" calcext:value-type="string">
            <text:p>Great Palm Island Reef (No 1)</text:p>
          </table:table-cell>
          <table:table-cell table:style-name="ce3" office:value-type="float" office:value="146.57614136" calcext:value-type="float">
            <text:p>146.576</text:p>
          </table:table-cell>
          <table:table-cell table:style-name="ce3" office:value-type="float" office:value="-18.71694756" calcext:value-type="float">
            <text:p>-18.71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54b</text:p>
          </table:table-cell>
          <table:table-cell table:style-name="ce2" office:value-type="string" calcext:value-type="string">
            <text:p>Great Palm Island Reef (No 2)</text:p>
          </table:table-cell>
          <table:table-cell table:style-name="ce3" office:value-type="float" office:value="146.6103363" calcext:value-type="float">
            <text:p>146.610</text:p>
          </table:table-cell>
          <table:table-cell table:style-name="ce3" office:value-type="float" office:value="-18.76537895" calcext:value-type="float">
            <text:p>-18.76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65</text:p>
          </table:table-cell>
          <table:table-cell table:style-name="ce2" office:value-type="string" calcext:value-type="string">
            <text:p>Havannah Reef</text:p>
          </table:table-cell>
          <table:table-cell table:style-name="ce3" office:value-type="float" office:value="146.53756714" calcext:value-type="float">
            <text:p>146.538</text:p>
          </table:table-cell>
          <table:table-cell table:style-name="ce3" office:value-type="float" office:value="-18.84302711" calcext:value-type="float">
            <text:p>-18.84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69b</text:p>
          </table:table-cell>
          <table:table-cell table:style-name="ce2" office:value-type="string" calcext:value-type="string">
            <text:p>Braggs Reef</text:p>
          </table:table-cell>
          <table:table-cell table:style-name="ce3" office:value-type="float" office:value="147.1398468" calcext:value-type="float">
            <text:p>147.140</text:p>
          </table:table-cell>
          <table:table-cell table:style-name="ce3" office:value-type="float" office:value="-18.54733849" calcext:value-type="float">
            <text:p>-18.54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71</text:p>
          </table:table-cell>
          <table:table-cell table:style-name="ce2" office:value-type="string" calcext:value-type="string">
            <text:p>Glow Reef</text:p>
          </table:table-cell>
          <table:table-cell table:style-name="ce3" office:value-type="float" office:value="147.40255737" calcext:value-type="float">
            <text:p>147.403</text:p>
          </table:table-cell>
          <table:table-cell table:style-name="ce3" office:value-type="float" office:value="-18.52807808" calcext:value-type="float">
            <text:p>-18.52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75</text:p>
          </table:table-cell>
          <table:table-cell table:style-name="ce2" office:value-type="string" calcext:value-type="string">
            <text:p>John Brewer Reef</text:p>
          </table:table-cell>
          <table:table-cell table:style-name="ce3" office:value-type="float" office:value="147.05296326" calcext:value-type="float">
            <text:p>147.053</text:p>
          </table:table-cell>
          <table:table-cell table:style-name="ce3" office:value-type="float" office:value="-18.63109779" calcext:value-type="float">
            <text:p>-18.63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78</text:p>
          </table:table-cell>
          <table:table-cell table:style-name="ce2" office:value-type="string" calcext:value-type="string">
            <text:p>Lodestone Reef</text:p>
          </table:table-cell>
          <table:table-cell table:style-name="ce3" office:value-type="float" office:value="147.10308838" calcext:value-type="float">
            <text:p>147.103</text:p>
          </table:table-cell>
          <table:table-cell table:style-name="ce3" office:value-type="float" office:value="-18.69019508" calcext:value-type="float">
            <text:p>-18.69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86</text:p>
          </table:table-cell>
          <table:table-cell table:style-name="ce2" office:value-type="string" calcext:value-type="string">
            <text:p>Chicken Reef</text:p>
          </table:table-cell>
          <table:table-cell table:style-name="ce3" office:value-type="float" office:value="147.71723938" calcext:value-type="float">
            <text:p>147.717</text:p>
          </table:table-cell>
          <table:table-cell table:style-name="ce3" office:value-type="float" office:value="-18.64651299" calcext:value-type="float">
            <text:p>-18.64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91</text:p>
          </table:table-cell>
          <table:table-cell table:style-name="ce2" office:value-type="string" calcext:value-type="string">
            <text:p>Lynchs Reef</text:p>
          </table:table-cell>
          <table:table-cell table:style-name="ce3" office:value-type="float" office:value="147.70838928" calcext:value-type="float">
            <text:p>147.708</text:p>
          </table:table-cell>
          <table:table-cell table:style-name="ce3" office:value-type="float" office:value="-18.7698307" calcext:value-type="float">
            <text:p>-18.77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96</text:p>
          </table:table-cell>
          <table:table-cell table:style-name="ce2" office:value-type="string" calcext:value-type="string">
            <text:p>Davies Reef</text:p>
          </table:table-cell>
          <table:table-cell table:style-name="ce3" office:value-type="float" office:value="147.64483643" calcext:value-type="float">
            <text:p>147.645</text:p>
          </table:table-cell>
          <table:table-cell table:style-name="ce3" office:value-type="float" office:value="-18.8224926" calcext:value-type="float">
            <text:p>-18.82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101</text:p>
          </table:table-cell>
          <table:table-cell table:style-name="ce2" office:value-type="string" calcext:value-type="string">
            <text:p>Judith Wright Reef</text:p>
          </table:table-cell>
          <table:table-cell table:style-name="ce3" office:value-type="float" office:value="147.95126343" calcext:value-type="float">
            <text:p>147.951</text:p>
          </table:table-cell>
          <table:table-cell table:style-name="ce3" office:value-type="float" office:value="-18.89966774" calcext:value-type="float">
            <text:p>-18.90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115</text:p>
          </table:table-cell>
          <table:table-cell table:style-name="ce2" office:value-type="string" calcext:value-type="string">
            <text:p>Jupiter Reef</text:p>
          </table:table-cell>
          <table:table-cell table:style-name="ce3" office:value-type="float" office:value="148.25306702" calcext:value-type="float">
            <text:p>148.253</text:p>
          </table:table-cell>
          <table:table-cell table:style-name="ce3" office:value-type="float" office:value="-18.92404175" calcext:value-type="float">
            <text:p>-18.92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09a</text:p>
          </table:table-cell>
          <table:table-cell table:style-name="ce2" office:value-type="string" calcext:value-type="string">
            <text:p>Cockle Bay Reef</text:p>
          </table:table-cell>
          <table:table-cell table:style-name="ce3" office:value-type="float" office:value="146.80999756" calcext:value-type="float">
            <text:p>146.810</text:p>
          </table:table-cell>
          <table:table-cell table:style-name="ce3" office:value-type="float" office:value="-19.16818237" calcext:value-type="float">
            <text:p>-19.16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09g</text:p>
          </table:table-cell>
          <table:table-cell table:style-name="ce2" office:value-type="string" calcext:value-type="string">
            <text:p>Magnetic Island Reef (No 6)</text:p>
          </table:table-cell>
          <table:table-cell table:style-name="ce3" office:value-type="float" office:value="146.81520081" calcext:value-type="float">
            <text:p>146.815</text:p>
          </table:table-cell>
          <table:table-cell table:style-name="ce3" office:value-type="float" office:value="-19.11626816" calcext:value-type="float">
            <text:p>-19.116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1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6.83479309" calcext:value-type="float">
            <text:p>146.835</text:p>
          </table:table-cell>
          <table:table-cell table:style-name="ce3" office:value-type="float" office:value="-19.18525124" calcext:value-type="float">
            <text:p>-19.18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19</text:p>
          </table:table-cell>
          <table:table-cell table:style-name="ce2" office:value-type="string" calcext:value-type="string">
            <text:p>Bowden Reef</text:p>
          </table:table-cell>
          <table:table-cell table:style-name="ce3" office:value-type="float" office:value="147.92767334" calcext:value-type="float">
            <text:p>147.928</text:p>
          </table:table-cell>
          <table:table-cell table:style-name="ce3" office:value-type="float" office:value="-19.03274727" calcext:value-type="float">
            <text:p>-19.03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38a</text:p>
          </table:table-cell>
          <table:table-cell table:style-name="ce2" office:value-type="string" calcext:value-type="string">
            <text:p>Dingo Reef (No 1)</text:p>
          </table:table-cell>
          <table:table-cell table:style-name="ce3" office:value-type="float" office:value="148.29811096" calcext:value-type="float">
            <text:p>148.298</text:p>
          </table:table-cell>
          <table:table-cell table:style-name="ce3" office:value-type="float" office:value="-19.19438744" calcext:value-type="float">
            <text:p>-19.19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48</text:p>
          </table:table-cell>
          <table:table-cell table:style-name="ce2" office:value-type="string" calcext:value-type="string">
            <text:p>Old Reef</text:p>
          </table:table-cell>
          <table:table-cell table:style-name="ce3" office:value-type="float" office:value="148.08943176" calcext:value-type="float">
            <text:p>148.089</text:p>
          </table:table-cell>
          <table:table-cell table:style-name="ce3" office:value-type="float" office:value="-19.38344193" calcext:value-type="float">
            <text:p>-19.38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49</text:p>
          </table:table-cell>
          <table:table-cell table:style-name="ce2" office:value-type="string" calcext:value-type="string">
            <text:p>Lynx Reef</text:p>
          </table:table-cell>
          <table:table-cell table:style-name="ce3" office:value-type="float" office:value="148.56391907" calcext:value-type="float">
            <text:p>148.564</text:p>
          </table:table-cell>
          <table:table-cell table:style-name="ce3" office:value-type="float" office:value="-19.03156471" calcext:value-type="float">
            <text:p>-19.03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5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8.88011169" calcext:value-type="float">
            <text:p>148.880</text:p>
          </table:table-cell>
          <table:table-cell table:style-name="ce3" office:value-type="float" office:value="-19.18770027" calcext:value-type="float">
            <text:p>-19.18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61</text:p>
          </table:table-cell>
          <table:table-cell table:style-name="ce2" office:value-type="string" calcext:value-type="string">
            <text:p>Jacqueline Reef</text:p>
          </table:table-cell>
          <table:table-cell table:style-name="ce3" office:value-type="float" office:value="148.90376282" calcext:value-type="float">
            <text:p>148.904</text:p>
          </table:table-cell>
          <table:table-cell table:style-name="ce3" office:value-type="float" office:value="-19.21391678" calcext:value-type="float">
            <text:p>-19.21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65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8.63209534" calcext:value-type="float">
            <text:p>148.632</text:p>
          </table:table-cell>
          <table:table-cell table:style-name="ce3" office:value-type="float" office:value="-19.31987572" calcext:value-type="float">
            <text:p>-19.32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6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8.63243103" calcext:value-type="float">
            <text:p>148.632</text:p>
          </table:table-cell>
          <table:table-cell table:style-name="ce3" office:value-type="float" office:value="-19.34154129" calcext:value-type="float">
            <text:p>-19.34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71</text:p>
          </table:table-cell>
          <table:table-cell table:style-name="ce2" office:value-type="string" calcext:value-type="string">
            <text:p>Wallaby Reef</text:p>
          </table:table-cell>
          <table:table-cell table:style-name="ce3" office:value-type="float" office:value="148.65942383" calcext:value-type="float">
            <text:p>148.659</text:p>
          </table:table-cell>
          <table:table-cell table:style-name="ce3" office:value-type="float" office:value="-19.42391014" calcext:value-type="float">
            <text:p>-19.42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72b</text:p>
          </table:table-cell>
          <table:table-cell table:style-name="ce2" office:value-type="string" calcext:value-type="string">
            <text:p>Gould Reef (No 2)</text:p>
          </table:table-cell>
          <table:table-cell table:style-name="ce3" office:value-type="float" office:value="148.72174072" calcext:value-type="float">
            <text:p>148.722</text:p>
          </table:table-cell>
          <table:table-cell table:style-name="ce3" office:value-type="float" office:value="-19.4563446" calcext:value-type="float">
            <text:p>-19.456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72e</text:p>
          </table:table-cell>
          <table:table-cell table:style-name="ce2" office:value-type="string" calcext:value-type="string">
            <text:p>Gould Reef (No 5)</text:p>
          </table:table-cell>
          <table:table-cell table:style-name="ce3" office:value-type="float" office:value="148.7893219" calcext:value-type="float">
            <text:p>148.789</text:p>
          </table:table-cell>
          <table:table-cell table:style-name="ce3" office:value-type="float" office:value="-19.4530983" calcext:value-type="float">
            <text:p>-19.45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74b</text:p>
          </table:table-cell>
          <table:table-cell table:style-name="ce2" office:value-type="string" calcext:value-type="string">
            <text:p>Cobham Reef (South)</text:p>
          </table:table-cell>
          <table:table-cell table:style-name="ce3" office:value-type="float" office:value="148.85443115" calcext:value-type="float">
            <text:p>148.854</text:p>
          </table:table-cell>
          <table:table-cell table:style-name="ce3" office:value-type="float" office:value="-19.43570137" calcext:value-type="float">
            <text:p>-19.436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76</text:p>
          </table:table-cell>
          <table:table-cell table:style-name="ce2" office:value-type="string" calcext:value-type="string">
            <text:p>Showers Reef</text:p>
          </table:table-cell>
          <table:table-cell table:style-name="ce3" office:value-type="float" office:value="148.89859009" calcext:value-type="float">
            <text:p>148.899</text:p>
          </table:table-cell>
          <table:table-cell table:style-name="ce3" office:value-type="float" office:value="-19.49141884" calcext:value-type="float">
            <text:p>-19.49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82</text:p>
          </table:table-cell>
          <table:table-cell table:style-name="ce2" office:value-type="string" calcext:value-type="string">
            <text:p>Elizabeth Reef</text:p>
          </table:table-cell>
          <table:table-cell table:style-name="ce3" office:value-type="float" office:value="149.04302979" calcext:value-type="float">
            <text:p>149.043</text:p>
          </table:table-cell>
          <table:table-cell table:style-name="ce3" office:value-type="float" office:value="-19.32583809" calcext:value-type="float">
            <text:p>-19.326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91</text:p>
          </table:table-cell>
          <table:table-cell table:style-name="ce2" office:value-type="string" calcext:value-type="string">
            <text:p>Eulalie Reef</text:p>
          </table:table-cell>
          <table:table-cell table:style-name="ce3" office:value-type="float" office:value="149.41616821" calcext:value-type="float">
            <text:p>149.416</text:p>
          </table:table-cell>
          <table:table-cell table:style-name="ce3" office:value-type="float" office:value="-19.34141922" calcext:value-type="float">
            <text:p>-19.34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97</text:p>
          </table:table-cell>
          <table:table-cell table:style-name="ce2" office:value-type="string" calcext:value-type="string">
            <text:p>Net Reef</text:p>
          </table:table-cell>
          <table:table-cell table:style-name="ce3" office:value-type="float" office:value="149.05377197" calcext:value-type="float">
            <text:p>149.054</text:p>
          </table:table-cell>
          <table:table-cell table:style-name="ce3" office:value-type="float" office:value="-19.49880409" calcext:value-type="float">
            <text:p>-19.499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98</text:p>
          </table:table-cell>
          <table:table-cell table:style-name="ce2" office:value-type="string" calcext:value-type="string">
            <text:p>Wansfell Reef</text:p>
          </table:table-cell>
          <table:table-cell table:style-name="ce3" office:value-type="float" office:value="149.11933899" calcext:value-type="float">
            <text:p>149.119</text:p>
          </table:table-cell>
          <table:table-cell table:style-name="ce3" office:value-type="float" office:value="-19.50007629" calcext:value-type="float">
            <text:p>-19.50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107</text:p>
          </table:table-cell>
          <table:table-cell table:style-name="ce2" office:value-type="string" calcext:value-type="string">
            <text:p>Seagull Reef</text:p>
          </table:table-cell>
          <table:table-cell table:style-name="ce3" office:value-type="float" office:value="148.97894287" calcext:value-type="float">
            <text:p>148.979</text:p>
          </table:table-cell>
          <table:table-cell table:style-name="ce3" office:value-type="float" office:value="-19.5239315" calcext:value-type="float">
            <text:p>-19.52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109a</text:p>
          </table:table-cell>
          <table:table-cell table:style-name="ce2" office:value-type="string" calcext:value-type="string">
            <text:p>Fairey Reef (No 1)</text:p>
          </table:table-cell>
          <table:table-cell table:style-name="ce3" office:value-type="float" office:value="148.94335938" calcext:value-type="float">
            <text:p>148.943</text:p>
          </table:table-cell>
          <table:table-cell table:style-name="ce3" office:value-type="float" office:value="-19.53862" calcext:value-type="float">
            <text:p>-19.539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11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9.00218201" calcext:value-type="float">
            <text:p>149.002</text:p>
          </table:table-cell>
          <table:table-cell table:style-name="ce3" office:value-type="float" office:value="-19.52801323" calcext:value-type="float">
            <text:p>-19.52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11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9.04370117" calcext:value-type="float">
            <text:p>149.044</text:p>
          </table:table-cell>
          <table:table-cell table:style-name="ce3" office:value-type="float" office:value="-19.53903961" calcext:value-type="float">
            <text:p>-19.539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116</text:p>
          </table:table-cell>
          <table:table-cell table:style-name="ce2" office:value-type="string" calcext:value-type="string">
            <text:p>Knuckle Reef</text:p>
          </table:table-cell>
          <table:table-cell table:style-name="ce3" office:value-type="float" office:value="149.27287292" calcext:value-type="float">
            <text:p>149.273</text:p>
          </table:table-cell>
          <table:table-cell table:style-name="ce3" office:value-type="float" office:value="-19.53398705" calcext:value-type="float">
            <text:p>-19.53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12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9.24784851" calcext:value-type="float">
            <text:p>149.248</text:p>
          </table:table-cell>
          <table:table-cell table:style-name="ce3" office:value-type="float" office:value="-19.57890129" calcext:value-type="float">
            <text:p>-19.579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12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9.23719788" calcext:value-type="float">
            <text:p>149.237</text:p>
          </table:table-cell>
          <table:table-cell table:style-name="ce3" office:value-type="float" office:value="-19.58856964" calcext:value-type="float">
            <text:p>-19.589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127</text:p>
          </table:table-cell>
          <table:table-cell table:style-name="ce2" office:value-type="string" calcext:value-type="string">
            <text:p>Block Reef</text:p>
          </table:table-cell>
          <table:table-cell table:style-name="ce3" office:value-type="float" office:value="149.3734436" calcext:value-type="float">
            <text:p>149.373</text:p>
          </table:table-cell>
          <table:table-cell table:style-name="ce3" office:value-type="float" office:value="-19.69941521" calcext:value-type="float">
            <text:p>-19.699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128</text:p>
          </table:table-cell>
          <table:table-cell table:style-name="ce2" office:value-type="string" calcext:value-type="string">
            <text:p>Line Reef</text:p>
          </table:table-cell>
          <table:table-cell table:style-name="ce3" office:value-type="float" office:value="149.18353271" calcext:value-type="float">
            <text:p>149.184</text:p>
          </table:table-cell>
          <table:table-cell table:style-name="ce3" office:value-type="float" office:value="-19.68999863" calcext:value-type="float">
            <text:p>-19.69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12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9.30276489" calcext:value-type="float">
            <text:p>149.303</text:p>
          </table:table-cell>
          <table:table-cell table:style-name="ce3" office:value-type="float" office:value="-19.75041771" calcext:value-type="float">
            <text:p>-19.75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134</text:p>
          </table:table-cell>
          <table:table-cell table:style-name="ce2" office:value-type="string" calcext:value-type="string">
            <text:p>Circular Quay Reef</text:p>
          </table:table-cell>
          <table:table-cell table:style-name="ce3" office:value-type="float" office:value="149.48550415" calcext:value-type="float">
            <text:p>149.486</text:p>
          </table:table-cell>
          <table:table-cell table:style-name="ce3" office:value-type="float" office:value="-19.74379349" calcext:value-type="float">
            <text:p>-19.74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135</text:p>
          </table:table-cell>
          <table:table-cell table:style-name="ce2" office:value-type="string" calcext:value-type="string">
            <text:p>Hardy Reef</text:p>
          </table:table-cell>
          <table:table-cell table:style-name="ce3" office:value-type="float" office:value="149.23330688" calcext:value-type="float">
            <text:p>149.233</text:p>
          </table:table-cell>
          <table:table-cell table:style-name="ce3" office:value-type="float" office:value="-19.76042366" calcext:value-type="float">
            <text:p>-19.76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136a</text:p>
          </table:table-cell>
          <table:table-cell table:style-name="ce2" office:value-type="string" calcext:value-type="string">
            <text:p>Hook Reef</text:p>
          </table:table-cell>
          <table:table-cell table:style-name="ce3" office:value-type="float" office:value="149.18539429" calcext:value-type="float">
            <text:p>149.185</text:p>
          </table:table-cell>
          <table:table-cell table:style-name="ce3" office:value-type="float" office:value="-19.79242516" calcext:value-type="float">
            <text:p>-19.79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141</text:p>
          </table:table-cell>
          <table:table-cell table:style-name="ce2" office:value-type="string" calcext:value-type="string">
            <text:p>Stucco Reef</text:p>
          </table:table-cell>
          <table:table-cell table:style-name="ce3" office:value-type="float" office:value="149.59751892" calcext:value-type="float">
            <text:p>149.598</text:p>
          </table:table-cell>
          <table:table-cell table:style-name="ce3" office:value-type="float" office:value="-19.55791283" calcext:value-type="float">
            <text:p>-19.55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146</text:p>
          </table:table-cell>
          <table:table-cell table:style-name="ce2" office:value-type="string" calcext:value-type="string">
            <text:p>Rafter Reef</text:p>
          </table:table-cell>
          <table:table-cell table:style-name="ce3" office:value-type="float" office:value="149.6325531" calcext:value-type="float">
            <text:p>149.633</text:p>
          </table:table-cell>
          <table:table-cell table:style-name="ce3" office:value-type="float" office:value="-19.61058044" calcext:value-type="float">
            <text:p>-19.61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15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9.75926208" calcext:value-type="float">
            <text:p>149.759</text:p>
          </table:table-cell>
          <table:table-cell table:style-name="ce3" office:value-type="float" office:value="-19.6398983" calcext:value-type="float">
            <text:p>-19.64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157</text:p>
          </table:table-cell>
          <table:table-cell table:style-name="ce2" office:value-type="string" calcext:value-type="string">
            <text:p>Little Reef</text:p>
          </table:table-cell>
          <table:table-cell table:style-name="ce3" office:value-type="float" office:value="149.57910156" calcext:value-type="float">
            <text:p>149.579</text:p>
          </table:table-cell>
          <table:table-cell table:style-name="ce3" office:value-type="float" office:value="-19.66706085" calcext:value-type="float">
            <text:p>-19.66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16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9.61276245" calcext:value-type="float">
            <text:p>149.613</text:p>
          </table:table-cell>
          <table:table-cell table:style-name="ce3" office:value-type="float" office:value="-19.72046471" calcext:value-type="float">
            <text:p>-19.72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187</text:p>
          </table:table-cell>
          <table:table-cell table:style-name="ce2" office:value-type="string" calcext:value-type="string">
            <text:p>Hewitt Reef</text:p>
          </table:table-cell>
          <table:table-cell table:style-name="ce3" office:value-type="float" office:value="149.62379456" calcext:value-type="float">
            <text:p>149.624</text:p>
          </table:table-cell>
          <table:table-cell table:style-name="ce3" office:value-type="float" office:value="-19.78406334" calcext:value-type="float">
            <text:p>-19.78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204</text:p>
          </table:table-cell>
          <table:table-cell table:style-name="ce2" office:value-type="string" calcext:value-type="string">
            <text:p>Round Reef</text:p>
          </table:table-cell>
          <table:table-cell table:style-name="ce3" office:value-type="float" office:value="149.62385559" calcext:value-type="float">
            <text:p>149.624</text:p>
          </table:table-cell>
          <table:table-cell table:style-name="ce3" office:value-type="float" office:value="-19.96522522" calcext:value-type="float">
            <text:p>-19.96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207</text:p>
          </table:table-cell>
          <table:table-cell table:style-name="ce2" office:value-type="string" calcext:value-type="string">
            <text:p>Hyde Reef</text:p>
          </table:table-cell>
          <table:table-cell table:style-name="ce3" office:value-type="float" office:value="150.08551025" calcext:value-type="float">
            <text:p>150.086</text:p>
          </table:table-cell>
          <table:table-cell table:style-name="ce3" office:value-type="float" office:value="-19.75622559" calcext:value-type="float">
            <text:p>-19.756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212</text:p>
          </table:table-cell>
          <table:table-cell table:style-name="ce2" office:value-type="string" calcext:value-type="string">
            <text:p>Oom Reef</text:p>
          </table:table-cell>
          <table:table-cell table:style-name="ce3" office:value-type="float" office:value="150.18334961" calcext:value-type="float">
            <text:p>150.183</text:p>
          </table:table-cell>
          <table:table-cell table:style-name="ce3" office:value-type="float" office:value="-19.82825089" calcext:value-type="float">
            <text:p>-19.82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222</text:p>
          </table:table-cell>
          <table:table-cell table:style-name="ce2" office:value-type="string" calcext:value-type="string">
            <text:p>Abott Reef</text:p>
          </table:table-cell>
          <table:table-cell table:style-name="ce3" office:value-type="float" office:value="150.33111572" calcext:value-type="float">
            <text:p>150.331</text:p>
          </table:table-cell>
          <table:table-cell table:style-name="ce3" office:value-type="float" office:value="-19.93745041" calcext:value-type="float">
            <text:p>-19.93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22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33477783" calcext:value-type="float">
            <text:p>150.335</text:p>
          </table:table-cell>
          <table:table-cell table:style-name="ce3" office:value-type="float" office:value="-19.94491577" calcext:value-type="float">
            <text:p>-19.94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24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9.66798401" calcext:value-type="float">
            <text:p>149.668</text:p>
          </table:table-cell>
          <table:table-cell table:style-name="ce3" office:value-type="float" office:value="-19.81144524" calcext:value-type="float">
            <text:p>-19.81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017</text:p>
          </table:table-cell>
          <table:table-cell table:style-name="ce2" office:value-type="string" calcext:value-type="string">
            <text:p>Black Island Reef</text:p>
          </table:table-cell>
          <table:table-cell table:style-name="ce3" office:value-type="float" office:value="148.89268494" calcext:value-type="float">
            <text:p>148.893</text:p>
          </table:table-cell>
          <table:table-cell table:style-name="ce3" office:value-type="float" office:value="-20.08108711" calcext:value-type="float">
            <text:p>-20.08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078a</text:p>
          </table:table-cell>
          <table:table-cell table:style-name="ce2" office:value-type="string" calcext:value-type="string">
            <text:p>Haslewood Island Reef (No 1)</text:p>
          </table:table-cell>
          <table:table-cell table:style-name="ce3" office:value-type="float" office:value="149.09307861" calcext:value-type="float">
            <text:p>149.093</text:p>
          </table:table-cell>
          <table:table-cell table:style-name="ce3" office:value-type="float" office:value="-20.26375389" calcext:value-type="float">
            <text:p>-20.26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112</text:p>
          </table:table-cell>
          <table:table-cell table:style-name="ce2" office:value-type="string" calcext:value-type="string">
            <text:p>Edgell Reefs (No 5)</text:p>
          </table:table-cell>
          <table:table-cell table:style-name="ce3" office:value-type="float" office:value="149.93690491" calcext:value-type="float">
            <text:p>149.937</text:p>
          </table:table-cell>
          <table:table-cell table:style-name="ce3" office:value-type="float" office:value="-20.13447762" calcext:value-type="float">
            <text:p>-20.13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269</text:p>
          </table:table-cell>
          <table:table-cell table:style-name="ce2" office:value-type="string" calcext:value-type="string">
            <text:p>Cockermouth Reef</text:p>
          </table:table-cell>
          <table:table-cell table:style-name="ce3" office:value-type="float" office:value="149.39753723" calcext:value-type="float">
            <text:p>149.398</text:p>
          </table:table-cell>
          <table:table-cell table:style-name="ce3" office:value-type="float" office:value="-20.77874756" calcext:value-type="float">
            <text:p>-20.779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291</text:p>
          </table:table-cell>
          <table:table-cell table:style-name="ce2" office:value-type="string" calcext:value-type="string">
            <text:p>Three Rocks Reef</text:p>
          </table:table-cell>
          <table:table-cell table:style-name="ce3" office:value-type="float" office:value="149.7386322" calcext:value-type="float">
            <text:p>149.739</text:p>
          </table:table-cell>
          <table:table-cell table:style-name="ce3" office:value-type="float" office:value="-20.95089912" calcext:value-type="float">
            <text:p>-20.95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292</text:p>
          </table:table-cell>
          <table:table-cell table:style-name="ce2" office:value-type="string" calcext:value-type="string">
            <text:p>Derwent Reef</text:p>
          </table:table-cell>
          <table:table-cell table:style-name="ce3" office:value-type="float" office:value="149.78213501" calcext:value-type="float">
            <text:p>149.782</text:p>
          </table:table-cell>
          <table:table-cell table:style-name="ce3" office:value-type="float" office:value="-20.98659897" calcext:value-type="float">
            <text:p>-20.98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050</text:p>
          </table:table-cell>
          <table:table-cell table:style-name="ce2" office:value-type="string" calcext:value-type="string">
            <text:p>Noel Reef</text:p>
          </table:table-cell>
          <table:table-cell table:style-name="ce3" office:value-type="float" office:value="149.89349365" calcext:value-type="float">
            <text:p>149.893</text:p>
          </table:table-cell>
          <table:table-cell table:style-name="ce3" office:value-type="float" office:value="-21.49390602" calcext:value-type="float">
            <text:p>-21.49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054</text:p>
          </table:table-cell>
          <table:table-cell table:style-name="ce2" office:value-type="string" calcext:value-type="string">
            <text:p>Prince Reef</text:p>
          </table:table-cell>
          <table:table-cell table:style-name="ce3" office:value-type="float" office:value="150.25622559" calcext:value-type="float">
            <text:p>150.256</text:p>
          </table:table-cell>
          <table:table-cell table:style-name="ce3" office:value-type="float" office:value="-21.06552696" calcext:value-type="float">
            <text:p>-21.066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056b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45472717" calcext:value-type="float">
            <text:p>150.455</text:p>
          </table:table-cell>
          <table:table-cell table:style-name="ce3" office:value-type="float" office:value="-21.07901001" calcext:value-type="float">
            <text:p>-21.079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05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0.48146057" calcext:value-type="float">
            <text:p>150.481</text:p>
          </table:table-cell>
          <table:table-cell table:style-name="ce3" office:value-type="float" office:value="-21.12298584" calcext:value-type="float">
            <text:p>-21.12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128</text:p>
          </table:table-cell>
          <table:table-cell table:style-name="ce2" office:value-type="string" calcext:value-type="string">
            <text:p>Storm Reef</text:p>
          </table:table-cell>
          <table:table-cell table:style-name="ce3" office:value-type="float" office:value="151.16723633" calcext:value-type="float">
            <text:p>151.167</text:p>
          </table:table-cell>
          <table:table-cell table:style-name="ce3" office:value-type="float" office:value="-21.32230186" calcext:value-type="float">
            <text:p>-21.32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13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25033569" calcext:value-type="float">
            <text:p>151.250</text:p>
          </table:table-cell>
          <table:table-cell table:style-name="ce3" office:value-type="float" office:value="-21.37825012" calcext:value-type="float">
            <text:p>-21.37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289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59512329" calcext:value-type="float">
            <text:p>152.595</text:p>
          </table:table-cell>
          <table:table-cell table:style-name="ce3" office:value-type="float" office:value="-21.18595886" calcext:value-type="float">
            <text:p>-21.186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29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55335999" calcext:value-type="float">
            <text:p>152.553</text:p>
          </table:table-cell>
          <table:table-cell table:style-name="ce3" office:value-type="float" office:value="-21.33865738" calcext:value-type="float">
            <text:p>-21.339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386</text:p>
          </table:table-cell>
          <table:table-cell table:style-name="ce2" office:value-type="string" calcext:value-type="string">
            <text:p>Pine Peak Reef</text:p>
          </table:table-cell>
          <table:table-cell table:style-name="ce3" office:value-type="float" office:value="150.25845337" calcext:value-type="float">
            <text:p>150.258</text:p>
          </table:table-cell>
          <table:table-cell table:style-name="ce3" office:value-type="float" office:value="-21.51895905" calcext:value-type="float">
            <text:p>-21.519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394</text:p>
          </table:table-cell>
          <table:table-cell table:style-name="ce2" office:value-type="string" calcext:value-type="string">
            <text:p>North East Reef</text:p>
          </table:table-cell>
          <table:table-cell table:style-name="ce3" office:value-type="float" office:value="150.33010864" calcext:value-type="float">
            <text:p>150.330</text:p>
          </table:table-cell>
          <table:table-cell table:style-name="ce3" office:value-type="float" office:value="-21.66446686" calcext:value-type="float">
            <text:p>-21.66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403b</text:p>
          </table:table-cell>
          <table:table-cell table:style-name="ce2" office:value-type="string" calcext:value-type="string">
            <text:p>South Island Reef (No 2)</text:p>
          </table:table-cell>
          <table:table-cell table:style-name="ce3" office:value-type="float" office:value="150.34436035" calcext:value-type="float">
            <text:p>150.344</text:p>
          </table:table-cell>
          <table:table-cell table:style-name="ce3" office:value-type="float" office:value="-21.73621368" calcext:value-type="float">
            <text:p>-21.736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433</text:p>
          </table:table-cell>
          <table:table-cell table:style-name="ce2" office:value-type="string" calcext:value-type="string">
            <text:p>U/N Reef/ Heart Reef</text:p>
          </table:table-cell>
          <table:table-cell table:style-name="ce3" office:value-type="float" office:value="151.47755432" calcext:value-type="float">
            <text:p>151.478</text:p>
          </table:table-cell>
          <table:table-cell table:style-name="ce3" office:value-type="float" office:value="-21.55069733" calcext:value-type="float">
            <text:p>-21.55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45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1.69241333" calcext:value-type="float">
            <text:p>151.692</text:p>
          </table:table-cell>
          <table:table-cell table:style-name="ce3" office:value-type="float" office:value="-21.65459442" calcext:value-type="float">
            <text:p>-21.65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53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35409546" calcext:value-type="float">
            <text:p>152.354</text:p>
          </table:table-cell>
          <table:table-cell table:style-name="ce3" office:value-type="float" office:value="-21.8627739" calcext:value-type="float">
            <text:p>-21.86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2-09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47737122" calcext:value-type="float">
            <text:p>152.477</text:p>
          </table:table-cell>
          <table:table-cell table:style-name="ce3" office:value-type="float" office:value="-22.07732201" calcext:value-type="float">
            <text:p>-22.07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3-004b</text:p>
          </table:table-cell>
          <table:table-cell table:style-name="ce2" office:value-type="string" calcext:value-type="string">
            <text:p>North Keppel (Ko-no-mie) Island Reef (No 2)</text:p>
          </table:table-cell>
          <table:table-cell table:style-name="ce3" office:value-type="float" office:value="150.89289856" calcext:value-type="float">
            <text:p>150.893</text:p>
          </table:table-cell>
          <table:table-cell table:style-name="ce3" office:value-type="float" office:value="-23.08244133" calcext:value-type="float">
            <text:p>-23.08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3-010</text:p>
          </table:table-cell>
          <table:table-cell table:style-name="ce2" office:value-type="string" calcext:value-type="string">
            <text:p>Middle (Ba-la-ba) Island Reef</text:p>
          </table:table-cell>
          <table:table-cell table:style-name="ce3" office:value-type="float" office:value="150.91575623" calcext:value-type="float">
            <text:p>150.916</text:p>
          </table:table-cell>
          <table:table-cell table:style-name="ce3" office:value-type="float" office:value="-23.16776657" calcext:value-type="float">
            <text:p>-23.16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3-012b</text:p>
          </table:table-cell>
          <table:table-cell table:style-name="ce2" office:value-type="string" calcext:value-type="string">
            <text:p>Great Keppel (Wop-pa) Island Reef (No 2)</text:p>
          </table:table-cell>
          <table:table-cell table:style-name="ce3" office:value-type="float" office:value="150.97557068" calcext:value-type="float">
            <text:p>150.976</text:p>
          </table:table-cell>
          <table:table-cell table:style-name="ce3" office:value-type="float" office:value="-23.1511116" calcext:value-type="float">
            <text:p>-23.15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3-012e</text:p>
          </table:table-cell>
          <table:table-cell table:style-name="ce2" office:value-type="string" calcext:value-type="string">
            <text:p>Great Keppel (Wop-pa) Island Reef (No 5)</text:p>
          </table:table-cell>
          <table:table-cell table:style-name="ce3" office:value-type="float" office:value="150.93466187" calcext:value-type="float">
            <text:p>150.935</text:p>
          </table:table-cell>
          <table:table-cell table:style-name="ce3" office:value-type="float" office:value="-23.18856049" calcext:value-type="float">
            <text:p>-23.189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8.56" calcext:value-type="float">
            <text:p>8.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251j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174985454" calcext:value-type="float">
            <text:p>142.175</text:p>
          </table:table-cell>
          <table:table-cell table:style-name="ce3" office:value-type="float" office:value="-9.93968978032" calcext:value-type="float">
            <text:p>-9.94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290</text:p>
          </table:table-cell>
          <table:table-cell table:style-name="ce2" office:value-type="string" calcext:value-type="string">
            <text:p>Kai (Piliu Kuth) Reef</text:p>
          </table:table-cell>
          <table:table-cell table:style-name="ce3" office:value-type="float" office:value="142.407338413" calcext:value-type="float">
            <text:p>142.407</text:p>
          </table:table-cell>
          <table:table-cell table:style-name="ce3" office:value-type="float" office:value="-9.77653139551" calcext:value-type="float">
            <text:p>-9.777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291</text:p>
          </table:table-cell>
          <table:table-cell table:style-name="ce2" office:value-type="string" calcext:value-type="string">
            <text:p>Beka Reef</text:p>
          </table:table-cell>
          <table:table-cell table:style-name="ce3" office:value-type="float" office:value="142.388342319" calcext:value-type="float">
            <text:p>142.388</text:p>
          </table:table-cell>
          <table:table-cell table:style-name="ce3" office:value-type="float" office:value="-9.74215751146" calcext:value-type="float">
            <text:p>-9.74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36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313191598" calcext:value-type="float">
            <text:p>143.313</text:p>
          </table:table-cell>
          <table:table-cell table:style-name="ce3" office:value-type="float" office:value="-9.341446348" calcext:value-type="float">
            <text:p>-9.34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368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349163374" calcext:value-type="float">
            <text:p>143.349</text:p>
          </table:table-cell>
          <table:table-cell table:style-name="ce3" office:value-type="float" office:value="-9.355145898" calcext:value-type="float">
            <text:p>-9.35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407</text:p>
          </table:table-cell>
          <table:table-cell table:style-name="ce2" office:value-type="string" calcext:value-type="string">
            <text:p>Aukane Islet</text:p>
          </table:table-cell>
          <table:table-cell table:style-name="ce3" office:value-type="float" office:value="143.3934" calcext:value-type="float">
            <text:p>143.393</text:p>
          </table:table-cell>
          <table:table-cell table:style-name="ce3" office:value-type="float" office:value="-9.86982" calcext:value-type="float">
            <text:p>-9.87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410</text:p>
          </table:table-cell>
          <table:table-cell table:style-name="ce2" office:value-type="string" calcext:value-type="string">
            <text:p>Keats (Pentrick) Island</text:p>
          </table:table-cell>
          <table:table-cell table:style-name="ce3" office:value-type="float" office:value="143.430602" calcext:value-type="float">
            <text:p>143.431</text:p>
          </table:table-cell>
          <table:table-cell table:style-name="ce3" office:value-type="float" office:value="-9.687788" calcext:value-type="float">
            <text:p>-9.688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148b</text:p>
          </table:table-cell>
          <table:table-cell table:style-name="ce2" office:value-type="string" calcext:value-type="string">
            <text:p>Portlock (Kulbi) Island Reef</text:p>
          </table:table-cell>
          <table:table-cell table:style-name="ce3" office:value-type="float" office:value="142.360543837" calcext:value-type="float">
            <text:p>142.361</text:p>
          </table:table-cell>
          <table:table-cell table:style-name="ce3" office:value-type="float" office:value="-10.1185909932" calcext:value-type="float">
            <text:p>-10.119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194g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085029931" calcext:value-type="float">
            <text:p>142.085</text:p>
          </table:table-cell>
          <table:table-cell table:style-name="ce3" office:value-type="float" office:value="-10.2423060619" calcext:value-type="float">
            <text:p>-10.24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46a</text:p>
          </table:table-cell>
          <table:table-cell table:style-name="ce2" office:value-type="string" calcext:value-type="string">
            <text:p>Small Bayag</text:p>
          </table:table-cell>
          <table:table-cell table:style-name="ce3" office:value-type="float" office:value="143.20423213" calcext:value-type="float">
            <text:p>143.204</text:p>
          </table:table-cell>
          <table:table-cell table:style-name="ce3" office:value-type="float" office:value="-10.6321688815" calcext:value-type="float">
            <text:p>-10.63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77</text:p>
          </table:table-cell>
          <table:table-cell table:style-name="ce2" office:value-type="string" calcext:value-type="string">
            <text:p>Travers Island</text:p>
          </table:table-cell>
          <table:table-cell table:style-name="ce3" office:value-type="float" office:value="142.36276245" calcext:value-type="float">
            <text:p>142.363</text:p>
          </table:table-cell>
          <table:table-cell table:style-name="ce3" office:value-type="float" office:value="-10.3681736" calcext:value-type="float">
            <text:p>-10.368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8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6377563" calcext:value-type="float">
            <text:p>143.964</text:p>
          </table:table-cell>
          <table:table-cell table:style-name="ce3" office:value-type="float" office:value="-10.70974445" calcext:value-type="float">
            <text:p>-10.71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9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8529053" calcext:value-type="float">
            <text:p>143.985</text:p>
          </table:table-cell>
          <table:table-cell table:style-name="ce3" office:value-type="float" office:value="-10.78567314" calcext:value-type="float">
            <text:p>-10.786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0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065918" calcext:value-type="float">
            <text:p>144.007</text:p>
          </table:table-cell>
          <table:table-cell table:style-name="ce3" office:value-type="float" office:value="-10.80548668" calcext:value-type="float">
            <text:p>-10.80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0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1449585" calcext:value-type="float">
            <text:p>144.014</text:p>
          </table:table-cell>
          <table:table-cell table:style-name="ce3" office:value-type="float" office:value="-10.84487152" calcext:value-type="float">
            <text:p>-10.84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16b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3215027" calcext:value-type="float">
            <text:p>144.032</text:p>
          </table:table-cell>
          <table:table-cell table:style-name="ce3" office:value-type="float" office:value="-10.96593094" calcext:value-type="float">
            <text:p>-10.966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19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1290894" calcext:value-type="float">
            <text:p>144.013</text:p>
          </table:table-cell>
          <table:table-cell table:style-name="ce3" office:value-type="float" office:value="-11.00776577" calcext:value-type="float">
            <text:p>-11.008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23a</text:p>
          </table:table-cell>
          <table:table-cell table:style-name="ce2" office:value-type="string" calcext:value-type="string">
            <text:p>Watson Cay Reef</text:p>
          </table:table-cell>
          <table:table-cell table:style-name="ce3" office:value-type="float" office:value="142.44917876" calcext:value-type="float">
            <text:p>142.449</text:p>
          </table:table-cell>
          <table:table-cell table:style-name="ce3" office:value-type="float" office:value="-10.0463148652" calcext:value-type="float">
            <text:p>-10.046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85k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105612268" calcext:value-type="float">
            <text:p>142.106</text:p>
          </table:table-cell>
          <table:table-cell table:style-name="ce3" office:value-type="float" office:value="-10.6931901278" calcext:value-type="float">
            <text:p>-10.69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0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469779979" calcext:value-type="float">
            <text:p>143.470</text:p>
          </table:table-cell>
          <table:table-cell table:style-name="ce3" office:value-type="float" office:value="-10.6256967476" calcext:value-type="float">
            <text:p>-10.626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47b</text:p>
          </table:table-cell>
          <table:table-cell table:style-name="ce2" office:value-type="string" calcext:value-type="string">
            <text:p>Bet (Burrar) Islet Reef</text:p>
          </table:table-cell>
          <table:table-cell table:style-name="ce3" office:value-type="float" office:value="142.818590081" calcext:value-type="float">
            <text:p>142.819</text:p>
          </table:table-cell>
          <table:table-cell table:style-name="ce3" office:value-type="float" office:value="-10.1432779012" calcext:value-type="float">
            <text:p>-10.14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49</text:p>
          </table:table-cell>
          <table:table-cell table:style-name="ce2" office:value-type="string" calcext:value-type="string">
            <text:p>Day Reef</text:p>
          </table:table-cell>
          <table:table-cell table:style-name="ce3" office:value-type="float" office:value="142.948033" calcext:value-type="float">
            <text:p>142.948</text:p>
          </table:table-cell>
          <table:table-cell table:style-name="ce3" office:value-type="float" office:value="-10.044841" calcext:value-type="float">
            <text:p>-10.04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61a</text:p>
          </table:table-cell>
          <table:table-cell table:style-name="ce2" office:value-type="string" calcext:value-type="string">
            <text:p>Woiz Reef</text:p>
          </table:table-cell>
          <table:table-cell table:style-name="ce3" office:value-type="float" office:value="143.234885537" calcext:value-type="float">
            <text:p>143.235</text:p>
          </table:table-cell>
          <table:table-cell table:style-name="ce3" office:value-type="float" office:value="-10.1763593312" calcext:value-type="float">
            <text:p>-10.176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67</text:p>
          </table:table-cell>
          <table:table-cell table:style-name="ce2" office:value-type="string" calcext:value-type="string">
            <text:p>Kodnasem Reef</text:p>
          </table:table-cell>
          <table:table-cell table:style-name="ce3" office:value-type="float" office:value="143.341991" calcext:value-type="float">
            <text:p>143.342</text:p>
          </table:table-cell>
          <table:table-cell table:style-name="ce3" office:value-type="float" office:value="-10.143424" calcext:value-type="float">
            <text:p>-10.14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94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481201392" calcext:value-type="float">
            <text:p>143.481</text:p>
          </table:table-cell>
          <table:table-cell table:style-name="ce3" office:value-type="float" office:value="-10.5942878623" calcext:value-type="float">
            <text:p>-10.59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9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517369199" calcext:value-type="float">
            <text:p>143.517</text:p>
          </table:table-cell>
          <table:table-cell table:style-name="ce3" office:value-type="float" office:value="-10.5466986422" calcext:value-type="float">
            <text:p>-10.547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07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954834" calcext:value-type="float">
            <text:p>143.995</text:p>
          </table:table-cell>
          <table:table-cell table:style-name="ce3" office:value-type="float" office:value="-11.28264427" calcext:value-type="float">
            <text:p>-11.28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07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0578308" calcext:value-type="float">
            <text:p>144.006</text:p>
          </table:table-cell>
          <table:table-cell table:style-name="ce3" office:value-type="float" office:value="-11.28243065" calcext:value-type="float">
            <text:p>-11.28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07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9632263" calcext:value-type="float">
            <text:p>143.996</text:p>
          </table:table-cell>
          <table:table-cell table:style-name="ce3" office:value-type="float" office:value="-11.29488564" calcext:value-type="float">
            <text:p>-11.29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088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599762" calcext:value-type="float">
            <text:p>143.960</text:p>
          </table:table-cell>
          <table:table-cell table:style-name="ce3" office:value-type="float" office:value="-11.38324833" calcext:value-type="float">
            <text:p>-11.38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09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649353" calcext:value-type="float">
            <text:p>143.965</text:p>
          </table:table-cell>
          <table:table-cell table:style-name="ce3" office:value-type="float" office:value="-11.41164684" calcext:value-type="float">
            <text:p>-11.41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15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3355408" calcext:value-type="float">
            <text:p>144.034</text:p>
          </table:table-cell>
          <table:table-cell table:style-name="ce3" office:value-type="float" office:value="-11.05487251" calcext:value-type="float">
            <text:p>-11.05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1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4071045" calcext:value-type="float">
            <text:p>144.041</text:p>
          </table:table-cell>
          <table:table-cell table:style-name="ce3" office:value-type="float" office:value="-11.06919193" calcext:value-type="float">
            <text:p>-11.069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1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4400635" calcext:value-type="float">
            <text:p>144.044</text:p>
          </table:table-cell>
          <table:table-cell table:style-name="ce3" office:value-type="float" office:value="-11.10342503" calcext:value-type="float">
            <text:p>-11.10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1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5844116" calcext:value-type="float">
            <text:p>144.058</text:p>
          </table:table-cell>
          <table:table-cell table:style-name="ce3" office:value-type="float" office:value="-11.14598274" calcext:value-type="float">
            <text:p>-11.146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2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6002808" calcext:value-type="float">
            <text:p>144.060</text:p>
          </table:table-cell>
          <table:table-cell table:style-name="ce3" office:value-type="float" office:value="-11.18517208" calcext:value-type="float">
            <text:p>-11.18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25</text:p>
          </table:table-cell>
          <table:table-cell table:style-name="ce2" office:value-type="string" calcext:value-type="string">
            <text:p>Stark Reef</text:p>
          </table:table-cell>
          <table:table-cell table:style-name="ce3" office:value-type="float" office:value="144.06565857" calcext:value-type="float">
            <text:p>144.066</text:p>
          </table:table-cell>
          <table:table-cell table:style-name="ce3" office:value-type="float" office:value="-11.26131248" calcext:value-type="float">
            <text:p>-11.26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222a</text:p>
          </table:table-cell>
          <table:table-cell table:style-name="ce2" office:value-type="string" calcext:value-type="string">
            <text:p>Middle Banks</text:p>
          </table:table-cell>
          <table:table-cell table:style-name="ce3" office:value-type="float" office:value="143.50505066" calcext:value-type="float">
            <text:p>143.505</text:p>
          </table:table-cell>
          <table:table-cell table:style-name="ce3" office:value-type="float" office:value="-11.76433372" calcext:value-type="float">
            <text:p>-11.76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222b</text:p>
          </table:table-cell>
          <table:table-cell table:style-name="ce2" office:value-type="string" calcext:value-type="string">
            <text:p>Salamander Reef</text:p>
          </table:table-cell>
          <table:table-cell table:style-name="ce3" office:value-type="float" office:value="143.50505066" calcext:value-type="float">
            <text:p>143.505</text:p>
          </table:table-cell>
          <table:table-cell table:style-name="ce3" office:value-type="float" office:value="-11.76433372" calcext:value-type="float">
            <text:p>-11.76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225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6950684" calcext:value-type="float">
            <text:p>143.870</text:p>
          </table:table-cell>
          <table:table-cell table:style-name="ce3" office:value-type="float" office:value="-11.79114723" calcext:value-type="float">
            <text:p>-11.79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229a</text:p>
          </table:table-cell>
          <table:table-cell table:style-name="ce2" office:value-type="string" calcext:value-type="string">
            <text:p>Devlin Reef</text:p>
          </table:table-cell>
          <table:table-cell table:style-name="ce3" office:value-type="float" office:value="143.85604858" calcext:value-type="float">
            <text:p>143.856</text:p>
          </table:table-cell>
          <table:table-cell table:style-name="ce3" office:value-type="float" office:value="-11.82583523" calcext:value-type="float">
            <text:p>-11.826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229b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4274292" calcext:value-type="float">
            <text:p>143.843</text:p>
          </table:table-cell>
          <table:table-cell table:style-name="ce3" office:value-type="float" office:value="-11.84426117" calcext:value-type="float">
            <text:p>-11.84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238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5302734" calcext:value-type="float">
            <text:p>143.853</text:p>
          </table:table-cell>
          <table:table-cell table:style-name="ce3" office:value-type="float" office:value="-11.92699146" calcext:value-type="float">
            <text:p>-11.927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239</text:p>
          </table:table-cell>
          <table:table-cell table:style-name="ce2" office:value-type="string" calcext:value-type="string">
            <text:p>Star Reef</text:p>
          </table:table-cell>
          <table:table-cell table:style-name="ce3" office:value-type="float" office:value="143.86808777" calcext:value-type="float">
            <text:p>143.868</text:p>
          </table:table-cell>
          <table:table-cell table:style-name="ce3" office:value-type="float" office:value="-11.95340919" calcext:value-type="float">
            <text:p>-11.95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241</text:p>
          </table:table-cell>
          <table:table-cell table:style-name="ce2" office:value-type="string" calcext:value-type="string">
            <text:p>Job Reef</text:p>
          </table:table-cell>
          <table:table-cell table:style-name="ce3" office:value-type="float" office:value="143.8841095" calcext:value-type="float">
            <text:p>143.884</text:p>
          </table:table-cell>
          <table:table-cell table:style-name="ce3" office:value-type="float" office:value="-11.97967243" calcext:value-type="float">
            <text:p>-11.98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24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0460205" calcext:value-type="float">
            <text:p>143.905</text:p>
          </table:table-cell>
          <table:table-cell table:style-name="ce3" office:value-type="float" office:value="-11.99356556" calcext:value-type="float">
            <text:p>-11.99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28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0751648" calcext:value-type="float">
            <text:p>143.908</text:p>
          </table:table-cell>
          <table:table-cell table:style-name="ce3" office:value-type="float" office:value="-11.9950552" calcext:value-type="float">
            <text:p>-11.99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3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2311096" calcext:value-type="float">
            <text:p>143.923</text:p>
          </table:table-cell>
          <table:table-cell table:style-name="ce3" office:value-type="float" office:value="-12.00428104" calcext:value-type="float">
            <text:p>-12.00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3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5555115" calcext:value-type="float">
            <text:p>143.956</text:p>
          </table:table-cell>
          <table:table-cell table:style-name="ce3" office:value-type="float" office:value="-12.02207088" calcext:value-type="float">
            <text:p>-12.02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37</text:p>
          </table:table-cell>
          <table:table-cell table:style-name="ce2" office:value-type="string" calcext:value-type="string">
            <text:p>Wishbone Reef</text:p>
          </table:table-cell>
          <table:table-cell table:style-name="ce3" office:value-type="float" office:value="143.96459961" calcext:value-type="float">
            <text:p>143.965</text:p>
          </table:table-cell>
          <table:table-cell table:style-name="ce3" office:value-type="float" office:value="-12.065135" calcext:value-type="float">
            <text:p>-12.06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38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0919495" calcext:value-type="float">
            <text:p>143.909</text:p>
          </table:table-cell>
          <table:table-cell table:style-name="ce3" office:value-type="float" office:value="-12.05406475" calcext:value-type="float">
            <text:p>-12.05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43a</text:p>
          </table:table-cell>
          <table:table-cell table:style-name="ce2" office:value-type="string" calcext:value-type="string">
            <text:p>Martha Ridgway Reef (North)</text:p>
          </table:table-cell>
          <table:table-cell table:style-name="ce3" office:value-type="float" office:value="143.8079834" calcext:value-type="float">
            <text:p>143.808</text:p>
          </table:table-cell>
          <table:table-cell table:style-name="ce3" office:value-type="float" office:value="-12.12002373" calcext:value-type="float">
            <text:p>-12.12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52b</text:p>
          </table:table-cell>
          <table:table-cell table:style-name="ce2" office:value-type="string" calcext:value-type="string">
            <text:p>William Reef (West)</text:p>
          </table:table-cell>
          <table:table-cell table:style-name="ce3" office:value-type="float" office:value="143.84992981" calcext:value-type="float">
            <text:p>143.850</text:p>
          </table:table-cell>
          <table:table-cell table:style-name="ce3" office:value-type="float" office:value="-12.22099686" calcext:value-type="float">
            <text:p>-12.22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53</text:p>
          </table:table-cell>
          <table:table-cell table:style-name="ce2" office:value-type="string" calcext:value-type="string">
            <text:p>Henry Reef</text:p>
          </table:table-cell>
          <table:table-cell table:style-name="ce3" office:value-type="float" office:value="143.81919861" calcext:value-type="float">
            <text:p>143.819</text:p>
          </table:table-cell>
          <table:table-cell table:style-name="ce3" office:value-type="float" office:value="-12.22263622" calcext:value-type="float">
            <text:p>-12.22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56</text:p>
          </table:table-cell>
          <table:table-cell table:style-name="ce2" office:value-type="string" calcext:value-type="string">
            <text:p>Mantis Reef</text:p>
          </table:table-cell>
          <table:table-cell table:style-name="ce3" office:value-type="float" office:value="143.89825439" calcext:value-type="float">
            <text:p>143.898</text:p>
          </table:table-cell>
          <table:table-cell table:style-name="ce3" office:value-type="float" office:value="-12.28798294" calcext:value-type="float">
            <text:p>-12.288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58</text:p>
          </table:table-cell>
          <table:table-cell table:style-name="ce2" office:value-type="string" calcext:value-type="string">
            <text:p>Ferguson Reef</text:p>
          </table:table-cell>
          <table:table-cell table:style-name="ce3" office:value-type="float" office:value="143.82704163" calcext:value-type="float">
            <text:p>143.827</text:p>
          </table:table-cell>
          <table:table-cell table:style-name="ce3" office:value-type="float" office:value="-12.34038258" calcext:value-type="float">
            <text:p>-12.34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5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79122925" calcext:value-type="float">
            <text:p>143.791</text:p>
          </table:table-cell>
          <table:table-cell table:style-name="ce3" office:value-type="float" office:value="-12.3640871" calcext:value-type="float">
            <text:p>-12.36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68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75128174" calcext:value-type="float">
            <text:p>143.751</text:p>
          </table:table-cell>
          <table:table-cell table:style-name="ce3" office:value-type="float" office:value="-12.43705273" calcext:value-type="float">
            <text:p>-12.437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94</text:p>
          </table:table-cell>
          <table:table-cell table:style-name="ce2" office:value-type="string" calcext:value-type="string">
            <text:p>Long Sandy Reef</text:p>
          </table:table-cell>
          <table:table-cell table:style-name="ce3" office:value-type="float" office:value="143.79371643" calcext:value-type="float">
            <text:p>143.794</text:p>
          </table:table-cell>
          <table:table-cell table:style-name="ce3" office:value-type="float" office:value="-12.53452587" calcext:value-type="float">
            <text:p>-12.53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98</text:p>
          </table:table-cell>
          <table:table-cell table:style-name="ce2" office:value-type="string" calcext:value-type="string">
            <text:p>Second Small Reef</text:p>
          </table:table-cell>
          <table:table-cell table:style-name="ce3" office:value-type="float" office:value="143.79449463" calcext:value-type="float">
            <text:p>143.794</text:p>
          </table:table-cell>
          <table:table-cell table:style-name="ce3" office:value-type="float" office:value="-12.58212376" calcext:value-type="float">
            <text:p>-12.58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10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1077576" calcext:value-type="float">
            <text:p>143.811</text:p>
          </table:table-cell>
          <table:table-cell table:style-name="ce3" office:value-type="float" office:value="-12.59930325" calcext:value-type="float">
            <text:p>-12.599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104</text:p>
          </table:table-cell>
          <table:table-cell table:style-name="ce2" office:value-type="string" calcext:value-type="string">
            <text:p>Log Reef (North)</text:p>
          </table:table-cell>
          <table:table-cell table:style-name="ce3" office:value-type="float" office:value="143.83570862" calcext:value-type="float">
            <text:p>143.836</text:p>
          </table:table-cell>
          <table:table-cell table:style-name="ce3" office:value-type="float" office:value="-12.63453674" calcext:value-type="float">
            <text:p>-12.63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107</text:p>
          </table:table-cell>
          <table:table-cell table:style-name="ce2" office:value-type="string" calcext:value-type="string">
            <text:p>Log Reef (South)</text:p>
          </table:table-cell>
          <table:table-cell table:style-name="ce3" office:value-type="float" office:value="143.84440613" calcext:value-type="float">
            <text:p>143.844</text:p>
          </table:table-cell>
          <table:table-cell table:style-name="ce3" office:value-type="float" office:value="-12.68454933" calcext:value-type="float">
            <text:p>-12.68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11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1338501" calcext:value-type="float">
            <text:p>143.813</text:p>
          </table:table-cell>
          <table:table-cell table:style-name="ce3" office:value-type="float" office:value="-12.75754356" calcext:value-type="float">
            <text:p>-12.758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11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0245972" calcext:value-type="float">
            <text:p>143.802</text:p>
          </table:table-cell>
          <table:table-cell table:style-name="ce3" office:value-type="float" office:value="-12.79762459" calcext:value-type="float">
            <text:p>-12.798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118</text:p>
          </table:table-cell>
          <table:table-cell table:style-name="ce2" office:value-type="string" calcext:value-type="string">
            <text:p>Bligh Reef</text:p>
          </table:table-cell>
          <table:table-cell table:style-name="ce3" office:value-type="float" office:value="143.83557129" calcext:value-type="float">
            <text:p>143.836</text:p>
          </table:table-cell>
          <table:table-cell table:style-name="ce3" office:value-type="float" office:value="-12.83273792" calcext:value-type="float">
            <text:p>-12.83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12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1987" calcext:value-type="float">
            <text:p>143.820</text:p>
          </table:table-cell>
          <table:table-cell table:style-name="ce3" office:value-type="float" office:value="-12.89378929" calcext:value-type="float">
            <text:p>-12.89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13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240509" calcext:value-type="float">
            <text:p>143.824</text:p>
          </table:table-cell>
          <table:table-cell table:style-name="ce3" office:value-type="float" office:value="-12.93371105" calcext:value-type="float">
            <text:p>-12.93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13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2859802" calcext:value-type="float">
            <text:p>143.829</text:p>
          </table:table-cell>
          <table:table-cell table:style-name="ce3" office:value-type="float" office:value="-12.96533298" calcext:value-type="float">
            <text:p>-12.96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143</text:p>
          </table:table-cell>
          <table:table-cell table:style-name="ce2" office:value-type="string" calcext:value-type="string">
            <text:p>Cat Reef</text:p>
          </table:table-cell>
          <table:table-cell table:style-name="ce3" office:value-type="float" office:value="143.84963989" calcext:value-type="float">
            <text:p>143.850</text:p>
          </table:table-cell>
          <table:table-cell table:style-name="ce3" office:value-type="float" office:value="-12.9975729" calcext:value-type="float">
            <text:p>-12.998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02</text:p>
          </table:table-cell>
          <table:table-cell table:style-name="ce2" office:value-type="string" calcext:value-type="string">
            <text:p>Derry Reef</text:p>
          </table:table-cell>
          <table:table-cell table:style-name="ce3" office:value-type="float" office:value="143.85891724" calcext:value-type="float">
            <text:p>143.859</text:p>
          </table:table-cell>
          <table:table-cell table:style-name="ce3" office:value-type="float" office:value="-13.02247143" calcext:value-type="float">
            <text:p>-13.02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05</text:p>
          </table:table-cell>
          <table:table-cell table:style-name="ce2" office:value-type="string" calcext:value-type="string">
            <text:p>Ham Reef</text:p>
          </table:table-cell>
          <table:table-cell table:style-name="ce3" office:value-type="float" office:value="143.87171936" calcext:value-type="float">
            <text:p>143.872</text:p>
          </table:table-cell>
          <table:table-cell table:style-name="ce3" office:value-type="float" office:value="-13.03850269" calcext:value-type="float">
            <text:p>-13.039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28</text:p>
          </table:table-cell>
          <table:table-cell table:style-name="ce2" office:value-type="string" calcext:value-type="string">
            <text:p>Tijou Reef</text:p>
          </table:table-cell>
          <table:table-cell table:style-name="ce3" office:value-type="float" office:value="143.95910645" calcext:value-type="float">
            <text:p>143.959</text:p>
          </table:table-cell>
          <table:table-cell table:style-name="ce3" office:value-type="float" office:value="-13.15960598" calcext:value-type="float">
            <text:p>-13.16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50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7337341" calcext:value-type="float">
            <text:p>143.973</text:p>
          </table:table-cell>
          <table:table-cell table:style-name="ce3" office:value-type="float" office:value="-13.32482433" calcext:value-type="float">
            <text:p>-13.32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61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7453308" calcext:value-type="float">
            <text:p>143.975</text:p>
          </table:table-cell>
          <table:table-cell table:style-name="ce3" office:value-type="float" office:value="-13.39894772" calcext:value-type="float">
            <text:p>-13.399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61b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7590637" calcext:value-type="float">
            <text:p>143.976</text:p>
          </table:table-cell>
          <table:table-cell table:style-name="ce3" office:value-type="float" office:value="-13.42455959" calcext:value-type="float">
            <text:p>-13.42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6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1530762" calcext:value-type="float">
            <text:p>143.815</text:p>
          </table:table-cell>
          <table:table-cell table:style-name="ce3" office:value-type="float" office:value="-13.42310429" calcext:value-type="float">
            <text:p>-13.42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76</text:p>
          </table:table-cell>
          <table:table-cell table:style-name="ce2" office:value-type="string" calcext:value-type="string">
            <text:p>Ogilvie Reef</text:p>
          </table:table-cell>
          <table:table-cell table:style-name="ce3" office:value-type="float" office:value="143.79095459" calcext:value-type="float">
            <text:p>143.791</text:p>
          </table:table-cell>
          <table:table-cell table:style-name="ce3" office:value-type="float" office:value="-13.52589226" calcext:value-type="float">
            <text:p>-13.526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7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5205078" calcext:value-type="float">
            <text:p>143.852</text:p>
          </table:table-cell>
          <table:table-cell table:style-name="ce3" office:value-type="float" office:value="-13.55240631" calcext:value-type="float">
            <text:p>-13.55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78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2167664" calcext:value-type="float">
            <text:p>143.922</text:p>
          </table:table-cell>
          <table:table-cell table:style-name="ce3" office:value-type="float" office:value="-13.64098835" calcext:value-type="float">
            <text:p>-13.64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87</text:p>
          </table:table-cell>
          <table:table-cell table:style-name="ce2" office:value-type="string" calcext:value-type="string">
            <text:p>Magpie Reef</text:p>
          </table:table-cell>
          <table:table-cell table:style-name="ce3" office:value-type="float" office:value="143.8379364" calcext:value-type="float">
            <text:p>143.838</text:p>
          </table:table-cell>
          <table:table-cell table:style-name="ce3" office:value-type="float" office:value="-13.75963593" calcext:value-type="float">
            <text:p>-13.76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88</text:p>
          </table:table-cell>
          <table:table-cell table:style-name="ce2" office:value-type="string" calcext:value-type="string">
            <text:p>Lytton Reef</text:p>
          </table:table-cell>
          <table:table-cell table:style-name="ce3" office:value-type="float" office:value="143.90577698" calcext:value-type="float">
            <text:p>143.906</text:p>
          </table:table-cell>
          <table:table-cell table:style-name="ce3" office:value-type="float" office:value="-13.74318218" calcext:value-type="float">
            <text:p>-13.74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91</text:p>
          </table:table-cell>
          <table:table-cell table:style-name="ce2" office:value-type="string" calcext:value-type="string">
            <text:p>Wilkie Reef</text:p>
          </table:table-cell>
          <table:table-cell table:style-name="ce3" office:value-type="float" office:value="143.64048767" calcext:value-type="float">
            <text:p>143.640</text:p>
          </table:table-cell>
          <table:table-cell table:style-name="ce3" office:value-type="float" office:value="-13.77140236" calcext:value-type="float">
            <text:p>-13.77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93c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7944641" calcext:value-type="float">
            <text:p>143.979</text:p>
          </table:table-cell>
          <table:table-cell table:style-name="ce3" office:value-type="float" office:value="-13.76837921" calcext:value-type="float">
            <text:p>-13.768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11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8969116" calcext:value-type="float">
            <text:p>144.090</text:p>
          </table:table-cell>
          <table:table-cell table:style-name="ce3" office:value-type="float" office:value="-13.54211235" calcext:value-type="float">
            <text:p>-13.54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118a</text:p>
          </table:table-cell>
          <table:table-cell table:style-name="ce2" office:value-type="string" calcext:value-type="string">
            <text:p>Creech Reef (North)</text:p>
          </table:table-cell>
          <table:table-cell table:style-name="ce3" office:value-type="float" office:value="144.10391235" calcext:value-type="float">
            <text:p>144.104</text:p>
          </table:table-cell>
          <table:table-cell table:style-name="ce3" office:value-type="float" office:value="-13.62558937" calcext:value-type="float">
            <text:p>-13.626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12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26705933" calcext:value-type="float">
            <text:p>144.267</text:p>
          </table:table-cell>
          <table:table-cell table:style-name="ce3" office:value-type="float" office:value="-13.78010464" calcext:value-type="float">
            <text:p>-13.78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12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2783203" calcext:value-type="float">
            <text:p>144.028</text:p>
          </table:table-cell>
          <table:table-cell table:style-name="ce3" office:value-type="float" office:value="-13.85837936" calcext:value-type="float">
            <text:p>-13.858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130</text:p>
          </table:table-cell>
          <table:table-cell table:style-name="ce2" office:value-type="string" calcext:value-type="string">
            <text:p>Davie Reef</text:p>
          </table:table-cell>
          <table:table-cell table:style-name="ce3" office:value-type="float" office:value="144.45483398" calcext:value-type="float">
            <text:p>144.455</text:p>
          </table:table-cell>
          <table:table-cell table:style-name="ce3" office:value-type="float" office:value="-13.97737408" calcext:value-type="float">
            <text:p>-13.977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131</text:p>
          </table:table-cell>
          <table:table-cell table:style-name="ce2" office:value-type="string" calcext:value-type="string">
            <text:p>Eves Reef</text:p>
          </table:table-cell>
          <table:table-cell table:style-name="ce3" office:value-type="float" office:value="144.5743866" calcext:value-type="float">
            <text:p>144.574</text:p>
          </table:table-cell>
          <table:table-cell table:style-name="ce3" office:value-type="float" office:value="-13.96196938" calcext:value-type="float">
            <text:p>-13.96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133</text:p>
          </table:table-cell>
          <table:table-cell table:style-name="ce2" office:value-type="string" calcext:value-type="string">
            <text:p>Tydeman Reef</text:p>
          </table:table-cell>
          <table:table-cell table:style-name="ce3" office:value-type="float" office:value="144.52000427" calcext:value-type="float">
            <text:p>144.520</text:p>
          </table:table-cell>
          <table:table-cell table:style-name="ce3" office:value-type="float" office:value="-13.98367882" calcext:value-type="float">
            <text:p>-13.98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03</text:p>
          </table:table-cell>
          <table:table-cell table:style-name="ce2" office:value-type="string" calcext:value-type="string">
            <text:p>Grub Reef</text:p>
          </table:table-cell>
          <table:table-cell table:style-name="ce3" office:value-type="float" office:value="143.98217773" calcext:value-type="float">
            <text:p>143.982</text:p>
          </table:table-cell>
          <table:table-cell table:style-name="ce3" office:value-type="float" office:value="-14.00527954" calcext:value-type="float">
            <text:p>-14.00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39</text:p>
          </table:table-cell>
          <table:table-cell table:style-name="ce2" office:value-type="string" calcext:value-type="string">
            <text:p>North Warden Reef</text:p>
          </table:table-cell>
          <table:table-cell table:style-name="ce3" office:value-type="float" office:value="144.64640808" calcext:value-type="float">
            <text:p>144.646</text:p>
          </table:table-cell>
          <table:table-cell table:style-name="ce3" office:value-type="float" office:value="-14.16754627" calcext:value-type="float">
            <text:p>-14.168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4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92831421" calcext:value-type="float">
            <text:p>144.928</text:p>
          </table:table-cell>
          <table:table-cell table:style-name="ce3" office:value-type="float" office:value="-14.21223068" calcext:value-type="float">
            <text:p>-14.21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51</text:p>
          </table:table-cell>
          <table:table-cell table:style-name="ce2" office:value-type="string" calcext:value-type="string">
            <text:p>South Warden Reef</text:p>
          </table:table-cell>
          <table:table-cell table:style-name="ce3" office:value-type="float" office:value="144.73968506" calcext:value-type="float">
            <text:p>144.740</text:p>
          </table:table-cell>
          <table:table-cell table:style-name="ce3" office:value-type="float" office:value="-14.23914433" calcext:value-type="float">
            <text:p>-14.239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5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79040527" calcext:value-type="float">
            <text:p>144.790</text:p>
          </table:table-cell>
          <table:table-cell table:style-name="ce3" office:value-type="float" office:value="-14.30921268" calcext:value-type="float">
            <text:p>-14.309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63</text:p>
          </table:table-cell>
          <table:table-cell table:style-name="ce2" office:value-type="string" calcext:value-type="string">
            <text:p>Combe Reef</text:p>
          </table:table-cell>
          <table:table-cell table:style-name="ce3" office:value-type="float" office:value="144.9510498" calcext:value-type="float">
            <text:p>144.951</text:p>
          </table:table-cell>
          <table:table-cell table:style-name="ce3" office:value-type="float" office:value="-14.41412067" calcext:value-type="float">
            <text:p>-14.41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7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5.06777954" calcext:value-type="float">
            <text:p>145.068</text:p>
          </table:table-cell>
          <table:table-cell table:style-name="ce3" office:value-type="float" office:value="-14.26767063" calcext:value-type="float">
            <text:p>-14.268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8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5.03501892" calcext:value-type="float">
            <text:p>145.035</text:p>
          </table:table-cell>
          <table:table-cell table:style-name="ce3" office:value-type="float" office:value="-14.39865017" calcext:value-type="float">
            <text:p>-14.399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82</text:p>
          </table:table-cell>
          <table:table-cell table:style-name="ce2" office:value-type="string" calcext:value-type="string">
            <text:p>Crescent Reef</text:p>
          </table:table-cell>
          <table:table-cell table:style-name="ce3" office:value-type="float" office:value="145.08926392" calcext:value-type="float">
            <text:p>145.089</text:p>
          </table:table-cell>
          <table:table-cell table:style-name="ce3" office:value-type="float" office:value="-14.4156599" calcext:value-type="float">
            <text:p>-14.416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85</text:p>
          </table:table-cell>
          <table:table-cell table:style-name="ce2" office:value-type="string" calcext:value-type="string">
            <text:p>Hilder Reef</text:p>
          </table:table-cell>
          <table:table-cell table:style-name="ce3" office:value-type="float" office:value="145.41036987" calcext:value-type="float">
            <text:p>145.410</text:p>
          </table:table-cell>
          <table:table-cell table:style-name="ce3" office:value-type="float" office:value="-14.44501114" calcext:value-type="float">
            <text:p>-14.44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86</text:p>
          </table:table-cell>
          <table:table-cell table:style-name="ce2" office:value-type="string" calcext:value-type="string">
            <text:p>Hicks Reef</text:p>
          </table:table-cell>
          <table:table-cell table:style-name="ce3" office:value-type="float" office:value="145.4821167" calcext:value-type="float">
            <text:p>145.482</text:p>
          </table:table-cell>
          <table:table-cell table:style-name="ce3" office:value-type="float" office:value="-14.45256233" calcext:value-type="float">
            <text:p>-14.45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16a</text:p>
          </table:table-cell>
          <table:table-cell table:style-name="ce2" office:value-type="string" calcext:value-type="string">
            <text:p>Lizard Island Reef (North West)</text:p>
          </table:table-cell>
          <table:table-cell table:style-name="ce3" office:value-type="float" office:value="145.44694519" calcext:value-type="float">
            <text:p>145.447</text:p>
          </table:table-cell>
          <table:table-cell table:style-name="ce3" office:value-type="float" office:value="-14.65856457" calcext:value-type="float">
            <text:p>-14.659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16c</text:p>
          </table:table-cell>
          <table:table-cell table:style-name="ce2" office:value-type="string" calcext:value-type="string">
            <text:p>Lizard Island Reef (Coconut Bay)</text:p>
          </table:table-cell>
          <table:table-cell table:style-name="ce3" office:value-type="float" office:value="145.47232056" calcext:value-type="float">
            <text:p>145.472</text:p>
          </table:table-cell>
          <table:table-cell table:style-name="ce3" office:value-type="float" office:value="-14.68106556" calcext:value-type="float">
            <text:p>-14.68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16d</text:p>
          </table:table-cell>
          <table:table-cell table:style-name="ce2" office:value-type="string" calcext:value-type="string">
            <text:p>Lizard Island Reef (Lagoon)</text:p>
          </table:table-cell>
          <table:table-cell table:style-name="ce3" office:value-type="float" office:value="145.44981384" calcext:value-type="float">
            <text:p>145.450</text:p>
          </table:table-cell>
          <table:table-cell table:style-name="ce3" office:value-type="float" office:value="-14.68557739" calcext:value-type="float">
            <text:p>-14.686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32b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5.52761841" calcext:value-type="float">
            <text:p>145.528</text:p>
          </table:table-cell>
          <table:table-cell table:style-name="ce3" office:value-type="float" office:value="-14.8655138" calcext:value-type="float">
            <text:p>-14.866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3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5.51600647" calcext:value-type="float">
            <text:p>145.516</text:p>
          </table:table-cell>
          <table:table-cell table:style-name="ce3" office:value-type="float" office:value="-14.91681099" calcext:value-type="float">
            <text:p>-14.917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35</text:p>
          </table:table-cell>
          <table:table-cell table:style-name="ce2" office:value-type="string" calcext:value-type="string">
            <text:p>Helsdon Reef</text:p>
          </table:table-cell>
          <table:table-cell table:style-name="ce3" office:value-type="float" office:value="145.48800659" calcext:value-type="float">
            <text:p>145.488</text:p>
          </table:table-cell>
          <table:table-cell table:style-name="ce3" office:value-type="float" office:value="-14.93945408" calcext:value-type="float">
            <text:p>-14.939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37</text:p>
          </table:table-cell>
          <table:table-cell table:style-name="ce2" office:value-type="string" calcext:value-type="string">
            <text:p>Carter Reef</text:p>
          </table:table-cell>
          <table:table-cell table:style-name="ce3" office:value-type="float" office:value="145.58898926" calcext:value-type="float">
            <text:p>145.589</text:p>
          </table:table-cell>
          <table:table-cell table:style-name="ce3" office:value-type="float" office:value="-14.54767418" calcext:value-type="float">
            <text:p>-14.548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38</text:p>
          </table:table-cell>
          <table:table-cell table:style-name="ce2" office:value-type="string" calcext:value-type="string">
            <text:p>Yonge Reef</text:p>
          </table:table-cell>
          <table:table-cell table:style-name="ce3" office:value-type="float" office:value="145.62347412" calcext:value-type="float">
            <text:p>145.623</text:p>
          </table:table-cell>
          <table:table-cell table:style-name="ce3" office:value-type="float" office:value="-14.59968185" calcext:value-type="float">
            <text:p>-14.60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39</text:p>
          </table:table-cell>
          <table:table-cell table:style-name="ce2" office:value-type="string" calcext:value-type="string">
            <text:p>No Name Reef</text:p>
          </table:table-cell>
          <table:table-cell table:style-name="ce3" office:value-type="float" office:value="145.64628601" calcext:value-type="float">
            <text:p>145.646</text:p>
          </table:table-cell>
          <table:table-cell table:style-name="ce3" office:value-type="float" office:value="-14.64376545" calcext:value-type="float">
            <text:p>-14.64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47b</text:p>
          </table:table-cell>
          <table:table-cell table:style-name="ce2" office:value-type="string" calcext:value-type="string">
            <text:p>South Direction Reef (South)</text:p>
          </table:table-cell>
          <table:table-cell table:style-name="ce3" office:value-type="float" office:value="145.52072144" calcext:value-type="float">
            <text:p>145.521</text:p>
          </table:table-cell>
          <table:table-cell table:style-name="ce3" office:value-type="float" office:value="-14.81170082" calcext:value-type="float">
            <text:p>-14.81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54</text:p>
          </table:table-cell>
          <table:table-cell table:style-name="ce2" office:value-type="string" calcext:value-type="string">
            <text:p>Ribbon No 9 Reef</text:p>
          </table:table-cell>
          <table:table-cell table:style-name="ce3" office:value-type="float" office:value="145.70335388" calcext:value-type="float">
            <text:p>145.703</text:p>
          </table:table-cell>
          <table:table-cell table:style-name="ce3" office:value-type="float" office:value="-14.99295044" calcext:value-type="float">
            <text:p>-14.99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03</text:p>
          </table:table-cell>
          <table:table-cell table:style-name="ce2" office:value-type="string" calcext:value-type="string">
            <text:p>Low Wooded Reef</text:p>
          </table:table-cell>
          <table:table-cell table:style-name="ce3" office:value-type="float" office:value="145.37962341" calcext:value-type="float">
            <text:p>145.380</text:p>
          </table:table-cell>
          <table:table-cell table:style-name="ce3" office:value-type="float" office:value="-15.09353924" calcext:value-type="float">
            <text:p>-15.09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05</text:p>
          </table:table-cell>
          <table:table-cell table:style-name="ce2" office:value-type="string" calcext:value-type="string">
            <text:p>Three Islands Reef</text:p>
          </table:table-cell>
          <table:table-cell table:style-name="ce3" office:value-type="float" office:value="145.4223938" calcext:value-type="float">
            <text:p>145.422</text:p>
          </table:table-cell>
          <table:table-cell table:style-name="ce3" office:value-type="float" office:value="-15.11523628" calcext:value-type="float">
            <text:p>-15.11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09</text:p>
          </table:table-cell>
          <table:table-cell table:style-name="ce2" office:value-type="string" calcext:value-type="string">
            <text:p>Forrester Reef</text:p>
          </table:table-cell>
          <table:table-cell table:style-name="ce3" office:value-type="float" office:value="145.49612427" calcext:value-type="float">
            <text:p>145.496</text:p>
          </table:table-cell>
          <table:table-cell table:style-name="ce3" office:value-type="float" office:value="-15.16672802" calcext:value-type="float">
            <text:p>-15.167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12</text:p>
          </table:table-cell>
          <table:table-cell table:style-name="ce2" office:value-type="string" calcext:value-type="string">
            <text:p>Boulder Reef</text:p>
          </table:table-cell>
          <table:table-cell table:style-name="ce3" office:value-type="float" office:value="145.43144226" calcext:value-type="float">
            <text:p>145.431</text:p>
          </table:table-cell>
          <table:table-cell table:style-name="ce3" office:value-type="float" office:value="-15.41388798" calcext:value-type="float">
            <text:p>-15.41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26</text:p>
          </table:table-cell>
          <table:table-cell table:style-name="ce2" office:value-type="string" calcext:value-type="string">
            <text:p>Ribbon No 7 Reef</text:p>
          </table:table-cell>
          <table:table-cell table:style-name="ce3" office:value-type="float" office:value="145.7383728" calcext:value-type="float">
            <text:p>145.738</text:p>
          </table:table-cell>
          <table:table-cell table:style-name="ce3" office:value-type="float" office:value="-15.18930244" calcext:value-type="float">
            <text:p>-15.189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38</text:p>
          </table:table-cell>
          <table:table-cell table:style-name="ce2" office:value-type="string" calcext:value-type="string">
            <text:p>Ribbon No 5 Reef</text:p>
          </table:table-cell>
          <table:table-cell table:style-name="ce3" office:value-type="float" office:value="145.78292847" calcext:value-type="float">
            <text:p>145.783</text:p>
          </table:table-cell>
          <table:table-cell table:style-name="ce3" office:value-type="float" office:value="-15.36378002" calcext:value-type="float">
            <text:p>-15.36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4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5.50273132" calcext:value-type="float">
            <text:p>145.503</text:p>
          </table:table-cell>
          <table:table-cell table:style-name="ce3" office:value-type="float" office:value="-15.48573685" calcext:value-type="float">
            <text:p>-15.486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55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5.31910706" calcext:value-type="float">
            <text:p>145.319</text:p>
          </table:table-cell>
          <table:table-cell table:style-name="ce3" office:value-type="float" office:value="-15.61271095" calcext:value-type="float">
            <text:p>-15.61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59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5.35350037" calcext:value-type="float">
            <text:p>145.354</text:p>
          </table:table-cell>
          <table:table-cell table:style-name="ce3" office:value-type="float" office:value="-15.70535374" calcext:value-type="float">
            <text:p>-15.70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75a</text:p>
          </table:table-cell>
          <table:table-cell table:style-name="ce2" office:value-type="string" calcext:value-type="string">
            <text:p>Ribbon No 2 Reef (No 1)</text:p>
          </table:table-cell>
          <table:table-cell table:style-name="ce3" office:value-type="float" office:value="145.79620361" calcext:value-type="float">
            <text:p>145.796</text:p>
          </table:table-cell>
          <table:table-cell table:style-name="ce3" office:value-type="float" office:value="-15.55718899" calcext:value-type="float">
            <text:p>-15.557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78</text:p>
          </table:table-cell>
          <table:table-cell table:style-name="ce2" office:value-type="string" calcext:value-type="string">
            <text:p>Osterlund Reef</text:p>
          </table:table-cell>
          <table:table-cell table:style-name="ce3" office:value-type="float" office:value="145.53218079" calcext:value-type="float">
            <text:p>145.532</text:p>
          </table:table-cell>
          <table:table-cell table:style-name="ce3" office:value-type="float" office:value="-15.55632114" calcext:value-type="float">
            <text:p>-15.556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80</text:p>
          </table:table-cell>
          <table:table-cell table:style-name="ce2" office:value-type="string" calcext:value-type="string">
            <text:p>Ribbon No 1 Reef</text:p>
          </table:table-cell>
          <table:table-cell table:style-name="ce3" office:value-type="float" office:value="145.80508423" calcext:value-type="float">
            <text:p>145.805</text:p>
          </table:table-cell>
          <table:table-cell table:style-name="ce3" office:value-type="float" office:value="-15.60583305" calcext:value-type="float">
            <text:p>-15.606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93</text:p>
          </table:table-cell>
          <table:table-cell table:style-name="ce2" office:value-type="string" calcext:value-type="string">
            <text:p>Pickersgill Reef</text:p>
          </table:table-cell>
          <table:table-cell table:style-name="ce3" office:value-type="float" office:value="145.57443237" calcext:value-type="float">
            <text:p>145.574</text:p>
          </table:table-cell>
          <table:table-cell table:style-name="ce3" office:value-type="float" office:value="-15.87277699" calcext:value-type="float">
            <text:p>-15.87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99a</text:p>
          </table:table-cell>
          <table:table-cell table:style-name="ce2" office:value-type="string" calcext:value-type="string">
            <text:p>Agincourt Reefs (No 3)</text:p>
          </table:table-cell>
          <table:table-cell table:style-name="ce3" office:value-type="float" office:value="145.83221436" calcext:value-type="float">
            <text:p>145.832</text:p>
          </table:table-cell>
          <table:table-cell table:style-name="ce3" office:value-type="float" office:value="-15.98979378" calcext:value-type="float">
            <text:p>-15.99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-005</text:p>
          </table:table-cell>
          <table:table-cell table:style-name="ce2" office:value-type="string" calcext:value-type="string">
            <text:p>Black Rock Reef</text:p>
          </table:table-cell>
          <table:table-cell table:style-name="ce3" office:value-type="float" office:value="145.48576355" calcext:value-type="float">
            <text:p>145.486</text:p>
          </table:table-cell>
          <table:table-cell table:style-name="ce3" office:value-type="float" office:value="-16.2443924" calcext:value-type="float">
            <text:p>-16.24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-020a</text:p>
          </table:table-cell>
          <table:table-cell table:style-name="ce2" office:value-type="string" calcext:value-type="string">
            <text:p>Undine Reef (West)</text:p>
          </table:table-cell>
          <table:table-cell table:style-name="ce3" office:value-type="float" office:value="145.68716431" calcext:value-type="float">
            <text:p>145.687</text:p>
          </table:table-cell>
          <table:table-cell table:style-name="ce3" office:value-type="float" office:value="-16.12334633" calcext:value-type="float">
            <text:p>-16.12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-030</text:p>
          </table:table-cell>
          <table:table-cell table:style-name="ce2" office:value-type="string" calcext:value-type="string">
            <text:p>Norman Reef</text:p>
          </table:table-cell>
          <table:table-cell table:style-name="ce3" office:value-type="float" office:value="145.99674988" calcext:value-type="float">
            <text:p>145.997</text:p>
          </table:table-cell>
          <table:table-cell table:style-name="ce3" office:value-type="float" office:value="-16.42810822" calcext:value-type="float">
            <text:p>-16.428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-044b</text:p>
          </table:table-cell>
          <table:table-cell table:style-name="ce2" office:value-type="string" calcext:value-type="string">
            <text:p>Vlasoff Reef</text:p>
          </table:table-cell>
          <table:table-cell table:style-name="ce3" office:value-type="float" office:value="145.99284363" calcext:value-type="float">
            <text:p>145.993</text:p>
          </table:table-cell>
          <table:table-cell table:style-name="ce3" office:value-type="float" office:value="-16.65520287" calcext:value-type="float">
            <text:p>-16.65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-046</text:p>
          </table:table-cell>
          <table:table-cell table:style-name="ce2" office:value-type="string" calcext:value-type="string">
            <text:p>Upolu Reef</text:p>
          </table:table-cell>
          <table:table-cell table:style-name="ce3" office:value-type="float" office:value="145.93695068" calcext:value-type="float">
            <text:p>145.937</text:p>
          </table:table-cell>
          <table:table-cell table:style-name="ce3" office:value-type="float" office:value="-16.67423248" calcext:value-type="float">
            <text:p>-16.67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-055</text:p>
          </table:table-cell>
          <table:table-cell table:style-name="ce2" office:value-type="string" calcext:value-type="string">
            <text:p>Little Fitzroy Island Reef</text:p>
          </table:table-cell>
          <table:table-cell table:style-name="ce3" office:value-type="float" office:value="146.00578308" calcext:value-type="float">
            <text:p>146.006</text:p>
          </table:table-cell>
          <table:table-cell table:style-name="ce3" office:value-type="float" office:value="-16.92298126" calcext:value-type="float">
            <text:p>-16.92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-068</text:p>
          </table:table-cell>
          <table:table-cell table:style-name="ce2" office:value-type="string" calcext:value-type="string">
            <text:p>Thetford Reef</text:p>
          </table:table-cell>
          <table:table-cell table:style-name="ce3" office:value-type="float" office:value="146.18086243" calcext:value-type="float">
            <text:p>146.181</text:p>
          </table:table-cell>
          <table:table-cell table:style-name="ce3" office:value-type="float" office:value="-16.80299377" calcext:value-type="float">
            <text:p>-16.80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-073</text:p>
          </table:table-cell>
          <table:table-cell table:style-name="ce2" office:value-type="string" calcext:value-type="string">
            <text:p>Elford Reef</text:p>
          </table:table-cell>
          <table:table-cell table:style-name="ce3" office:value-type="float" office:value="146.24856567" calcext:value-type="float">
            <text:p>146.249</text:p>
          </table:table-cell>
          <table:table-cell table:style-name="ce3" office:value-type="float" office:value="-16.9116478" calcext:value-type="float">
            <text:p>-16.91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-004</text:p>
          </table:table-cell>
          <table:table-cell table:style-name="ce2" office:value-type="string" calcext:value-type="string">
            <text:p>Scott Reef</text:p>
          </table:table-cell>
          <table:table-cell table:style-name="ce3" office:value-type="float" office:value="146.18499756" calcext:value-type="float">
            <text:p>146.185</text:p>
          </table:table-cell>
          <table:table-cell table:style-name="ce3" office:value-type="float" office:value="-17.07360649" calcext:value-type="float">
            <text:p>-17.07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-005</text:p>
          </table:table-cell>
          <table:table-cell table:style-name="ce2" office:value-type="string" calcext:value-type="string">
            <text:p>Stevens Reef</text:p>
          </table:table-cell>
          <table:table-cell table:style-name="ce3" office:value-type="float" office:value="146.41052246" calcext:value-type="float">
            <text:p>146.411</text:p>
          </table:table-cell>
          <table:table-cell table:style-name="ce3" office:value-type="float" office:value="-17.09885216" calcext:value-type="float">
            <text:p>-17.099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-006</text:p>
          </table:table-cell>
          <table:table-cell table:style-name="ce2" office:value-type="string" calcext:value-type="string">
            <text:p>Maori Reef</text:p>
          </table:table-cell>
          <table:table-cell table:style-name="ce3" office:value-type="float" office:value="146.34466553" calcext:value-type="float">
            <text:p>146.345</text:p>
          </table:table-cell>
          <table:table-cell table:style-name="ce3" office:value-type="float" office:value="-17.09428787" calcext:value-type="float">
            <text:p>-17.09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-008</text:p>
          </table:table-cell>
          <table:table-cell table:style-name="ce2" office:value-type="string" calcext:value-type="string">
            <text:p>Noggin Reef</text:p>
          </table:table-cell>
          <table:table-cell table:style-name="ce3" office:value-type="float" office:value="146.46858215" calcext:value-type="float">
            <text:p>146.469</text:p>
          </table:table-cell>
          <table:table-cell table:style-name="ce3" office:value-type="float" office:value="-17.12631226" calcext:value-type="float">
            <text:p>-17.126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-011</text:p>
          </table:table-cell>
          <table:table-cell table:style-name="ce2" office:value-type="string" calcext:value-type="string">
            <text:p>Coates Reef</text:p>
          </table:table-cell>
          <table:table-cell table:style-name="ce3" office:value-type="float" office:value="146.36857605" calcext:value-type="float">
            <text:p>146.369</text:p>
          </table:table-cell>
          <table:table-cell table:style-name="ce3" office:value-type="float" office:value="-17.19708824" calcext:value-type="float">
            <text:p>-17.197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-016a</text:p>
          </table:table-cell>
          <table:table-cell table:style-name="ce2" office:value-type="string" calcext:value-type="string">
            <text:p>McCulloch Reef (No 1)</text:p>
          </table:table-cell>
          <table:table-cell table:style-name="ce3" office:value-type="float" office:value="146.44169617" calcext:value-type="float">
            <text:p>146.442</text:p>
          </table:table-cell>
          <table:table-cell table:style-name="ce3" office:value-type="float" office:value="-17.28788376" calcext:value-type="float">
            <text:p>-17.288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-023</text:p>
          </table:table-cell>
          <table:table-cell table:style-name="ce2" office:value-type="string" calcext:value-type="string">
            <text:p>Cayley Reef</text:p>
          </table:table-cell>
          <table:table-cell table:style-name="ce3" office:value-type="float" office:value="146.45716858" calcext:value-type="float">
            <text:p>146.457</text:p>
          </table:table-cell>
          <table:table-cell table:style-name="ce3" office:value-type="float" office:value="-17.47678375" calcext:value-type="float">
            <text:p>-17.477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-034</text:p>
          </table:table-cell>
          <table:table-cell table:style-name="ce2" office:value-type="string" calcext:value-type="string">
            <text:p>Feather Reef</text:p>
          </table:table-cell>
          <table:table-cell table:style-name="ce3" office:value-type="float" office:value="146.37722778" calcext:value-type="float">
            <text:p>146.377</text:p>
          </table:table-cell>
          <table:table-cell table:style-name="ce3" office:value-type="float" office:value="-17.5328598" calcext:value-type="float">
            <text:p>-17.53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-035</text:p>
          </table:table-cell>
          <table:table-cell table:style-name="ce2" office:value-type="string" calcext:value-type="string">
            <text:p>Nathan Reef</text:p>
          </table:table-cell>
          <table:table-cell table:style-name="ce3" office:value-type="float" office:value="146.51774597" calcext:value-type="float">
            <text:p>146.518</text:p>
          </table:table-cell>
          <table:table-cell table:style-name="ce3" office:value-type="float" office:value="-17.52473259" calcext:value-type="float">
            <text:p>-17.52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-047</text:p>
          </table:table-cell>
          <table:table-cell table:style-name="ce2" office:value-type="string" calcext:value-type="string">
            <text:p>Eddy Reef</text:p>
          </table:table-cell>
          <table:table-cell table:style-name="ce3" office:value-type="float" office:value="146.43510437" calcext:value-type="float">
            <text:p>146.435</text:p>
          </table:table-cell>
          <table:table-cell table:style-name="ce3" office:value-type="float" office:value="-17.77425957" calcext:value-type="float">
            <text:p>-17.77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-051</text:p>
          </table:table-cell>
          <table:table-cell table:style-name="ce2" office:value-type="string" calcext:value-type="string">
            <text:p>Beaver Reef</text:p>
          </table:table-cell>
          <table:table-cell table:style-name="ce3" office:value-type="float" office:value="146.4835968" calcext:value-type="float">
            <text:p>146.484</text:p>
          </table:table-cell>
          <table:table-cell table:style-name="ce3" office:value-type="float" office:value="-17.84960938" calcext:value-type="float">
            <text:p>-17.85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-059a</text:p>
          </table:table-cell>
          <table:table-cell table:style-name="ce2" office:value-type="string" calcext:value-type="string">
            <text:p>Potter Reef (No 1)</text:p>
          </table:table-cell>
          <table:table-cell table:style-name="ce3" office:value-type="float" office:value="146.54440308" calcext:value-type="float">
            <text:p>146.544</text:p>
          </table:table-cell>
          <table:table-cell table:style-name="ce3" office:value-type="float" office:value="-17.69752693" calcext:value-type="float">
            <text:p>-17.698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-062</text:p>
          </table:table-cell>
          <table:table-cell table:style-name="ce2" office:value-type="string" calcext:value-type="string">
            <text:p>Noreaster Reef</text:p>
          </table:table-cell>
          <table:table-cell table:style-name="ce3" office:value-type="float" office:value="146.65055847" calcext:value-type="float">
            <text:p>146.651</text:p>
          </table:table-cell>
          <table:table-cell table:style-name="ce3" office:value-type="float" office:value="-17.77948189" calcext:value-type="float">
            <text:p>-17.779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-066</text:p>
          </table:table-cell>
          <table:table-cell table:style-name="ce2" office:value-type="string" calcext:value-type="string">
            <text:p>Yamacutta Reef</text:p>
          </table:table-cell>
          <table:table-cell table:style-name="ce3" office:value-type="float" office:value="146.58634949" calcext:value-type="float">
            <text:p>146.586</text:p>
          </table:table-cell>
          <table:table-cell table:style-name="ce3" office:value-type="float" office:value="-17.88853264" calcext:value-type="float">
            <text:p>-17.889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-068</text:p>
          </table:table-cell>
          <table:table-cell table:style-name="ce2" office:value-type="string" calcext:value-type="string">
            <text:p>Moss Reef</text:p>
          </table:table-cell>
          <table:table-cell table:style-name="ce3" office:value-type="float" office:value="146.79472351" calcext:value-type="float">
            <text:p>146.795</text:p>
          </table:table-cell>
          <table:table-cell table:style-name="ce3" office:value-type="float" office:value="-17.94563866" calcext:value-type="float">
            <text:p>-17.946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-06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6.76863098" calcext:value-type="float">
            <text:p>146.769</text:p>
          </table:table-cell>
          <table:table-cell table:style-name="ce3" office:value-type="float" office:value="-17.99490929" calcext:value-type="float">
            <text:p>-17.99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17</text:p>
          </table:table-cell>
          <table:table-cell table:style-name="ce2" office:value-type="string" calcext:value-type="string">
            <text:p>Reg Ward Reef</text:p>
          </table:table-cell>
          <table:table-cell table:style-name="ce3" office:value-type="float" office:value="146.7850647" calcext:value-type="float">
            <text:p>146.785</text:p>
          </table:table-cell>
          <table:table-cell table:style-name="ce3" office:value-type="float" office:value="-18.03201485" calcext:value-type="float">
            <text:p>-18.03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19</text:p>
          </table:table-cell>
          <table:table-cell table:style-name="ce2" office:value-type="string" calcext:value-type="string">
            <text:p>Barnett Patches</text:p>
          </table:table-cell>
          <table:table-cell table:style-name="ce3" office:value-type="float" office:value="146.85308838" calcext:value-type="float">
            <text:p>146.853</text:p>
          </table:table-cell>
          <table:table-cell table:style-name="ce3" office:value-type="float" office:value="-18.06010437" calcext:value-type="float">
            <text:p>-18.06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27</text:p>
          </table:table-cell>
          <table:table-cell table:style-name="ce2" office:value-type="string" calcext:value-type="string">
            <text:p>Trunk Reef</text:p>
          </table:table-cell>
          <table:table-cell table:style-name="ce3" office:value-type="float" office:value="146.83181763" calcext:value-type="float">
            <text:p>146.832</text:p>
          </table:table-cell>
          <table:table-cell table:style-name="ce3" office:value-type="float" office:value="-18.35411644" calcext:value-type="float">
            <text:p>-18.35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34</text:p>
          </table:table-cell>
          <table:table-cell table:style-name="ce2" office:value-type="string" calcext:value-type="string">
            <text:p>Myrmidon Reef</text:p>
          </table:table-cell>
          <table:table-cell table:style-name="ce3" office:value-type="float" office:value="147.38424683" calcext:value-type="float">
            <text:p>147.384</text:p>
          </table:table-cell>
          <table:table-cell table:style-name="ce3" office:value-type="float" office:value="-18.26569939" calcext:value-type="float">
            <text:p>-18.266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35</text:p>
          </table:table-cell>
          <table:table-cell table:style-name="ce2" office:value-type="string" calcext:value-type="string">
            <text:p>Thread Shoal</text:p>
          </table:table-cell>
          <table:table-cell table:style-name="ce3" office:value-type="float" office:value="147.17472839" calcext:value-type="float">
            <text:p>147.175</text:p>
          </table:table-cell>
          <table:table-cell table:style-name="ce3" office:value-type="float" office:value="-18.34340477" calcext:value-type="float">
            <text:p>-18.34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37</text:p>
          </table:table-cell>
          <table:table-cell table:style-name="ce2" office:value-type="string" calcext:value-type="string">
            <text:p>Needle Reef</text:p>
          </table:table-cell>
          <table:table-cell table:style-name="ce3" office:value-type="float" office:value="147.2053833" calcext:value-type="float">
            <text:p>147.205</text:p>
          </table:table-cell>
          <table:table-cell table:style-name="ce3" office:value-type="float" office:value="-18.36123848" calcext:value-type="float">
            <text:p>-18.36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18-039</text:p>
          </table:table-cell>
          <table:table-cell table:style-name="ce3" office:value-type="float" office:value="147.44873047" calcext:value-type="float">
            <text:p>147.449</text:p>
          </table:table-cell>
          <table:table-cell table:style-name="ce3" office:value-type="float" office:value="-18.41375351" calcext:value-type="float">
            <text:p>-18.41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42</text:p>
          </table:table-cell>
          <table:table-cell table:style-name="ce2" office:value-type="string" calcext:value-type="string">
            <text:p>Roxburgh Reef</text:p>
          </table:table-cell>
          <table:table-cell table:style-name="ce3" office:value-type="float" office:value="147.05809021" calcext:value-type="float">
            <text:p>147.058</text:p>
          </table:table-cell>
          <table:table-cell table:style-name="ce3" office:value-type="float" office:value="-18.43182755" calcext:value-type="float">
            <text:p>-18.43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52a</text:p>
          </table:table-cell>
          <table:table-cell table:style-name="ce2" office:value-type="string" calcext:value-type="string">
            <text:p>Curacoa (Noogoo) Reef (No 1)</text:p>
          </table:table-cell>
          <table:table-cell table:style-name="ce3" office:value-type="float" office:value="146.56321716" calcext:value-type="float">
            <text:p>146.563</text:p>
          </table:table-cell>
          <table:table-cell table:style-name="ce3" office:value-type="float" office:value="-18.66501045" calcext:value-type="float">
            <text:p>-18.66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69a</text:p>
          </table:table-cell>
          <table:table-cell table:style-name="ce2" office:value-type="string" calcext:value-type="string">
            <text:p>Backnumbers Reef</text:p>
          </table:table-cell>
          <table:table-cell table:style-name="ce3" office:value-type="float" office:value="147.14831543" calcext:value-type="float">
            <text:p>147.148</text:p>
          </table:table-cell>
          <table:table-cell table:style-name="ce3" office:value-type="float" office:value="-18.50876045" calcext:value-type="float">
            <text:p>-18.509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70</text:p>
          </table:table-cell>
          <table:table-cell table:style-name="ce2" office:value-type="string" calcext:value-type="string">
            <text:p>Arc Reef</text:p>
          </table:table-cell>
          <table:table-cell table:style-name="ce3" office:value-type="float" office:value="147.44549561" calcext:value-type="float">
            <text:p>147.445</text:p>
          </table:table-cell>
          <table:table-cell table:style-name="ce3" office:value-type="float" office:value="-18.49704361" calcext:value-type="float">
            <text:p>-18.497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77</text:p>
          </table:table-cell>
          <table:table-cell table:style-name="ce2" office:value-type="string" calcext:value-type="string">
            <text:p>Grub Reef</text:p>
          </table:table-cell>
          <table:table-cell table:style-name="ce3" office:value-type="float" office:value="147.42596436" calcext:value-type="float">
            <text:p>147.426</text:p>
          </table:table-cell>
          <table:table-cell table:style-name="ce3" office:value-type="float" office:value="-18.62554359" calcext:value-type="float">
            <text:p>-18.626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84a</text:p>
          </table:table-cell>
          <table:table-cell table:style-name="ce2" office:value-type="string" calcext:value-type="string">
            <text:p>Cup Reef (North)</text:p>
          </table:table-cell>
          <table:table-cell table:style-name="ce3" office:value-type="float" office:value="147.63328552" calcext:value-type="float">
            <text:p>147.633</text:p>
          </table:table-cell>
          <table:table-cell table:style-name="ce3" office:value-type="float" office:value="-18.6073761" calcext:value-type="float">
            <text:p>-18.607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84b</text:p>
          </table:table-cell>
          <table:table-cell table:style-name="ce2" office:value-type="string" calcext:value-type="string">
            <text:p>Cup Reef (South)</text:p>
          </table:table-cell>
          <table:table-cell table:style-name="ce3" office:value-type="float" office:value="147.59799194" calcext:value-type="float">
            <text:p>147.598</text:p>
          </table:table-cell>
          <table:table-cell table:style-name="ce3" office:value-type="float" office:value="-18.64159966" calcext:value-type="float">
            <text:p>-18.64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85a</text:p>
          </table:table-cell>
          <table:table-cell table:style-name="ce2" office:value-type="string" calcext:value-type="string">
            <text:p>Spoon Reef (North)</text:p>
          </table:table-cell>
          <table:table-cell table:style-name="ce3" office:value-type="float" office:value="147.56567383" calcext:value-type="float">
            <text:p>147.566</text:p>
          </table:table-cell>
          <table:table-cell table:style-name="ce3" office:value-type="float" office:value="-18.65759468" calcext:value-type="float">
            <text:p>-18.658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99</text:p>
          </table:table-cell>
          <table:table-cell table:style-name="ce2" office:value-type="string" calcext:value-type="string">
            <text:p>Saville-Kent Reef</text:p>
          </table:table-cell>
          <table:table-cell table:style-name="ce3" office:value-type="float" office:value="147.88334656" calcext:value-type="float">
            <text:p>147.883</text:p>
          </table:table-cell>
          <table:table-cell table:style-name="ce3" office:value-type="float" office:value="-18.85930061" calcext:value-type="float">
            <text:p>-18.859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10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7.89230347" calcext:value-type="float">
            <text:p>147.892</text:p>
          </table:table-cell>
          <table:table-cell table:style-name="ce3" office:value-type="float" office:value="-18.90571022" calcext:value-type="float">
            <text:p>-18.906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105a</text:p>
          </table:table-cell>
          <table:table-cell table:style-name="ce2" office:value-type="string" calcext:value-type="string">
            <text:p>Banfield Reef (North)</text:p>
          </table:table-cell>
          <table:table-cell table:style-name="ce3" office:value-type="float" office:value="147.89686584" calcext:value-type="float">
            <text:p>147.897</text:p>
          </table:table-cell>
          <table:table-cell table:style-name="ce3" office:value-type="float" office:value="-18.9248848" calcext:value-type="float">
            <text:p>-18.92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105b</text:p>
          </table:table-cell>
          <table:table-cell table:style-name="ce2" office:value-type="string" calcext:value-type="string">
            <text:p>Banfield Reef (South)</text:p>
          </table:table-cell>
          <table:table-cell table:style-name="ce3" office:value-type="float" office:value="147.90930176" calcext:value-type="float">
            <text:p>147.909</text:p>
          </table:table-cell>
          <table:table-cell table:style-name="ce3" office:value-type="float" office:value="-18.93882942" calcext:value-type="float">
            <text:p>-18.939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118</text:p>
          </table:table-cell>
          <table:table-cell table:style-name="ce2" office:value-type="string" calcext:value-type="string">
            <text:p>Shrimp Reef</text:p>
          </table:table-cell>
          <table:table-cell table:style-name="ce3" office:value-type="float" office:value="148.05303955" calcext:value-type="float">
            <text:p>148.053</text:p>
          </table:table-cell>
          <table:table-cell table:style-name="ce3" office:value-type="float" office:value="-18.96915054" calcext:value-type="float">
            <text:p>-18.969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120</text:p>
          </table:table-cell>
          <table:table-cell table:style-name="ce2" office:value-type="string" calcext:value-type="string">
            <text:p>Jaguar Reef</text:p>
          </table:table-cell>
          <table:table-cell table:style-name="ce3" office:value-type="float" office:value="148.42677307" calcext:value-type="float">
            <text:p>148.427</text:p>
          </table:table-cell>
          <table:table-cell table:style-name="ce3" office:value-type="float" office:value="-18.9756794" calcext:value-type="float">
            <text:p>-18.976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07</text:p>
          </table:table-cell>
          <table:table-cell table:style-name="ce2" office:value-type="string" calcext:value-type="string">
            <text:p>Bay Rock</text:p>
          </table:table-cell>
          <table:table-cell table:style-name="ce3" office:value-type="float" office:value="146.753431" calcext:value-type="float">
            <text:p>146.753</text:p>
          </table:table-cell>
          <table:table-cell table:style-name="ce3" office:value-type="float" office:value="-19.118919" calcext:value-type="float">
            <text:p>-19.119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09j</text:p>
          </table:table-cell>
          <table:table-cell table:style-name="ce2" office:value-type="string" calcext:value-type="string">
            <text:p>Magnetic Island Reef (No 8)</text:p>
          </table:table-cell>
          <table:table-cell table:style-name="ce3" office:value-type="float" office:value="146.78871155" calcext:value-type="float">
            <text:p>146.789</text:p>
          </table:table-cell>
          <table:table-cell table:style-name="ce3" office:value-type="float" office:value="-19.11935616" calcext:value-type="float">
            <text:p>-19.119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24</text:p>
          </table:table-cell>
          <table:table-cell table:style-name="ce2" office:value-type="string" calcext:value-type="string">
            <text:p>Prawn Reef</text:p>
          </table:table-cell>
          <table:table-cell table:style-name="ce3" office:value-type="float" office:value="148.09669495" calcext:value-type="float">
            <text:p>148.097</text:p>
          </table:table-cell>
          <table:table-cell table:style-name="ce3" office:value-type="float" office:value="-19.02057266" calcext:value-type="float">
            <text:p>-19.02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38b</text:p>
          </table:table-cell>
          <table:table-cell table:style-name="ce2" office:value-type="string" calcext:value-type="string">
            <text:p>Dingo Reef (No 2)</text:p>
          </table:table-cell>
          <table:table-cell table:style-name="ce3" office:value-type="float" office:value="148.3894043" calcext:value-type="float">
            <text:p>148.389</text:p>
          </table:table-cell>
          <table:table-cell table:style-name="ce3" office:value-type="float" office:value="-19.16968155" calcext:value-type="float">
            <text:p>-19.17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38f</text:p>
          </table:table-cell>
          <table:table-cell table:style-name="ce2" office:value-type="string" calcext:value-type="string">
            <text:p>Dingo Reef (No 6)</text:p>
          </table:table-cell>
          <table:table-cell table:style-name="ce3" office:value-type="float" office:value="148.472229" calcext:value-type="float">
            <text:p>148.472</text:p>
          </table:table-cell>
          <table:table-cell table:style-name="ce3" office:value-type="float" office:value="-19.13640022" calcext:value-type="float">
            <text:p>-19.136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43</text:p>
          </table:table-cell>
          <table:table-cell table:style-name="ce2" office:value-type="string" calcext:value-type="string">
            <text:p>Darley Reef</text:p>
          </table:table-cell>
          <table:table-cell table:style-name="ce3" office:value-type="float" office:value="148.18327332" calcext:value-type="float">
            <text:p>148.183</text:p>
          </table:table-cell>
          <table:table-cell table:style-name="ce3" office:value-type="float" office:value="-19.19681931" calcext:value-type="float">
            <text:p>-19.197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45</text:p>
          </table:table-cell>
          <table:table-cell table:style-name="ce2" office:value-type="string" calcext:value-type="string">
            <text:p>Stanley Reef</text:p>
          </table:table-cell>
          <table:table-cell table:style-name="ce3" office:value-type="float" office:value="148.0796814" calcext:value-type="float">
            <text:p>148.080</text:p>
          </table:table-cell>
          <table:table-cell table:style-name="ce3" office:value-type="float" office:value="-19.29451752" calcext:value-type="float">
            <text:p>-19.29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50</text:p>
          </table:table-cell>
          <table:table-cell table:style-name="ce2" office:value-type="string" calcext:value-type="string">
            <text:p>Leopard Reef</text:p>
          </table:table-cell>
          <table:table-cell table:style-name="ce3" office:value-type="float" office:value="148.69210815" calcext:value-type="float">
            <text:p>148.692</text:p>
          </table:table-cell>
          <table:table-cell table:style-name="ce3" office:value-type="float" office:value="-19.0863533" calcext:value-type="float">
            <text:p>-19.086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5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8.68882751" calcext:value-type="float">
            <text:p>148.689</text:p>
          </table:table-cell>
          <table:table-cell table:style-name="ce3" office:value-type="float" office:value="-19.11245728" calcext:value-type="float">
            <text:p>-19.11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63a</text:p>
          </table:table-cell>
          <table:table-cell table:style-name="ce2" office:value-type="string" calcext:value-type="string">
            <text:p>Kangaroo Reef (East)</text:p>
          </table:table-cell>
          <table:table-cell table:style-name="ce3" office:value-type="float" office:value="148.61715698" calcext:value-type="float">
            <text:p>148.617</text:p>
          </table:table-cell>
          <table:table-cell table:style-name="ce3" office:value-type="float" office:value="-19.26265907" calcext:value-type="float">
            <text:p>-19.26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6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8.63449097" calcext:value-type="float">
            <text:p>148.634</text:p>
          </table:table-cell>
          <table:table-cell table:style-name="ce3" office:value-type="float" office:value="-19.3591938" calcext:value-type="float">
            <text:p>-19.359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81</text:p>
          </table:table-cell>
          <table:table-cell table:style-name="ce2" office:value-type="string" calcext:value-type="string">
            <text:p>Ellen Reef</text:p>
          </table:table-cell>
          <table:table-cell table:style-name="ce3" office:value-type="float" office:value="149.24351501" calcext:value-type="float">
            <text:p>149.244</text:p>
          </table:table-cell>
          <table:table-cell table:style-name="ce3" office:value-type="float" office:value="-19.31081772" calcext:value-type="float">
            <text:p>-19.31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96</text:p>
          </table:table-cell>
          <table:table-cell table:style-name="ce2" office:value-type="string" calcext:value-type="string">
            <text:p>Kennedy Reef</text:p>
          </table:table-cell>
          <table:table-cell table:style-name="ce3" office:value-type="float" office:value="149.15634155" calcext:value-type="float">
            <text:p>149.156</text:p>
          </table:table-cell>
          <table:table-cell table:style-name="ce3" office:value-type="float" office:value="-19.45158958" calcext:value-type="float">
            <text:p>-19.45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13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9.58778381" calcext:value-type="float">
            <text:p>149.588</text:p>
          </table:table-cell>
          <table:table-cell table:style-name="ce3" office:value-type="float" office:value="-19.51589012" calcext:value-type="float">
            <text:p>-19.516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168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9.61073303" calcext:value-type="float">
            <text:p>149.611</text:p>
          </table:table-cell>
          <table:table-cell table:style-name="ce3" office:value-type="float" office:value="-19.71202278" calcext:value-type="float">
            <text:p>-19.71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-028h</text:p>
          </table:table-cell>
          <table:table-cell table:style-name="ce2" office:value-type="string" calcext:value-type="string">
            <text:p>Hook Island Reef (No 9)</text:p>
          </table:table-cell>
          <table:table-cell table:style-name="ce3" office:value-type="float" office:value="148.95826721" calcext:value-type="float">
            <text:p>148.958</text:p>
          </table:table-cell>
          <table:table-cell table:style-name="ce3" office:value-type="float" office:value="-20.06318474" calcext:value-type="float">
            <text:p>-20.06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334</text:p>
          </table:table-cell>
          <table:table-cell table:style-name="ce2" office:value-type="string" calcext:value-type="string">
            <text:p>Curlew Reef</text:p>
          </table:table-cell>
          <table:table-cell table:style-name="ce3" office:value-type="float" office:value="149.78314209" calcext:value-type="float">
            <text:p>149.783</text:p>
          </table:table-cell>
          <table:table-cell table:style-name="ce3" office:value-type="float" office:value="-21.60557938" calcext:value-type="float">
            <text:p>-21.606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1-76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52.37568665" calcext:value-type="float">
            <text:p>152.376</text:p>
          </table:table-cell>
          <table:table-cell table:style-name="ce3" office:value-type="float" office:value="-21.86188126" calcext:value-type="float">
            <text:p>-21.86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3-014</text:p>
          </table:table-cell>
          <table:table-cell table:style-name="ce2" office:value-type="string" calcext:value-type="string">
            <text:p>Halfway Island Reef</text:p>
          </table:table-cell>
          <table:table-cell table:style-name="ce3" office:value-type="float" office:value="150.96990967" calcext:value-type="float">
            <text:p>150.970</text:p>
          </table:table-cell>
          <table:table-cell table:style-name="ce3" office:value-type="float" office:value="-23.20013618" calcext:value-type="float">
            <text:p>-23.20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245d</text:p>
          </table:table-cell>
          <table:table-cell table:style-name="ce2" office:value-type="string" calcext:value-type="string">
            <text:p>U/N Foreshore</text:p>
          </table:table-cell>
          <table:table-cell table:style-name="ce3" office:value-type="float" office:value="142.16546761" calcext:value-type="float">
            <text:p>142.165</text:p>
          </table:table-cell>
          <table:table-cell table:style-name="ce3" office:value-type="float" office:value="-9.93455014455" calcext:value-type="float">
            <text:p>-9.93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246</text:p>
          </table:table-cell>
          <table:table-cell table:style-name="ce2" office:value-type="string" calcext:value-type="string">
            <text:p>Mabuiag Reef</text:p>
          </table:table-cell>
          <table:table-cell table:style-name="ce3" office:value-type="float" office:value="142.220176178" calcext:value-type="float">
            <text:p>142.220</text:p>
          </table:table-cell>
          <table:table-cell table:style-name="ce3" office:value-type="float" office:value="-10.0059339747" calcext:value-type="float">
            <text:p>-10.00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249b</text:p>
          </table:table-cell>
          <table:table-cell table:style-name="ce2" office:value-type="string" calcext:value-type="string">
            <text:p>U/N Foreshore</text:p>
          </table:table-cell>
          <table:table-cell table:style-name="ce3" office:value-type="float" office:value="142.187549008" calcext:value-type="float">
            <text:p>142.188</text:p>
          </table:table-cell>
          <table:table-cell table:style-name="ce3" office:value-type="float" office:value="-9.93131407758" calcext:value-type="float">
            <text:p>-9.93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251j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193830785" calcext:value-type="float">
            <text:p>142.194</text:p>
          </table:table-cell>
          <table:table-cell table:style-name="ce3" office:value-type="float" office:value="-9.9448294161" calcext:value-type="float">
            <text:p>-9.94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252</text:p>
          </table:table-cell>
          <table:table-cell table:style-name="ce2" office:value-type="string" calcext:value-type="string">
            <text:p>U/N Island</text:p>
          </table:table-cell>
          <table:table-cell table:style-name="ce3" office:value-type="float" office:value="142.176889023" calcext:value-type="float">
            <text:p>142.177</text:p>
          </table:table-cell>
          <table:table-cell table:style-name="ce3" office:value-type="float" office:value="-9.93664407024" calcext:value-type="float">
            <text:p>-9.93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255d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208374051" calcext:value-type="float">
            <text:p>142.208</text:p>
          </table:table-cell>
          <table:table-cell table:style-name="ce3" office:value-type="float" office:value="-9.9554894014" calcext:value-type="float">
            <text:p>-9.95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256b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210658333" calcext:value-type="float">
            <text:p>142.211</text:p>
          </table:table-cell>
          <table:table-cell table:style-name="ce3" office:value-type="float" office:value="-9.9457812005" calcext:value-type="float">
            <text:p>-9.94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258c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213704044" calcext:value-type="float">
            <text:p>142.214</text:p>
          </table:table-cell>
          <table:table-cell table:style-name="ce3" office:value-type="float" office:value="-9.96519760231" calcext:value-type="float">
            <text:p>-9.96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258d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21636904" calcext:value-type="float">
            <text:p>142.216</text:p>
          </table:table-cell>
          <table:table-cell table:style-name="ce3" office:value-type="float" office:value="-9.97281187753" calcext:value-type="float">
            <text:p>-9.97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258e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214655828" calcext:value-type="float">
            <text:p>142.215</text:p>
          </table:table-cell>
          <table:table-cell table:style-name="ce3" office:value-type="float" office:value="-9.96881438304" calcext:value-type="float">
            <text:p>-9.96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259</text:p>
          </table:table-cell>
          <table:table-cell table:style-name="ce2" office:value-type="string" calcext:value-type="string">
            <text:p>Ngie Reef</text:p>
          </table:table-cell>
          <table:table-cell table:style-name="ce3" office:value-type="float" office:value="142.218312203" calcext:value-type="float">
            <text:p>142.218</text:p>
          </table:table-cell>
          <table:table-cell table:style-name="ce3" office:value-type="float" office:value="-9.93715392211" calcext:value-type="float">
            <text:p>-9.93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260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236737226" calcext:value-type="float">
            <text:p>142.237</text:p>
          </table:table-cell>
          <table:table-cell table:style-name="ce3" office:value-type="float" office:value="-9.97719008578" calcext:value-type="float">
            <text:p>-9.97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270</text:p>
          </table:table-cell>
          <table:table-cell table:style-name="ce2" office:value-type="string" calcext:value-type="string">
            <text:p>Numar Reef</text:p>
          </table:table-cell>
          <table:table-cell table:style-name="ce3" office:value-type="float" office:value="142.360451229" calcext:value-type="float">
            <text:p>142.360</text:p>
          </table:table-cell>
          <table:table-cell table:style-name="ce3" office:value-type="float" office:value="-9.68093279957" calcext:value-type="float">
            <text:p>-9.68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279</text:p>
          </table:table-cell>
          <table:table-cell table:style-name="ce2" office:value-type="string" calcext:value-type="string">
            <text:p>Anui Reef</text:p>
          </table:table-cell>
          <table:table-cell table:style-name="ce3" office:value-type="float" office:value="142.275300484" calcext:value-type="float">
            <text:p>142.275</text:p>
          </table:table-cell>
          <table:table-cell table:style-name="ce3" office:value-type="float" office:value="-9.9163486765" calcext:value-type="float">
            <text:p>-9.91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279a</text:p>
          </table:table-cell>
          <table:table-cell table:style-name="ce2" office:value-type="string" calcext:value-type="string">
            <text:p>Anui Reef</text:p>
          </table:table-cell>
          <table:table-cell table:style-name="ce3" office:value-type="float" office:value="142.260525745" calcext:value-type="float">
            <text:p>142.261</text:p>
          </table:table-cell>
          <table:table-cell table:style-name="ce3" office:value-type="float" office:value="-9.90338308866" calcext:value-type="float">
            <text:p>-9.90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279b</text:p>
          </table:table-cell>
          <table:table-cell table:style-name="ce2" office:value-type="string" calcext:value-type="string">
            <text:p>Anui Reef</text:p>
          </table:table-cell>
          <table:table-cell table:style-name="ce3" office:value-type="float" office:value="142.267611589" calcext:value-type="float">
            <text:p>142.268</text:p>
          </table:table-cell>
          <table:table-cell table:style-name="ce3" office:value-type="float" office:value="-9.90775520549" calcext:value-type="float">
            <text:p>-9.90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281</text:p>
          </table:table-cell>
          <table:table-cell table:style-name="ce2" office:value-type="string" calcext:value-type="string">
            <text:p>Gariar Reef</text:p>
          </table:table-cell>
          <table:table-cell table:style-name="ce3" office:value-type="float" office:value="142.322338431" calcext:value-type="float">
            <text:p>142.322</text:p>
          </table:table-cell>
          <table:table-cell table:style-name="ce3" office:value-type="float" office:value="-9.88559309604" calcext:value-type="float">
            <text:p>-9.88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283b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315403349" calcext:value-type="float">
            <text:p>142.315</text:p>
          </table:table-cell>
          <table:table-cell table:style-name="ce3" office:value-type="float" office:value="-9.85709895531" calcext:value-type="float">
            <text:p>-9.85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285</text:p>
          </table:table-cell>
          <table:table-cell table:style-name="ce2" office:value-type="string" calcext:value-type="string">
            <text:p>Kuradhwa Dhadan Lag</text:p>
          </table:table-cell>
          <table:table-cell table:style-name="ce3" office:value-type="float" office:value="142.33651012" calcext:value-type="float">
            <text:p>142.337</text:p>
          </table:table-cell>
          <table:table-cell table:style-name="ce3" office:value-type="float" office:value="-9.86750157812" calcext:value-type="float">
            <text:p>-9.86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288</text:p>
          </table:table-cell>
          <table:table-cell table:style-name="ce2" office:value-type="string" calcext:value-type="string">
            <text:p>Buin Dhadua Lag</text:p>
          </table:table-cell>
          <table:table-cell table:style-name="ce3" office:value-type="float" office:value="142.356229875" calcext:value-type="float">
            <text:p>142.356</text:p>
          </table:table-cell>
          <table:table-cell table:style-name="ce3" office:value-type="float" office:value="-9.85963176782" calcext:value-type="float">
            <text:p>-9.86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28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347033353" calcext:value-type="float">
            <text:p>142.347</text:p>
          </table:table-cell>
          <table:table-cell table:style-name="ce3" office:value-type="float" office:value="-9.83731889572" calcext:value-type="float">
            <text:p>-9.83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319</text:p>
          </table:table-cell>
          <table:table-cell table:style-name="ce2" office:value-type="string" calcext:value-type="string">
            <text:p>Mourilyan Reef</text:p>
          </table:table-cell>
          <table:table-cell table:style-name="ce3" office:value-type="float" office:value="142.633527501" calcext:value-type="float">
            <text:p>142.634</text:p>
          </table:table-cell>
          <table:table-cell table:style-name="ce3" office:value-type="float" office:value="-9.80435342416" calcext:value-type="float">
            <text:p>-9.80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321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63679926" calcext:value-type="float">
            <text:p>142.637</text:p>
          </table:table-cell>
          <table:table-cell table:style-name="ce3" office:value-type="float" office:value="-9.7597385303" calcext:value-type="float">
            <text:p>-9.76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329</text:p>
          </table:table-cell>
          <table:table-cell table:style-name="ce2" office:value-type="string" calcext:value-type="string">
            <text:p>U/N Island</text:p>
          </table:table-cell>
          <table:table-cell table:style-name="ce3" office:value-type="float" office:value="142.716213771" calcext:value-type="float">
            <text:p>142.716</text:p>
          </table:table-cell>
          <table:table-cell table:style-name="ce3" office:value-type="float" office:value="-9.83528641724" calcext:value-type="float">
            <text:p>-9.83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331</text:p>
          </table:table-cell>
          <table:table-cell table:style-name="ce2" office:value-type="string" calcext:value-type="string">
            <text:p>Sereu Rock</text:p>
          </table:table-cell>
          <table:table-cell table:style-name="ce3" office:value-type="float" office:value="142.742863734" calcext:value-type="float">
            <text:p>142.743</text:p>
          </table:table-cell>
          <table:table-cell table:style-name="ce3" office:value-type="float" office:value="-9.87053218338" calcext:value-type="float">
            <text:p>-9.87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332e</text:p>
          </table:table-cell>
          <table:table-cell table:style-name="ce2" office:value-type="string" calcext:value-type="string">
            <text:p>Yam (Iama) Island Reef</text:p>
          </table:table-cell>
          <table:table-cell table:style-name="ce3" office:value-type="float" office:value="142.76844294" calcext:value-type="float">
            <text:p>142.768</text:p>
          </table:table-cell>
          <table:table-cell table:style-name="ce3" office:value-type="float" office:value="-9.89343449557" calcext:value-type="float">
            <text:p>-9.89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355</text:p>
          </table:table-cell>
          <table:table-cell table:style-name="ce2" office:value-type="string" calcext:value-type="string">
            <text:p>Wapa Reef</text:p>
          </table:table-cell>
          <table:table-cell table:style-name="ce3" office:value-type="float" office:value="143.130404" calcext:value-type="float">
            <text:p>143.130</text:p>
          </table:table-cell>
          <table:table-cell table:style-name="ce3" office:value-type="float" office:value="-9.481016" calcext:value-type="float">
            <text:p>-9.48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35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153650453" calcext:value-type="float">
            <text:p>143.154</text:p>
          </table:table-cell>
          <table:table-cell table:style-name="ce3" office:value-type="float" office:value="-9.552059015" calcext:value-type="float">
            <text:p>-9.55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357</text:p>
          </table:table-cell>
          <table:table-cell table:style-name="ce2" office:value-type="string" calcext:value-type="string">
            <text:p>Mutacomai and Dagagota Reefs</text:p>
          </table:table-cell>
          <table:table-cell table:style-name="ce3" office:value-type="float" office:value="143.197677" calcext:value-type="float">
            <text:p>143.198</text:p>
          </table:table-cell>
          <table:table-cell table:style-name="ce3" office:value-type="float" office:value="-9.285727" calcext:value-type="float">
            <text:p>-9.28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358a</text:p>
          </table:table-cell>
          <table:table-cell table:style-name="ce2" office:value-type="string" calcext:value-type="string">
            <text:p>Kokope Reef</text:p>
          </table:table-cell>
          <table:table-cell table:style-name="ce3" office:value-type="float" office:value="143.196397" calcext:value-type="float">
            <text:p>143.196</text:p>
          </table:table-cell>
          <table:table-cell table:style-name="ce3" office:value-type="float" office:value="-9.355257" calcext:value-type="float">
            <text:p>-9.35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372</text:p>
          </table:table-cell>
          <table:table-cell table:style-name="ce2" office:value-type="string" calcext:value-type="string">
            <text:p>Zagai Island</text:p>
          </table:table-cell>
          <table:table-cell table:style-name="ce3" office:value-type="float" office:value="142.932236" calcext:value-type="float">
            <text:p>142.932</text:p>
          </table:table-cell>
          <table:table-cell table:style-name="ce3" office:value-type="float" office:value="-9.854157" calcext:value-type="float">
            <text:p>-9.85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376</text:p>
          </table:table-cell>
          <table:table-cell table:style-name="ce2" office:value-type="string" calcext:value-type="string">
            <text:p>Dungeness (Jeaka) Reef</text:p>
          </table:table-cell>
          <table:table-cell table:style-name="ce3" office:value-type="float" office:value="142.936186" calcext:value-type="float">
            <text:p>142.936</text:p>
          </table:table-cell>
          <table:table-cell table:style-name="ce3" office:value-type="float" office:value="-9.884068" calcext:value-type="float">
            <text:p>-9.88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376</text:p>
          </table:table-cell>
          <table:table-cell table:style-name="ce2" office:value-type="string" calcext:value-type="string">
            <text:p>Dungeness (Jeaka) Reef</text:p>
          </table:table-cell>
          <table:table-cell table:style-name="ce3" office:value-type="float" office:value="142.98632" calcext:value-type="float">
            <text:p>142.986</text:p>
          </table:table-cell>
          <table:table-cell table:style-name="ce3" office:value-type="float" office:value="-9.939992" calcext:value-type="float">
            <text:p>-9.94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378</text:p>
          </table:table-cell>
          <table:table-cell table:style-name="ce2" office:value-type="string" calcext:value-type="string">
            <text:p>Tudu Island</text:p>
          </table:table-cell>
          <table:table-cell table:style-name="ce3" office:value-type="float" office:value="142.97189" calcext:value-type="float">
            <text:p>142.972</text:p>
          </table:table-cell>
          <table:table-cell table:style-name="ce3" office:value-type="float" office:value="-9.803341" calcext:value-type="float">
            <text:p>-9.80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394</text:p>
          </table:table-cell>
          <table:table-cell table:style-name="ce2" office:value-type="string" calcext:value-type="string">
            <text:p>Warrior Reef</text:p>
          </table:table-cell>
          <table:table-cell table:style-name="ce3" office:value-type="float" office:value="143.0928" calcext:value-type="float">
            <text:p>143.093</text:p>
          </table:table-cell>
          <table:table-cell table:style-name="ce3" office:value-type="float" office:value="-9.69028" calcext:value-type="float">
            <text:p>-9.69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9-419a</text:p>
          </table:table-cell>
          <table:table-cell table:style-name="ce2" office:value-type="string" calcext:value-type="string">
            <text:p>Campbell (Kapker) Island Reef</text:p>
          </table:table-cell>
          <table:table-cell table:style-name="ce3" office:value-type="float" office:value="143.493229" calcext:value-type="float">
            <text:p>143.493</text:p>
          </table:table-cell>
          <table:table-cell table:style-name="ce3" office:value-type="float" office:value="-9.566411" calcext:value-type="float">
            <text:p>-9.56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067</text:p>
          </table:table-cell>
          <table:table-cell table:style-name="ce2" office:value-type="string" calcext:value-type="string">
            <text:p>Flat Islet</text:p>
          </table:table-cell>
          <table:table-cell table:style-name="ce3" office:value-type="float" office:value="142.074857735" calcext:value-type="float">
            <text:p>142.075</text:p>
          </table:table-cell>
          <table:table-cell table:style-name="ce3" office:value-type="float" office:value="-10.1191392115" calcext:value-type="float">
            <text:p>-10.11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068a</text:p>
          </table:table-cell>
          <table:table-cell table:style-name="ce2" office:value-type="string" calcext:value-type="string">
            <text:p>U/N Foreshore</text:p>
          </table:table-cell>
          <table:table-cell table:style-name="ce3" office:value-type="float" office:value="142.080949155" calcext:value-type="float">
            <text:p>142.081</text:p>
          </table:table-cell>
          <table:table-cell table:style-name="ce3" office:value-type="float" office:value="-10.1012456648" calcext:value-type="float">
            <text:p>-10.10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070d</text:p>
          </table:table-cell>
          <table:table-cell table:style-name="ce2" office:value-type="string" calcext:value-type="string">
            <text:p>U/N Foreshore</text:p>
          </table:table-cell>
          <table:table-cell table:style-name="ce3" office:value-type="float" office:value="142.115070626" calcext:value-type="float">
            <text:p>142.115</text:p>
          </table:table-cell>
          <table:table-cell table:style-name="ce3" office:value-type="float" office:value="-10.1926348134" calcext:value-type="float">
            <text:p>-10.19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071c</text:p>
          </table:table-cell>
          <table:table-cell table:style-name="ce2" office:value-type="string" calcext:value-type="string">
            <text:p>U/N Foreshore</text:p>
          </table:table-cell>
          <table:table-cell table:style-name="ce3" office:value-type="float" office:value="142.093703066" calcext:value-type="float">
            <text:p>142.094</text:p>
          </table:table-cell>
          <table:table-cell table:style-name="ce3" office:value-type="float" office:value="-10.0698367795" calcext:value-type="float">
            <text:p>-10.07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075</text:p>
          </table:table-cell>
          <table:table-cell table:style-name="ce2" office:value-type="string" calcext:value-type="string">
            <text:p>U/N Sand Bank</text:p>
          </table:table-cell>
          <table:table-cell table:style-name="ce3" office:value-type="float" office:value="142.104363051" calcext:value-type="float">
            <text:p>142.104</text:p>
          </table:table-cell>
          <table:table-cell table:style-name="ce3" office:value-type="float" office:value="-10.0671717832" calcext:value-type="float">
            <text:p>-10.06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076c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105255349" calcext:value-type="float">
            <text:p>142.105</text:p>
          </table:table-cell>
          <table:table-cell table:style-name="ce3" office:value-type="float" office:value="-10.1997731964" calcext:value-type="float">
            <text:p>-10.20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077c</text:p>
          </table:table-cell>
          <table:table-cell table:style-name="ce2" office:value-type="string" calcext:value-type="string">
            <text:p>U/N Foreshore</text:p>
          </table:table-cell>
          <table:table-cell table:style-name="ce3" office:value-type="float" office:value="142.108360546" calcext:value-type="float">
            <text:p>142.108</text:p>
          </table:table-cell>
          <table:table-cell table:style-name="ce3" office:value-type="float" office:value="-10.0576539391" calcext:value-type="float">
            <text:p>-10.05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080b</text:p>
          </table:table-cell>
          <table:table-cell table:style-name="ce2" office:value-type="string" calcext:value-type="string">
            <text:p>Midway Rocks</text:p>
          </table:table-cell>
          <table:table-cell table:style-name="ce3" office:value-type="float" office:value="142.10931233" calcext:value-type="float">
            <text:p>142.109</text:p>
          </table:table-cell>
          <table:table-cell table:style-name="ce3" office:value-type="float" office:value="-10.0443289575" calcext:value-type="float">
            <text:p>-10.04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081</text:p>
          </table:table-cell>
          <table:table-cell table:style-name="ce2" office:value-type="string" calcext:value-type="string">
            <text:p>U/N Rocky Island</text:p>
          </table:table-cell>
          <table:table-cell table:style-name="ce3" office:value-type="float" office:value="142.108931617" calcext:value-type="float">
            <text:p>142.109</text:p>
          </table:table-cell>
          <table:table-cell table:style-name="ce3" office:value-type="float" office:value="-10.0521335896" calcext:value-type="float">
            <text:p>-10.05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085b</text:p>
          </table:table-cell>
          <table:table-cell table:style-name="ce2" office:value-type="string" calcext:value-type="string">
            <text:p>U/N Sand Bank</text:p>
          </table:table-cell>
          <table:table-cell table:style-name="ce3" office:value-type="float" office:value="142.124921595" calcext:value-type="float">
            <text:p>142.125</text:p>
          </table:table-cell>
          <table:table-cell table:style-name="ce3" office:value-type="float" office:value="-10.0477553814" calcext:value-type="float">
            <text:p>-10.04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088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124731238" calcext:value-type="float">
            <text:p>142.125</text:p>
          </table:table-cell>
          <table:table-cell table:style-name="ce3" office:value-type="float" office:value="-10.0439482438" calcext:value-type="float">
            <text:p>-10.04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093b</text:p>
          </table:table-cell>
          <table:table-cell table:style-name="ce2" office:value-type="string" calcext:value-type="string">
            <text:p>U/N Foreshore</text:p>
          </table:table-cell>
          <table:table-cell table:style-name="ce3" office:value-type="float" office:value="142.13023969" calcext:value-type="float">
            <text:p>142.130</text:p>
          </table:table-cell>
          <table:table-cell table:style-name="ce3" office:value-type="float" office:value="-10.1863887282" calcext:value-type="float">
            <text:p>-10.18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095</text:p>
          </table:table-cell>
          <table:table-cell table:style-name="ce2" office:value-type="string" calcext:value-type="string">
            <text:p>South Island</text:p>
          </table:table-cell>
          <table:table-cell table:style-name="ce3" office:value-type="float" office:value="142.131203372" calcext:value-type="float">
            <text:p>142.131</text:p>
          </table:table-cell>
          <table:table-cell table:style-name="ce3" office:value-type="float" office:value="-10.0456614557" calcext:value-type="float">
            <text:p>-10.04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105a2</text:p>
          </table:table-cell>
          <table:table-cell table:style-name="ce2" office:value-type="string" calcext:value-type="string">
            <text:p>U/N Foreshore</text:p>
          </table:table-cell>
          <table:table-cell table:style-name="ce3" office:value-type="float" office:value="142.085137007" calcext:value-type="float">
            <text:p>142.085</text:p>
          </table:table-cell>
          <table:table-cell table:style-name="ce3" office:value-type="float" office:value="-10.1286570556" calcext:value-type="float">
            <text:p>-10.12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105s</text:p>
          </table:table-cell>
          <table:table-cell table:style-name="ce2" office:value-type="string" calcext:value-type="string">
            <text:p>U/N Rocky Island</text:p>
          </table:table-cell>
          <table:table-cell table:style-name="ce3" office:value-type="float" office:value="142.126634806" calcext:value-type="float">
            <text:p>142.127</text:p>
          </table:table-cell>
          <table:table-cell table:style-name="ce3" office:value-type="float" office:value="-10.1627309372" calcext:value-type="float">
            <text:p>-10.16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105x</text:p>
          </table:table-cell>
          <table:table-cell table:style-name="ce2" office:value-type="string" calcext:value-type="string">
            <text:p>U/N Foreshore</text:p>
          </table:table-cell>
          <table:table-cell table:style-name="ce3" office:value-type="float" office:value="142.107979832" calcext:value-type="float">
            <text:p>142.108</text:p>
          </table:table-cell>
          <table:table-cell table:style-name="ce3" office:value-type="float" office:value="-10.1499770262" calcext:value-type="float">
            <text:p>-10.15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105y</text:p>
          </table:table-cell>
          <table:table-cell table:style-name="ce2" office:value-type="string" calcext:value-type="string">
            <text:p>U/N Foreshore</text:p>
          </table:table-cell>
          <table:table-cell table:style-name="ce3" office:value-type="float" office:value="142.104934122" calcext:value-type="float">
            <text:p>142.105</text:p>
          </table:table-cell>
          <table:table-cell table:style-name="ce3" office:value-type="float" office:value="-10.0820196198" calcext:value-type="float">
            <text:p>-10.08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105z</text:p>
          </table:table-cell>
          <table:table-cell table:style-name="ce2" office:value-type="string" calcext:value-type="string">
            <text:p>U/N Foreshore</text:p>
          </table:table-cell>
          <table:table-cell table:style-name="ce3" office:value-type="float" office:value="142.136783208" calcext:value-type="float">
            <text:p>142.137</text:p>
          </table:table-cell>
          <table:table-cell table:style-name="ce3" office:value-type="float" office:value="-10.1816298062" calcext:value-type="float">
            <text:p>-10.18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138h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332585171" calcext:value-type="float">
            <text:p>142.333</text:p>
          </table:table-cell>
          <table:table-cell table:style-name="ce3" office:value-type="float" office:value="-10.156959802" calcext:value-type="float">
            <text:p>-10.15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146</text:p>
          </table:table-cell>
          <table:table-cell table:style-name="ce2" office:value-type="string" calcext:value-type="string">
            <text:p>Tobin (Zagarsum) Island Reef</text:p>
          </table:table-cell>
          <table:table-cell table:style-name="ce3" office:value-type="float" office:value="142.343590178" calcext:value-type="float">
            <text:p>142.344</text:p>
          </table:table-cell>
          <table:table-cell table:style-name="ce3" office:value-type="float" office:value="-10.103719362" calcext:value-type="float">
            <text:p>-10.10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157a</text:p>
          </table:table-cell>
          <table:table-cell table:style-name="ce2" office:value-type="string" calcext:value-type="string">
            <text:p>Pumpkin Island Reef</text:p>
          </table:table-cell>
          <table:table-cell table:style-name="ce3" office:value-type="float" office:value="142.125683022" calcext:value-type="float">
            <text:p>142.126</text:p>
          </table:table-cell>
          <table:table-cell table:style-name="ce3" office:value-type="float" office:value="-10.0208198828" calcext:value-type="float">
            <text:p>-10.02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158a</text:p>
          </table:table-cell>
          <table:table-cell table:style-name="ce2" office:value-type="string" calcext:value-type="string">
            <text:p>U/N Foreshore</text:p>
          </table:table-cell>
          <table:table-cell table:style-name="ce3" office:value-type="float" office:value="142.121875884" calcext:value-type="float">
            <text:p>142.122</text:p>
          </table:table-cell>
          <table:table-cell table:style-name="ce3" office:value-type="float" office:value="-10.0151091764" calcext:value-type="float">
            <text:p>-10.01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160b</text:p>
          </table:table-cell>
          <table:table-cell table:style-name="ce2" office:value-type="string" calcext:value-type="string">
            <text:p>North Island Reef</text:p>
          </table:table-cell>
          <table:table-cell table:style-name="ce3" office:value-type="float" office:value="142.137865862" calcext:value-type="float">
            <text:p>142.138</text:p>
          </table:table-cell>
          <table:table-cell table:style-name="ce3" office:value-type="float" office:value="-10.0285293364" calcext:value-type="float">
            <text:p>-10.02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16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131774442" calcext:value-type="float">
            <text:p>142.132</text:p>
          </table:table-cell>
          <table:table-cell table:style-name="ce3" office:value-type="float" office:value="-10.0160609608" calcext:value-type="float">
            <text:p>-10.01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16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148335491" calcext:value-type="float">
            <text:p>142.148</text:p>
          </table:table-cell>
          <table:table-cell table:style-name="ce3" office:value-type="float" office:value="-10.0208198828" calcext:value-type="float">
            <text:p>-10.02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169b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087706824" calcext:value-type="float">
            <text:p>142.088</text:p>
          </table:table-cell>
          <table:table-cell table:style-name="ce3" office:value-type="float" office:value="-10.3272230765" calcext:value-type="float">
            <text:p>-10.32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170b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110311704" calcext:value-type="float">
            <text:p>142.110</text:p>
          </table:table-cell>
          <table:table-cell table:style-name="ce3" office:value-type="float" office:value="-10.3432844383" calcext:value-type="float">
            <text:p>-10.34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17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107039945" calcext:value-type="float">
            <text:p>142.107</text:p>
          </table:table-cell>
          <table:table-cell table:style-name="ce3" office:value-type="float" office:value="-10.3257359134" calcext:value-type="float">
            <text:p>-10.32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17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122803874" calcext:value-type="float">
            <text:p>142.123</text:p>
          </table:table-cell>
          <table:table-cell table:style-name="ce3" office:value-type="float" office:value="-10.4069350202" calcext:value-type="float">
            <text:p>-10.40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176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109121973" calcext:value-type="float">
            <text:p>142.109</text:p>
          </table:table-cell>
          <table:table-cell table:style-name="ce3" office:value-type="float" office:value="-10.4027709634" calcext:value-type="float">
            <text:p>-10.40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182</text:p>
          </table:table-cell>
          <table:table-cell table:style-name="ce2" office:value-type="string" calcext:value-type="string">
            <text:p>Hawkesbury Reefs</text:p>
          </table:table-cell>
          <table:table-cell table:style-name="ce3" office:value-type="float" office:value="142.214623391" calcext:value-type="float">
            <text:p>142.215</text:p>
          </table:table-cell>
          <table:table-cell table:style-name="ce3" office:value-type="float" office:value="-10.3615934485" calcext:value-type="float">
            <text:p>-10.36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183a</text:p>
          </table:table-cell>
          <table:table-cell table:style-name="ce2" office:value-type="string" calcext:value-type="string">
            <text:p>Channel (Murabar) Island Reef</text:p>
          </table:table-cell>
          <table:table-cell table:style-name="ce3" office:value-type="float" office:value="142.221464342" calcext:value-type="float">
            <text:p>142.221</text:p>
          </table:table-cell>
          <table:table-cell table:style-name="ce3" office:value-type="float" office:value="-10.3488038456" calcext:value-type="float">
            <text:p>-10.34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184f</text:p>
          </table:table-cell>
          <table:table-cell table:style-name="ce2" office:value-type="string" calcext:value-type="string">
            <text:p>Hawkesbury Island Reef</text:p>
          </table:table-cell>
          <table:table-cell table:style-name="ce3" office:value-type="float" office:value="142.121019278" calcext:value-type="float">
            <text:p>142.121</text:p>
          </table:table-cell>
          <table:table-cell table:style-name="ce3" office:value-type="float" office:value="-10.372135403" calcext:value-type="float">
            <text:p>-10.37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192b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104065619" calcext:value-type="float">
            <text:p>142.104</text:p>
          </table:table-cell>
          <table:table-cell table:style-name="ce3" office:value-type="float" office:value="-10.2916798777" calcext:value-type="float">
            <text:p>-10.29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193b</text:p>
          </table:table-cell>
          <table:table-cell table:style-name="ce2" office:value-type="string" calcext:value-type="string">
            <text:p>Whale (Mathu) Island Reef</text:p>
          </table:table-cell>
          <table:table-cell table:style-name="ce3" office:value-type="float" office:value="142.075214654" calcext:value-type="float">
            <text:p>142.075</text:p>
          </table:table-cell>
          <table:table-cell table:style-name="ce3" office:value-type="float" office:value="-10.2601520194" calcext:value-type="float">
            <text:p>-10.26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194g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07699925" calcext:value-type="float">
            <text:p>142.077</text:p>
          </table:table-cell>
          <table:table-cell table:style-name="ce3" office:value-type="float" office:value="-10.2321933526" calcext:value-type="float">
            <text:p>-10.23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196k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104065619" calcext:value-type="float">
            <text:p>142.104</text:p>
          </table:table-cell>
          <table:table-cell table:style-name="ce3" office:value-type="float" office:value="-10.2762133812" calcext:value-type="float">
            <text:p>-10.27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204</text:p>
          </table:table-cell>
          <table:table-cell table:style-name="ce2" office:value-type="string" calcext:value-type="string">
            <text:p>Long Reef</text:p>
          </table:table-cell>
          <table:table-cell table:style-name="ce3" office:value-type="float" office:value="142.305340342" calcext:value-type="float">
            <text:p>142.305</text:p>
          </table:table-cell>
          <table:table-cell table:style-name="ce3" office:value-type="float" office:value="-10.3125765517" calcext:value-type="float">
            <text:p>-10.31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210c</text:p>
          </table:table-cell>
          <table:table-cell table:style-name="ce2" office:value-type="string" calcext:value-type="string">
            <text:p>Sunk Reefs</text:p>
          </table:table-cell>
          <table:table-cell table:style-name="ce3" office:value-type="float" office:value="142.152059347" calcext:value-type="float">
            <text:p>142.152</text:p>
          </table:table-cell>
          <table:table-cell table:style-name="ce3" office:value-type="float" office:value="-10.5306253519" calcext:value-type="float">
            <text:p>-10.53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214</text:p>
          </table:table-cell>
          <table:table-cell table:style-name="ce2" office:value-type="string" calcext:value-type="string">
            <text:p>North Torres (Di Maza) Reef</text:p>
          </table:table-cell>
          <table:table-cell table:style-name="ce3" office:value-type="float" office:value="142.237525703" calcext:value-type="float">
            <text:p>142.238</text:p>
          </table:table-cell>
          <table:table-cell table:style-name="ce3" office:value-type="float" office:value="-10.4157261863" calcext:value-type="float">
            <text:p>-10.41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215</text:p>
          </table:table-cell>
          <table:table-cell table:style-name="ce2" office:value-type="string" calcext:value-type="string">
            <text:p>North West (Katai Nab) Reef</text:p>
          </table:table-cell>
          <table:table-cell table:style-name="ce3" office:value-type="float" office:value="142.240797462" calcext:value-type="float">
            <text:p>142.241</text:p>
          </table:table-cell>
          <table:table-cell table:style-name="ce3" office:value-type="float" office:value="-10.4793767683" calcext:value-type="float">
            <text:p>-10.47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216</text:p>
          </table:table-cell>
          <table:table-cell table:style-name="ce2" office:value-type="string" calcext:value-type="string">
            <text:p>South Torres (Dana Thiam) Reef</text:p>
          </table:table-cell>
          <table:table-cell table:style-name="ce3" office:value-type="float" office:value="142.233361647" calcext:value-type="float">
            <text:p>142.233</text:p>
          </table:table-cell>
          <table:table-cell table:style-name="ce3" office:value-type="float" office:value="-10.4508232362" calcext:value-type="float">
            <text:p>-10.45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240</text:p>
          </table:table-cell>
          <table:table-cell table:style-name="ce2" office:value-type="string" calcext:value-type="string">
            <text:p>U/N Rocky Island</text:p>
          </table:table-cell>
          <table:table-cell table:style-name="ce3" office:value-type="float" office:value="142.206425272" calcext:value-type="float">
            <text:p>142.206</text:p>
          </table:table-cell>
          <table:table-cell table:style-name="ce3" office:value-type="float" office:value="-10.7603861067" calcext:value-type="float">
            <text:p>-10.76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253</text:p>
          </table:table-cell>
          <table:table-cell table:style-name="ce2" office:value-type="string" calcext:value-type="string">
            <text:p>Turtle Island</text:p>
          </table:table-cell>
          <table:table-cell table:style-name="ce3" office:value-type="float" office:value="142.255537348" calcext:value-type="float">
            <text:p>142.256</text:p>
          </table:table-cell>
          <table:table-cell table:style-name="ce3" office:value-type="float" office:value="-10.7358300691" calcext:value-type="float">
            <text:p>-10.73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254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267986688" calcext:value-type="float">
            <text:p>142.268</text:p>
          </table:table-cell>
          <table:table-cell table:style-name="ce3" office:value-type="float" office:value="-10.7306904333" calcext:value-type="float">
            <text:p>-10.73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262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176234671" calcext:value-type="float">
            <text:p>142.176</text:p>
          </table:table-cell>
          <table:table-cell table:style-name="ce3" office:value-type="float" office:value="-10.5712665459" calcext:value-type="float">
            <text:p>-10.57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282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328912001" calcext:value-type="float">
            <text:p>142.329</text:p>
          </table:table-cell>
          <table:table-cell table:style-name="ce3" office:value-type="float" office:value="-10.5540990271" calcext:value-type="float">
            <text:p>-10.55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283b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34805298" calcext:value-type="float">
            <text:p>142.348</text:p>
          </table:table-cell>
          <table:table-cell table:style-name="ce3" office:value-type="float" office:value="-10.54893208" calcext:value-type="float">
            <text:p>-10.54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283b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341464443" calcext:value-type="float">
            <text:p>142.341</text:p>
          </table:table-cell>
          <table:table-cell table:style-name="ce3" office:value-type="float" office:value="-10.5505366816" calcext:value-type="float">
            <text:p>-10.55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284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350601574" calcext:value-type="float">
            <text:p>142.351</text:p>
          </table:table-cell>
          <table:table-cell table:style-name="ce3" office:value-type="float" office:value="-10.5436838339" calcext:value-type="float">
            <text:p>-10.54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286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374045457" calcext:value-type="float">
            <text:p>142.374</text:p>
          </table:table-cell>
          <table:table-cell table:style-name="ce3" office:value-type="float" office:value="-10.5550508167" calcext:value-type="float">
            <text:p>-10.55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29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08961487" calcext:value-type="float">
            <text:p>143.090</text:p>
          </table:table-cell>
          <table:table-cell table:style-name="ce3" office:value-type="float" office:value="-10.77538872" calcext:value-type="float">
            <text:p>-10.77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00</text:p>
          </table:table-cell>
          <table:table-cell table:style-name="ce2" office:value-type="string" calcext:value-type="string">
            <text:p>Alpha Reef</text:p>
          </table:table-cell>
          <table:table-cell table:style-name="ce3" office:value-type="float" office:value="142.518001525" calcext:value-type="float">
            <text:p>142.518</text:p>
          </table:table-cell>
          <table:table-cell table:style-name="ce3" office:value-type="float" office:value="-10.6124193552" calcext:value-type="float">
            <text:p>-10.61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02</text:p>
          </table:table-cell>
          <table:table-cell table:style-name="ce2" office:value-type="string" calcext:value-type="string">
            <text:p>Kagar Reef</text:p>
          </table:table-cell>
          <table:table-cell table:style-name="ce3" office:value-type="float" office:value="142.91264343" calcext:value-type="float">
            <text:p>142.913</text:p>
          </table:table-cell>
          <table:table-cell table:style-name="ce3" office:value-type="float" office:value="-10.59951687" calcext:value-type="float">
            <text:p>-10.60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02</text:p>
          </table:table-cell>
          <table:table-cell table:style-name="ce2" office:value-type="string" calcext:value-type="string">
            <text:p>Kagar Reef</text:p>
          </table:table-cell>
          <table:table-cell table:style-name="ce3" office:value-type="float" office:value="142.910416285" calcext:value-type="float">
            <text:p>142.910</text:p>
          </table:table-cell>
          <table:table-cell table:style-name="ce3" office:value-type="float" office:value="-10.6274099595" calcext:value-type="float">
            <text:p>-10.62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03</text:p>
          </table:table-cell>
          <table:table-cell table:style-name="ce2" office:value-type="string" calcext:value-type="string">
            <text:p>Mount Adolphus (Mori) Island</text:p>
          </table:table-cell>
          <table:table-cell table:style-name="ce3" office:value-type="float" office:value="142.65339661" calcext:value-type="float">
            <text:p>142.653</text:p>
          </table:table-cell>
          <table:table-cell table:style-name="ce3" office:value-type="float" office:value="-10.6502285" calcext:value-type="float">
            <text:p>-10.65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03d</text:p>
          </table:table-cell>
          <table:table-cell table:style-name="ce2" office:value-type="string" calcext:value-type="string">
            <text:p>Mount Adolphus (Mori) Island Reef</text:p>
          </table:table-cell>
          <table:table-cell table:style-name="ce3" office:value-type="float" office:value="142.638461738" calcext:value-type="float">
            <text:p>142.638</text:p>
          </table:table-cell>
          <table:table-cell table:style-name="ce3" office:value-type="float" office:value="-10.6216397666" calcext:value-type="float">
            <text:p>-10.62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03d</text:p>
          </table:table-cell>
          <table:table-cell table:style-name="ce2" office:value-type="string" calcext:value-type="string">
            <text:p>Mount Adolphus (Mori) Island Reef</text:p>
          </table:table-cell>
          <table:table-cell table:style-name="ce3" office:value-type="float" office:value="142.64463806" calcext:value-type="float">
            <text:p>142.645</text:p>
          </table:table-cell>
          <table:table-cell table:style-name="ce3" office:value-type="float" office:value="-10.63807487" calcext:value-type="float">
            <text:p>-10.63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05</text:p>
          </table:table-cell>
          <table:table-cell table:style-name="ce2" office:value-type="string" calcext:value-type="string">
            <text:p>Kai-Damun Reef</text:p>
          </table:table-cell>
          <table:table-cell table:style-name="ce3" office:value-type="float" office:value="142.84977722" calcext:value-type="float">
            <text:p>142.850</text:p>
          </table:table-cell>
          <table:table-cell table:style-name="ce3" office:value-type="float" office:value="-10.65218353" calcext:value-type="float">
            <text:p>-10.65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05</text:p>
          </table:table-cell>
          <table:table-cell table:style-name="ce2" office:value-type="string" calcext:value-type="string">
            <text:p>Kai-Damun Reef</text:p>
          </table:table-cell>
          <table:table-cell table:style-name="ce3" office:value-type="float" office:value="142.85521279" calcext:value-type="float">
            <text:p>142.855</text:p>
          </table:table-cell>
          <table:table-cell table:style-name="ce3" office:value-type="float" office:value="-10.661674198" calcext:value-type="float">
            <text:p>-10.66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11a</text:p>
          </table:table-cell>
          <table:table-cell table:style-name="ce2" office:value-type="string" calcext:value-type="string">
            <text:p>Akone Islet Reef</text:p>
          </table:table-cell>
          <table:table-cell table:style-name="ce3" office:value-type="float" office:value="142.669959854" calcext:value-type="float">
            <text:p>142.670</text:p>
          </table:table-cell>
          <table:table-cell table:style-name="ce3" office:value-type="float" office:value="-10.6668495257" calcext:value-type="float">
            <text:p>-10.66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18a</text:p>
          </table:table-cell>
          <table:table-cell table:style-name="ce2" office:value-type="string" calcext:value-type="string">
            <text:p>Albany Island Reef (No 1)</text:p>
          </table:table-cell>
          <table:table-cell table:style-name="ce3" office:value-type="float" office:value="142.5929718" calcext:value-type="float">
            <text:p>142.593</text:p>
          </table:table-cell>
          <table:table-cell table:style-name="ce3" office:value-type="float" office:value="-10.71530914" calcext:value-type="float">
            <text:p>-10.71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18b</text:p>
          </table:table-cell>
          <table:table-cell table:style-name="ce2" office:value-type="string" calcext:value-type="string">
            <text:p>Albany Island Reef (No 2)</text:p>
          </table:table-cell>
          <table:table-cell table:style-name="ce3" office:value-type="float" office:value="142.61784363" calcext:value-type="float">
            <text:p>142.618</text:p>
          </table:table-cell>
          <table:table-cell table:style-name="ce3" office:value-type="float" office:value="-10.72830391" calcext:value-type="float">
            <text:p>-10.72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18c</text:p>
          </table:table-cell>
          <table:table-cell table:style-name="ce2" office:value-type="string" calcext:value-type="string">
            <text:p>Albany Island Reef (No 3)</text:p>
          </table:table-cell>
          <table:table-cell table:style-name="ce3" office:value-type="float" office:value="142.62330627" calcext:value-type="float">
            <text:p>142.623</text:p>
          </table:table-cell>
          <table:table-cell table:style-name="ce3" office:value-type="float" office:value="-10.7466259" calcext:value-type="float">
            <text:p>-10.74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19b</text:p>
          </table:table-cell>
          <table:table-cell table:style-name="ce2" office:value-type="string" calcext:value-type="string">
            <text:p>Twin (Kai Nel Gi) Island Reef</text:p>
          </table:table-cell>
          <table:table-cell table:style-name="ce3" office:value-type="float" office:value="142.442173739" calcext:value-type="float">
            <text:p>142.442</text:p>
          </table:table-cell>
          <table:table-cell table:style-name="ce3" office:value-type="float" office:value="-10.4633873088" calcext:value-type="float">
            <text:p>-10.46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20</text:p>
          </table:table-cell>
          <table:table-cell table:style-name="ce2" office:value-type="string" calcext:value-type="string">
            <text:p>Mai Reef</text:p>
          </table:table-cell>
          <table:table-cell table:style-name="ce3" office:value-type="float" office:value="142.62464905" calcext:value-type="float">
            <text:p>142.625</text:p>
          </table:table-cell>
          <table:table-cell table:style-name="ce3" office:value-type="float" office:value="-10.72395611" calcext:value-type="float">
            <text:p>-10.72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21</text:p>
          </table:table-cell>
          <table:table-cell table:style-name="ce2" office:value-type="string" calcext:value-type="string">
            <text:p>Albany Rock Reef</text:p>
          </table:table-cell>
          <table:table-cell table:style-name="ce3" office:value-type="float" office:value="142.62982178" calcext:value-type="float">
            <text:p>142.630</text:p>
          </table:table-cell>
          <table:table-cell table:style-name="ce3" office:value-type="float" office:value="-10.71882725" calcext:value-type="float">
            <text:p>-10.71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22</text:p>
          </table:table-cell>
          <table:table-cell table:style-name="ce2" office:value-type="string" calcext:value-type="string">
            <text:p>North Brother Reef</text:p>
          </table:table-cell>
          <table:table-cell table:style-name="ce3" office:value-type="float" office:value="142.673172" calcext:value-type="float">
            <text:p>142.673</text:p>
          </table:table-cell>
          <table:table-cell table:style-name="ce3" office:value-type="float" office:value="-10.70076275" calcext:value-type="float">
            <text:p>-10.70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23</text:p>
          </table:table-cell>
          <table:table-cell table:style-name="ce2" office:value-type="string" calcext:value-type="string">
            <text:p>Middle Brother Reef</text:p>
          </table:table-cell>
          <table:table-cell table:style-name="ce3" office:value-type="float" office:value="142.68544006" calcext:value-type="float">
            <text:p>142.685</text:p>
          </table:table-cell>
          <table:table-cell table:style-name="ce3" office:value-type="float" office:value="-10.71178818" calcext:value-type="float">
            <text:p>-10.71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25</text:p>
          </table:table-cell>
          <table:table-cell table:style-name="ce2" office:value-type="string" calcext:value-type="string">
            <text:p>North Ledge</text:p>
          </table:table-cell>
          <table:table-cell table:style-name="ce3" office:value-type="float" office:value="142.73832703" calcext:value-type="float">
            <text:p>142.738</text:p>
          </table:table-cell>
          <table:table-cell table:style-name="ce3" office:value-type="float" office:value="-10.68028641" calcext:value-type="float">
            <text:p>-10.68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25</text:p>
          </table:table-cell>
          <table:table-cell table:style-name="ce2" office:value-type="string" calcext:value-type="string">
            <text:p>North Ledge</text:p>
          </table:table-cell>
          <table:table-cell table:style-name="ce3" office:value-type="float" office:value="142.749564721" calcext:value-type="float">
            <text:p>142.750</text:p>
          </table:table-cell>
          <table:table-cell table:style-name="ce3" office:value-type="float" office:value="-10.6892759457" calcext:value-type="float">
            <text:p>-10.68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26</text:p>
          </table:table-cell>
          <table:table-cell table:style-name="ce2" office:value-type="string" calcext:value-type="string">
            <text:p>Meggi-Damun Reef</text:p>
          </table:table-cell>
          <table:table-cell table:style-name="ce3" office:value-type="float" office:value="142.78610229" calcext:value-type="float">
            <text:p>142.786</text:p>
          </table:table-cell>
          <table:table-cell table:style-name="ce3" office:value-type="float" office:value="-10.68252754" calcext:value-type="float">
            <text:p>-10.68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26</text:p>
          </table:table-cell>
          <table:table-cell table:style-name="ce2" office:value-type="string" calcext:value-type="string">
            <text:p>Meggi-Damun Reef</text:p>
          </table:table-cell>
          <table:table-cell table:style-name="ce3" office:value-type="float" office:value="142.791443235" calcext:value-type="float">
            <text:p>142.791</text:p>
          </table:table-cell>
          <table:table-cell table:style-name="ce3" office:value-type="float" office:value="-10.6902277301" calcext:value-type="float">
            <text:p>-10.69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27</text:p>
          </table:table-cell>
          <table:table-cell table:style-name="ce2" office:value-type="string" calcext:value-type="string">
            <text:p>South Ledge</text:p>
          </table:table-cell>
          <table:table-cell table:style-name="ce3" office:value-type="float" office:value="142.714348699" calcext:value-type="float">
            <text:p>142.714</text:p>
          </table:table-cell>
          <table:table-cell table:style-name="ce3" office:value-type="float" office:value="-10.6940348677" calcext:value-type="float">
            <text:p>-10.69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27</text:p>
          </table:table-cell>
          <table:table-cell table:style-name="ce2" office:value-type="string" calcext:value-type="string">
            <text:p>South Ledge</text:p>
          </table:table-cell>
          <table:table-cell table:style-name="ce3" office:value-type="float" office:value="142.73246765" calcext:value-type="float">
            <text:p>142.732</text:p>
          </table:table-cell>
          <table:table-cell table:style-name="ce3" office:value-type="float" office:value="-10.70542622" calcext:value-type="float">
            <text:p>-10.70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35</text:p>
          </table:table-cell>
          <table:table-cell table:style-name="ce2" office:value-type="string" calcext:value-type="string">
            <text:p>Harrington Reef</text:p>
          </table:table-cell>
          <table:table-cell table:style-name="ce3" office:value-type="float" office:value="142.72311401" calcext:value-type="float">
            <text:p>142.723</text:p>
          </table:table-cell>
          <table:table-cell table:style-name="ce3" office:value-type="float" office:value="-10.82125187" calcext:value-type="float">
            <text:p>-10.82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36</text:p>
          </table:table-cell>
          <table:table-cell table:style-name="ce2" office:value-type="string" calcext:value-type="string">
            <text:p>Wyborn Reef</text:p>
          </table:table-cell>
          <table:table-cell table:style-name="ce3" office:value-type="float" office:value="142.76223755" calcext:value-type="float">
            <text:p>142.762</text:p>
          </table:table-cell>
          <table:table-cell table:style-name="ce3" office:value-type="float" office:value="-10.82104492" calcext:value-type="float">
            <text:p>-10.82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3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92880249" calcext:value-type="float">
            <text:p>142.929</text:p>
          </table:table-cell>
          <table:table-cell table:style-name="ce3" office:value-type="float" office:value="-10.80788326" calcext:value-type="float">
            <text:p>-10.80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38</text:p>
          </table:table-cell>
          <table:table-cell table:style-name="ce2" office:value-type="string" calcext:value-type="string">
            <text:p>Womer Reef</text:p>
          </table:table-cell>
          <table:table-cell table:style-name="ce3" office:value-type="float" office:value="142.98362732" calcext:value-type="float">
            <text:p>142.984</text:p>
          </table:table-cell>
          <table:table-cell table:style-name="ce3" office:value-type="float" office:value="-10.79982185" calcext:value-type="float">
            <text:p>-10.80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41</text:p>
          </table:table-cell>
          <table:table-cell table:style-name="ce2" office:value-type="string" calcext:value-type="string">
            <text:p>Shortland Reef</text:p>
          </table:table-cell>
          <table:table-cell table:style-name="ce3" office:value-type="float" office:value="142.77270508" calcext:value-type="float">
            <text:p>142.773</text:p>
          </table:table-cell>
          <table:table-cell table:style-name="ce3" office:value-type="float" office:value="-10.90133476" calcext:value-type="float">
            <text:p>-10.90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45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370794401" calcext:value-type="float">
            <text:p>143.371</text:p>
          </table:table-cell>
          <table:table-cell table:style-name="ce3" office:value-type="float" office:value="-10.6247449632" calcext:value-type="float">
            <text:p>-10.62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47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032435046" calcext:value-type="float">
            <text:p>143.032</text:p>
          </table:table-cell>
          <table:table-cell table:style-name="ce3" office:value-type="float" office:value="-10.64359029435" calcext:value-type="float">
            <text:p>-10.64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47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03775024" calcext:value-type="float">
            <text:p>143.038</text:p>
          </table:table-cell>
          <table:table-cell table:style-name="ce3" office:value-type="float" office:value="-10.64728355" calcext:value-type="float">
            <text:p>-10.64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4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43374634" calcext:value-type="float">
            <text:p>143.434</text:p>
          </table:table-cell>
          <table:table-cell table:style-name="ce3" office:value-type="float" office:value="-10.69710159" calcext:value-type="float">
            <text:p>-10.69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5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46632385" calcext:value-type="float">
            <text:p>143.466</text:p>
          </table:table-cell>
          <table:table-cell table:style-name="ce3" office:value-type="float" office:value="-10.69664955" calcext:value-type="float">
            <text:p>-10.69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5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19032288" calcext:value-type="float">
            <text:p>143.190</text:p>
          </table:table-cell>
          <table:table-cell table:style-name="ce3" office:value-type="float" office:value="-10.73180485" calcext:value-type="float">
            <text:p>-10.73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5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33677673" calcext:value-type="float">
            <text:p>143.337</text:p>
          </table:table-cell>
          <table:table-cell table:style-name="ce3" office:value-type="float" office:value="-10.73468304" calcext:value-type="float">
            <text:p>-10.73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5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09373474" calcext:value-type="float">
            <text:p>143.094</text:p>
          </table:table-cell>
          <table:table-cell table:style-name="ce3" office:value-type="float" office:value="-10.75188351" calcext:value-type="float">
            <text:p>-10.75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55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32429504" calcext:value-type="float">
            <text:p>143.324</text:p>
          </table:table-cell>
          <table:table-cell table:style-name="ce3" office:value-type="float" office:value="-10.75677586" calcext:value-type="float">
            <text:p>-10.75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8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52099609" calcext:value-type="float">
            <text:p>143.521</text:p>
          </table:table-cell>
          <table:table-cell table:style-name="ce3" office:value-type="float" office:value="-10.69328785" calcext:value-type="float">
            <text:p>-10.69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388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44836722" calcext:value-type="float">
            <text:p>142.448</text:p>
          </table:table-cell>
          <table:table-cell table:style-name="ce3" office:value-type="float" office:value="-10.496584363" calcext:value-type="float">
            <text:p>-10.49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2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56591797" calcext:value-type="float">
            <text:p>142.566</text:p>
          </table:table-cell>
          <table:table-cell table:style-name="ce3" office:value-type="float" office:value="-10.72224331" calcext:value-type="float">
            <text:p>-10.72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3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57713318" calcext:value-type="float">
            <text:p>142.577</text:p>
          </table:table-cell>
          <table:table-cell table:style-name="ce3" office:value-type="float" office:value="-10.72992325" calcext:value-type="float">
            <text:p>-10.73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41</text:p>
          </table:table-cell>
          <table:table-cell table:style-name="ce2" office:value-type="string" calcext:value-type="string">
            <text:p>Mount Ernest (Nagheer) Island</text:p>
          </table:table-cell>
          <table:table-cell table:style-name="ce3" office:value-type="float" office:value="142.482834" calcext:value-type="float">
            <text:p>142.483</text:p>
          </table:table-cell>
          <table:table-cell table:style-name="ce3" office:value-type="float" office:value="-10.250943" calcext:value-type="float">
            <text:p>-10.25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46</text:p>
          </table:table-cell>
          <table:table-cell table:style-name="ce2" office:value-type="string" calcext:value-type="string">
            <text:p>Pinnace Reef</text:p>
          </table:table-cell>
          <table:table-cell table:style-name="ce3" office:value-type="float" office:value="142.487547569" calcext:value-type="float">
            <text:p>142.488</text:p>
          </table:table-cell>
          <table:table-cell table:style-name="ce3" office:value-type="float" office:value="-10.1102628797" calcext:value-type="float">
            <text:p>-10.11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49</text:p>
          </table:table-cell>
          <table:table-cell table:style-name="ce2" office:value-type="string" calcext:value-type="string">
            <text:p>Suarji (Burke) Island</text:p>
          </table:table-cell>
          <table:table-cell table:style-name="ce3" office:value-type="float" office:value="142.510557" calcext:value-type="float">
            <text:p>142.511</text:p>
          </table:table-cell>
          <table:table-cell table:style-name="ce3" office:value-type="float" office:value="-10.160559" calcext:value-type="float">
            <text:p>-10.16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49a</text:p>
          </table:table-cell>
          <table:table-cell table:style-name="ce2" office:value-type="string" calcext:value-type="string">
            <text:p>Suarji Island Reef</text:p>
          </table:table-cell>
          <table:table-cell table:style-name="ce3" office:value-type="float" office:value="142.505690959" calcext:value-type="float">
            <text:p>142.506</text:p>
          </table:table-cell>
          <table:table-cell table:style-name="ce3" office:value-type="float" office:value="-10.1551752062" calcext:value-type="float">
            <text:p>-10.15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50</text:p>
          </table:table-cell>
          <table:table-cell table:style-name="ce2" office:value-type="string" calcext:value-type="string">
            <text:p>Getullai (Pole) Island</text:p>
          </table:table-cell>
          <table:table-cell table:style-name="ce3" office:value-type="float" office:value="142.515185" calcext:value-type="float">
            <text:p>142.515</text:p>
          </table:table-cell>
          <table:table-cell table:style-name="ce3" office:value-type="float" office:value="-10.19084" calcext:value-type="float">
            <text:p>-10.19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56a</text:p>
          </table:table-cell>
          <table:table-cell table:style-name="ce2" office:value-type="string" calcext:value-type="string">
            <text:p>Saddle Island Reef</text:p>
          </table:table-cell>
          <table:table-cell table:style-name="ce3" office:value-type="float" office:value="142.679213153" calcext:value-type="float">
            <text:p>142.679</text:p>
          </table:table-cell>
          <table:table-cell table:style-name="ce3" office:value-type="float" office:value="-10.1682622417" calcext:value-type="float">
            <text:p>-10.16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56a</text:p>
          </table:table-cell>
          <table:table-cell table:style-name="ce2" office:value-type="string" calcext:value-type="string">
            <text:p>Saddle Island Reef</text:p>
          </table:table-cell>
          <table:table-cell table:style-name="ce3" office:value-type="float" office:value="142.67645" calcext:value-type="float">
            <text:p>142.676</text:p>
          </table:table-cell>
          <table:table-cell table:style-name="ce3" office:value-type="float" office:value="-10.171965" calcext:value-type="float">
            <text:p>-10.17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58</text:p>
          </table:table-cell>
          <table:table-cell table:style-name="ce2" office:value-type="string" calcext:value-type="string">
            <text:p>Wednesday (Maururra) Island</text:p>
          </table:table-cell>
          <table:table-cell table:style-name="ce3" office:value-type="float" office:value="142.308422" calcext:value-type="float">
            <text:p>142.308</text:p>
          </table:table-cell>
          <table:table-cell table:style-name="ce3" office:value-type="float" office:value="-10.529088" calcext:value-type="float">
            <text:p>-10.52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58b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29649353" calcext:value-type="float">
            <text:p>142.296</text:p>
          </table:table-cell>
          <table:table-cell table:style-name="ce3" office:value-type="float" office:value="-10.52021313" calcext:value-type="float">
            <text:p>-10.52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62b</text:p>
          </table:table-cell>
          <table:table-cell table:style-name="ce2" office:value-type="string" calcext:value-type="string">
            <text:p>Hammond (Keriri) Island Reef</text:p>
          </table:table-cell>
          <table:table-cell table:style-name="ce3" office:value-type="float" office:value="142.1867043" calcext:value-type="float">
            <text:p>142.187</text:p>
          </table:table-cell>
          <table:table-cell table:style-name="ce3" office:value-type="float" office:value="-10.5471864005" calcext:value-type="float">
            <text:p>-10.54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62g</text:p>
          </table:table-cell>
          <table:table-cell table:style-name="ce2" office:value-type="string" calcext:value-type="string">
            <text:p>U/N Bank</text:p>
          </table:table-cell>
          <table:table-cell table:style-name="ce3" office:value-type="float" office:value="142.174331102" calcext:value-type="float">
            <text:p>142.174</text:p>
          </table:table-cell>
          <table:table-cell table:style-name="ce3" office:value-type="float" office:value="-10.5634619138" calcext:value-type="float">
            <text:p>-10.56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76a</text:p>
          </table:table-cell>
          <table:table-cell table:style-name="ce2" office:value-type="string" calcext:value-type="string">
            <text:p>Goods (Palilug) Island Reef</text:p>
          </table:table-cell>
          <table:table-cell table:style-name="ce3" office:value-type="float" office:value="142.169191467" calcext:value-type="float">
            <text:p>142.169</text:p>
          </table:table-cell>
          <table:table-cell table:style-name="ce3" office:value-type="float" office:value="-10.56003549" calcext:value-type="float">
            <text:p>-10.56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85a3</text:p>
          </table:table-cell>
          <table:table-cell table:style-name="ce2" office:value-type="string" calcext:value-type="string">
            <text:p>U/N Foreshore</text:p>
          </table:table-cell>
          <table:table-cell table:style-name="ce3" office:value-type="float" office:value="142.11284583" calcext:value-type="float">
            <text:p>142.113</text:p>
          </table:table-cell>
          <table:table-cell table:style-name="ce3" office:value-type="float" office:value="-10.7213629462" calcext:value-type="float">
            <text:p>-10.72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85k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115130112" calcext:value-type="float">
            <text:p>142.115</text:p>
          </table:table-cell>
          <table:table-cell table:style-name="ce3" office:value-type="float" office:value="-10.6560705362" calcext:value-type="float">
            <text:p>-10.65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85l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199191711" calcext:value-type="float">
            <text:p>142.199</text:p>
          </table:table-cell>
          <table:table-cell table:style-name="ce3" office:value-type="float" office:value="-10.7499164782" calcext:value-type="float">
            <text:p>-10.75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85m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263418122" calcext:value-type="float">
            <text:p>142.263</text:p>
          </table:table-cell>
          <table:table-cell table:style-name="ce3" office:value-type="float" office:value="-10.7282157939" calcext:value-type="float">
            <text:p>-10.72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85p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139115079" calcext:value-type="float">
            <text:p>142.139</text:p>
          </table:table-cell>
          <table:table-cell table:style-name="ce3" office:value-type="float" office:value="-10.6370348481" calcext:value-type="float">
            <text:p>-10.63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85q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162774885" calcext:value-type="float">
            <text:p>142.163</text:p>
          </table:table-cell>
          <table:table-cell table:style-name="ce3" office:value-type="float" office:value="-10.7673644833" calcext:value-type="float">
            <text:p>-10.76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86b</text:p>
          </table:table-cell>
          <table:table-cell table:style-name="ce2" office:value-type="string" calcext:value-type="string">
            <text:p>Little Adolphus Island Reef</text:p>
          </table:table-cell>
          <table:table-cell table:style-name="ce3" office:value-type="float" office:value="142.624779838" calcext:value-type="float">
            <text:p>142.625</text:p>
          </table:table-cell>
          <table:table-cell table:style-name="ce3" office:value-type="float" office:value="-10.5951682629" calcext:value-type="float">
            <text:p>-10.59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90</text:p>
          </table:table-cell>
          <table:table-cell table:style-name="ce2" office:value-type="string" calcext:value-type="string">
            <text:p>Quoin Island</text:p>
          </table:table-cell>
          <table:table-cell table:style-name="ce3" office:value-type="float" office:value="142.36959839" calcext:value-type="float">
            <text:p>142.370</text:p>
          </table:table-cell>
          <table:table-cell table:style-name="ce3" office:value-type="float" office:value="-10.71320534" calcext:value-type="float">
            <text:p>-10.71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95c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325256988" calcext:value-type="float">
            <text:p>142.325</text:p>
          </table:table-cell>
          <table:table-cell table:style-name="ce3" office:value-type="float" office:value="-10.5971583724" calcext:value-type="float">
            <text:p>-10.59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95c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312428653" calcext:value-type="float">
            <text:p>142.312</text:p>
          </table:table-cell>
          <table:table-cell table:style-name="ce3" office:value-type="float" office:value="-10.6301035266" calcext:value-type="float">
            <text:p>-10.63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97b</text:p>
          </table:table-cell>
          <table:table-cell table:style-name="ce2" office:value-type="string" calcext:value-type="string">
            <text:p>Lacey Island Reef</text:p>
          </table:table-cell>
          <table:table-cell table:style-name="ce3" office:value-type="float" office:value="142.6125851" calcext:value-type="float">
            <text:p>142.613</text:p>
          </table:table-cell>
          <table:table-cell table:style-name="ce3" office:value-type="float" office:value="-10.6124193552" calcext:value-type="float">
            <text:p>-10.61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498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290844511" calcext:value-type="float">
            <text:p>143.291</text:p>
          </table:table-cell>
          <table:table-cell table:style-name="ce3" office:value-type="float" office:value="-10.6085646283" calcext:value-type="float">
            <text:p>-10.60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0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62507727" calcext:value-type="float">
            <text:p>142.625</text:p>
          </table:table-cell>
          <table:table-cell table:style-name="ce3" office:value-type="float" office:value="-10.6097424615" calcext:value-type="float">
            <text:p>-10.61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08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433612171" calcext:value-type="float">
            <text:p>143.434</text:p>
          </table:table-cell>
          <table:table-cell table:style-name="ce3" office:value-type="float" office:value="-10.6161789036" calcext:value-type="float">
            <text:p>-10.61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18c</text:p>
          </table:table-cell>
          <table:table-cell table:style-name="ce2" office:value-type="string" calcext:value-type="string">
            <text:p>Great Woody (Kai-Yelubi) Island Reef</text:p>
          </table:table-cell>
          <table:table-cell table:style-name="ce3" office:value-type="float" office:value="142.35195923" calcext:value-type="float">
            <text:p>142.352</text:p>
          </table:table-cell>
          <table:table-cell table:style-name="ce3" office:value-type="float" office:value="-10.70862865" calcext:value-type="float">
            <text:p>-10.70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21</text:p>
          </table:table-cell>
          <table:table-cell table:style-name="ce2" office:value-type="string" calcext:value-type="string">
            <text:p>Possession (Bedanug) Island</text:p>
          </table:table-cell>
          <table:table-cell table:style-name="ce3" office:value-type="float" office:value="142.39076233" calcext:value-type="float">
            <text:p>142.391</text:p>
          </table:table-cell>
          <table:table-cell table:style-name="ce3" office:value-type="float" office:value="-10.74054527" calcext:value-type="float">
            <text:p>-10.74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21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41482544" calcext:value-type="float">
            <text:p>142.415</text:p>
          </table:table-cell>
          <table:table-cell table:style-name="ce3" office:value-type="float" office:value="-10.71356201" calcext:value-type="float">
            <text:p>-10.71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22d</text:p>
          </table:table-cell>
          <table:table-cell table:style-name="ce2" office:value-type="string" calcext:value-type="string">
            <text:p>Entrance (Zuna) Island Reef</text:p>
          </table:table-cell>
          <table:table-cell table:style-name="ce3" office:value-type="float" office:value="142.299595205" calcext:value-type="float">
            <text:p>142.300</text:p>
          </table:table-cell>
          <table:table-cell table:style-name="ce3" office:value-type="float" office:value="-10.7027224079" calcext:value-type="float">
            <text:p>-10.70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23b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41331482" calcext:value-type="float">
            <text:p>142.413</text:p>
          </table:table-cell>
          <table:table-cell table:style-name="ce3" office:value-type="float" office:value="-10.72872162" calcext:value-type="float">
            <text:p>-10.72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28</text:p>
          </table:table-cell>
          <table:table-cell table:style-name="ce2" office:value-type="string" calcext:value-type="string">
            <text:p>Packe (Tarilag) Island</text:p>
          </table:table-cell>
          <table:table-cell table:style-name="ce3" office:value-type="float" office:value="142.225651317" calcext:value-type="float">
            <text:p>142.226</text:p>
          </table:table-cell>
          <table:table-cell table:style-name="ce3" office:value-type="float" office:value="-10.7421118461" calcext:value-type="float">
            <text:p>-10.74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41</text:p>
          </table:table-cell>
          <table:table-cell table:style-name="ce2" office:value-type="string" calcext:value-type="string">
            <text:p>Warraber (Sue Islet)</text:p>
          </table:table-cell>
          <table:table-cell table:style-name="ce3" office:value-type="float" office:value="142.824348" calcext:value-type="float">
            <text:p>142.824</text:p>
          </table:table-cell>
          <table:table-cell table:style-name="ce3" office:value-type="float" office:value="-10.207618" calcext:value-type="float">
            <text:p>-10.20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43a</text:p>
          </table:table-cell>
          <table:table-cell table:style-name="ce2" office:value-type="string" calcext:value-type="string">
            <text:p>Lowry Reef</text:p>
          </table:table-cell>
          <table:table-cell table:style-name="ce3" office:value-type="float" office:value="142.819482379" calcext:value-type="float">
            <text:p>142.819</text:p>
          </table:table-cell>
          <table:table-cell table:style-name="ce3" office:value-type="float" office:value="-10.101339901" calcext:value-type="float">
            <text:p>-10.10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43b</text:p>
          </table:table-cell>
          <table:table-cell table:style-name="ce2" office:value-type="string" calcext:value-type="string">
            <text:p>Lowry Reef</text:p>
          </table:table-cell>
          <table:table-cell table:style-name="ce3" office:value-type="float" office:value="142.828107925" calcext:value-type="float">
            <text:p>142.828</text:p>
          </table:table-cell>
          <table:table-cell table:style-name="ce3" office:value-type="float" office:value="-10.1058013903" calcext:value-type="float">
            <text:p>-10.10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43c</text:p>
          </table:table-cell>
          <table:table-cell table:style-name="ce2" office:value-type="string" calcext:value-type="string">
            <text:p>Lowry Reef</text:p>
          </table:table-cell>
          <table:table-cell table:style-name="ce3" office:value-type="float" office:value="142.846548748" calcext:value-type="float">
            <text:p>142.847</text:p>
          </table:table-cell>
          <table:table-cell table:style-name="ce3" office:value-type="float" office:value="-10.1034219293" calcext:value-type="float">
            <text:p>-10.10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43d</text:p>
          </table:table-cell>
          <table:table-cell table:style-name="ce2" office:value-type="string" calcext:value-type="string">
            <text:p>Lowry Reef</text:p>
          </table:table-cell>
          <table:table-cell table:style-name="ce3" office:value-type="float" office:value="142.826025897" calcext:value-type="float">
            <text:p>142.826</text:p>
          </table:table-cell>
          <table:table-cell table:style-name="ce3" office:value-type="float" office:value="-10.0974732768" calcext:value-type="float">
            <text:p>-10.09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43i</text:p>
          </table:table-cell>
          <table:table-cell table:style-name="ce2" office:value-type="string" calcext:value-type="string">
            <text:p>U/N Sand Bank</text:p>
          </table:table-cell>
          <table:table-cell table:style-name="ce3" office:value-type="float" office:value="142.834948875" calcext:value-type="float">
            <text:p>142.835</text:p>
          </table:table-cell>
          <table:table-cell table:style-name="ce3" office:value-type="float" office:value="-10.0918220569" calcext:value-type="float">
            <text:p>-10.09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44a</text:p>
          </table:table-cell>
          <table:table-cell table:style-name="ce2" office:value-type="string" calcext:value-type="string">
            <text:p>Kirkcaldie Reef</text:p>
          </table:table-cell>
          <table:table-cell table:style-name="ce3" office:value-type="float" office:value="142.838652132" calcext:value-type="float">
            <text:p>142.839</text:p>
          </table:table-cell>
          <table:table-cell table:style-name="ce3" office:value-type="float" office:value="-10.335528464" calcext:value-type="float">
            <text:p>-10.33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45a4</text:p>
          </table:table-cell>
          <table:table-cell table:style-name="ce2" office:value-type="string" calcext:value-type="string">
            <text:p>Sassie Reef</text:p>
          </table:table-cell>
          <table:table-cell table:style-name="ce3" office:value-type="float" office:value="142.881645798" calcext:value-type="float">
            <text:p>142.882</text:p>
          </table:table-cell>
          <table:table-cell table:style-name="ce3" office:value-type="float" office:value="-10.0306996523" calcext:value-type="float">
            <text:p>-10.03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47b</text:p>
          </table:table-cell>
          <table:table-cell table:style-name="ce2" office:value-type="string" calcext:value-type="string">
            <text:p>Bet (Burrar) Islet Reef</text:p>
          </table:table-cell>
          <table:table-cell table:style-name="ce3" office:value-type="float" office:value="142.917661" calcext:value-type="float">
            <text:p>142.918</text:p>
          </table:table-cell>
          <table:table-cell table:style-name="ce3" office:value-type="float" office:value="-10.164147" calcext:value-type="float">
            <text:p>-10.16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47c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825431031" calcext:value-type="float">
            <text:p>142.825</text:p>
          </table:table-cell>
          <table:table-cell table:style-name="ce3" office:value-type="float" office:value="-10.1590418303" calcext:value-type="float">
            <text:p>-10.15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48</text:p>
          </table:table-cell>
          <table:table-cell table:style-name="ce2" office:value-type="string" calcext:value-type="string">
            <text:p>Melanie Shoal</text:p>
          </table:table-cell>
          <table:table-cell table:style-name="ce3" office:value-type="float" office:value="142.889609907" calcext:value-type="float">
            <text:p>142.890</text:p>
          </table:table-cell>
          <table:table-cell table:style-name="ce3" office:value-type="float" office:value="-10.3408051568" calcext:value-type="float">
            <text:p>-10.34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54a</text:p>
          </table:table-cell>
          <table:table-cell table:style-name="ce2" office:value-type="string" calcext:value-type="string">
            <text:p>Coconut (Poruma) Island Reef</text:p>
          </table:table-cell>
          <table:table-cell table:style-name="ce3" office:value-type="float" office:value="143.0812678775" calcext:value-type="float">
            <text:p>143.081</text:p>
          </table:table-cell>
          <table:table-cell table:style-name="ce3" office:value-type="float" office:value="-10.05505539035" calcext:value-type="float">
            <text:p>-10.05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56a</text:p>
          </table:table-cell>
          <table:table-cell table:style-name="ce2" office:value-type="string" calcext:value-type="string">
            <text:p>Caldbeck Reef</text:p>
          </table:table-cell>
          <table:table-cell table:style-name="ce3" office:value-type="float" office:value="143.160075626" calcext:value-type="float">
            <text:p>143.160</text:p>
          </table:table-cell>
          <table:table-cell table:style-name="ce3" office:value-type="float" office:value="-10.1069871268" calcext:value-type="float">
            <text:p>-10.10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59a</text:p>
          </table:table-cell>
          <table:table-cell table:style-name="ce2" office:value-type="string" calcext:value-type="string">
            <text:p>Meggi-Maituine Reef</text:p>
          </table:table-cell>
          <table:table-cell table:style-name="ce3" office:value-type="float" office:value="143.110718409" calcext:value-type="float">
            <text:p>143.111</text:p>
          </table:table-cell>
          <table:table-cell table:style-name="ce3" office:value-type="float" office:value="-10.2971442935" calcext:value-type="float">
            <text:p>-10.29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60a</text:p>
          </table:table-cell>
          <table:table-cell table:style-name="ce2" office:value-type="string" calcext:value-type="string">
            <text:p>Kai-Maituine Reef</text:p>
          </table:table-cell>
          <table:table-cell table:style-name="ce3" office:value-type="float" office:value="143.112376798" calcext:value-type="float">
            <text:p>143.112</text:p>
          </table:table-cell>
          <table:table-cell table:style-name="ce3" office:value-type="float" office:value="-10.2571921914" calcext:value-type="float">
            <text:p>-10.25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62</text:p>
          </table:table-cell>
          <table:table-cell table:style-name="ce2" office:value-type="string" calcext:value-type="string">
            <text:p>Susur Reef</text:p>
          </table:table-cell>
          <table:table-cell table:style-name="ce3" office:value-type="float" office:value="143.24757385" calcext:value-type="float">
            <text:p>143.248</text:p>
          </table:table-cell>
          <table:table-cell table:style-name="ce3" office:value-type="float" office:value="-10.4130106" calcext:value-type="float">
            <text:p>-10.41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63a</text:p>
          </table:table-cell>
          <table:table-cell table:style-name="ce2" office:value-type="string" calcext:value-type="string">
            <text:p>Meiu Reef</text:p>
          </table:table-cell>
          <table:table-cell table:style-name="ce3" office:value-type="float" office:value="143.244998246" calcext:value-type="float">
            <text:p>143.245</text:p>
          </table:table-cell>
          <table:table-cell table:style-name="ce3" office:value-type="float" office:value="-10.3295371335" calcext:value-type="float">
            <text:p>-10.33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65</text:p>
          </table:table-cell>
          <table:table-cell table:style-name="ce2" office:value-type="string" calcext:value-type="string">
            <text:p>Gubmarau Reef</text:p>
          </table:table-cell>
          <table:table-cell table:style-name="ce3" office:value-type="float" office:value="143.300362355" calcext:value-type="float">
            <text:p>143.300</text:p>
          </table:table-cell>
          <table:table-cell table:style-name="ce3" office:value-type="float" office:value="-10.3867988626" calcext:value-type="float">
            <text:p>-10.38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65</text:p>
          </table:table-cell>
          <table:table-cell table:style-name="ce2" office:value-type="string" calcext:value-type="string">
            <text:p>Gubmarau Reef</text:p>
          </table:table-cell>
          <table:table-cell table:style-name="ce3" office:value-type="float" office:value="143.31996155" calcext:value-type="float">
            <text:p>143.320</text:p>
          </table:table-cell>
          <table:table-cell table:style-name="ce3" office:value-type="float" office:value="-10.38750362" calcext:value-type="float">
            <text:p>-10.38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75</text:p>
          </table:table-cell>
          <table:table-cell table:style-name="ce2" office:value-type="string" calcext:value-type="string">
            <text:p>Thiwlag Reef</text:p>
          </table:table-cell>
          <table:table-cell table:style-name="ce3" office:value-type="float" office:value="143.08979797" calcext:value-type="float">
            <text:p>143.090</text:p>
          </table:table-cell>
          <table:table-cell table:style-name="ce3" office:value-type="float" office:value="-10.59838772" calcext:value-type="float">
            <text:p>-10.59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76</text:p>
          </table:table-cell>
          <table:table-cell table:style-name="ce2" office:value-type="string" calcext:value-type="string">
            <text:p>Dugong (Athub) Islet</text:p>
          </table:table-cell>
          <table:table-cell table:style-name="ce3" office:value-type="float" office:value="143.099833" calcext:value-type="float">
            <text:p>143.100</text:p>
          </table:table-cell>
          <table:table-cell table:style-name="ce3" office:value-type="float" office:value="-10.520869" calcext:value-type="float">
            <text:p>-10.52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77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13850403" calcext:value-type="float">
            <text:p>143.139</text:p>
          </table:table-cell>
          <table:table-cell table:style-name="ce3" office:value-type="float" office:value="-10.4736433" calcext:value-type="float">
            <text:p>-10.47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82a</text:p>
          </table:table-cell>
          <table:table-cell table:style-name="ce2" office:value-type="string" calcext:value-type="string">
            <text:p>Bayag Reef</text:p>
          </table:table-cell>
          <table:table-cell table:style-name="ce3" office:value-type="float" office:value="143.25144958" calcext:value-type="float">
            <text:p>143.251</text:p>
          </table:table-cell>
          <table:table-cell table:style-name="ce3" office:value-type="float" office:value="-10.56016731" calcext:value-type="float">
            <text:p>-10.56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83</text:p>
          </table:table-cell>
          <table:table-cell table:style-name="ce2" office:value-type="string" calcext:value-type="string">
            <text:p>Au-Masig-Reef</text:p>
          </table:table-cell>
          <table:table-cell table:style-name="ce3" office:value-type="float" office:value="143.29127502" calcext:value-type="float">
            <text:p>143.291</text:p>
          </table:table-cell>
          <table:table-cell table:style-name="ce3" office:value-type="float" office:value="-10.47605515" calcext:value-type="float">
            <text:p>-10.47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85</text:p>
          </table:table-cell>
          <table:table-cell table:style-name="ce2" office:value-type="string" calcext:value-type="string">
            <text:p>Wap Reef</text:p>
          </table:table-cell>
          <table:table-cell table:style-name="ce3" office:value-type="float" office:value="143.35455322" calcext:value-type="float">
            <text:p>143.355</text:p>
          </table:table-cell>
          <table:table-cell table:style-name="ce3" office:value-type="float" office:value="-10.53966808" calcext:value-type="float">
            <text:p>-10.54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87</text:p>
          </table:table-cell>
          <table:table-cell table:style-name="ce2" office:value-type="string" calcext:value-type="string">
            <text:p>Blakfish Reef</text:p>
          </table:table-cell>
          <table:table-cell table:style-name="ce3" office:value-type="float" office:value="143.378408676" calcext:value-type="float">
            <text:p>143.378</text:p>
          </table:table-cell>
          <table:table-cell table:style-name="ce3" office:value-type="float" office:value="-10.4400987891" calcext:value-type="float">
            <text:p>-10.44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59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473587116" calcext:value-type="float">
            <text:p>143.474</text:p>
          </table:table-cell>
          <table:table-cell table:style-name="ce3" office:value-type="float" office:value="-10.4895915781" calcext:value-type="float">
            <text:p>-10.49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0-80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73902893" calcext:value-type="float">
            <text:p>142.739</text:p>
          </table:table-cell>
          <table:table-cell table:style-name="ce3" office:value-type="float" office:value="-10.81070328" calcext:value-type="float">
            <text:p>-10.81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001</text:p>
          </table:table-cell>
          <table:table-cell table:style-name="ce2" office:value-type="string" calcext:value-type="string">
            <text:p>Arnold Reef</text:p>
          </table:table-cell>
          <table:table-cell table:style-name="ce3" office:value-type="float" office:value="142.99273682" calcext:value-type="float">
            <text:p>142.993</text:p>
          </table:table-cell>
          <table:table-cell table:style-name="ce3" office:value-type="float" office:value="-11.00683498" calcext:value-type="float">
            <text:p>-11.00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025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09083557" calcext:value-type="float">
            <text:p>143.091</text:p>
          </table:table-cell>
          <table:table-cell table:style-name="ce3" office:value-type="float" office:value="-11.06997013" calcext:value-type="float">
            <text:p>-11.07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026</text:p>
          </table:table-cell>
          <table:table-cell table:style-name="ce2" office:value-type="string" calcext:value-type="string">
            <text:p>Sinclair Reef</text:p>
          </table:table-cell>
          <table:table-cell table:style-name="ce3" office:value-type="float" office:value="143.02845764" calcext:value-type="float">
            <text:p>143.028</text:p>
          </table:table-cell>
          <table:table-cell table:style-name="ce3" office:value-type="float" office:value="-11.11662197" calcext:value-type="float">
            <text:p>-11.11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035</text:p>
          </table:table-cell>
          <table:table-cell table:style-name="ce2" office:value-type="string" calcext:value-type="string">
            <text:p>Milman-Aplin Reef</text:p>
          </table:table-cell>
          <table:table-cell table:style-name="ce3" office:value-type="float" office:value="143.03083801" calcext:value-type="float">
            <text:p>143.031</text:p>
          </table:table-cell>
          <table:table-cell table:style-name="ce3" office:value-type="float" office:value="-11.18211842" calcext:value-type="float">
            <text:p>-11.18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038</text:p>
          </table:table-cell>
          <table:table-cell table:style-name="ce2" office:value-type="string" calcext:value-type="string">
            <text:p>Douglas Islet Reef</text:p>
          </table:table-cell>
          <table:table-cell table:style-name="ce3" office:value-type="float" office:value="143.00071716" calcext:value-type="float">
            <text:p>143.001</text:p>
          </table:table-cell>
          <table:table-cell table:style-name="ce3" office:value-type="float" office:value="-11.2432394" calcext:value-type="float">
            <text:p>-11.24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052</text:p>
          </table:table-cell>
          <table:table-cell table:style-name="ce2" office:value-type="string" calcext:value-type="string">
            <text:p>Cholmondeley Reef</text:p>
          </table:table-cell>
          <table:table-cell table:style-name="ce3" office:value-type="float" office:value="143.07014465" calcext:value-type="float">
            <text:p>143.070</text:p>
          </table:table-cell>
          <table:table-cell table:style-name="ce3" office:value-type="float" office:value="-11.38962555" calcext:value-type="float">
            <text:p>-11.39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053</text:p>
          </table:table-cell>
          <table:table-cell table:style-name="ce2" office:value-type="string" calcext:value-type="string">
            <text:p>Jardine Reef</text:p>
          </table:table-cell>
          <table:table-cell table:style-name="ce3" office:value-type="float" office:value="143.03533936" calcext:value-type="float">
            <text:p>143.035</text:p>
          </table:table-cell>
          <table:table-cell table:style-name="ce3" office:value-type="float" office:value="-11.38516045" calcext:value-type="float">
            <text:p>-11.38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055</text:p>
          </table:table-cell>
          <table:table-cell table:style-name="ce2" office:value-type="string" calcext:value-type="string">
            <text:p>Wallace Islet Reef</text:p>
          </table:table-cell>
          <table:table-cell table:style-name="ce3" office:value-type="float" office:value="143.04203796" calcext:value-type="float">
            <text:p>143.042</text:p>
          </table:table-cell>
          <table:table-cell table:style-name="ce3" office:value-type="float" office:value="-11.45389843" calcext:value-type="float">
            <text:p>-11.45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061</text:p>
          </table:table-cell>
          <table:table-cell table:style-name="ce2" office:value-type="string" calcext:value-type="string">
            <text:p>Little Boydong Reef</text:p>
          </table:table-cell>
          <table:table-cell table:style-name="ce3" office:value-type="float" office:value="143.04064941" calcext:value-type="float">
            <text:p>143.041</text:p>
          </table:table-cell>
          <table:table-cell table:style-name="ce3" office:value-type="float" office:value="-11.48878002" calcext:value-type="float">
            <text:p>-11.48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062</text:p>
          </table:table-cell>
          <table:table-cell table:style-name="ce2" office:value-type="string" calcext:value-type="string">
            <text:p>Boydong Island Reef</text:p>
          </table:table-cell>
          <table:table-cell table:style-name="ce3" office:value-type="float" office:value="143.02876282" calcext:value-type="float">
            <text:p>143.029</text:p>
          </table:table-cell>
          <table:table-cell table:style-name="ce3" office:value-type="float" office:value="-11.4979887" calcext:value-type="float">
            <text:p>-11.49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34</text:p>
          </table:table-cell>
          <table:table-cell table:style-name="ce2" office:value-type="string" calcext:value-type="string">
            <text:p>Pirie Reef</text:p>
          </table:table-cell>
          <table:table-cell table:style-name="ce3" office:value-type="float" office:value="142.89834595" calcext:value-type="float">
            <text:p>142.898</text:p>
          </table:table-cell>
          <table:table-cell table:style-name="ce3" office:value-type="float" office:value="-11.59038353" calcext:value-type="float">
            <text:p>-11.59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36</text:p>
          </table:table-cell>
          <table:table-cell table:style-name="ce2" office:value-type="string" calcext:value-type="string">
            <text:p>Hannibal Islands Reef</text:p>
          </table:table-cell>
          <table:table-cell table:style-name="ce3" office:value-type="float" office:value="142.93969727" calcext:value-type="float">
            <text:p>142.940</text:p>
          </table:table-cell>
          <table:table-cell table:style-name="ce3" office:value-type="float" office:value="-11.59758282" calcext:value-type="float">
            <text:p>-11.59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3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90745544" calcext:value-type="float">
            <text:p>142.907</text:p>
          </table:table-cell>
          <table:table-cell table:style-name="ce3" office:value-type="float" office:value="-11.65137577" calcext:value-type="float">
            <text:p>-11.65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38</text:p>
          </table:table-cell>
          <table:table-cell table:style-name="ce2" office:value-type="string" calcext:value-type="string">
            <text:p>MacArthur Islands Reef</text:p>
          </table:table-cell>
          <table:table-cell table:style-name="ce3" office:value-type="float" office:value="142.98638916" calcext:value-type="float">
            <text:p>142.986</text:p>
          </table:table-cell>
          <table:table-cell table:style-name="ce3" office:value-type="float" office:value="-11.73176193" calcext:value-type="float">
            <text:p>-11.73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3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97335815" calcext:value-type="float">
            <text:p>142.973</text:p>
          </table:table-cell>
          <table:table-cell table:style-name="ce3" office:value-type="float" office:value="-11.75949955" calcext:value-type="float">
            <text:p>-11.75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4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89595032" calcext:value-type="float">
            <text:p>142.896</text:p>
          </table:table-cell>
          <table:table-cell table:style-name="ce3" office:value-type="float" office:value="-11.76236153" calcext:value-type="float">
            <text:p>-11.76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4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91564941" calcext:value-type="float">
            <text:p>142.916</text:p>
          </table:table-cell>
          <table:table-cell table:style-name="ce3" office:value-type="float" office:value="-11.76965237" calcext:value-type="float">
            <text:p>-11.77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4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93643188" calcext:value-type="float">
            <text:p>142.936</text:p>
          </table:table-cell>
          <table:table-cell table:style-name="ce3" office:value-type="float" office:value="-11.77186203" calcext:value-type="float">
            <text:p>-11.77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4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95544434" calcext:value-type="float">
            <text:p>142.955</text:p>
          </table:table-cell>
          <table:table-cell table:style-name="ce3" office:value-type="float" office:value="-11.77073002" calcext:value-type="float">
            <text:p>-11.77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4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90016174" calcext:value-type="float">
            <text:p>142.900</text:p>
          </table:table-cell>
          <table:table-cell table:style-name="ce3" office:value-type="float" office:value="-11.80533791" calcext:value-type="float">
            <text:p>-11.80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5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9387207" calcext:value-type="float">
            <text:p>142.939</text:p>
          </table:table-cell>
          <table:table-cell table:style-name="ce3" office:value-type="float" office:value="-11.84314537" calcext:value-type="float">
            <text:p>-11.84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5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2.99359131" calcext:value-type="float">
            <text:p>142.994</text:p>
          </table:table-cell>
          <table:table-cell table:style-name="ce3" office:value-type="float" office:value="-11.86193657" calcext:value-type="float">
            <text:p>-11.86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56</text:p>
          </table:table-cell>
          <table:table-cell table:style-name="ce2" office:value-type="string" calcext:value-type="string">
            <text:p>Wizard Reef</text:p>
          </table:table-cell>
          <table:table-cell table:style-name="ce3" office:value-type="float" office:value="143.0166626" calcext:value-type="float">
            <text:p>143.017</text:p>
          </table:table-cell>
          <table:table-cell table:style-name="ce3" office:value-type="float" office:value="-11.55002689" calcext:value-type="float">
            <text:p>-11.55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61</text:p>
          </table:table-cell>
          <table:table-cell table:style-name="ce2" office:value-type="string" calcext:value-type="string">
            <text:p>Viking Reef</text:p>
          </table:table-cell>
          <table:table-cell table:style-name="ce3" office:value-type="float" office:value="143.01045227" calcext:value-type="float">
            <text:p>143.010</text:p>
          </table:table-cell>
          <table:table-cell table:style-name="ce3" office:value-type="float" office:value="-11.59418392" calcext:value-type="float">
            <text:p>-11.59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73</text:p>
          </table:table-cell>
          <table:table-cell table:style-name="ce2" office:value-type="string" calcext:value-type="string">
            <text:p>Cockburn Reef</text:p>
          </table:table-cell>
          <table:table-cell table:style-name="ce3" office:value-type="float" office:value="143.36331177" calcext:value-type="float">
            <text:p>143.363</text:p>
          </table:table-cell>
          <table:table-cell table:style-name="ce3" office:value-type="float" office:value="-11.82064915" calcext:value-type="float">
            <text:p>-11.82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76</text:p>
          </table:table-cell>
          <table:table-cell table:style-name="ce2" office:value-type="string" calcext:value-type="string">
            <text:p>Rodney Reef</text:p>
          </table:table-cell>
          <table:table-cell table:style-name="ce3" office:value-type="float" office:value="143.10734558" calcext:value-type="float">
            <text:p>143.107</text:p>
          </table:table-cell>
          <table:table-cell table:style-name="ce3" office:value-type="float" office:value="-11.89486122" calcext:value-type="float">
            <text:p>-11.89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7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12910461" calcext:value-type="float">
            <text:p>143.129</text:p>
          </table:table-cell>
          <table:table-cell table:style-name="ce3" office:value-type="float" office:value="-11.9063139" calcext:value-type="float">
            <text:p>-11.90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78</text:p>
          </table:table-cell>
          <table:table-cell table:style-name="ce2" office:value-type="string" calcext:value-type="string">
            <text:p>Cockburn Patch</text:p>
          </table:table-cell>
          <table:table-cell table:style-name="ce3" office:value-type="float" office:value="143.33795166" calcext:value-type="float">
            <text:p>143.338</text:p>
          </table:table-cell>
          <table:table-cell table:style-name="ce3" office:value-type="float" office:value="-11.91106606" calcext:value-type="float">
            <text:p>-11.91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81</text:p>
          </table:table-cell>
          <table:table-cell table:style-name="ce2" office:value-type="string" calcext:value-type="string">
            <text:p>Sunday Reef</text:p>
          </table:table-cell>
          <table:table-cell table:style-name="ce3" office:value-type="float" office:value="143.20753479" calcext:value-type="float">
            <text:p>143.208</text:p>
          </table:table-cell>
          <table:table-cell table:style-name="ce3" office:value-type="float" office:value="-11.92708302" calcext:value-type="float">
            <text:p>-11.92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84a</text:p>
          </table:table-cell>
          <table:table-cell table:style-name="ce2" office:value-type="string" calcext:value-type="string">
            <text:p>Queue Reef</text:p>
          </table:table-cell>
          <table:table-cell table:style-name="ce3" office:value-type="float" office:value="143.37141418" calcext:value-type="float">
            <text:p>143.371</text:p>
          </table:table-cell>
          <table:table-cell table:style-name="ce3" office:value-type="float" office:value="-11.93292141" calcext:value-type="float">
            <text:p>-11.93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84b</text:p>
          </table:table-cell>
          <table:table-cell table:style-name="ce2" office:value-type="string" calcext:value-type="string">
            <text:p>Wreck Reef</text:p>
          </table:table-cell>
          <table:table-cell table:style-name="ce3" office:value-type="float" office:value="143.41717529" calcext:value-type="float">
            <text:p>143.417</text:p>
          </table:table-cell>
          <table:table-cell table:style-name="ce3" office:value-type="float" office:value="-11.94813156" calcext:value-type="float">
            <text:p>-11.94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84c</text:p>
          </table:table-cell>
          <table:table-cell table:style-name="ce2" office:value-type="string" calcext:value-type="string">
            <text:p>Sir Charles Hardy Islands Reef</text:p>
          </table:table-cell>
          <table:table-cell table:style-name="ce3" office:value-type="float" office:value="143.4964447" calcext:value-type="float">
            <text:p>143.496</text:p>
          </table:table-cell>
          <table:table-cell table:style-name="ce3" office:value-type="float" office:value="-11.91147614" calcext:value-type="float">
            <text:p>-11.91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87</text:p>
          </table:table-cell>
          <table:table-cell table:style-name="ce2" office:value-type="string" calcext:value-type="string">
            <text:p>Harvey Reef</text:p>
          </table:table-cell>
          <table:table-cell table:style-name="ce3" office:value-type="float" office:value="143.26773071" calcext:value-type="float">
            <text:p>143.268</text:p>
          </table:table-cell>
          <table:table-cell table:style-name="ce3" office:value-type="float" office:value="-11.96995258" calcext:value-type="float">
            <text:p>-11.97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88</text:p>
          </table:table-cell>
          <table:table-cell table:style-name="ce2" office:value-type="string" calcext:value-type="string">
            <text:p>Clerke Reef</text:p>
          </table:table-cell>
          <table:table-cell table:style-name="ce3" office:value-type="float" office:value="143.28601074" calcext:value-type="float">
            <text:p>143.286</text:p>
          </table:table-cell>
          <table:table-cell table:style-name="ce3" office:value-type="float" office:value="-11.96976376" calcext:value-type="float">
            <text:p>-11.97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89</text:p>
          </table:table-cell>
          <table:table-cell table:style-name="ce2" office:value-type="string" calcext:value-type="string">
            <text:p>Perry Reef</text:p>
          </table:table-cell>
          <table:table-cell table:style-name="ce3" office:value-type="float" office:value="143.25473022" calcext:value-type="float">
            <text:p>143.255</text:p>
          </table:table-cell>
          <table:table-cell table:style-name="ce3" office:value-type="float" office:value="-11.97135067" calcext:value-type="float">
            <text:p>-11.97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90a</text:p>
          </table:table-cell>
          <table:table-cell table:style-name="ce2" office:value-type="string" calcext:value-type="string">
            <text:p>Cape Grenville Reef (No 1)</text:p>
          </table:table-cell>
          <table:table-cell table:style-name="ce3" office:value-type="float" office:value="143.23403931" calcext:value-type="float">
            <text:p>143.234</text:p>
          </table:table-cell>
          <table:table-cell table:style-name="ce3" office:value-type="float" office:value="-11.95914268" calcext:value-type="float">
            <text:p>-11.95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90b</text:p>
          </table:table-cell>
          <table:table-cell table:style-name="ce2" office:value-type="string" calcext:value-type="string">
            <text:p>Cape Grenville Reef (No 2)</text:p>
          </table:table-cell>
          <table:table-cell table:style-name="ce3" office:value-type="float" office:value="143.24432373" calcext:value-type="float">
            <text:p>143.244</text:p>
          </table:table-cell>
          <table:table-cell table:style-name="ce3" office:value-type="float" office:value="-11.97168732" calcext:value-type="float">
            <text:p>-11.97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91</text:p>
          </table:table-cell>
          <table:table-cell table:style-name="ce2" office:value-type="string" calcext:value-type="string">
            <text:p>Hicks Reef</text:p>
          </table:table-cell>
          <table:table-cell table:style-name="ce3" office:value-type="float" office:value="143.27005005" calcext:value-type="float">
            <text:p>143.270</text:p>
          </table:table-cell>
          <table:table-cell table:style-name="ce3" office:value-type="float" office:value="-11.98371029" calcext:value-type="float">
            <text:p>-11.98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92</text:p>
          </table:table-cell>
          <table:table-cell table:style-name="ce2" office:value-type="string" calcext:value-type="string">
            <text:p>Middle Reef</text:p>
          </table:table-cell>
          <table:table-cell table:style-name="ce3" office:value-type="float" office:value="143.25653076" calcext:value-type="float">
            <text:p>143.257</text:p>
          </table:table-cell>
          <table:table-cell table:style-name="ce3" office:value-type="float" office:value="-11.98383236" calcext:value-type="float">
            <text:p>-11.98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94</text:p>
          </table:table-cell>
          <table:table-cell table:style-name="ce2" office:value-type="string" calcext:value-type="string">
            <text:p>Gore Reef</text:p>
          </table:table-cell>
          <table:table-cell table:style-name="ce3" office:value-type="float" office:value="143.24754333" calcext:value-type="float">
            <text:p>143.248</text:p>
          </table:table-cell>
          <table:table-cell table:style-name="ce3" office:value-type="float" office:value="-11.99023438" calcext:value-type="float">
            <text:p>-11.99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195</text:p>
          </table:table-cell>
          <table:table-cell table:style-name="ce2" office:value-type="string" calcext:value-type="string">
            <text:p>South Reef</text:p>
          </table:table-cell>
          <table:table-cell table:style-name="ce3" office:value-type="float" office:value="143.24118042" calcext:value-type="float">
            <text:p>143.241</text:p>
          </table:table-cell>
          <table:table-cell table:style-name="ce3" office:value-type="float" office:value="-11.99827003" calcext:value-type="float">
            <text:p>-11.99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1-228</text:p>
          </table:table-cell>
          <table:table-cell table:style-name="ce2" office:value-type="string" calcext:value-type="string">
            <text:p>Wood Reef</text:p>
          </table:table-cell>
          <table:table-cell table:style-name="ce3" office:value-type="float" office:value="143.96910095" calcext:value-type="float">
            <text:p>143.969</text:p>
          </table:table-cell>
          <table:table-cell table:style-name="ce3" office:value-type="float" office:value="-11.80197906" calcext:value-type="float">
            <text:p>-11.80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01</text:p>
          </table:table-cell>
          <table:table-cell table:style-name="ce2" office:value-type="string" calcext:value-type="string">
            <text:p>Haggerston Reef</text:p>
          </table:table-cell>
          <table:table-cell table:style-name="ce3" office:value-type="float" office:value="143.30062866" calcext:value-type="float">
            <text:p>143.301</text:p>
          </table:table-cell>
          <table:table-cell table:style-name="ce3" office:value-type="float" office:value="-12.02940845" calcext:value-type="float">
            <text:p>-12.02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03a</text:p>
          </table:table-cell>
          <table:table-cell table:style-name="ce2" office:value-type="string" calcext:value-type="string">
            <text:p>Mason Reef</text:p>
          </table:table-cell>
          <table:table-cell table:style-name="ce3" office:value-type="float" office:value="143.47735596" calcext:value-type="float">
            <text:p>143.477</text:p>
          </table:table-cell>
          <table:table-cell table:style-name="ce3" office:value-type="float" office:value="-12.10138035" calcext:value-type="float">
            <text:p>-12.10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04</text:p>
          </table:table-cell>
          <table:table-cell table:style-name="ce2" office:value-type="string" calcext:value-type="string">
            <text:p>Moody Reef</text:p>
          </table:table-cell>
          <table:table-cell table:style-name="ce3" office:value-type="float" office:value="143.26463318" calcext:value-type="float">
            <text:p>143.265</text:p>
          </table:table-cell>
          <table:table-cell table:style-name="ce3" office:value-type="float" office:value="-12.09915161" calcext:value-type="float">
            <text:p>-12.09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06</text:p>
          </table:table-cell>
          <table:table-cell table:style-name="ce2" office:value-type="string" calcext:value-type="string">
            <text:p>Laurel Reef</text:p>
          </table:table-cell>
          <table:table-cell table:style-name="ce3" office:value-type="float" office:value="143.27642822" calcext:value-type="float">
            <text:p>143.276</text:p>
          </table:table-cell>
          <table:table-cell table:style-name="ce3" office:value-type="float" office:value="-12.13950443" calcext:value-type="float">
            <text:p>-12.14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07</text:p>
          </table:table-cell>
          <table:table-cell table:style-name="ce2" office:value-type="string" calcext:value-type="string">
            <text:p>Nomad Reef</text:p>
          </table:table-cell>
          <table:table-cell table:style-name="ce3" office:value-type="float" office:value="143.37467957" calcext:value-type="float">
            <text:p>143.375</text:p>
          </table:table-cell>
          <table:table-cell table:style-name="ce3" office:value-type="float" office:value="-12.14226151" calcext:value-type="float">
            <text:p>-12.14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10</text:p>
          </table:table-cell>
          <table:table-cell table:style-name="ce2" office:value-type="string" calcext:value-type="string">
            <text:p>Kay Reef</text:p>
          </table:table-cell>
          <table:table-cell table:style-name="ce3" office:value-type="float" office:value="143.28630066" calcext:value-type="float">
            <text:p>143.286</text:p>
          </table:table-cell>
          <table:table-cell table:style-name="ce3" office:value-type="float" office:value="-12.23149204" calcext:value-type="float">
            <text:p>-12.23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11</text:p>
          </table:table-cell>
          <table:table-cell table:style-name="ce2" office:value-type="string" calcext:value-type="string">
            <text:p>Beesley-Baird Reef</text:p>
          </table:table-cell>
          <table:table-cell table:style-name="ce3" office:value-type="float" office:value="143.20640564" calcext:value-type="float">
            <text:p>143.206</text:p>
          </table:table-cell>
          <table:table-cell table:style-name="ce3" office:value-type="float" office:value="-12.24257278" calcext:value-type="float">
            <text:p>-12.24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12</text:p>
          </table:table-cell>
          <table:table-cell table:style-name="ce2" office:value-type="string" calcext:value-type="string">
            <text:p>Piper Reef</text:p>
          </table:table-cell>
          <table:table-cell table:style-name="ce3" office:value-type="float" office:value="143.23829651" calcext:value-type="float">
            <text:p>143.238</text:p>
          </table:table-cell>
          <table:table-cell table:style-name="ce3" office:value-type="float" office:value="-12.25040245" calcext:value-type="float">
            <text:p>-12.25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13</text:p>
          </table:table-cell>
          <table:table-cell table:style-name="ce2" office:value-type="string" calcext:value-type="string">
            <text:p>Inset Reef</text:p>
          </table:table-cell>
          <table:table-cell table:style-name="ce3" office:value-type="float" office:value="143.27497864" calcext:value-type="float">
            <text:p>143.275</text:p>
          </table:table-cell>
          <table:table-cell table:style-name="ce3" office:value-type="float" office:value="-12.24727631" calcext:value-type="float">
            <text:p>-12.24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14</text:p>
          </table:table-cell>
          <table:table-cell table:style-name="ce2" office:value-type="string" calcext:value-type="string">
            <text:p>Hazel Reef</text:p>
          </table:table-cell>
          <table:table-cell table:style-name="ce3" office:value-type="float" office:value="143.29975891" calcext:value-type="float">
            <text:p>143.300</text:p>
          </table:table-cell>
          <table:table-cell table:style-name="ce3" office:value-type="float" office:value="-12.27168751" calcext:value-type="float">
            <text:p>-12.27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16a</text:p>
          </table:table-cell>
          <table:table-cell table:style-name="ce2" office:value-type="string" calcext:value-type="string">
            <text:p>Gallon Reef</text:p>
          </table:table-cell>
          <table:table-cell table:style-name="ce3" office:value-type="float" office:value="143.43336487" calcext:value-type="float">
            <text:p>143.433</text:p>
          </table:table-cell>
          <table:table-cell table:style-name="ce3" office:value-type="float" office:value="-12.31373787" calcext:value-type="float">
            <text:p>-12.31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16b</text:p>
          </table:table-cell>
          <table:table-cell table:style-name="ce2" office:value-type="string" calcext:value-type="string">
            <text:p>Forbes Islands Reef</text:p>
          </table:table-cell>
          <table:table-cell table:style-name="ce3" office:value-type="float" office:value="143.40895081" calcext:value-type="float">
            <text:p>143.409</text:p>
          </table:table-cell>
          <table:table-cell table:style-name="ce3" office:value-type="float" office:value="-12.29255772" calcext:value-type="float">
            <text:p>-12.29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18</text:p>
          </table:table-cell>
          <table:table-cell table:style-name="ce2" office:value-type="string" calcext:value-type="string">
            <text:p>Daniell Reef</text:p>
          </table:table-cell>
          <table:table-cell table:style-name="ce3" office:value-type="float" office:value="143.19723511" calcext:value-type="float">
            <text:p>143.197</text:p>
          </table:table-cell>
          <table:table-cell table:style-name="ce3" office:value-type="float" office:value="-12.3118763" calcext:value-type="float">
            <text:p>-12.31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2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21583557" calcext:value-type="float">
            <text:p>143.216</text:p>
          </table:table-cell>
          <table:table-cell table:style-name="ce3" office:value-type="float" office:value="-12.36351585" calcext:value-type="float">
            <text:p>-12.36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27a</text:p>
          </table:table-cell>
          <table:table-cell table:style-name="ce2" office:value-type="string" calcext:value-type="string">
            <text:p>Eel Reef</text:p>
          </table:table-cell>
          <table:table-cell table:style-name="ce3" office:value-type="float" office:value="143.47608948" calcext:value-type="float">
            <text:p>143.476</text:p>
          </table:table-cell>
          <table:table-cell table:style-name="ce3" office:value-type="float" office:value="-12.473526" calcext:value-type="float">
            <text:p>-12.47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2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1061401" calcext:value-type="float">
            <text:p>143.911</text:p>
          </table:table-cell>
          <table:table-cell table:style-name="ce3" office:value-type="float" office:value="-11.99639893" calcext:value-type="float">
            <text:p>-11.99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54</text:p>
          </table:table-cell>
          <table:table-cell table:style-name="ce2" office:value-type="string" calcext:value-type="string">
            <text:p>Lloyds Reef</text:p>
          </table:table-cell>
          <table:table-cell table:style-name="ce3" office:value-type="float" office:value="143.8742218" calcext:value-type="float">
            <text:p>143.874</text:p>
          </table:table-cell>
          <table:table-cell table:style-name="ce3" office:value-type="float" office:value="-12.24046326" calcext:value-type="float">
            <text:p>-12.24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55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9958191" calcext:value-type="float">
            <text:p>143.900</text:p>
          </table:table-cell>
          <table:table-cell table:style-name="ce3" office:value-type="float" office:value="-12.24290276" calcext:value-type="float">
            <text:p>-12.24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55b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9024353" calcext:value-type="float">
            <text:p>143.890</text:p>
          </table:table-cell>
          <table:table-cell table:style-name="ce3" office:value-type="float" office:value="-12.24686527" calcext:value-type="float">
            <text:p>-12.24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75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32258606" calcext:value-type="float">
            <text:p>143.323</text:p>
          </table:table-cell>
          <table:table-cell table:style-name="ce3" office:value-type="float" office:value="-12.55555058" calcext:value-type="float">
            <text:p>-12.55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76</text:p>
          </table:table-cell>
          <table:table-cell table:style-name="ce2" office:value-type="string" calcext:value-type="string">
            <text:p>Rocky Island Reef</text:p>
          </table:table-cell>
          <table:table-cell table:style-name="ce3" office:value-type="float" office:value="143.39006042" calcext:value-type="float">
            <text:p>143.390</text:p>
          </table:table-cell>
          <table:table-cell table:style-name="ce3" office:value-type="float" office:value="-12.58631897" calcext:value-type="float">
            <text:p>-12.58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7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43490601" calcext:value-type="float">
            <text:p>143.435</text:p>
          </table:table-cell>
          <table:table-cell table:style-name="ce3" office:value-type="float" office:value="-12.6125288" calcext:value-type="float">
            <text:p>-12.61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78</text:p>
          </table:table-cell>
          <table:table-cell table:style-name="ce2" office:value-type="string" calcext:value-type="string">
            <text:p>Restoration Island Reef</text:p>
          </table:table-cell>
          <table:table-cell table:style-name="ce3" office:value-type="float" office:value="143.44673157" calcext:value-type="float">
            <text:p>143.447</text:p>
          </table:table-cell>
          <table:table-cell table:style-name="ce3" office:value-type="float" office:value="-12.62329578" calcext:value-type="float">
            <text:p>-12.62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86</text:p>
          </table:table-cell>
          <table:table-cell table:style-name="ce2" office:value-type="string" calcext:value-type="string">
            <text:p>May Reef</text:p>
          </table:table-cell>
          <table:table-cell table:style-name="ce3" office:value-type="float" office:value="143.46621704" calcext:value-type="float">
            <text:p>143.466</text:p>
          </table:table-cell>
          <table:table-cell table:style-name="ce3" office:value-type="float" office:value="-12.77821445" calcext:value-type="float">
            <text:p>-12.77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88</text:p>
          </table:table-cell>
          <table:table-cell table:style-name="ce2" office:value-type="string" calcext:value-type="string">
            <text:p>Sunter Reef</text:p>
          </table:table-cell>
          <table:table-cell table:style-name="ce3" office:value-type="float" office:value="143.4127655" calcext:value-type="float">
            <text:p>143.413</text:p>
          </table:table-cell>
          <table:table-cell table:style-name="ce3" office:value-type="float" office:value="-12.77997589" calcext:value-type="float">
            <text:p>-12.78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89</text:p>
          </table:table-cell>
          <table:table-cell table:style-name="ce2" office:value-type="string" calcext:value-type="string">
            <text:p>Exit Reef</text:p>
          </table:table-cell>
          <table:table-cell table:style-name="ce3" office:value-type="float" office:value="143.48699951" calcext:value-type="float">
            <text:p>143.487</text:p>
          </table:table-cell>
          <table:table-cell table:style-name="ce3" office:value-type="float" office:value="-12.78309822" calcext:value-type="float">
            <text:p>-12.78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096</text:p>
          </table:table-cell>
          <table:table-cell table:style-name="ce2" office:value-type="string" calcext:value-type="string">
            <text:p>Dolphin Reef</text:p>
          </table:table-cell>
          <table:table-cell table:style-name="ce3" office:value-type="float" office:value="143.52960205" calcext:value-type="float">
            <text:p>143.530</text:p>
          </table:table-cell>
          <table:table-cell table:style-name="ce3" office:value-type="float" office:value="-12.55867386" calcext:value-type="float">
            <text:p>-12.55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10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71421814" calcext:value-type="float">
            <text:p>143.714</text:p>
          </table:table-cell>
          <table:table-cell table:style-name="ce3" office:value-type="float" office:value="-12.61429596" calcext:value-type="float">
            <text:p>-12.61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102</text:p>
          </table:table-cell>
          <table:table-cell table:style-name="ce2" office:value-type="string" calcext:value-type="string">
            <text:p>Curd Reef</text:p>
          </table:table-cell>
          <table:table-cell table:style-name="ce3" office:value-type="float" office:value="143.54925537" calcext:value-type="float">
            <text:p>143.549</text:p>
          </table:table-cell>
          <table:table-cell table:style-name="ce3" office:value-type="float" office:value="-12.58115005" calcext:value-type="float">
            <text:p>-12.58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105</text:p>
          </table:table-cell>
          <table:table-cell table:style-name="ce2" office:value-type="string" calcext:value-type="string">
            <text:p>Burke Reef</text:p>
          </table:table-cell>
          <table:table-cell table:style-name="ce3" office:value-type="float" office:value="143.56344604" calcext:value-type="float">
            <text:p>143.563</text:p>
          </table:table-cell>
          <table:table-cell table:style-name="ce3" office:value-type="float" office:value="-12.63278866" calcext:value-type="float">
            <text:p>-12.63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11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1051636" calcext:value-type="float">
            <text:p>143.811</text:p>
          </table:table-cell>
          <table:table-cell table:style-name="ce3" office:value-type="float" office:value="-12.70535374" calcext:value-type="float">
            <text:p>-12.70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111</text:p>
          </table:table-cell>
          <table:table-cell table:style-name="ce2" office:value-type="string" calcext:value-type="string">
            <text:p>First Small Reef</text:p>
          </table:table-cell>
          <table:table-cell table:style-name="ce3" office:value-type="float" office:value="143.8079071" calcext:value-type="float">
            <text:p>143.808</text:p>
          </table:table-cell>
          <table:table-cell table:style-name="ce3" office:value-type="float" office:value="-12.72177219" calcext:value-type="float">
            <text:p>-12.72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112</text:p>
          </table:table-cell>
          <table:table-cell table:style-name="ce2" office:value-type="string" calcext:value-type="string">
            <text:p>Ape Reef</text:p>
          </table:table-cell>
          <table:table-cell table:style-name="ce3" office:value-type="float" office:value="143.61979675" calcext:value-type="float">
            <text:p>143.620</text:p>
          </table:table-cell>
          <table:table-cell table:style-name="ce3" office:value-type="float" office:value="-12.69607735" calcext:value-type="float">
            <text:p>-12.69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115</text:p>
          </table:table-cell>
          <table:table-cell table:style-name="ce2" office:value-type="string" calcext:value-type="string">
            <text:p>Zenith Reef</text:p>
          </table:table-cell>
          <table:table-cell table:style-name="ce3" office:value-type="float" office:value="143.61302185" calcext:value-type="float">
            <text:p>143.613</text:p>
          </table:table-cell>
          <table:table-cell table:style-name="ce3" office:value-type="float" office:value="-12.76817226" calcext:value-type="float">
            <text:p>-12.76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119</text:p>
          </table:table-cell>
          <table:table-cell table:style-name="ce2" office:value-type="string" calcext:value-type="string">
            <text:p>Wye Reef</text:p>
          </table:table-cell>
          <table:table-cell table:style-name="ce3" office:value-type="float" office:value="143.61532593" calcext:value-type="float">
            <text:p>143.615</text:p>
          </table:table-cell>
          <table:table-cell table:style-name="ce3" office:value-type="float" office:value="-12.81010723" calcext:value-type="float">
            <text:p>-12.81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129</text:p>
          </table:table-cell>
          <table:table-cell table:style-name="ce2" office:value-type="string" calcext:value-type="string">
            <text:p>Chapman Reef</text:p>
          </table:table-cell>
          <table:table-cell table:style-name="ce3" office:value-type="float" office:value="143.60002136" calcext:value-type="float">
            <text:p>143.600</text:p>
          </table:table-cell>
          <table:table-cell table:style-name="ce3" office:value-type="float" office:value="-12.88673019" calcext:value-type="float">
            <text:p>-12.88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131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51725769" calcext:value-type="float">
            <text:p>143.517</text:p>
          </table:table-cell>
          <table:table-cell table:style-name="ce3" office:value-type="float" office:value="-12.92143154" calcext:value-type="float">
            <text:p>-12.92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132</text:p>
          </table:table-cell>
          <table:table-cell table:style-name="ce2" office:value-type="string" calcext:value-type="string">
            <text:p>Allen Reef</text:p>
          </table:table-cell>
          <table:table-cell table:style-name="ce3" office:value-type="float" office:value="143.5383606" calcext:value-type="float">
            <text:p>143.538</text:p>
          </table:table-cell>
          <table:table-cell table:style-name="ce3" office:value-type="float" office:value="-12.92708874" calcext:value-type="float">
            <text:p>-12.92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13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65361023" calcext:value-type="float">
            <text:p>143.654</text:p>
          </table:table-cell>
          <table:table-cell table:style-name="ce3" office:value-type="float" office:value="-12.92910957" calcext:value-type="float">
            <text:p>-12.92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136</text:p>
          </table:table-cell>
          <table:table-cell table:style-name="ce2" office:value-type="string" calcext:value-type="string">
            <text:p>Hammond Reef</text:p>
          </table:table-cell>
          <table:table-cell table:style-name="ce3" office:value-type="float" office:value="143.54750061" calcext:value-type="float">
            <text:p>143.548</text:p>
          </table:table-cell>
          <table:table-cell table:style-name="ce3" office:value-type="float" office:value="-12.94077492" calcext:value-type="float">
            <text:p>-12.94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13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69265747" calcext:value-type="float">
            <text:p>143.693</text:p>
          </table:table-cell>
          <table:table-cell table:style-name="ce3" office:value-type="float" office:value="-12.95187187" calcext:value-type="float">
            <text:p>-12.95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2-145</text:p>
          </table:table-cell>
          <table:table-cell table:style-name="ce2" office:value-type="string" calcext:value-type="string">
            <text:p>Sherrard Reef</text:p>
          </table:table-cell>
          <table:table-cell table:style-name="ce3" office:value-type="float" office:value="143.61448669" calcext:value-type="float">
            <text:p>143.614</text:p>
          </table:table-cell>
          <table:table-cell table:style-name="ce3" office:value-type="float" office:value="-12.98971653" calcext:value-type="float">
            <text:p>-12.99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06</text:p>
          </table:table-cell>
          <table:table-cell table:style-name="ce2" office:value-type="string" calcext:value-type="string">
            <text:p>Osborne Reef</text:p>
          </table:table-cell>
          <table:table-cell table:style-name="ce3" office:value-type="float" office:value="143.62623596" calcext:value-type="float">
            <text:p>143.626</text:p>
          </table:table-cell>
          <table:table-cell table:style-name="ce3" office:value-type="float" office:value="-13.04178429" calcext:value-type="float">
            <text:p>-13.04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07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51351929" calcext:value-type="float">
            <text:p>143.514</text:p>
          </table:table-cell>
          <table:table-cell table:style-name="ce3" office:value-type="float" office:value="-13.03212833" calcext:value-type="float">
            <text:p>-13.03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12</text:p>
          </table:table-cell>
          <table:table-cell table:style-name="ce2" office:value-type="string" calcext:value-type="string">
            <text:p>Stork Reef</text:p>
          </table:table-cell>
          <table:table-cell table:style-name="ce3" office:value-type="float" office:value="143.55630493" calcext:value-type="float">
            <text:p>143.556</text:p>
          </table:table-cell>
          <table:table-cell table:style-name="ce3" office:value-type="float" office:value="-13.06491184" calcext:value-type="float">
            <text:p>-13.06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1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69717407" calcext:value-type="float">
            <text:p>143.697</text:p>
          </table:table-cell>
          <table:table-cell table:style-name="ce3" office:value-type="float" office:value="-13.07054424" calcext:value-type="float">
            <text:p>-13.07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1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50831604" calcext:value-type="float">
            <text:p>143.508</text:p>
          </table:table-cell>
          <table:table-cell table:style-name="ce3" office:value-type="float" office:value="-13.11062717" calcext:value-type="float">
            <text:p>-13.11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20</text:p>
          </table:table-cell>
          <table:table-cell table:style-name="ce2" office:value-type="string" calcext:value-type="string">
            <text:p>Sykes Reef</text:p>
          </table:table-cell>
          <table:table-cell table:style-name="ce3" office:value-type="float" office:value="143.55810547" calcext:value-type="float">
            <text:p>143.558</text:p>
          </table:table-cell>
          <table:table-cell table:style-name="ce3" office:value-type="float" office:value="-13.10892296" calcext:value-type="float">
            <text:p>-13.10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22</text:p>
          </table:table-cell>
          <table:table-cell table:style-name="ce2" office:value-type="string" calcext:value-type="string">
            <text:p>New Reef</text:p>
          </table:table-cell>
          <table:table-cell table:style-name="ce3" office:value-type="float" office:value="143.65786743" calcext:value-type="float">
            <text:p>143.658</text:p>
          </table:table-cell>
          <table:table-cell table:style-name="ce3" office:value-type="float" office:value="-13.11120987" calcext:value-type="float">
            <text:p>-13.11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2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52243042" calcext:value-type="float">
            <text:p>143.522</text:p>
          </table:table-cell>
          <table:table-cell table:style-name="ce3" office:value-type="float" office:value="-13.17112064" calcext:value-type="float">
            <text:p>-13.17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31</text:p>
          </table:table-cell>
          <table:table-cell table:style-name="ce2" office:value-type="string" calcext:value-type="string">
            <text:p>Night Reef</text:p>
          </table:table-cell>
          <table:table-cell table:style-name="ce3" office:value-type="float" office:value="143.57391357" calcext:value-type="float">
            <text:p>143.574</text:p>
          </table:table-cell>
          <table:table-cell table:style-name="ce3" office:value-type="float" office:value="-13.18373013" calcext:value-type="float">
            <text:p>-13.18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32</text:p>
          </table:table-cell>
          <table:table-cell table:style-name="ce2" office:value-type="string" calcext:value-type="string">
            <text:p>Diamond Reign Reefs</text:p>
          </table:table-cell>
          <table:table-cell table:style-name="ce3" office:value-type="float" office:value="143.6945343" calcext:value-type="float">
            <text:p>143.695</text:p>
          </table:table-cell>
          <table:table-cell table:style-name="ce3" office:value-type="float" office:value="-13.20453548" calcext:value-type="float">
            <text:p>-13.20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34</text:p>
          </table:table-cell>
          <table:table-cell table:style-name="ce2" office:value-type="string" calcext:value-type="string">
            <text:p>Binstead Reef</text:p>
          </table:table-cell>
          <table:table-cell table:style-name="ce3" office:value-type="float" office:value="143.57070923" calcext:value-type="float">
            <text:p>143.571</text:p>
          </table:table-cell>
          <table:table-cell table:style-name="ce3" office:value-type="float" office:value="-13.21789646" calcext:value-type="float">
            <text:p>-13.21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36</text:p>
          </table:table-cell>
          <table:table-cell table:style-name="ce2" office:value-type="string" calcext:value-type="string">
            <text:p>Throne Shoals</text:p>
          </table:table-cell>
          <table:table-cell table:style-name="ce3" office:value-type="float" office:value="143.73945618" calcext:value-type="float">
            <text:p>143.739</text:p>
          </table:table-cell>
          <table:table-cell table:style-name="ce3" office:value-type="float" office:value="-13.23858547" calcext:value-type="float">
            <text:p>-13.23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4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94644165" calcext:value-type="float">
            <text:p>143.946</text:p>
          </table:table-cell>
          <table:table-cell table:style-name="ce3" office:value-type="float" office:value="-13.27411175" calcext:value-type="float">
            <text:p>-13.27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41</text:p>
          </table:table-cell>
          <table:table-cell table:style-name="ce2" office:value-type="string" calcext:value-type="string">
            <text:p>Celebration Reef</text:p>
          </table:table-cell>
          <table:table-cell table:style-name="ce3" office:value-type="float" office:value="143.69355774" calcext:value-type="float">
            <text:p>143.694</text:p>
          </table:table-cell>
          <table:table-cell table:style-name="ce3" office:value-type="float" office:value="-13.27611446" calcext:value-type="float">
            <text:p>-13.27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45</text:p>
          </table:table-cell>
          <table:table-cell table:style-name="ce2" office:value-type="string" calcext:value-type="string">
            <text:p>Lowrie Reef</text:p>
          </table:table-cell>
          <table:table-cell table:style-name="ce3" office:value-type="float" office:value="143.5960083" calcext:value-type="float">
            <text:p>143.596</text:p>
          </table:table-cell>
          <table:table-cell table:style-name="ce3" office:value-type="float" office:value="-13.27562618" calcext:value-type="float">
            <text:p>-13.27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5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72439575" calcext:value-type="float">
            <text:p>143.724</text:p>
          </table:table-cell>
          <table:table-cell table:style-name="ce3" office:value-type="float" office:value="-13.32792473" calcext:value-type="float">
            <text:p>-13.32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53</text:p>
          </table:table-cell>
          <table:table-cell table:style-name="ce2" office:value-type="string" calcext:value-type="string">
            <text:p>Treat Reef</text:p>
          </table:table-cell>
          <table:table-cell table:style-name="ce3" office:value-type="float" office:value="143.60075378" calcext:value-type="float">
            <text:p>143.601</text:p>
          </table:table-cell>
          <table:table-cell table:style-name="ce3" office:value-type="float" office:value="-13.32652664" calcext:value-type="float">
            <text:p>-13.32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55</text:p>
          </table:table-cell>
          <table:table-cell table:style-name="ce2" office:value-type="string" calcext:value-type="string">
            <text:p>Peter Reef</text:p>
          </table:table-cell>
          <table:table-cell table:style-name="ce3" office:value-type="float" office:value="143.78071594" calcext:value-type="float">
            <text:p>143.781</text:p>
          </table:table-cell>
          <table:table-cell table:style-name="ce3" office:value-type="float" office:value="-13.33258152" calcext:value-type="float">
            <text:p>-13.33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56</text:p>
          </table:table-cell>
          <table:table-cell table:style-name="ce2" office:value-type="string" calcext:value-type="string">
            <text:p>Sand Bank No 8 Reef</text:p>
          </table:table-cell>
          <table:table-cell table:style-name="ce3" office:value-type="float" office:value="143.96214294" calcext:value-type="float">
            <text:p>143.962</text:p>
          </table:table-cell>
          <table:table-cell table:style-name="ce3" office:value-type="float" office:value="-13.36719513" calcext:value-type="float">
            <text:p>-13.36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57b</text:p>
          </table:table-cell>
          <table:table-cell table:style-name="ce2" office:value-type="string" calcext:value-type="string">
            <text:p>Sharland Reefs (No 2)</text:p>
          </table:table-cell>
          <table:table-cell table:style-name="ce3" office:value-type="float" office:value="143.59742737" calcext:value-type="float">
            <text:p>143.597</text:p>
          </table:table-cell>
          <table:table-cell table:style-name="ce3" office:value-type="float" office:value="-13.38262463" calcext:value-type="float">
            <text:p>-13.38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60</text:p>
          </table:table-cell>
          <table:table-cell table:style-name="ce2" office:value-type="string" calcext:value-type="string">
            <text:p>Blanchard Reef</text:p>
          </table:table-cell>
          <table:table-cell table:style-name="ce3" office:value-type="float" office:value="143.75065613" calcext:value-type="float">
            <text:p>143.751</text:p>
          </table:table-cell>
          <table:table-cell table:style-name="ce3" office:value-type="float" office:value="-13.41682148" calcext:value-type="float">
            <text:p>-13.41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69</text:p>
          </table:table-cell>
          <table:table-cell table:style-name="ce2" office:value-type="string" calcext:value-type="string">
            <text:p>Bell Bank (North)</text:p>
          </table:table-cell>
          <table:table-cell table:style-name="ce3" office:value-type="float" office:value="143.62536621" calcext:value-type="float">
            <text:p>143.625</text:p>
          </table:table-cell>
          <table:table-cell table:style-name="ce3" office:value-type="float" office:value="-13.45379353" calcext:value-type="float">
            <text:p>-13.45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72</text:p>
          </table:table-cell>
          <table:table-cell table:style-name="ce2" office:value-type="string" calcext:value-type="string">
            <text:p>Morris Island Reef</text:p>
          </table:table-cell>
          <table:table-cell table:style-name="ce3" office:value-type="float" office:value="143.73855591" calcext:value-type="float">
            <text:p>143.739</text:p>
          </table:table-cell>
          <table:table-cell table:style-name="ce3" office:value-type="float" office:value="-13.48629475" calcext:value-type="float">
            <text:p>-13.48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7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5264282" calcext:value-type="float">
            <text:p>144.053</text:p>
          </table:table-cell>
          <table:table-cell table:style-name="ce3" office:value-type="float" office:value="-13.47808075" calcext:value-type="float">
            <text:p>-13.47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75</text:p>
          </table:table-cell>
          <table:table-cell table:style-name="ce2" office:value-type="string" calcext:value-type="string">
            <text:p>MacDonald Reef</text:p>
          </table:table-cell>
          <table:table-cell table:style-name="ce3" office:value-type="float" office:value="143.65530396" calcext:value-type="float">
            <text:p>143.655</text:p>
          </table:table-cell>
          <table:table-cell table:style-name="ce3" office:value-type="float" office:value="-13.54245853" calcext:value-type="float">
            <text:p>-13.54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81</text:p>
          </table:table-cell>
          <table:table-cell table:style-name="ce2" office:value-type="string" calcext:value-type="string">
            <text:p>Fife Reef</text:p>
          </table:table-cell>
          <table:table-cell table:style-name="ce3" office:value-type="float" office:value="143.73074341" calcext:value-type="float">
            <text:p>143.731</text:p>
          </table:table-cell>
          <table:table-cell table:style-name="ce3" office:value-type="float" office:value="-13.65333939" calcext:value-type="float">
            <text:p>-13.65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83</text:p>
          </table:table-cell>
          <table:table-cell table:style-name="ce2" office:value-type="string" calcext:value-type="string">
            <text:p>Hay Island Reef</text:p>
          </table:table-cell>
          <table:table-cell table:style-name="ce3" office:value-type="float" office:value="143.6907196" calcext:value-type="float">
            <text:p>143.691</text:p>
          </table:table-cell>
          <table:table-cell table:style-name="ce3" office:value-type="float" office:value="-13.6692791" calcext:value-type="float">
            <text:p>-13.66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097</text:p>
          </table:table-cell>
          <table:table-cell table:style-name="ce2" office:value-type="string" calcext:value-type="string">
            <text:p>Hannah Island Reef</text:p>
          </table:table-cell>
          <table:table-cell table:style-name="ce3" office:value-type="float" office:value="143.71783447" calcext:value-type="float">
            <text:p>143.718</text:p>
          </table:table-cell>
          <table:table-cell table:style-name="ce3" office:value-type="float" office:value="-13.86518288" calcext:value-type="float">
            <text:p>-13.86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111</text:p>
          </table:table-cell>
          <table:table-cell table:style-name="ce2" office:value-type="string" calcext:value-type="string">
            <text:p>Burkitt Reef</text:p>
          </table:table-cell>
          <table:table-cell table:style-name="ce3" office:value-type="float" office:value="143.75439453" calcext:value-type="float">
            <text:p>143.754</text:p>
          </table:table-cell>
          <table:table-cell table:style-name="ce3" office:value-type="float" office:value="-13.94378567" calcext:value-type="float">
            <text:p>-13.94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117b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09568787" calcext:value-type="float">
            <text:p>144.096</text:p>
          </table:table-cell>
          <table:table-cell table:style-name="ce3" office:value-type="float" office:value="-13.60047626" calcext:value-type="float">
            <text:p>-13.60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11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1660614" calcext:value-type="float">
            <text:p>144.166</text:p>
          </table:table-cell>
          <table:table-cell table:style-name="ce3" office:value-type="float" office:value="-13.67631626" calcext:value-type="float">
            <text:p>-13.67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120</text:p>
          </table:table-cell>
          <table:table-cell table:style-name="ce2" office:value-type="string" calcext:value-type="string">
            <text:p>Sand Bank No 5 Reef</text:p>
          </table:table-cell>
          <table:table-cell table:style-name="ce3" office:value-type="float" office:value="144.23735046" calcext:value-type="float">
            <text:p>144.237</text:p>
          </table:table-cell>
          <table:table-cell table:style-name="ce3" office:value-type="float" office:value="-13.73683643" calcext:value-type="float">
            <text:p>-13.73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125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31129456" calcext:value-type="float">
            <text:p>144.311</text:p>
          </table:table-cell>
          <table:table-cell table:style-name="ce3" office:value-type="float" office:value="-13.86553955" calcext:value-type="float">
            <text:p>-13.86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127</text:p>
          </table:table-cell>
          <table:table-cell table:style-name="ce2" office:value-type="string" calcext:value-type="string">
            <text:p>Rodda Reef</text:p>
          </table:table-cell>
          <table:table-cell table:style-name="ce3" office:value-type="float" office:value="144.35662842" calcext:value-type="float">
            <text:p>144.357</text:p>
          </table:table-cell>
          <table:table-cell table:style-name="ce3" office:value-type="float" office:value="-13.92119122" calcext:value-type="float">
            <text:p>-13.92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129</text:p>
          </table:table-cell>
          <table:table-cell table:style-name="ce2" office:value-type="string" calcext:value-type="string">
            <text:p>Wilson Reef</text:p>
          </table:table-cell>
          <table:table-cell table:style-name="ce3" office:value-type="float" office:value="144.40107727" calcext:value-type="float">
            <text:p>144.401</text:p>
          </table:table-cell>
          <table:table-cell table:style-name="ce3" office:value-type="float" office:value="-13.95244312" calcext:value-type="float">
            <text:p>-13.95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3-13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3.80595398" calcext:value-type="float">
            <text:p>143.806</text:p>
          </table:table-cell>
          <table:table-cell table:style-name="ce3" office:value-type="float" office:value="-13.460536" calcext:value-type="float">
            <text:p>-13.46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06</text:p>
          </table:table-cell>
          <table:table-cell table:style-name="ce2" office:value-type="string" calcext:value-type="string">
            <text:p>Fahey Reef</text:p>
          </table:table-cell>
          <table:table-cell table:style-name="ce3" office:value-type="float" office:value="143.8589325" calcext:value-type="float">
            <text:p>143.859</text:p>
          </table:table-cell>
          <table:table-cell table:style-name="ce3" office:value-type="float" office:value="-14.06368637" calcext:value-type="float">
            <text:p>-14.06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08</text:p>
          </table:table-cell>
          <table:table-cell table:style-name="ce2" office:value-type="string" calcext:value-type="string">
            <text:p>Eden Reef</text:p>
          </table:table-cell>
          <table:table-cell table:style-name="ce3" office:value-type="float" office:value="143.91389465" calcext:value-type="float">
            <text:p>143.914</text:p>
          </table:table-cell>
          <table:table-cell table:style-name="ce3" office:value-type="float" office:value="-14.07781029" calcext:value-type="float">
            <text:p>-14.07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12</text:p>
          </table:table-cell>
          <table:table-cell table:style-name="ce2" office:value-type="string" calcext:value-type="string">
            <text:p>Cliff Islands Reef (West)</text:p>
          </table:table-cell>
          <table:table-cell table:style-name="ce3" office:value-type="float" office:value="143.7739563" calcext:value-type="float">
            <text:p>143.774</text:p>
          </table:table-cell>
          <table:table-cell table:style-name="ce3" office:value-type="float" office:value="-14.22058868" calcext:value-type="float">
            <text:p>-14.22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13</text:p>
          </table:table-cell>
          <table:table-cell table:style-name="ce2" office:value-type="string" calcext:value-type="string">
            <text:p>Cliff Islands Reef (East)</text:p>
          </table:table-cell>
          <table:table-cell table:style-name="ce3" office:value-type="float" office:value="143.79229736" calcext:value-type="float">
            <text:p>143.792</text:p>
          </table:table-cell>
          <table:table-cell table:style-name="ce3" office:value-type="float" office:value="-14.22569561" calcext:value-type="float">
            <text:p>-14.22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16</text:p>
          </table:table-cell>
          <table:table-cell table:style-name="ce2" office:value-type="string" calcext:value-type="string">
            <text:p>Corbett Reef</text:p>
          </table:table-cell>
          <table:table-cell table:style-name="ce3" office:value-type="float" office:value="144.11610413" calcext:value-type="float">
            <text:p>144.116</text:p>
          </table:table-cell>
          <table:table-cell table:style-name="ce3" office:value-type="float" office:value="-13.97915649" calcext:value-type="float">
            <text:p>-13.97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17</text:p>
          </table:table-cell>
          <table:table-cell table:style-name="ce2" office:value-type="string" calcext:value-type="string">
            <text:p>Clack Reef</text:p>
          </table:table-cell>
          <table:table-cell table:style-name="ce3" office:value-type="float" office:value="144.24232483" calcext:value-type="float">
            <text:p>144.242</text:p>
          </table:table-cell>
          <table:table-cell table:style-name="ce3" office:value-type="float" office:value="-14.06813049" calcext:value-type="float">
            <text:p>-14.06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19</text:p>
          </table:table-cell>
          <table:table-cell table:style-name="ce2" office:value-type="string" calcext:value-type="string">
            <text:p>Aylen Patch</text:p>
          </table:table-cell>
          <table:table-cell table:style-name="ce3" office:value-type="float" office:value="144.48490906" calcext:value-type="float">
            <text:p>144.485</text:p>
          </table:table-cell>
          <table:table-cell table:style-name="ce3" office:value-type="float" office:value="-14.1037178" calcext:value-type="float">
            <text:p>-14.10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20</text:p>
          </table:table-cell>
          <table:table-cell table:style-name="ce2" office:value-type="string" calcext:value-type="string">
            <text:p>Oswald Shoal</text:p>
          </table:table-cell>
          <table:table-cell table:style-name="ce3" office:value-type="float" office:value="144.49787903" calcext:value-type="float">
            <text:p>144.498</text:p>
          </table:table-cell>
          <table:table-cell table:style-name="ce3" office:value-type="float" office:value="-14.10725403" calcext:value-type="float">
            <text:p>-14.10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22</text:p>
          </table:table-cell>
          <table:table-cell table:style-name="ce2" office:value-type="string" calcext:value-type="string">
            <text:p>Wharton Reef</text:p>
          </table:table-cell>
          <table:table-cell table:style-name="ce3" office:value-type="float" office:value="144.00228882" calcext:value-type="float">
            <text:p>144.002</text:p>
          </table:table-cell>
          <table:table-cell table:style-name="ce3" office:value-type="float" office:value="-14.12823677" calcext:value-type="float">
            <text:p>-14.12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26a</text:p>
          </table:table-cell>
          <table:table-cell table:style-name="ce2" office:value-type="string" calcext:value-type="string">
            <text:p>Stanley Island Reef (No 1)</text:p>
          </table:table-cell>
          <table:table-cell table:style-name="ce3" office:value-type="float" office:value="144.24606323" calcext:value-type="float">
            <text:p>144.246</text:p>
          </table:table-cell>
          <table:table-cell table:style-name="ce3" office:value-type="float" office:value="-14.14079285" calcext:value-type="float">
            <text:p>-14.14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26b</text:p>
          </table:table-cell>
          <table:table-cell table:style-name="ce2" office:value-type="string" calcext:value-type="string">
            <text:p>Stanley Island Reef (No 2)</text:p>
          </table:table-cell>
          <table:table-cell table:style-name="ce3" office:value-type="float" office:value="144.2540741" calcext:value-type="float">
            <text:p>144.254</text:p>
          </table:table-cell>
          <table:table-cell table:style-name="ce3" office:value-type="float" office:value="-14.15140057" calcext:value-type="float">
            <text:p>-14.15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27</text:p>
          </table:table-cell>
          <table:table-cell table:style-name="ce2" office:value-type="string" calcext:value-type="string">
            <text:p>Cape Rock</text:p>
          </table:table-cell>
          <table:table-cell table:style-name="ce3" office:value-type="float" office:value="144.487146" calcext:value-type="float">
            <text:p>144.487</text:p>
          </table:table-cell>
          <table:table-cell table:style-name="ce3" office:value-type="float" office:value="-14.164365" calcext:value-type="float">
            <text:p>-14.16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28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73506165" calcext:value-type="float">
            <text:p>144.735</text:p>
          </table:table-cell>
          <table:table-cell table:style-name="ce3" office:value-type="float" office:value="-14.17453384" calcext:value-type="float">
            <text:p>-14.17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29</text:p>
          </table:table-cell>
          <table:table-cell table:style-name="ce2" office:value-type="string" calcext:value-type="string">
            <text:p>MacLear Reef</text:p>
          </table:table-cell>
          <table:table-cell table:style-name="ce3" office:value-type="float" office:value="144.24589539" calcext:value-type="float">
            <text:p>144.246</text:p>
          </table:table-cell>
          <table:table-cell table:style-name="ce3" office:value-type="float" office:value="-14.20897293" calcext:value-type="float">
            <text:p>-14.20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31</text:p>
          </table:table-cell>
          <table:table-cell table:style-name="ce2" office:value-type="string" calcext:value-type="string">
            <text:p>Blackwood Reef</text:p>
          </table:table-cell>
          <table:table-cell table:style-name="ce3" office:value-type="float" office:value="144.22192383" calcext:value-type="float">
            <text:p>144.222</text:p>
          </table:table-cell>
          <table:table-cell table:style-name="ce3" office:value-type="float" office:value="-14.21750355" calcext:value-type="float">
            <text:p>-14.21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32</text:p>
          </table:table-cell>
          <table:table-cell table:style-name="ce2" office:value-type="string" calcext:value-type="string">
            <text:p>Denham Reef</text:p>
          </table:table-cell>
          <table:table-cell table:style-name="ce3" office:value-type="float" office:value="144.26789856" calcext:value-type="float">
            <text:p>144.268</text:p>
          </table:table-cell>
          <table:table-cell table:style-name="ce3" office:value-type="float" office:value="-14.2218523" calcext:value-type="float">
            <text:p>-14.22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33a</text:p>
          </table:table-cell>
          <table:table-cell table:style-name="ce2" office:value-type="string" calcext:value-type="string">
            <text:p>Rocky Islets Reef (North)</text:p>
          </table:table-cell>
          <table:table-cell table:style-name="ce3" office:value-type="float" office:value="144.34783936" calcext:value-type="float">
            <text:p>144.348</text:p>
          </table:table-cell>
          <table:table-cell table:style-name="ce3" office:value-type="float" office:value="-14.25623035" calcext:value-type="float">
            <text:p>-14.25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33b</text:p>
          </table:table-cell>
          <table:table-cell table:style-name="ce2" office:value-type="string" calcext:value-type="string">
            <text:p>Rocky Islets Reef (South)</text:p>
          </table:table-cell>
          <table:table-cell table:style-name="ce3" office:value-type="float" office:value="144.35614014" calcext:value-type="float">
            <text:p>144.356</text:p>
          </table:table-cell>
          <table:table-cell table:style-name="ce3" office:value-type="float" office:value="-14.27101898" calcext:value-type="float">
            <text:p>-14.27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3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74775696" calcext:value-type="float">
            <text:p>144.748</text:p>
          </table:table-cell>
          <table:table-cell table:style-name="ce3" office:value-type="float" office:value="-14.06616116" calcext:value-type="float">
            <text:p>-14.06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38</text:p>
          </table:table-cell>
          <table:table-cell table:style-name="ce2" office:value-type="string" calcext:value-type="string">
            <text:p>Pipon Reef</text:p>
          </table:table-cell>
          <table:table-cell table:style-name="ce3" office:value-type="float" office:value="144.52462769" calcext:value-type="float">
            <text:p>144.525</text:p>
          </table:table-cell>
          <table:table-cell table:style-name="ce3" office:value-type="float" office:value="-14.12029743" calcext:value-type="float">
            <text:p>-14.12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42a</text:p>
          </table:table-cell>
          <table:table-cell table:style-name="ce2" office:value-type="string" calcext:value-type="string">
            <text:p>Flinders Island Reef (No 1)</text:p>
          </table:table-cell>
          <table:table-cell table:style-name="ce3" office:value-type="float" office:value="144.27885437" calcext:value-type="float">
            <text:p>144.279</text:p>
          </table:table-cell>
          <table:table-cell table:style-name="ce3" office:value-type="float" office:value="-14.17367458" calcext:value-type="float">
            <text:p>-14.17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45</text:p>
          </table:table-cell>
          <table:table-cell table:style-name="ce2" office:value-type="string" calcext:value-type="string">
            <text:p>Sand Bank No 1 Reef</text:p>
          </table:table-cell>
          <table:table-cell table:style-name="ce3" office:value-type="float" office:value="144.89193726" calcext:value-type="float">
            <text:p>144.892</text:p>
          </table:table-cell>
          <table:table-cell table:style-name="ce3" office:value-type="float" office:value="-14.20033455" calcext:value-type="float">
            <text:p>-14.20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4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95835876" calcext:value-type="float">
            <text:p>144.958</text:p>
          </table:table-cell>
          <table:table-cell table:style-name="ce3" office:value-type="float" office:value="-14.22637463" calcext:value-type="float">
            <text:p>-14.22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50</text:p>
          </table:table-cell>
          <table:table-cell table:style-name="ce2" office:value-type="string" calcext:value-type="string">
            <text:p>Rocky Point Island Reef</text:p>
          </table:table-cell>
          <table:table-cell table:style-name="ce3" office:value-type="float" office:value="144.57673645" calcext:value-type="float">
            <text:p>144.577</text:p>
          </table:table-cell>
          <table:table-cell table:style-name="ce3" office:value-type="float" office:value="-14.23252583" calcext:value-type="float">
            <text:p>-14.23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52</text:p>
          </table:table-cell>
          <table:table-cell table:style-name="ce2" office:value-type="string" calcext:value-type="string">
            <text:p>Unison Reef</text:p>
          </table:table-cell>
          <table:table-cell table:style-name="ce3" office:value-type="float" office:value="144.68772888" calcext:value-type="float">
            <text:p>144.688</text:p>
          </table:table-cell>
          <table:table-cell table:style-name="ce3" office:value-type="float" office:value="-14.29763222" calcext:value-type="float">
            <text:p>-14.29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55</text:p>
          </table:table-cell>
          <table:table-cell table:style-name="ce2" office:value-type="string" calcext:value-type="string">
            <text:p>Munro Reef</text:p>
          </table:table-cell>
          <table:table-cell table:style-name="ce3" office:value-type="float" office:value="144.74142456" calcext:value-type="float">
            <text:p>144.741</text:p>
          </table:table-cell>
          <table:table-cell table:style-name="ce3" office:value-type="float" office:value="-14.31907654" calcext:value-type="float">
            <text:p>-14.31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61</text:p>
          </table:table-cell>
          <table:table-cell table:style-name="ce2" office:value-type="string" calcext:value-type="string">
            <text:p>Switzer Reef</text:p>
          </table:table-cell>
          <table:table-cell table:style-name="ce3" office:value-type="float" office:value="144.75698853" calcext:value-type="float">
            <text:p>144.757</text:p>
          </table:table-cell>
          <table:table-cell table:style-name="ce3" office:value-type="float" office:value="-14.36003113" calcext:value-type="float">
            <text:p>-14.36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64</text:p>
          </table:table-cell>
          <table:table-cell table:style-name="ce2" office:value-type="string" calcext:value-type="string">
            <text:p>Ingram-Beanley Reef</text:p>
          </table:table-cell>
          <table:table-cell table:style-name="ce3" office:value-type="float" office:value="144.88970947" calcext:value-type="float">
            <text:p>144.890</text:p>
          </table:table-cell>
          <table:table-cell table:style-name="ce3" office:value-type="float" office:value="-14.42552853" calcext:value-type="float">
            <text:p>-14.42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65</text:p>
          </table:table-cell>
          <table:table-cell table:style-name="ce2" office:value-type="string" calcext:value-type="string">
            <text:p>Bewick Reef</text:p>
          </table:table-cell>
          <table:table-cell table:style-name="ce3" office:value-type="float" office:value="144.81156921" calcext:value-type="float">
            <text:p>144.812</text:p>
          </table:table-cell>
          <table:table-cell table:style-name="ce3" office:value-type="float" office:value="-14.43275642" calcext:value-type="float">
            <text:p>-14.43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66</text:p>
          </table:table-cell>
          <table:table-cell table:style-name="ce2" office:value-type="string" calcext:value-type="string">
            <text:p>Mid Reef</text:p>
          </table:table-cell>
          <table:table-cell table:style-name="ce3" office:value-type="float" office:value="144.95834351" calcext:value-type="float">
            <text:p>144.958</text:p>
          </table:table-cell>
          <table:table-cell table:style-name="ce3" office:value-type="float" office:value="-14.45742226" calcext:value-type="float">
            <text:p>-14.45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68</text:p>
          </table:table-cell>
          <table:table-cell table:style-name="ce2" office:value-type="string" calcext:value-type="string">
            <text:p>Watson Reef</text:p>
          </table:table-cell>
          <table:table-cell table:style-name="ce3" office:value-type="float" office:value="144.89328003" calcext:value-type="float">
            <text:p>144.893</text:p>
          </table:table-cell>
          <table:table-cell table:style-name="ce3" office:value-type="float" office:value="-14.46287346" calcext:value-type="float">
            <text:p>-14.46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70</text:p>
          </table:table-cell>
          <table:table-cell table:style-name="ce2" office:value-type="string" calcext:value-type="string">
            <text:p>Baron Reef</text:p>
          </table:table-cell>
          <table:table-cell table:style-name="ce3" office:value-type="float" office:value="144.69804382" calcext:value-type="float">
            <text:p>144.698</text:p>
          </table:table-cell>
          <table:table-cell table:style-name="ce3" office:value-type="float" office:value="-14.47436333" calcext:value-type="float">
            <text:p>-14.47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71a</text:p>
          </table:table-cell>
          <table:table-cell table:style-name="ce2" office:value-type="string" calcext:value-type="string">
            <text:p>Weigall Reefs (East)</text:p>
          </table:table-cell>
          <table:table-cell table:style-name="ce3" office:value-type="float" office:value="144.64302063" calcext:value-type="float">
            <text:p>144.643</text:p>
          </table:table-cell>
          <table:table-cell table:style-name="ce3" office:value-type="float" office:value="-14.47416687" calcext:value-type="float">
            <text:p>-14.47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71b</text:p>
          </table:table-cell>
          <table:table-cell table:style-name="ce2" office:value-type="string" calcext:value-type="string">
            <text:p>Weigall Reefs (West)</text:p>
          </table:table-cell>
          <table:table-cell table:style-name="ce3" office:value-type="float" office:value="144.63766479" calcext:value-type="float">
            <text:p>144.638</text:p>
          </table:table-cell>
          <table:table-cell table:style-name="ce3" office:value-type="float" office:value="-14.47897816" calcext:value-type="float">
            <text:p>-14.47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72</text:p>
          </table:table-cell>
          <table:table-cell table:style-name="ce2" office:value-type="string" calcext:value-type="string">
            <text:p>Megaera Reef</text:p>
          </table:table-cell>
          <table:table-cell table:style-name="ce3" office:value-type="float" office:value="144.95802307" calcext:value-type="float">
            <text:p>144.958</text:p>
          </table:table-cell>
          <table:table-cell table:style-name="ce3" office:value-type="float" office:value="-14.4773941" calcext:value-type="float">
            <text:p>-14.47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7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5.00259399" calcext:value-type="float">
            <text:p>145.003</text:p>
          </table:table-cell>
          <table:table-cell table:style-name="ce3" office:value-type="float" office:value="-14.23346233" calcext:value-type="float">
            <text:p>-14.23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75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5.16496277" calcext:value-type="float">
            <text:p>145.165</text:p>
          </table:table-cell>
          <table:table-cell table:style-name="ce3" office:value-type="float" office:value="-14.28916931" calcext:value-type="float">
            <text:p>-14.28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77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5.23706055" calcext:value-type="float">
            <text:p>145.237</text:p>
          </table:table-cell>
          <table:table-cell table:style-name="ce3" office:value-type="float" office:value="-14.31356525" calcext:value-type="float">
            <text:p>-14.31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78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5.27752686" calcext:value-type="float">
            <text:p>145.278</text:p>
          </table:table-cell>
          <table:table-cell table:style-name="ce3" office:value-type="float" office:value="-14.34315395" calcext:value-type="float">
            <text:p>-14.34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79</text:p>
          </table:table-cell>
          <table:table-cell table:style-name="ce2" office:value-type="string" calcext:value-type="string">
            <text:p>Jewell Reef</text:p>
          </table:table-cell>
          <table:table-cell table:style-name="ce3" office:value-type="float" office:value="145.35128784" calcext:value-type="float">
            <text:p>145.351</text:p>
          </table:table-cell>
          <table:table-cell table:style-name="ce3" office:value-type="float" office:value="-14.37976837" calcext:value-type="float">
            <text:p>-14.38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88</text:p>
          </table:table-cell>
          <table:table-cell table:style-name="ce2" office:value-type="string" calcext:value-type="string">
            <text:p>Waining Reef</text:p>
          </table:table-cell>
          <table:table-cell table:style-name="ce3" office:value-type="float" office:value="145.22224426" calcext:value-type="float">
            <text:p>145.222</text:p>
          </table:table-cell>
          <table:table-cell table:style-name="ce3" office:value-type="float" office:value="-14.45621586" calcext:value-type="float">
            <text:p>-14.45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89</text:p>
          </table:table-cell>
          <table:table-cell table:style-name="ce2" office:value-type="string" calcext:value-type="string">
            <text:p>Day Reef</text:p>
          </table:table-cell>
          <table:table-cell table:style-name="ce3" office:value-type="float" office:value="145.53677368" calcext:value-type="float">
            <text:p>145.537</text:p>
          </table:table-cell>
          <table:table-cell table:style-name="ce3" office:value-type="float" office:value="-14.49668884" calcext:value-type="float">
            <text:p>-14.49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90</text:p>
          </table:table-cell>
          <table:table-cell table:style-name="ce2" office:value-type="string" calcext:value-type="string">
            <text:p>Howick Reef</text:p>
          </table:table-cell>
          <table:table-cell table:style-name="ce3" office:value-type="float" office:value="144.97001648" calcext:value-type="float">
            <text:p>144.970</text:p>
          </table:table-cell>
          <table:table-cell table:style-name="ce3" office:value-type="float" office:value="-14.50333881" calcext:value-type="float">
            <text:p>-14.50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91</text:p>
          </table:table-cell>
          <table:table-cell table:style-name="ce2" office:value-type="string" calcext:value-type="string">
            <text:p>Noble Reef</text:p>
          </table:table-cell>
          <table:table-cell table:style-name="ce3" office:value-type="float" office:value="144.76498413" calcext:value-type="float">
            <text:p>144.765</text:p>
          </table:table-cell>
          <table:table-cell table:style-name="ce3" office:value-type="float" office:value="-14.5015974" calcext:value-type="float">
            <text:p>-14.50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93</text:p>
          </table:table-cell>
          <table:table-cell table:style-name="ce2" office:value-type="string" calcext:value-type="string">
            <text:p>Sand Reef</text:p>
          </table:table-cell>
          <table:table-cell table:style-name="ce3" office:value-type="float" office:value="144.84501648" calcext:value-type="float">
            <text:p>144.845</text:p>
          </table:table-cell>
          <table:table-cell table:style-name="ce3" office:value-type="float" office:value="-14.52162933" calcext:value-type="float">
            <text:p>-14.52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94</text:p>
          </table:table-cell>
          <table:table-cell table:style-name="ce2" office:value-type="string" calcext:value-type="string">
            <text:p>Houghton Reef</text:p>
          </table:table-cell>
          <table:table-cell table:style-name="ce3" office:value-type="float" office:value="144.97320557" calcext:value-type="float">
            <text:p>144.973</text:p>
          </table:table-cell>
          <table:table-cell table:style-name="ce3" office:value-type="float" office:value="-14.52409172" calcext:value-type="float">
            <text:p>-14.52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96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85603333" calcext:value-type="float">
            <text:p>144.856</text:p>
          </table:table-cell>
          <table:table-cell table:style-name="ce3" office:value-type="float" office:value="-14.53952599" calcext:value-type="float">
            <text:p>-14.54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97</text:p>
          </table:table-cell>
          <table:table-cell table:style-name="ce2" office:value-type="string" calcext:value-type="string">
            <text:p>Coquet Reef</text:p>
          </table:table-cell>
          <table:table-cell table:style-name="ce3" office:value-type="float" office:value="144.99267578" calcext:value-type="float">
            <text:p>144.993</text:p>
          </table:table-cell>
          <table:table-cell table:style-name="ce3" office:value-type="float" office:value="-14.53987789" calcext:value-type="float">
            <text:p>-14.54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099</text:p>
          </table:table-cell>
          <table:table-cell table:style-name="ce2" office:value-type="string" calcext:value-type="string">
            <text:p>Leggatt Reef</text:p>
          </table:table-cell>
          <table:table-cell table:style-name="ce3" office:value-type="float" office:value="144.87019348" calcext:value-type="float">
            <text:p>144.870</text:p>
          </table:table-cell>
          <table:table-cell table:style-name="ce3" office:value-type="float" office:value="-14.54813004" calcext:value-type="float">
            <text:p>-14.54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01</text:p>
          </table:table-cell>
          <table:table-cell table:style-name="ce2" office:value-type="string" calcext:value-type="string">
            <text:p>Sinclair-Morris Reef</text:p>
          </table:table-cell>
          <table:table-cell table:style-name="ce3" office:value-type="float" office:value="144.90519714" calcext:value-type="float">
            <text:p>144.905</text:p>
          </table:table-cell>
          <table:table-cell table:style-name="ce3" office:value-type="float" office:value="-14.55351067" calcext:value-type="float">
            <text:p>-14.55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02</text:p>
          </table:table-cell>
          <table:table-cell table:style-name="ce2" office:value-type="string" calcext:value-type="string">
            <text:p>Hampton Reef</text:p>
          </table:table-cell>
          <table:table-cell table:style-name="ce3" office:value-type="float" office:value="144.88925171" calcext:value-type="float">
            <text:p>144.889</text:p>
          </table:table-cell>
          <table:table-cell table:style-name="ce3" office:value-type="float" office:value="-14.56277466" calcext:value-type="float">
            <text:p>-14.56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03</text:p>
          </table:table-cell>
          <table:table-cell table:style-name="ce2" office:value-type="string" calcext:value-type="string">
            <text:p>Beatrice Reef</text:p>
          </table:table-cell>
          <table:table-cell table:style-name="ce3" office:value-type="float" office:value="144.92724609" calcext:value-type="float">
            <text:p>144.927</text:p>
          </table:table-cell>
          <table:table-cell table:style-name="ce3" office:value-type="float" office:value="-14.57393074" calcext:value-type="float">
            <text:p>-14.57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04</text:p>
          </table:table-cell>
          <table:table-cell table:style-name="ce2" office:value-type="string" calcext:value-type="string">
            <text:p>Murdoch Reef</text:p>
          </table:table-cell>
          <table:table-cell table:style-name="ce3" office:value-type="float" office:value="144.93525696" calcext:value-type="float">
            <text:p>144.935</text:p>
          </table:table-cell>
          <table:table-cell table:style-name="ce3" office:value-type="float" office:value="-14.61428642" calcext:value-type="float">
            <text:p>-14.61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05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92219543" calcext:value-type="float">
            <text:p>144.922</text:p>
          </table:table-cell>
          <table:table-cell table:style-name="ce3" office:value-type="float" office:value="-14.63728428" calcext:value-type="float">
            <text:p>-14.63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06</text:p>
          </table:table-cell>
          <table:table-cell table:style-name="ce2" office:value-type="string" calcext:value-type="string">
            <text:p>Rocky Ledges</text:p>
          </table:table-cell>
          <table:table-cell table:style-name="ce3" office:value-type="float" office:value="144.95262146" calcext:value-type="float">
            <text:p>144.953</text:p>
          </table:table-cell>
          <table:table-cell table:style-name="ce3" office:value-type="float" office:value="-14.68451023" calcext:value-type="float">
            <text:p>-14.68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07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9936676" calcext:value-type="float">
            <text:p>144.994</text:p>
          </table:table-cell>
          <table:table-cell table:style-name="ce3" office:value-type="float" office:value="-14.71187115" calcext:value-type="float">
            <text:p>-14.71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07b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4.98652649" calcext:value-type="float">
            <text:p>144.987</text:p>
          </table:table-cell>
          <table:table-cell table:style-name="ce3" office:value-type="float" office:value="-14.71438885" calcext:value-type="float">
            <text:p>-14.71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19b</text:p>
          </table:table-cell>
          <table:table-cell table:style-name="ce2" office:value-type="string" calcext:value-type="string">
            <text:p>Turtle Reef (South)</text:p>
          </table:table-cell>
          <table:table-cell table:style-name="ce3" office:value-type="float" office:value="145.16101074" calcext:value-type="float">
            <text:p>145.161</text:p>
          </table:table-cell>
          <table:table-cell table:style-name="ce3" office:value-type="float" office:value="-14.72149372" calcext:value-type="float">
            <text:p>-14.72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20a</text:p>
          </table:table-cell>
          <table:table-cell table:style-name="ce2" office:value-type="string" calcext:value-type="string">
            <text:p>Turtle Group Reef (No 1)</text:p>
          </table:table-cell>
          <table:table-cell table:style-name="ce3" office:value-type="float" office:value="145.1870575" calcext:value-type="float">
            <text:p>145.187</text:p>
          </table:table-cell>
          <table:table-cell table:style-name="ce3" office:value-type="float" office:value="-14.73452568" calcext:value-type="float">
            <text:p>-14.73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20b</text:p>
          </table:table-cell>
          <table:table-cell table:style-name="ce2" office:value-type="string" calcext:value-type="string">
            <text:p>Turtle Group Reef (No 2)</text:p>
          </table:table-cell>
          <table:table-cell table:style-name="ce3" office:value-type="float" office:value="145.1991272" calcext:value-type="float">
            <text:p>145.199</text:p>
          </table:table-cell>
          <table:table-cell table:style-name="ce3" office:value-type="float" office:value="-14.73466969" calcext:value-type="float">
            <text:p>-14.73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20c</text:p>
          </table:table-cell>
          <table:table-cell table:style-name="ce2" office:value-type="string" calcext:value-type="string">
            <text:p>Turtle Group Reef (No 3)</text:p>
          </table:table-cell>
          <table:table-cell table:style-name="ce3" office:value-type="float" office:value="145.17935181" calcext:value-type="float">
            <text:p>145.179</text:p>
          </table:table-cell>
          <table:table-cell table:style-name="ce3" office:value-type="float" office:value="-14.72984409" calcext:value-type="float">
            <text:p>-14.73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20d</text:p>
          </table:table-cell>
          <table:table-cell table:style-name="ce2" office:value-type="string" calcext:value-type="string">
            <text:p>Turtle Group Reef (No 4)</text:p>
          </table:table-cell>
          <table:table-cell table:style-name="ce3" office:value-type="float" office:value="145.19801331" calcext:value-type="float">
            <text:p>145.198</text:p>
          </table:table-cell>
          <table:table-cell table:style-name="ce3" office:value-type="float" office:value="-14.72135258" calcext:value-type="float">
            <text:p>-14.72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20e</text:p>
          </table:table-cell>
          <table:table-cell table:style-name="ce2" office:value-type="string" calcext:value-type="string">
            <text:p>Turtle Group Reef (No 5)</text:p>
          </table:table-cell>
          <table:table-cell table:style-name="ce3" office:value-type="float" office:value="145.20419312" calcext:value-type="float">
            <text:p>145.204</text:p>
          </table:table-cell>
          <table:table-cell table:style-name="ce3" office:value-type="float" office:value="-14.70484257" calcext:value-type="float">
            <text:p>-14.70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20f</text:p>
          </table:table-cell>
          <table:table-cell table:style-name="ce2" office:value-type="string" calcext:value-type="string">
            <text:p>Turtle Group Reef (No 6)</text:p>
          </table:table-cell>
          <table:table-cell table:style-name="ce3" office:value-type="float" office:value="145.19319153" calcext:value-type="float">
            <text:p>145.193</text:p>
          </table:table-cell>
          <table:table-cell table:style-name="ce3" office:value-type="float" office:value="-14.71372223" calcext:value-type="float">
            <text:p>-14.71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20h</text:p>
          </table:table-cell>
          <table:table-cell table:style-name="ce2" office:value-type="string" calcext:value-type="string">
            <text:p>Turtle Group Reef (No 8)</text:p>
          </table:table-cell>
          <table:table-cell table:style-name="ce3" office:value-type="float" office:value="145.18469238" calcext:value-type="float">
            <text:p>145.185</text:p>
          </table:table-cell>
          <table:table-cell table:style-name="ce3" office:value-type="float" office:value="-14.71768856" calcext:value-type="float">
            <text:p>-14.71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22a</text:p>
          </table:table-cell>
          <table:table-cell table:style-name="ce2" office:value-type="string" calcext:value-type="string">
            <text:p>Pethebridge Islets Reef (East)</text:p>
          </table:table-cell>
          <table:table-cell table:style-name="ce3" office:value-type="float" office:value="145.10093689" calcext:value-type="float">
            <text:p>145.101</text:p>
          </table:table-cell>
          <table:table-cell table:style-name="ce3" office:value-type="float" office:value="-14.73142147" calcext:value-type="float">
            <text:p>-14.73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22b</text:p>
          </table:table-cell>
          <table:table-cell table:style-name="ce2" office:value-type="string" calcext:value-type="string">
            <text:p>Pethebridge Islets Reef (West)</text:p>
          </table:table-cell>
          <table:table-cell table:style-name="ce3" office:value-type="float" office:value="145.08262634" calcext:value-type="float">
            <text:p>145.083</text:p>
          </table:table-cell>
          <table:table-cell table:style-name="ce3" office:value-type="float" office:value="-14.7362051" calcext:value-type="float">
            <text:p>-14.73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23</text:p>
          </table:table-cell>
          <table:table-cell table:style-name="ce2" office:value-type="string" calcext:value-type="string">
            <text:p>Martin Reef</text:p>
          </table:table-cell>
          <table:table-cell table:style-name="ce3" office:value-type="float" office:value="145.35552979" calcext:value-type="float">
            <text:p>145.356</text:p>
          </table:table-cell>
          <table:table-cell table:style-name="ce3" office:value-type="float" office:value="-14.76314163" calcext:value-type="float">
            <text:p>-14.76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25</text:p>
          </table:table-cell>
          <table:table-cell table:style-name="ce2" office:value-type="string" calcext:value-type="string">
            <text:p>Maxwell Reef</text:p>
          </table:table-cell>
          <table:table-cell table:style-name="ce3" office:value-type="float" office:value="145.31558228" calcext:value-type="float">
            <text:p>145.316</text:p>
          </table:table-cell>
          <table:table-cell table:style-name="ce3" office:value-type="float" office:value="-14.78671837" calcext:value-type="float">
            <text:p>-14.78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26</text:p>
          </table:table-cell>
          <table:table-cell table:style-name="ce2" office:value-type="string" calcext:value-type="string">
            <text:p>Linnet Reef</text:p>
          </table:table-cell>
          <table:table-cell table:style-name="ce3" office:value-type="float" office:value="145.34443665" calcext:value-type="float">
            <text:p>145.344</text:p>
          </table:table-cell>
          <table:table-cell table:style-name="ce3" office:value-type="float" office:value="-14.78665161" calcext:value-type="float">
            <text:p>-14.78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32a</text:p>
          </table:table-cell>
          <table:table-cell table:style-name="ce2" office:value-type="string" calcext:value-type="string">
            <text:p>Rocky Islets Reef</text:p>
          </table:table-cell>
          <table:table-cell table:style-name="ce3" office:value-type="float" office:value="145.47993469" calcext:value-type="float">
            <text:p>145.480</text:p>
          </table:table-cell>
          <table:table-cell table:style-name="ce3" office:value-type="float" office:value="-14.85496998" calcext:value-type="float">
            <text:p>-14.85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4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5.65019226" calcext:value-type="float">
            <text:p>145.650</text:p>
          </table:table-cell>
          <table:table-cell table:style-name="ce3" office:value-type="float" office:value="-14.66489029" calcext:value-type="float">
            <text:p>-14.66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46</text:p>
          </table:table-cell>
          <table:table-cell table:style-name="ce2" office:value-type="string" calcext:value-type="string">
            <text:p>Ribbon No 10 Reef</text:p>
          </table:table-cell>
          <table:table-cell table:style-name="ce3" office:value-type="float" office:value="145.69813538" calcext:value-type="float">
            <text:p>145.698</text:p>
          </table:table-cell>
          <table:table-cell table:style-name="ce3" office:value-type="float" office:value="-14.82720089" calcext:value-type="float">
            <text:p>-14.82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50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5.55728149" calcext:value-type="float">
            <text:p>145.557</text:p>
          </table:table-cell>
          <table:table-cell table:style-name="ce3" office:value-type="float" office:value="-14.88309574" calcext:value-type="float">
            <text:p>-14.88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53a</text:p>
          </table:table-cell>
          <table:table-cell table:style-name="ce2" office:value-type="string" calcext:value-type="string">
            <text:p>No 10 Patches (No 3)</text:p>
          </table:table-cell>
          <table:table-cell table:style-name="ce3" office:value-type="float" office:value="145.69018555" calcext:value-type="float">
            <text:p>145.690</text:p>
          </table:table-cell>
          <table:table-cell table:style-name="ce3" office:value-type="float" office:value="-14.95040894" calcext:value-type="float">
            <text:p>-14.95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02</text:p>
          </table:table-cell>
          <table:table-cell table:style-name="ce2" office:value-type="string" calcext:value-type="string">
            <text:p>Two Islands Reef</text:p>
          </table:table-cell>
          <table:table-cell table:style-name="ce3" office:value-type="float" office:value="145.44151306" calcext:value-type="float">
            <text:p>145.442</text:p>
          </table:table-cell>
          <table:table-cell table:style-name="ce3" office:value-type="float" office:value="-15.02282429" calcext:value-type="float">
            <text:p>-15.02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06</text:p>
          </table:table-cell>
          <table:table-cell table:style-name="ce2" office:value-type="string" calcext:value-type="string">
            <text:p>Conical Rock Reef</text:p>
          </table:table-cell>
          <table:table-cell table:style-name="ce3" office:value-type="float" office:value="145.31759644" calcext:value-type="float">
            <text:p>145.318</text:p>
          </table:table-cell>
          <table:table-cell table:style-name="ce3" office:value-type="float" office:value="-15.13833618" calcext:value-type="float">
            <text:p>-15.13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08</text:p>
          </table:table-cell>
          <table:table-cell table:style-name="ce2" office:value-type="string" calcext:value-type="string">
            <text:p>Beor Reef</text:p>
          </table:table-cell>
          <table:table-cell table:style-name="ce3" office:value-type="float" office:value="145.26821899" calcext:value-type="float">
            <text:p>145.268</text:p>
          </table:table-cell>
          <table:table-cell table:style-name="ce3" office:value-type="float" office:value="-15.15889835" calcext:value-type="float">
            <text:p>-15.15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13</text:p>
          </table:table-cell>
          <table:table-cell table:style-name="ce2" office:value-type="string" calcext:value-type="string">
            <text:p>Egret Reef</text:p>
          </table:table-cell>
          <table:table-cell table:style-name="ce3" office:value-type="float" office:value="145.41749573" calcext:value-type="float">
            <text:p>145.417</text:p>
          </table:table-cell>
          <table:table-cell table:style-name="ce3" office:value-type="float" office:value="-15.47411537" calcext:value-type="float">
            <text:p>-15.47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17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5.69593811" calcext:value-type="float">
            <text:p>145.696</text:p>
          </table:table-cell>
          <table:table-cell table:style-name="ce3" office:value-type="float" office:value="-15.03404808" calcext:value-type="float">
            <text:p>-15.03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19</text:p>
          </table:table-cell>
          <table:table-cell table:style-name="ce2" office:value-type="string" calcext:value-type="string">
            <text:p>Long Reef</text:p>
          </table:table-cell>
          <table:table-cell table:style-name="ce3" office:value-type="float" office:value="145.57000732" calcext:value-type="float">
            <text:p>145.570</text:p>
          </table:table-cell>
          <table:table-cell table:style-name="ce3" office:value-type="float" office:value="-15.05088806" calcext:value-type="float">
            <text:p>-15.05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21a</text:p>
          </table:table-cell>
          <table:table-cell table:style-name="ce2" office:value-type="string" calcext:value-type="string">
            <text:p>Ribbon No 8 Reef</text:p>
          </table:table-cell>
          <table:table-cell table:style-name="ce3" office:value-type="float" office:value="145.72372437" calcext:value-type="float">
            <text:p>145.724</text:p>
          </table:table-cell>
          <table:table-cell table:style-name="ce3" office:value-type="float" office:value="-15.07281303" calcext:value-type="float">
            <text:p>-15.07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22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5.63641357" calcext:value-type="float">
            <text:p>145.636</text:p>
          </table:table-cell>
          <table:table-cell table:style-name="ce3" office:value-type="float" office:value="-15.0979948" calcext:value-type="float">
            <text:p>-15.09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24</text:p>
          </table:table-cell>
          <table:table-cell table:style-name="ce2" office:value-type="string" calcext:value-type="string">
            <text:p>Mackay Reefs</text:p>
          </table:table-cell>
          <table:table-cell table:style-name="ce3" office:value-type="float" office:value="145.57130432" calcext:value-type="float">
            <text:p>145.571</text:p>
          </table:table-cell>
          <table:table-cell table:style-name="ce3" office:value-type="float" office:value="-15.13893986" calcext:value-type="float">
            <text:p>-15.13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28</text:p>
          </table:table-cell>
          <table:table-cell table:style-name="ce2" office:value-type="string" calcext:value-type="string">
            <text:p>Startle Reefs</text:p>
          </table:table-cell>
          <table:table-cell table:style-name="ce3" office:value-type="float" office:value="145.55651855" calcext:value-type="float">
            <text:p>145.557</text:p>
          </table:table-cell>
          <table:table-cell table:style-name="ce3" office:value-type="float" office:value="-15.20737457" calcext:value-type="float">
            <text:p>-15.20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31</text:p>
          </table:table-cell>
          <table:table-cell table:style-name="ce2" office:value-type="string" calcext:value-type="string">
            <text:p>Pullen Reefs</text:p>
          </table:table-cell>
          <table:table-cell table:style-name="ce3" office:value-type="float" office:value="145.58721924" calcext:value-type="float">
            <text:p>145.587</text:p>
          </table:table-cell>
          <table:table-cell table:style-name="ce3" office:value-type="float" office:value="-15.25070858" calcext:value-type="float">
            <text:p>-15.25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32</text:p>
          </table:table-cell>
          <table:table-cell table:style-name="ce2" office:value-type="string" calcext:value-type="string">
            <text:p>Ribbon No 6 Reef</text:p>
          </table:table-cell>
          <table:table-cell table:style-name="ce3" office:value-type="float" office:value="145.75184631" calcext:value-type="float">
            <text:p>145.752</text:p>
          </table:table-cell>
          <table:table-cell table:style-name="ce3" office:value-type="float" office:value="-15.28094673" calcext:value-type="float">
            <text:p>-15.28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33</text:p>
          </table:table-cell>
          <table:table-cell table:style-name="ce2" office:value-type="string" calcext:value-type="string">
            <text:p>Lark Reef</text:p>
          </table:table-cell>
          <table:table-cell table:style-name="ce3" office:value-type="float" office:value="145.5735321" calcext:value-type="float">
            <text:p>145.574</text:p>
          </table:table-cell>
          <table:table-cell table:style-name="ce3" office:value-type="float" office:value="-15.28826046" calcext:value-type="float">
            <text:p>-15.28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34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5.76364136" calcext:value-type="float">
            <text:p>145.764</text:p>
          </table:table-cell>
          <table:table-cell table:style-name="ce3" office:value-type="float" office:value="-15.31300926" calcext:value-type="float">
            <text:p>-15.31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39</text:p>
          </table:table-cell>
          <table:table-cell table:style-name="ce2" office:value-type="string" calcext:value-type="string">
            <text:p>Williamson Reefs</text:p>
          </table:table-cell>
          <table:table-cell table:style-name="ce3" office:value-type="float" office:value="145.58148193" calcext:value-type="float">
            <text:p>145.581</text:p>
          </table:table-cell>
          <table:table-cell table:style-name="ce3" office:value-type="float" office:value="-15.35902119" calcext:value-type="float">
            <text:p>-15.35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4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5.50831604" calcext:value-type="float">
            <text:p>145.508</text:p>
          </table:table-cell>
          <table:table-cell table:style-name="ce3" office:value-type="float" office:value="-15.42865181" calcext:value-type="float">
            <text:p>-15.42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46</text:p>
          </table:table-cell>
          <table:table-cell table:style-name="ce2" office:value-type="string" calcext:value-type="string">
            <text:p>Ribbon No 4 Reef</text:p>
          </table:table-cell>
          <table:table-cell table:style-name="ce3" office:value-type="float" office:value="145.8008728" calcext:value-type="float">
            <text:p>145.801</text:p>
          </table:table-cell>
          <table:table-cell table:style-name="ce3" office:value-type="float" office:value="-15.43488216" calcext:value-type="float">
            <text:p>-15.43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50</text:p>
          </table:table-cell>
          <table:table-cell table:style-name="ce2" office:value-type="string" calcext:value-type="string">
            <text:p>Ribbon No 3 Reef</text:p>
          </table:table-cell>
          <table:table-cell table:style-name="ce3" office:value-type="float" office:value="145.80554199" calcext:value-type="float">
            <text:p>145.806</text:p>
          </table:table-cell>
          <table:table-cell table:style-name="ce3" office:value-type="float" office:value="-15.48834705" calcext:value-type="float">
            <text:p>-15.48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52</text:p>
          </table:table-cell>
          <table:table-cell table:style-name="ce2" office:value-type="string" calcext:value-type="string">
            <text:p>Cowlishaw Reef</text:p>
          </table:table-cell>
          <table:table-cell table:style-name="ce3" office:value-type="float" office:value="145.35255432" calcext:value-type="float">
            <text:p>145.353</text:p>
          </table:table-cell>
          <table:table-cell table:style-name="ce3" office:value-type="float" office:value="-15.53471947" calcext:value-type="float">
            <text:p>-15.53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54</text:p>
          </table:table-cell>
          <table:table-cell table:style-name="ce2" office:value-type="string" calcext:value-type="string">
            <text:p>Rocky Island Reef</text:p>
          </table:table-cell>
          <table:table-cell table:style-name="ce3" office:value-type="float" office:value="145.32945251" calcext:value-type="float">
            <text:p>145.329</text:p>
          </table:table-cell>
          <table:table-cell table:style-name="ce3" office:value-type="float" office:value="-15.60156059" calcext:value-type="float">
            <text:p>-15.60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58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5.31869507" calcext:value-type="float">
            <text:p>145.319</text:p>
          </table:table-cell>
          <table:table-cell table:style-name="ce3" office:value-type="float" office:value="-15.64445114" calcext:value-type="float">
            <text:p>-15.64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63</text:p>
          </table:table-cell>
          <table:table-cell table:style-name="ce2" office:value-type="string" calcext:value-type="string">
            <text:p>Gubbins Reef</text:p>
          </table:table-cell>
          <table:table-cell table:style-name="ce3" office:value-type="float" office:value="145.395401" calcext:value-type="float">
            <text:p>145.395</text:p>
          </table:table-cell>
          <table:table-cell table:style-name="ce3" office:value-type="float" office:value="-15.70949268" calcext:value-type="float">
            <text:p>-15.70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64</text:p>
          </table:table-cell>
          <table:table-cell table:style-name="ce2" office:value-type="string" calcext:value-type="string">
            <text:p>Hope Islands Reef (West)</text:p>
          </table:table-cell>
          <table:table-cell table:style-name="ce3" office:value-type="float" office:value="145.43962097" calcext:value-type="float">
            <text:p>145.440</text:p>
          </table:table-cell>
          <table:table-cell table:style-name="ce3" office:value-type="float" office:value="-15.73865223" calcext:value-type="float">
            <text:p>-15.73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65</text:p>
          </table:table-cell>
          <table:table-cell table:style-name="ce2" office:value-type="string" calcext:value-type="string">
            <text:p>Hope Islands Reef (East)</text:p>
          </table:table-cell>
          <table:table-cell table:style-name="ce3" office:value-type="float" office:value="145.45783997" calcext:value-type="float">
            <text:p>145.458</text:p>
          </table:table-cell>
          <table:table-cell table:style-name="ce3" office:value-type="float" office:value="-15.73295879" calcext:value-type="float">
            <text:p>-15.73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71a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5.53417969" calcext:value-type="float">
            <text:p>145.534</text:p>
          </table:table-cell>
          <table:table-cell table:style-name="ce3" office:value-type="float" office:value="-15.51265526" calcext:value-type="float">
            <text:p>-15.51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85</text:p>
          </table:table-cell>
          <table:table-cell table:style-name="ce2" office:value-type="string" calcext:value-type="string">
            <text:p>Lena Reef</text:p>
          </table:table-cell>
          <table:table-cell table:style-name="ce3" office:value-type="float" office:value="145.80799866" calcext:value-type="float">
            <text:p>145.808</text:p>
          </table:table-cell>
          <table:table-cell table:style-name="ce3" office:value-type="float" office:value="-15.64650345" calcext:value-type="float">
            <text:p>-15.64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86</text:p>
          </table:table-cell>
          <table:table-cell table:style-name="ce2" office:value-type="string" calcext:value-type="string">
            <text:p>Cairns Reef</text:p>
          </table:table-cell>
          <table:table-cell table:style-name="ce3" office:value-type="float" office:value="145.50866699" calcext:value-type="float">
            <text:p>145.509</text:p>
          </table:table-cell>
          <table:table-cell table:style-name="ce3" office:value-type="float" office:value="-15.67227173" calcext:value-type="float">
            <text:p>-15.67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87</text:p>
          </table:table-cell>
          <table:table-cell table:style-name="ce2" office:value-type="string" calcext:value-type="string">
            <text:p>Pearl Reef</text:p>
          </table:table-cell>
          <table:table-cell table:style-name="ce3" office:value-type="float" office:value="145.80036926" calcext:value-type="float">
            <text:p>145.800</text:p>
          </table:table-cell>
          <table:table-cell table:style-name="ce3" office:value-type="float" office:value="-15.71876621" calcext:value-type="float">
            <text:p>-15.71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88</text:p>
          </table:table-cell>
          <table:table-cell table:style-name="ce2" office:value-type="string" calcext:value-type="string">
            <text:p>Ruby Reef</text:p>
          </table:table-cell>
          <table:table-cell table:style-name="ce3" office:value-type="float" office:value="145.78079224" calcext:value-type="float">
            <text:p>145.781</text:p>
          </table:table-cell>
          <table:table-cell table:style-name="ce3" office:value-type="float" office:value="-15.74977016" calcext:value-type="float">
            <text:p>-15.75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89</text:p>
          </table:table-cell>
          <table:table-cell table:style-name="ce2" office:value-type="string" calcext:value-type="string">
            <text:p>Endeavour Reef</text:p>
          </table:table-cell>
          <table:table-cell table:style-name="ce3" office:value-type="float" office:value="145.58180237" calcext:value-type="float">
            <text:p>145.582</text:p>
          </table:table-cell>
          <table:table-cell table:style-name="ce3" office:value-type="float" office:value="-15.77656364" calcext:value-type="float">
            <text:p>-15.77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90</text:p>
          </table:table-cell>
          <table:table-cell table:style-name="ce2" office:value-type="string" calcext:value-type="string">
            <text:p>Andersen Reef</text:p>
          </table:table-cell>
          <table:table-cell table:style-name="ce3" office:value-type="float" office:value="145.80323792" calcext:value-type="float">
            <text:p>145.803</text:p>
          </table:table-cell>
          <table:table-cell table:style-name="ce3" office:value-type="float" office:value="-15.78924942" calcext:value-type="float">
            <text:p>-15.78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92</text:p>
          </table:table-cell>
          <table:table-cell table:style-name="ce2" office:value-type="string" calcext:value-type="string">
            <text:p>Rachel Carson Reef</text:p>
          </table:table-cell>
          <table:table-cell table:style-name="ce3" office:value-type="float" office:value="145.81944275" calcext:value-type="float">
            <text:p>145.819</text:p>
          </table:table-cell>
          <table:table-cell table:style-name="ce3" office:value-type="float" office:value="-15.82970524" calcext:value-type="float">
            <text:p>-15.83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94</text:p>
          </table:table-cell>
          <table:table-cell table:style-name="ce2" office:value-type="string" calcext:value-type="string">
            <text:p>Escape Reef</text:p>
          </table:table-cell>
          <table:table-cell table:style-name="ce3" office:value-type="float" office:value="145.79629517" calcext:value-type="float">
            <text:p>145.796</text:p>
          </table:table-cell>
          <table:table-cell table:style-name="ce3" office:value-type="float" office:value="-15.87716198" calcext:value-type="float">
            <text:p>-15.87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95</text:p>
          </table:table-cell>
          <table:table-cell table:style-name="ce2" office:value-type="string" calcext:value-type="string">
            <text:p>Evening Reef</text:p>
          </table:table-cell>
          <table:table-cell table:style-name="ce3" office:value-type="float" office:value="145.65682983" calcext:value-type="float">
            <text:p>145.657</text:p>
          </table:table-cell>
          <table:table-cell table:style-name="ce3" office:value-type="float" office:value="-15.90518665" calcext:value-type="float">
            <text:p>-15.90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96</text:p>
          </table:table-cell>
          <table:table-cell table:style-name="ce2" office:value-type="string" calcext:value-type="string">
            <text:p>Agincourt Reefs (No 4)</text:p>
          </table:table-cell>
          <table:table-cell table:style-name="ce3" office:value-type="float" office:value="145.82078552" calcext:value-type="float">
            <text:p>145.821</text:p>
          </table:table-cell>
          <table:table-cell table:style-name="ce3" office:value-type="float" office:value="-15.94987965" calcext:value-type="float">
            <text:p>-15.95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98</text:p>
          </table:table-cell>
          <table:table-cell table:style-name="ce2" office:value-type="string" calcext:value-type="string">
            <text:p>Morning Reef</text:p>
          </table:table-cell>
          <table:table-cell table:style-name="ce3" office:value-type="float" office:value="145.6651001" calcext:value-type="float">
            <text:p>145.665</text:p>
          </table:table-cell>
          <table:table-cell table:style-name="ce3" office:value-type="float" office:value="-15.97551823" calcext:value-type="float">
            <text:p>-15.97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-099d</text:p>
          </table:table-cell>
          <table:table-cell table:style-name="ce2" office:value-type="string" calcext:value-type="string">
            <text:p>Agincourt Reefs (No 5)</text:p>
          </table:table-cell>
          <table:table-cell table:style-name="ce3" office:value-type="float" office:value="145.83525085" calcext:value-type="float">
            <text:p>145.835</text:p>
          </table:table-cell>
          <table:table-cell table:style-name="ce3" office:value-type="float" office:value="-16.03521538" calcext:value-type="float">
            <text:p>-16.03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-015</text:p>
          </table:table-cell>
          <table:table-cell table:style-name="ce2" office:value-type="string" calcext:value-type="string">
            <text:p>Mackay Reef</text:p>
          </table:table-cell>
          <table:table-cell table:style-name="ce3" office:value-type="float" office:value="145.64700317" calcext:value-type="float">
            <text:p>145.647</text:p>
          </table:table-cell>
          <table:table-cell table:style-name="ce3" office:value-type="float" office:value="-16.04948044" calcext:value-type="float">
            <text:p>-16.04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-019</text:p>
          </table:table-cell>
          <table:table-cell table:style-name="ce2" office:value-type="string" calcext:value-type="string">
            <text:p>St Crispin Reef</text:p>
          </table:table-cell>
          <table:table-cell table:style-name="ce3" office:value-type="float" office:value="145.83328247" calcext:value-type="float">
            <text:p>145.833</text:p>
          </table:table-cell>
          <table:table-cell table:style-name="ce3" office:value-type="float" office:value="-16.10412598" calcext:value-type="float">
            <text:p>-16.10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-023</text:p>
          </table:table-cell>
          <table:table-cell table:style-name="ce2" office:value-type="string" calcext:value-type="string">
            <text:p>Rudder Reef</text:p>
          </table:table-cell>
          <table:table-cell table:style-name="ce3" office:value-type="float" office:value="145.69342041" calcext:value-type="float">
            <text:p>145.693</text:p>
          </table:table-cell>
          <table:table-cell table:style-name="ce3" office:value-type="float" office:value="-16.19220161" calcext:value-type="float">
            <text:p>-16.19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-025</text:p>
          </table:table-cell>
          <table:table-cell table:style-name="ce2" office:value-type="string" calcext:value-type="string">
            <text:p>Opal Reef</text:p>
          </table:table-cell>
          <table:table-cell table:style-name="ce3" office:value-type="float" office:value="145.8896637" calcext:value-type="float">
            <text:p>145.890</text:p>
          </table:table-cell>
          <table:table-cell table:style-name="ce3" office:value-type="float" office:value="-16.22089005" calcext:value-type="float">
            <text:p>-16.22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-026</text:p>
          </table:table-cell>
          <table:table-cell table:style-name="ce2" office:value-type="string" calcext:value-type="string">
            <text:p>Tongue Reef</text:p>
          </table:table-cell>
          <table:table-cell table:style-name="ce3" office:value-type="float" office:value="145.79255676" calcext:value-type="float">
            <text:p>145.793</text:p>
          </table:table-cell>
          <table:table-cell table:style-name="ce3" office:value-type="float" office:value="-16.3209343" calcext:value-type="float">
            <text:p>-16.32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-029</text:p>
          </table:table-cell>
          <table:table-cell table:style-name="ce2" office:value-type="string" calcext:value-type="string">
            <text:p>Batt Reef</text:p>
          </table:table-cell>
          <table:table-cell table:style-name="ce3" office:value-type="float" office:value="145.76745605" calcext:value-type="float">
            <text:p>145.767</text:p>
          </table:table-cell>
          <table:table-cell table:style-name="ce3" office:value-type="float" office:value="-16.41407585" calcext:value-type="float">
            <text:p>-16.41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-032</text:p>
          </table:table-cell>
          <table:table-cell table:style-name="ce2" office:value-type="string" calcext:value-type="string">
            <text:p>Saxon Reef</text:p>
          </table:table-cell>
          <table:table-cell table:style-name="ce3" office:value-type="float" office:value="145.99028015" calcext:value-type="float">
            <text:p>145.990</text:p>
          </table:table-cell>
          <table:table-cell table:style-name="ce3" office:value-type="float" office:value="-16.46511841" calcext:value-type="float">
            <text:p>-16.46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-040</text:p>
          </table:table-cell>
          <table:table-cell table:style-name="ce2" office:value-type="string" calcext:value-type="string">
            <text:p>Pixie Reef</text:p>
          </table:table-cell>
          <table:table-cell table:style-name="ce3" office:value-type="float" office:value="145.86245728" calcext:value-type="float">
            <text:p>145.862</text:p>
          </table:table-cell>
          <table:table-cell table:style-name="ce3" office:value-type="float" office:value="-16.54697227" calcext:value-type="float">
            <text:p>-16.54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-043a</text:p>
          </table:table-cell>
          <table:table-cell table:style-name="ce2" office:value-type="string" calcext:value-type="string">
            <text:p>Oyster Reef</text:p>
          </table:table-cell>
          <table:table-cell table:style-name="ce3" office:value-type="float" office:value="145.93276978" calcext:value-type="float">
            <text:p>145.933</text:p>
          </table:table-cell>
          <table:table-cell table:style-name="ce3" office:value-type="float" office:value="-16.63996506" calcext:value-type="float">
            <text:p>-16.64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-057</text:p>
          </table:table-cell>
          <table:table-cell table:style-name="ce2" office:value-type="string" calcext:value-type="string">
            <text:p>Hastings Reef</text:p>
          </table:table-cell>
          <table:table-cell table:style-name="ce3" office:value-type="float" office:value="146.00813293" calcext:value-type="float">
            <text:p>146.008</text:p>
          </table:table-cell>
          <table:table-cell table:style-name="ce3" office:value-type="float" office:value="-16.51843643" calcext:value-type="float">
            <text:p>-16.51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-059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6.00140381" calcext:value-type="float">
            <text:p>146.001</text:p>
          </table:table-cell>
          <table:table-cell table:style-name="ce3" office:value-type="float" office:value="-16.56760979" calcext:value-type="float">
            <text:p>-16.56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-060</text:p>
          </table:table-cell>
          <table:table-cell table:style-name="ce2" office:value-type="string" calcext:value-type="string">
            <text:p>Michaelmas Reef</text:p>
          </table:table-cell>
          <table:table-cell table:style-name="ce3" office:value-type="float" office:value="146.01898193" calcext:value-type="float">
            <text:p>146.019</text:p>
          </table:table-cell>
          <table:table-cell table:style-name="ce3" office:value-type="float" office:value="-16.5817585" calcext:value-type="float">
            <text:p>-16.58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6-071</text:p>
          </table:table-cell>
          <table:table-cell table:style-name="ce2" office:value-type="string" calcext:value-type="string">
            <text:p>Moore Reef</text:p>
          </table:table-cell>
          <table:table-cell table:style-name="ce3" office:value-type="float" office:value="146.21296692" calcext:value-type="float">
            <text:p>146.213</text:p>
          </table:table-cell>
          <table:table-cell table:style-name="ce3" office:value-type="float" office:value="-16.87431526" calcext:value-type="float">
            <text:p>-16.87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-014</text:p>
          </table:table-cell>
          <table:table-cell table:style-name="ce2" office:value-type="string" calcext:value-type="string">
            <text:p>Hedley Reef</text:p>
          </table:table-cell>
          <table:table-cell table:style-name="ce3" office:value-type="float" office:value="146.48373413" calcext:value-type="float">
            <text:p>146.484</text:p>
          </table:table-cell>
          <table:table-cell table:style-name="ce3" office:value-type="float" office:value="-17.22857094" calcext:value-type="float">
            <text:p>-17.22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-057</text:p>
          </table:table-cell>
          <table:table-cell table:style-name="ce2" office:value-type="string" calcext:value-type="string">
            <text:p>Gilbey Reef</text:p>
          </table:table-cell>
          <table:table-cell table:style-name="ce3" office:value-type="float" office:value="146.57826233" calcext:value-type="float">
            <text:p>146.578</text:p>
          </table:table-cell>
          <table:table-cell table:style-name="ce3" office:value-type="float" office:value="-17.58052826" calcext:value-type="float">
            <text:p>-17.58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7-065</text:p>
          </table:table-cell>
          <table:table-cell table:style-name="ce2" office:value-type="string" calcext:value-type="string">
            <text:p>Bob Endean Reef</text:p>
          </table:table-cell>
          <table:table-cell table:style-name="ce3" office:value-type="float" office:value="146.72706604" calcext:value-type="float">
            <text:p>146.727</text:p>
          </table:table-cell>
          <table:table-cell table:style-name="ce3" office:value-type="float" office:value="-17.87638283" calcext:value-type="float">
            <text:p>-17.87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23</text:p>
          </table:table-cell>
          <table:table-cell table:style-name="ce2" office:value-type="string" calcext:value-type="string">
            <text:p>U/N Reef</text:p>
          </table:table-cell>
          <table:table-cell table:style-name="ce3" office:value-type="float" office:value="146.96673584" calcext:value-type="float">
            <text:p>146.967</text:p>
          </table:table-cell>
          <table:table-cell table:style-name="ce3" office:value-type="float" office:value="-18.13350868" calcext:value-type="float">
            <text:p>-18.13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33</text:p>
          </table:table-cell>
          <table:table-cell table:style-name="ce2" office:value-type="string" calcext:value-type="string">
            <text:p>Pith Reef</text:p>
          </table:table-cell>
          <table:table-cell table:style-name="ce3" office:value-type="float" office:value="147.01611328" calcext:value-type="float">
            <text:p>147.016</text:p>
          </table:table-cell>
          <table:table-cell table:style-name="ce3" office:value-type="float" office:value="-18.20892143" calcext:value-type="float">
            <text:p>-18.20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54d</text:p>
          </table:table-cell>
          <table:table-cell table:style-name="ce2" office:value-type="string" calcext:value-type="string">
            <text:p>Great Palm Island Reef (No 4)</text:p>
          </table:table-cell>
          <table:table-cell table:style-name="ce3" office:value-type="float" office:value="146.69200134" calcext:value-type="float">
            <text:p>146.692</text:p>
          </table:table-cell>
          <table:table-cell table:style-name="ce3" office:value-type="float" office:value="-18.75086212" calcext:value-type="float">
            <text:p>-18.75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54e</text:p>
          </table:table-cell>
          <table:table-cell table:style-name="ce2" office:value-type="string" calcext:value-type="string">
            <text:p>Great Palm Island Reef (No 5)</text:p>
          </table:table-cell>
          <table:table-cell table:style-name="ce3" office:value-type="float" office:value="146.64472961" calcext:value-type="float">
            <text:p>146.645</text:p>
          </table:table-cell>
          <table:table-cell table:style-name="ce3" office:value-type="float" office:value="-18.74154854" calcext:value-type="float">
            <text:p>-18.74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054f</text:p>
          </table:table-cell>
          <table:table-cell table:style-name="ce2" office:value-type="string" calcext:value-type="string">
            <text:p>Great Palm Island Reef (No 6)</text:p>
          </table:table-cell>
          <table:table-cell table:style-name="ce3" office:value-type="float" office:value="146.59866333" calcext:value-type="float">
            <text:p>146.599</text:p>
          </table:table-cell>
          <table:table-cell table:style-name="ce3" office:value-type="float" office:value="-18.69507027" calcext:value-type="float">
            <text:p>-18.69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8-119</text:p>
          </table:table-cell>
          <table:table-cell table:style-name="ce2" office:value-type="string" calcext:value-type="string">
            <text:p>Lion Reef</text:p>
          </table:table-cell>
          <table:table-cell table:style-name="ce3" office:value-type="float" office:value="148.37664795" calcext:value-type="float">
            <text:p>148.377</text:p>
          </table:table-cell>
          <table:table-cell table:style-name="ce3" office:value-type="float" office:value="-18.95051575" calcext:value-type="float">
            <text:p>-18.95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11</text:p>
          </table:table-cell>
          <table:table-cell table:style-name="ce2" office:value-type="string" calcext:value-type="string">
            <text:p>Middle Reef</text:p>
          </table:table-cell>
          <table:table-cell table:style-name="ce3" office:value-type="float" office:value="146.81465149" calcext:value-type="float">
            <text:p>146.815</text:p>
          </table:table-cell>
          <table:table-cell table:style-name="ce3" office:value-type="float" office:value="-19.19767761" calcext:value-type="float">
            <text:p>-19.19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9-054</text:p>
          </table:table-cell>
          <table:table-cell table:style-name="ce2" office:value-type="string" calcext:value-type="string">
            <text:p>Tiger Reef</text:p>
          </table:table-cell>
          <table:table-cell table:style-name="ce3" office:value-type="float" office:value="148.54875183" calcext:value-type="float">
            <text:p>148.549</text:p>
          </table:table-cell>
          <table:table-cell table:style-name="ce3" office:value-type="float" office:value="-19.20061874" calcext:value-type="float">
            <text:p>-19.20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table:number-columns-repeated="1018"/>
        </table:table-row>
        <table:table-row table:style-name="ro1" table:number-rows-repeated="10474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AU">
      <loext:text> </loext:text>
      <loext:fill-character> </loext:fill-character>
      <number:text>- </number:text>
    </number:number-style>
    <number:text-style style:name="N10122" number:language="en" number:country="A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AU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AU">
      <number:text> </number:text>
      <number:currency-symbol/>
      <loext:fill-character> </loext:fill-character>
      <number:text>- </number:text>
    </number:currency-style>
    <number:text-style style:name="N10123" number:language="en" number:country="A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A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AU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AU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RES" style:display-name="PageStyle_SCO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ica Stella</meta:initial-creator>
    <dc:creator>James Kerry</dc:creator>
    <meta:creation-date>2016-03-30T22:16:06</meta:creation-date>
    <dc:date>2017-09-13T05:55:55</dc:date>
    <meta:generator>LibreOffice/5.1.4.2$Windows_x86 LibreOffice_project/f99d75f39f1c57ebdd7ffc5f42867c12031db97a</meta:generator>
    <meta:document-statistic meta:table-count="1" meta:cell-count="6942" meta:object-count="0"/>
    <meta:user-defined meta:name="AppVersion">14.0300</meta:user-defined>
    <meta:user-defined meta:name="Company">GBRM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